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155.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361.5pt"/>
    </style:style>
    <style:style style:name="co11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>
      <style:map style:condition="cell-content()&gt;255" style:apply-style-name="Bad" style:base-cell-address="Sheet2.L1"/>
      <style:map style:condition="cell-content()&lt;0" style:apply-style-name="Bad" style:base-cell-address="Sheet2.L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255" style:apply-style-name="Bad" style:base-cell-address="Sheet4.P1"/>
      <style:map style:condition="cell-content()&lt;0" style:apply-style-name="Bad" style:base-cell-address="Sheet4.P1"/>
    </style:style>
    <style:style style:name="ce12" style:family="table-cell" style:parent-style-name="Default">
      <style:map style:condition="cell-content()&gt;255" style:apply-style-name="Bad" style:base-cell-address="Sheet4_2.S1"/>
      <style:map style:condition="cell-content()&lt;0" style:apply-style-name="Bad" style:base-cell-address="Sheet4_2.S1"/>
    </style:style>
    <style:style style:name="ce1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838.23pt" svg:y="27.1pt">
            <draw:object draw:notify-on-update-of-ranges="Sheet1.B4:Sheet1.B259 Sheet1.C3:Sheet1.C3 Sheet1.C4:Sheet1.C259 Sheet1.B4:Sheet1.B259 Sheet1.D3:Sheet1.D3 Sheet1.D4:Sheet1.D259 Sheet1.B4:Sheet1.B259 Sheet1.E3:Sheet1.E3 Sheet1.E4:Sheet1.E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56.39pt" svg:height="519.53pt" svg:x="842.14pt" svg:y="301.92pt">
            <draw:object draw:notify-on-update-of-ranges="Sheet1.B4:Sheet1.B259 Sheet1.C3:Sheet1.C3 Sheet1.C4:Sheet1.C259 Sheet1.B4:Sheet1.B259 Sheet1.D3:Sheet1.D3 Sheet1.D4:Sheet1.D259 Sheet1.B4:Sheet1.B259 Sheet1.E3:Sheet1.E3 Sheet1.E4:Sheet1.E259 Sheet1.B4:Sheet1.B259 Sheet1.F3:Sheet1.F3 Sheet1.F4:Sheet1.F259 Sheet1.B4:Sheet1.B259 Sheet1.G3:Sheet1.G3 Sheet1.G4:Sheet1.G259 Sheet1.B4:Sheet1.B259 Sheet1.H3:Sheet1.H3 Sheet1.H4:Sheet1.H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4" calcext:value-type="float">
            <text:p>1.4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F$2]*POWER([.$B4]/[.F$2];[.F$1])" office:value-type="float" office:value="0" calcext:value-type="float">
            <text:p>0</text:p>
          </table:table-cell>
          <table:table-cell table:formula="of:=[.G$2]*POWER([.$B4]/[.G$2];[.G$1])" office:value-type="float" office:value="0" calcext:value-type="float">
            <text:p>0</text:p>
          </table:table-cell>
          <table:table-cell table:formula="of:=[.H$2]*POWER([.$B4]/[.H$2];[.H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F$2]*POWER([.$B5]/[.F$2];[.F$1])" office:value-type="float" office:value="0.487059697225828" calcext:value-type="float">
            <text:p>0</text:p>
          </table:table-cell>
          <table:table-cell table:formula="of:=[.G$2]*POWER([.$B5]/[.G$2];[.G$1])" office:value-type="float" office:value="0.51697315395717" calcext:value-type="float">
            <text:p>1</text:p>
          </table:table-cell>
          <table:table-cell table:formula="of:=[.H$2]*POWER([.$B5]/[.H$2];[.H$1])" office:value-type="float" office:value="0.158489319246111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F$2]*POWER([.$B6]/[.F$2];[.F$1])" office:value-type="float" office:value="1.19928165041009" calcext:value-type="float">
            <text:p>1</text:p>
          </table:table-cell>
          <table:table-cell table:formula="of:=[.G$2]*POWER([.$B6]/[.G$2];[.G$1])" office:value-type="float" office:value="1.22957630590253" calcext:value-type="float">
            <text:p>1</text:p>
          </table:table-cell>
          <table:table-cell table:formula="of:=[.H$2]*POWER([.$B6]/[.H$2];[.H$1])" office:value-type="float" office:value="0.418255821036509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F$2]*POWER([.$B7]/[.F$2];[.F$1])" office:value-type="float" office:value="2.03160758496041" calcext:value-type="float">
            <text:p>2</text:p>
          </table:table-cell>
          <table:table-cell table:formula="of:=[.G$2]*POWER([.$B7]/[.G$2];[.G$1])" office:value-type="float" office:value="2.04112479995136" calcext:value-type="float">
            <text:p>2</text:p>
          </table:table-cell>
          <table:table-cell table:formula="of:=[.H$2]*POWER([.$B7]/[.H$2];[.H$1])" office:value-type="float" office:value="0.737852845754809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F$2]*POWER([.$B8]/[.F$2];[.F$1])" office:value-type="float" office:value="2.95297780785891" calcext:value-type="float">
            <text:p>3</text:p>
          </table:table-cell>
          <table:table-cell table:formula="of:=[.G$2]*POWER([.$B8]/[.G$2];[.G$1])" office:value-type="float" office:value="2.9244417828361" calcext:value-type="float">
            <text:p>3</text:p>
          </table:table-cell>
          <table:table-cell table:formula="of:=[.H$2]*POWER([.$B8]/[.H$2];[.H$1])" office:value-type="float" office:value="1.10378372916897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F$2]*POWER([.$B9]/[.F$2];[.F$1])" office:value-type="float" office:value="3.94678255646109" calcext:value-type="float">
            <text:p>4</text:p>
          </table:table-cell>
          <table:table-cell table:formula="of:=[.G$2]*POWER([.$B9]/[.G$2];[.G$1])" office:value-type="float" office:value="3.86527587846973" calcext:value-type="float">
            <text:p>4</text:p>
          </table:table-cell>
          <table:table-cell table:formula="of:=[.H$2]*POWER([.$B9]/[.H$2];[.H$1])" office:value-type="float" office:value="1.50854408413629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F$2]*POWER([.$B10]/[.F$2];[.F$1])" office:value-type="float" office:value="5.00240465666634" calcext:value-type="float">
            <text:p>5</text:p>
          </table:table-cell>
          <table:table-cell table:formula="of:=[.G$2]*POWER([.$B10]/[.G$2];[.G$1])" office:value-type="float" office:value="4.85464026942133" calcext:value-type="float">
            <text:p>5</text:p>
          </table:table-cell>
          <table:table-cell table:formula="of:=[.H$2]*POWER([.$B10]/[.H$2];[.H$1])" office:value-type="float" office:value="1.94720533391953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F$2]*POWER([.$B11]/[.F$2];[.F$1])" office:value-type="float" office:value="6.11237015434487" calcext:value-type="float">
            <text:p>6</text:p>
          </table:table-cell>
          <table:table-cell table:formula="of:=[.G$2]*POWER([.$B11]/[.G$2];[.G$1])" office:value-type="float" office:value="5.886274906776" calcext:value-type="float">
            <text:p>6</text:p>
          </table:table-cell>
          <table:table-cell table:formula="of:=[.H$2]*POWER([.$B11]/[.H$2];[.H$1])" office:value-type="float" office:value="2.41622434618606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F$2]*POWER([.$B12]/[.F$2];[.F$1])" office:value-type="float" office:value="7.27108426175402" calcext:value-type="float">
            <text:p>7</text:p>
          </table:table-cell>
          <table:table-cell table:formula="of:=[.G$2]*POWER([.$B12]/[.G$2];[.G$1])" office:value-type="float" office:value="6.95553395111986" calcext:value-type="float">
            <text:p>7</text:p>
          </table:table-cell>
          <table:table-cell table:formula="of:=[.H$2]*POWER([.$B12]/[.H$2];[.H$1])" office:value-type="float" office:value="2.9129027248417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F$2]*POWER([.$B13]/[.F$2];[.F$1])" office:value-type="float" office:value="8.47417555338185" calcext:value-type="float">
            <text:p>8</text:p>
          </table:table-cell>
          <table:table-cell table:formula="of:=[.G$2]*POWER([.$B13]/[.G$2];[.G$1])" office:value-type="float" office:value="8.05881391922652" calcext:value-type="float">
            <text:p>8</text:p>
          </table:table-cell>
          <table:table-cell table:formula="of:=[.H$2]*POWER([.$B13]/[.H$2];[.H$1])" office:value-type="float" office:value="3.43510101865636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$2]*POWER([.$B14]/[.F$2];[.F$1])" office:value-type="float" office:value="9.71811859014848" calcext:value-type="float">
            <text:p>10</text:p>
          </table:table-cell>
          <table:table-cell table:formula="of:=[.G$2]*POWER([.$B14]/[.G$2];[.G$1])" office:value-type="float" office:value="9.19322715224919" calcext:value-type="float">
            <text:p>9</text:p>
          </table:table-cell>
          <table:table-cell table:formula="of:=[.H$2]*POWER([.$B14]/[.H$2];[.H$1])" office:value-type="float" office:value="3.98107170553497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F$2]*POWER([.$B15]/[.F$2];[.F$1])" office:value-type="float" office:value="11" calcext:value-type="float">
            <text:p>11</text:p>
          </table:table-cell>
          <table:table-cell table:formula="of:=[.G$2]*POWER([.$B15]/[.G$2];[.G$1])" office:value-type="float" office:value="10.3564007508293" calcext:value-type="float">
            <text:p>10</text:p>
          </table:table-cell>
          <table:table-cell table:formula="of:=[.H$2]*POWER([.$B15]/[.H$2];[.H$1])" office:value-type="float" office:value="4.54935428506906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F$2]*POWER([.$B16]/[.F$2];[.F$1])" office:value-type="float" office:value="12.3173650926907" calcext:value-type="float">
            <text:p>12</text:p>
          </table:table-cell>
          <table:table-cell table:formula="of:=[.G$2]*POWER([.$B16]/[.G$2];[.G$1])" office:value-type="float" office:value="11.5463454983491" calcext:value-type="float">
            <text:p>12</text:p>
          </table:table-cell>
          <table:table-cell table:formula="of:=[.H$2]*POWER([.$B16]/[.H$2];[.H$1])" office:value-type="float" office:value="5.13870568401198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F$2]*POWER([.$B17]/[.F$2];[.F$1])" office:value-type="float" office:value="13.6681127424315" calcext:value-type="float">
            <text:p>14</text:p>
          </table:table-cell>
          <table:table-cell table:formula="of:=[.G$2]*POWER([.$B17]/[.G$2];[.G$1])" office:value-type="float" office:value="12.7613664969879" calcext:value-type="float">
            <text:p>13</text:p>
          </table:table-cell>
          <table:table-cell table:formula="of:=[.H$2]*POWER([.$B17]/[.H$2];[.H$1])" office:value-type="float" office:value="5.74805206466641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F$2]*POWER([.$B18]/[.F$2];[.F$1])" office:value-type="float" office:value="15.0504207356358" calcext:value-type="float">
            <text:p>15</text:p>
          </table:table-cell>
          <table:table-cell table:formula="of:=[.G$2]*POWER([.$B18]/[.G$2];[.G$1])" office:value-type="float" office:value="14" calcext:value-type="float">
            <text:p>14</text:p>
          </table:table-cell>
          <table:table-cell table:formula="of:=[.H$2]*POWER([.$B18]/[.H$2];[.H$1])" office:value-type="float" office:value="6.37645427798914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F$2]*POWER([.$B19]/[.F$2];[.F$1])" office:value-type="float" office:value="16.4626911722857" calcext:value-type="float">
            <text:p>16</text:p>
          </table:table-cell>
          <table:table-cell table:formula="of:=[.G$2]*POWER([.$B19]/[.G$2];[.G$1])" office:value-type="float" office:value="15.2609674096384" calcext:value-type="float">
            <text:p>15</text:p>
          </table:table-cell>
          <table:table-cell table:formula="of:=[.H$2]*POWER([.$B19]/[.H$2];[.H$1])" office:value-type="float" office:value="7.02308238006931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[.F$2]*POWER([.$B20]/[.F$2];[.F$1])" office:value-type="float" office:value="17.9035095356372" calcext:value-type="float">
            <text:p>18</text:p>
          </table:table-cell>
          <table:table-cell table:formula="of:=[.G$2]*POWER([.$B20]/[.G$2];[.G$1])" office:value-type="float" office:value="16.5431409266295" calcext:value-type="float">
            <text:p>17</text:p>
          </table:table-cell>
          <table:table-cell table:formula="of:=[.H$2]*POWER([.$B20]/[.H$2];[.H$1])" office:value-type="float" office:value="7.68719637748116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F$2]*POWER([.$B21]/[.F$2];[.F$1])" office:value-type="float" office:value="19.3716133560297" calcext:value-type="float">
            <text:p>19</text:p>
          </table:table-cell>
          <table:table-cell table:formula="of:=[.G$2]*POWER([.$B21]/[.G$2];[.G$1])" office:value-type="float" office:value="17.8455173469748" calcext:value-type="float">
            <text:p>18</text:p>
          </table:table-cell>
          <table:table-cell table:formula="of:=[.H$2]*POWER([.$B21]/[.H$2];[.H$1])" office:value-type="float" office:value="8.36813137830412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F$2]*POWER([.$B22]/[.F$2];[.F$1])" office:value-type="float" office:value="20.8658677805003" calcext:value-type="float">
            <text:p>21</text:p>
          </table:table-cell>
          <table:table-cell table:formula="of:=[.G$2]*POWER([.$B22]/[.G$2];[.G$1])" office:value-type="float" office:value="19.1671977024543" calcext:value-type="float">
            <text:p>19</text:p>
          </table:table-cell>
          <table:table-cell table:formula="of:=[.H$2]*POWER([.$B22]/[.H$2];[.H$1])" office:value-type="float" office:value="9.0652859368421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[.F$2]*POWER([.$B23]/[.F$2];[.F$1])" office:value-type="float" office:value="22.3852462225635" calcext:value-type="float">
            <text:p>22</text:p>
          </table:table-cell>
          <table:table-cell table:formula="of:=[.G$2]*POWER([.$B23]/[.G$2];[.G$1])" office:value-type="float" office:value="20.5073711858136" calcext:value-type="float">
            <text:p>21</text:p>
          </table:table-cell>
          <table:table-cell table:formula="of:=[.H$2]*POWER([.$B23]/[.H$2];[.H$1])" office:value-type="float" office:value="9.77811276329702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F$2]*POWER([.$B24]/[.F$2];[.F$1])" office:value-type="float" office:value="23.9288148209694" calcext:value-type="float">
            <text:p>24</text:p>
          </table:table-cell>
          <table:table-cell table:formula="of:=[.G$2]*POWER([.$B24]/[.G$2];[.G$1])" office:value-type="float" office:value="21.8653022785819" calcext:value-type="float">
            <text:p>22</text:p>
          </table:table-cell>
          <table:table-cell table:formula="of:=[.H$2]*POWER([.$B24]/[.H$2];[.H$1])" office:value-type="float" office:value="10.506111217615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F$2]*POWER([.$B25]/[.F$2];[.F$1])" office:value-type="float" office:value="25.4957198026899" calcext:value-type="float">
            <text:p>25</text:p>
          </table:table-cell>
          <table:table-cell table:formula="of:=[.G$2]*POWER([.$B25]/[.G$2];[.G$1])" office:value-type="float" office:value="23.2403203137068" calcext:value-type="float">
            <text:p>23</text:p>
          </table:table-cell>
          <table:table-cell table:formula="of:=[.H$2]*POWER([.$B25]/[.H$2];[.H$1])" office:value-type="float" office:value="11.248821171646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F$2]*POWER([.$B26]/[.F$2];[.F$1])" office:value-type="float" office:value="27.0851770935882" calcext:value-type="float">
            <text:p>27</text:p>
          </table:table-cell>
          <table:table-cell table:formula="of:=[.G$2]*POWER([.$B26]/[.G$2];[.G$1])" office:value-type="float" office:value="24.6318109174115" calcext:value-type="float">
            <text:p>25</text:p>
          </table:table-cell>
          <table:table-cell table:formula="of:=[.H$2]*POWER([.$B26]/[.H$2];[.H$1])" office:value-type="float" office:value="12.0058179361144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[.F$2]*POWER([.$B27]/[.F$2];[.F$1])" office:value-type="float" office:value="28.6964636920339" calcext:value-type="float">
            <text:p>29</text:p>
          </table:table-cell>
          <table:table-cell table:formula="of:=[.G$2]*POWER([.$B27]/[.G$2];[.G$1])" office:value-type="float" office:value="26.0392089211718" calcext:value-type="float">
            <text:p>26</text:p>
          </table:table-cell>
          <table:table-cell table:formula="of:=[.H$2]*POWER([.$B27]/[.H$2];[.H$1])" office:value-type="float" office:value="12.776708027119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[.F$2]*POWER([.$B28]/[.F$2];[.F$1])" office:value-type="float" office:value="30.3289104419917" calcext:value-type="float">
            <text:p>30</text:p>
          </table:table-cell>
          <table:table-cell table:formula="of:=[.G$2]*POWER([.$B28]/[.G$2];[.G$1])" office:value-type="float" office:value="27.4619924378329" calcext:value-type="float">
            <text:p>27</text:p>
          </table:table-cell>
          <table:table-cell table:formula="of:=[.H$2]*POWER([.$B28]/[.H$2];[.H$1])" office:value-type="float" office:value="13.5611256023749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F$2]*POWER([.$B29]/[.F$2];[.F$1])" office:value-type="float" office:value="31.981895929203" calcext:value-type="float">
            <text:p>32</text:p>
          </table:table-cell>
          <table:table-cell table:formula="of:=[.G$2]*POWER([.$B29]/[.G$2];[.G$1])" office:value-type="float" office:value="28.8996778697674" calcext:value-type="float">
            <text:p>29</text:p>
          </table:table-cell>
          <table:table-cell table:formula="of:=[.H$2]*POWER([.$B29]/[.H$2];[.H$1])" office:value-type="float" office:value="14.3587294374629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[.F$2]*POWER([.$B30]/[.F$2];[.F$1])" office:value-type="float" office:value="33.654841287626" calcext:value-type="float">
            <text:p>34</text:p>
          </table:table-cell>
          <table:table-cell table:formula="of:=[.G$2]*POWER([.$B30]/[.G$2];[.G$1])" office:value-type="float" office:value="30.3518156707506" calcext:value-type="float">
            <text:p>30</text:p>
          </table:table-cell>
          <table:table-cell table:formula="of:=[.H$2]*POWER([.$B30]/[.H$2];[.H$1])" office:value-type="float" office:value="15.1692003417236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[.F$2]*POWER([.$B31]/[.F$2];[.F$1])" office:value-type="float" office:value="35.3472057503339" calcext:value-type="float">
            <text:p>35</text:p>
          </table:table-cell>
          <table:table-cell table:formula="of:=[.G$2]*POWER([.$B31]/[.G$2];[.G$1])" office:value-type="float" office:value="31.8179867229416" calcext:value-type="float">
            <text:p>32</text:p>
          </table:table-cell>
          <table:table-cell table:formula="of:=[.H$2]*POWER([.$B31]/[.H$2];[.H$1])" office:value-type="float" office:value="15.992238935262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[.F$2]*POWER([.$B32]/[.F$2];[.F$1])" office:value-type="float" office:value="37.0584828143369" calcext:value-type="float">
            <text:p>37</text:p>
          </table:table-cell>
          <table:table-cell table:formula="of:=[.G$2]*POWER([.$B32]/[.G$2];[.G$1])" office:value-type="float" office:value="33.2977992200762" calcext:value-type="float">
            <text:p>33</text:p>
          </table:table-cell>
          <table:table-cell table:formula="of:=[.H$2]*POWER([.$B32]/[.H$2];[.H$1])" office:value-type="float" office:value="16.827563724976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[.F$2]*POWER([.$B33]/[.F$2];[.F$1])" office:value-type="float" office:value="38.7881969155629" calcext:value-type="float">
            <text:p>39</text:p>
          </table:table-cell>
          <table:table-cell table:formula="of:=[.G$2]*POWER([.$B33]/[.G$2];[.G$1])" office:value-type="float" office:value="34.7908859704787" calcext:value-type="float">
            <text:p>35</text:p>
          </table:table-cell>
          <table:table-cell table:formula="of:=[.H$2]*POWER([.$B33]/[.H$2];[.H$1])" office:value-type="float" office:value="17.6749094300534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[.F$2]*POWER([.$B34]/[.F$2];[.F$1])" office:value-type="float" office:value="40.5359005307645" calcext:value-type="float">
            <text:p>41</text:p>
          </table:table-cell>
          <table:table-cell table:formula="of:=[.G$2]*POWER([.$B34]/[.G$2];[.G$1])" office:value-type="float" office:value="36.2969020507332" calcext:value-type="float">
            <text:p>36</text:p>
          </table:table-cell>
          <table:table-cell table:formula="of:=[.H$2]*POWER([.$B34]/[.H$2];[.H$1])" office:value-type="float" office:value="18.5340255170224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[.F$2]*POWER([.$B35]/[.F$2];[.F$1])" office:value-type="float" office:value="42.3011716390434" calcext:value-type="float">
            <text:p>42</text:p>
          </table:table-cell>
          <table:table-cell table:formula="of:=[.G$2]*POWER([.$B35]/[.G$2];[.G$1])" office:value-type="float" office:value="37.8155227541885" calcext:value-type="float">
            <text:p>38</text:p>
          </table:table-cell>
          <table:table-cell table:formula="of:=[.H$2]*POWER([.$B35]/[.H$2];[.H$1])" office:value-type="float" office:value="19.4046749119825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[.F$2]*POWER([.$B36]/[.F$2];[.F$1])" office:value-type="float" office:value="44.0836114881344" calcext:value-type="float">
            <text:p>44</text:p>
          </table:table-cell>
          <table:table-cell table:formula="of:=[.G$2]*POWER([.$B36]/[.G$2];[.G$1])" office:value-type="float" office:value="39.3464417888809" calcext:value-type="float">
            <text:p>39</text:p>
          </table:table-cell>
          <table:table-cell table:formula="of:=[.H$2]*POWER([.$B36]/[.H$2];[.H$1])" office:value-type="float" office:value="20.2866328635023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[.F$2]*POWER([.$B37]/[.F$2];[.F$1])" office:value-type="float" office:value="45.882842620425" calcext:value-type="float">
            <text:p>46</text:p>
          </table:table-cell>
          <table:table-cell table:formula="of:=[.G$2]*POWER([.$B37]/[.G$2];[.G$1])" office:value-type="float" office:value="40.8893696876645" calcext:value-type="float">
            <text:p>41</text:p>
          </table:table-cell>
          <table:table-cell table:formula="of:=[.H$2]*POWER([.$B37]/[.H$2];[.H$1])" office:value-type="float" office:value="21.1796859343719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[.F$2]*POWER([.$B38]/[.F$2];[.F$1])" office:value-type="float" office:value="47.6985071215076" calcext:value-type="float">
            <text:p>48</text:p>
          </table:table-cell>
          <table:table-cell table:formula="of:=[.G$2]*POWER([.$B38]/[.G$2];[.G$1])" office:value-type="float" office:value="42.4440323998538" calcext:value-type="float">
            <text:p>42</text:p>
          </table:table-cell>
          <table:table-cell table:formula="of:=[.H$2]*POWER([.$B38]/[.H$2];[.H$1])" office:value-type="float" office:value="22.0836311041183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[.F$2]*POWER([.$B39]/[.F$2];[.F$1])" office:value-type="float" office:value="49.5302650603349" calcext:value-type="float">
            <text:p>50</text:p>
          </table:table-cell>
          <table:table-cell table:formula="of:=[.G$2]*POWER([.$B39]/[.G$2];[.G$1])" office:value-type="float" office:value="44.0101700389027" calcext:value-type="float">
            <text:p>44</text:p>
          </table:table-cell>
          <table:table-cell table:formula="of:=[.H$2]*POWER([.$B39]/[.H$2];[.H$1])" office:value-type="float" office:value="22.9982749671914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[.F$2]*POWER([.$B40]/[.F$2];[.F$1])" office:value-type="float" office:value="51.3777930951132" calcext:value-type="float">
            <text:p>51</text:p>
          </table:table-cell>
          <table:table-cell table:formula="of:=[.G$2]*POWER([.$B40]/[.G$2];[.G$1])" office:value-type="float" office:value="45.5875357648449" calcext:value-type="float">
            <text:p>46</text:p>
          </table:table-cell>
          <table:table-cell table:formula="of:=[.H$2]*POWER([.$B40]/[.H$2];[.H$1])" office:value-type="float" office:value="23.9234330141631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[.F$2]*POWER([.$B41]/[.F$2];[.F$1])" office:value-type="float" office:value="53.2407832231848" calcext:value-type="float">
            <text:p>53</text:p>
          </table:table-cell>
          <table:table-cell table:formula="of:=[.G$2]*POWER([.$B41]/[.G$2];[.G$1])" office:value-type="float" office:value="47.1758947836385" calcext:value-type="float">
            <text:p>47</text:p>
          </table:table-cell>
          <table:table-cell table:formula="of:=[.H$2]*POWER([.$B41]/[.H$2];[.H$1])" office:value-type="float" office:value="24.8589289852627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[.F$2]*POWER([.$B42]/[.F$2];[.F$1])" office:value-type="float" office:value="55.1189416565188" calcext:value-type="float">
            <text:p>55</text:p>
          </table:table-cell>
          <table:table-cell table:formula="of:=[.G$2]*POWER([.$B42]/[.G$2];[.G$1])" office:value-type="float" office:value="48.7750234483427" calcext:value-type="float">
            <text:p>49</text:p>
          </table:table-cell>
          <table:table-cell table:formula="of:=[.H$2]*POWER([.$B42]/[.H$2];[.H$1])" office:value-type="float" office:value="25.804594287199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[.F$2]*POWER([.$B43]/[.F$2];[.F$1])" office:value-type="float" office:value="57.0119878072009" calcext:value-type="float">
            <text:p>57</text:p>
          </table:table-cell>
          <table:table-cell table:formula="of:=[.G$2]*POWER([.$B43]/[.G$2];[.G$1])" office:value-type="float" office:value="50.3847084493449" calcext:value-type="float">
            <text:p>50</text:p>
          </table:table-cell>
          <table:table-cell table:formula="of:=[.H$2]*POWER([.$B43]/[.H$2];[.H$1])" office:value-type="float" office:value="26.7602674655629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$2]*POWER([.$B44]/[.F$2];[.F$1])" office:value-type="float" office:value="58.9196533696029" calcext:value-type="float">
            <text:p>59</text:p>
          </table:table-cell>
          <table:table-cell table:formula="of:=[.G$2]*POWER([.$B44]/[.G$2];[.G$1])" office:value-type="float" office:value="52.0047460827495" calcext:value-type="float">
            <text:p>52</text:p>
          </table:table-cell>
          <table:table-cell table:formula="of:=[.H$2]*POWER([.$B44]/[.H$2];[.H$1])" office:value-type="float" office:value="27.7257937262059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[.F$2]*POWER([.$B45]/[.F$2];[.F$1])" office:value-type="float" office:value="60.8416814878231" calcext:value-type="float">
            <text:p>61</text:p>
          </table:table-cell>
          <table:table-cell table:formula="of:=[.G$2]*POWER([.$B45]/[.G$2];[.G$1])" office:value-type="float" office:value="53.634941587611" calcext:value-type="float">
            <text:p>54</text:p>
          </table:table-cell>
          <table:table-cell table:formula="of:=[.H$2]*POWER([.$B45]/[.H$2];[.H$1])" office:value-type="float" office:value="28.7010244999491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[.F$2]*POWER([.$B46]/[.F$2];[.F$1])" office:value-type="float" office:value="62.777825998578" calcext:value-type="float">
            <text:p>63</text:p>
          </table:table-cell>
          <table:table-cell table:formula="of:=[.G$2]*POWER([.$B46]/[.G$2];[.G$1])" office:value-type="float" office:value="55.2751085440047" calcext:value-type="float">
            <text:p>55</text:p>
          </table:table-cell>
          <table:table-cell table:formula="of:=[.H$2]*POWER([.$B46]/[.H$2];[.H$1])" office:value-type="float" office:value="29.6858170457133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[.F$2]*POWER([.$B47]/[.F$2];[.F$1])" office:value-type="float" office:value="64.7278507410665" calcext:value-type="float">
            <text:p>65</text:p>
          </table:table-cell>
          <table:table-cell table:formula="of:=[.G$2]*POWER([.$B47]/[.G$2];[.G$1])" office:value-type="float" office:value="56.9250683250314" calcext:value-type="float">
            <text:p>57</text:p>
          </table:table-cell>
          <table:table-cell table:formula="of:=[.H$2]*POWER([.$B47]/[.H$2];[.H$1])" office:value-type="float" office:value="30.680034087852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[.F$2]*POWER([.$B48]/[.F$2];[.F$1])" office:value-type="float" office:value="66.6915289264575" calcext:value-type="float">
            <text:p>67</text:p>
          </table:table-cell>
          <table:table-cell table:formula="of:=[.G$2]*POWER([.$B48]/[.G$2];[.G$1])" office:value-type="float" office:value="58.5846495967749" calcext:value-type="float">
            <text:p>59</text:p>
          </table:table-cell>
          <table:table-cell table:formula="of:=[.H$2]*POWER([.$B48]/[.H$2];[.H$1])" office:value-type="float" office:value="31.683543484004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[.F$2]*POWER([.$B49]/[.F$2];[.F$1])" office:value-type="float" office:value="68.6686425606042" calcext:value-type="float">
            <text:p>69</text:p>
          </table:table-cell>
          <table:table-cell table:formula="of:=[.G$2]*POWER([.$B49]/[.G$2];[.G$1])" office:value-type="float" office:value="60.2536878610199" calcext:value-type="float">
            <text:p>60</text:p>
          </table:table-cell>
          <table:table-cell table:formula="of:=[.H$2]*POWER([.$B49]/[.H$2];[.H$1])" office:value-type="float" office:value="32.6962179202605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[.F$2]*POWER([.$B50]/[.F$2];[.F$1])" office:value-type="float" office:value="70.6589819144055" calcext:value-type="float">
            <text:p>71</text:p>
          </table:table-cell>
          <table:table-cell table:formula="of:=[.G$2]*POWER([.$B50]/[.G$2];[.G$1])" office:value-type="float" office:value="61.9320250361996" calcext:value-type="float">
            <text:p>62</text:p>
          </table:table-cell>
          <table:table-cell table:formula="of:=[.H$2]*POWER([.$B50]/[.H$2];[.H$1])" office:value-type="float" office:value="33.7179346308381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[.F$2]*POWER([.$B51]/[.F$2];[.F$1])" office:value-type="float" office:value="72.6623450369276" calcext:value-type="float">
            <text:p>73</text:p>
          </table:table-cell>
          <table:table-cell table:formula="of:=[.G$2]*POWER([.$B51]/[.G$2];[.G$1])" office:value-type="float" office:value="63.619509072614" calcext:value-type="float">
            <text:p>64</text:p>
          </table:table-cell>
          <table:table-cell table:formula="of:=[.H$2]*POWER([.$B51]/[.H$2];[.H$1])" office:value-type="float" office:value="34.7485751397972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[.F$2]*POWER([.$B52]/[.F$2];[.F$1])" office:value-type="float" office:value="74.6785373069928" calcext:value-type="float">
            <text:p>75</text:p>
          </table:table-cell>
          <table:table-cell table:formula="of:=[.G$2]*POWER([.$B52]/[.G$2];[.G$1])" office:value-type="float" office:value="65.3159935984435" calcext:value-type="float">
            <text:p>65</text:p>
          </table:table-cell>
          <table:table-cell table:formula="of:=[.H$2]*POWER([.$B52]/[.H$2];[.H$1])" office:value-type="float" office:value="35.788025022637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[.F$2]*POWER([.$B53]/[.F$2];[.F$1])" office:value-type="float" office:value="76.7073710194568" calcext:value-type="float">
            <text:p>77</text:p>
          </table:table-cell>
          <table:table-cell table:formula="of:=[.G$2]*POWER([.$B53]/[.G$2];[.G$1])" office:value-type="float" office:value="67.0213375935016" calcext:value-type="float">
            <text:p>67</text:p>
          </table:table-cell>
          <table:table-cell table:formula="of:=[.H$2]*POWER([.$B53]/[.H$2];[.H$1])" office:value-type="float" office:value="36.8361736858522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[.F$2]*POWER([.$B54]/[.F$2];[.F$1])" office:value-type="float" office:value="78.7486650028336" calcext:value-type="float">
            <text:p>79</text:p>
          </table:table-cell>
          <table:table-cell table:formula="of:=[.G$2]*POWER([.$B54]/[.G$2];[.G$1])" office:value-type="float" office:value="68.7354050880283" calcext:value-type="float">
            <text:p>69</text:p>
          </table:table-cell>
          <table:table-cell table:formula="of:=[.H$2]*POWER([.$B54]/[.H$2];[.H$1])" office:value-type="float" office:value="37.89291416276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[.F$2]*POWER([.$B55]/[.F$2];[.F$1])" office:value-type="float" office:value="80.8022442653124" calcext:value-type="float">
            <text:p>81</text:p>
          </table:table-cell>
          <table:table-cell table:formula="of:=[.G$2]*POWER([.$B55]/[.G$2];[.G$1])" office:value-type="float" office:value="70.4580648841393" calcext:value-type="float">
            <text:p>70</text:p>
          </table:table-cell>
          <table:table-cell table:formula="of:=[.H$2]*POWER([.$B55]/[.H$2];[.H$1])" office:value-type="float" office:value="38.9581429240904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table:formula="of:=[.F$2]*POWER([.$B56]/[.F$2];[.F$1])" office:value-type="float" office:value="82.8679396665411" calcext:value-type="float">
            <text:p>83</text:p>
          </table:table-cell>
          <table:table-cell table:formula="of:=[.G$2]*POWER([.$B56]/[.G$2];[.G$1])" office:value-type="float" office:value="72.1891902978154" calcext:value-type="float">
            <text:p>72</text:p>
          </table:table-cell>
          <table:table-cell table:formula="of:=[.H$2]*POWER([.$B56]/[.H$2];[.H$1])" office:value-type="float" office:value="40.0317597020064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[.F$2]*POWER([.$B57]/[.F$2];[.F$1])" office:value-type="float" office:value="84.9455876128389" calcext:value-type="float">
            <text:p>85</text:p>
          </table:table-cell>
          <table:table-cell table:formula="of:=[.G$2]*POWER([.$B57]/[.G$2];[.G$1])" office:value-type="float" office:value="73.9286589195483" calcext:value-type="float">
            <text:p>74</text:p>
          </table:table-cell>
          <table:table-cell table:formula="of:=[.H$2]*POWER([.$B57]/[.H$2];[.H$1])" office:value-type="float" office:value="41.1136673263564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[.F$2]*POWER([.$B58]/[.F$2];[.F$1])" office:value-type="float" office:value="87.0350297737537" calcext:value-type="float">
            <text:p>87</text:p>
          </table:table-cell>
          <table:table-cell table:formula="of:=[.G$2]*POWER([.$B58]/[.G$2];[.G$1])" office:value-type="float" office:value="75.6763523919684" calcext:value-type="float">
            <text:p>76</text:p>
          </table:table-cell>
          <table:table-cell table:formula="of:=[.H$2]*POWER([.$B58]/[.H$2];[.H$1])" office:value-type="float" office:value="42.2037715720971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[.F$2]*POWER([.$B59]/[.F$2];[.F$1])" office:value-type="float" office:value="89.1361128181019" calcext:value-type="float">
            <text:p>89</text:p>
          </table:table-cell>
          <table:table-cell table:formula="of:=[.G$2]*POWER([.$B59]/[.G$2];[.G$1])" office:value-type="float" office:value="77.4321562029558" calcext:value-type="float">
            <text:p>77</text:p>
          </table:table-cell>
          <table:table-cell table:formula="of:=[.H$2]*POWER([.$B59]/[.H$2];[.H$1])" office:value-type="float" office:value="43.3019810169284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table:formula="of:=[.F$2]*POWER([.$B60]/[.F$2];[.F$1])" office:value-type="float" office:value="91.2486881678191" calcext:value-type="float">
            <text:p>91</text:p>
          </table:table-cell>
          <table:table-cell table:formula="of:=[.G$2]*POWER([.$B60]/[.G$2];[.G$1])" office:value-type="float" office:value="79.1959594928933" calcext:value-type="float">
            <text:p>79</text:p>
          </table:table-cell>
          <table:table-cell table:formula="of:=[.H$2]*POWER([.$B60]/[.H$2];[.H$1])" office:value-type="float" office:value="44.408206908283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[.F$2]*POWER([.$B61]/[.F$2];[.F$1])" office:value-type="float" office:value="93.3726117681221" calcext:value-type="float">
            <text:p>93</text:p>
          </table:table-cell>
          <table:table-cell table:formula="of:=[.G$2]*POWER([.$B61]/[.G$2];[.G$1])" office:value-type="float" office:value="80.9676548748601" calcext:value-type="float">
            <text:p>81</text:p>
          </table:table-cell>
          <table:table-cell table:formula="of:=[.H$2]*POWER([.$B61]/[.H$2];[.H$1])" office:value-type="float" office:value="45.5223630389033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table:formula="of:=[.F$2]*POWER([.$B62]/[.F$2];[.F$1])" office:value-type="float" office:value="95.5077438726356" calcext:value-type="float">
            <text:p>96</text:p>
          </table:table-cell>
          <table:table-cell table:formula="of:=[.G$2]*POWER([.$B62]/[.G$2];[.G$1])" office:value-type="float" office:value="82.7471382666832" calcext:value-type="float">
            <text:p>83</text:p>
          </table:table-cell>
          <table:table-cell table:formula="of:=[.H$2]*POWER([.$B62]/[.H$2];[.H$1])" office:value-type="float" office:value="46.6443656302999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[.F$2]*POWER([.$B63]/[.F$2];[.F$1])" office:value-type="float" office:value="97.6539488422637" calcext:value-type="float">
            <text:p>98</text:p>
          </table:table-cell>
          <table:table-cell table:formula="of:=[.G$2]*POWER([.$B63]/[.G$2];[.G$1])" office:value-type="float" office:value="84.5343087338752" calcext:value-type="float">
            <text:p>85</text:p>
          </table:table-cell>
          <table:table-cell table:formula="of:=[.H$2]*POWER([.$B63]/[.H$2];[.H$1])" office:value-type="float" office:value="47.7741332234789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formula="of:=[.F$2]*POWER([.$B64]/[.F$2];[.F$1])" office:value-type="float" office:value="99.8110949567119" calcext:value-type="float">
            <text:p>100</text:p>
          </table:table-cell>
          <table:table-cell table:formula="of:=[.G$2]*POWER([.$B64]/[.G$2];[.G$1])" office:value-type="float" office:value="86.3290683425775" calcext:value-type="float">
            <text:p>86</text:p>
          </table:table-cell>
          <table:table-cell table:formula="of:=[.H$2]*POWER([.$B64]/[.H$2];[.H$1])" office:value-type="float" office:value="48.9115865763554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[.F$2]*POWER([.$B65]/[.F$2];[.F$1])" office:value-type="float" office:value="101.979054237662" calcext:value-type="float">
            <text:p>102</text:p>
          </table:table-cell>
          <table:table-cell table:formula="of:=[.G$2]*POWER([.$B65]/[.G$2];[.G$1])" office:value-type="float" office:value="88.1313220217172" calcext:value-type="float">
            <text:p>88</text:p>
          </table:table-cell>
          <table:table-cell table:formula="of:=[.H$2]*POWER([.$B65]/[.H$2];[.H$1])" office:value-type="float" office:value="50.0566485673466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table:formula="of:=[.F$2]*POWER([.$B66]/[.F$2];[.F$1])" office:value-type="float" office:value="104.157702282705" calcext:value-type="float">
            <text:p>104</text:p>
          </table:table-cell>
          <table:table-cell table:formula="of:=[.G$2]*POWER([.$B66]/[.G$2];[.G$1])" office:value-type="float" office:value="89.9409774336565" calcext:value-type="float">
            <text:p>90</text:p>
          </table:table-cell>
          <table:table-cell table:formula="of:=[.H$2]*POWER([.$B66]/[.H$2];[.H$1])" office:value-type="float" office:value="51.2092441046745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[.F$2]*POWER([.$B67]/[.F$2];[.F$1])" office:value-type="float" office:value="106.346918109207" calcext:value-type="float">
            <text:p>106</text:p>
          </table:table-cell>
          <table:table-cell table:formula="of:=[.G$2]*POWER([.$B67]/[.G$2];[.G$1])" office:value-type="float" office:value="91.7579448526841" calcext:value-type="float">
            <text:p>92</text:p>
          </table:table-cell>
          <table:table-cell table:formula="of:=[.H$2]*POWER([.$B67]/[.H$2];[.H$1])" office:value-type="float" office:value="52.369300040953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table:formula="of:=[.F$2]*POWER([.$B68]/[.F$2];[.F$1])" office:value-type="float" office:value="108.546584007369" calcext:value-type="float">
            <text:p>109</text:p>
          </table:table-cell>
          <table:table-cell table:formula="of:=[.G$2]*POWER([.$B68]/[.G$2];[.G$1])" office:value-type="float" office:value="93.5821370507552" calcext:value-type="float">
            <text:p>94</text:p>
          </table:table-cell>
          <table:table-cell table:formula="of:=[.H$2]*POWER([.$B68]/[.H$2];[.H$1])" office:value-type="float" office:value="53.5367450926732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[.F$2]*POWER([.$B69]/[.F$2];[.F$1])" office:value-type="float" office:value="110.75658540181" calcext:value-type="float">
            <text:p>111</text:p>
          </table:table-cell>
          <table:table-cell table:formula="of:=[.G$2]*POWER([.$B69]/[.G$2];[.G$1])" office:value-type="float" office:value="95.4134691899405" calcext:value-type="float">
            <text:p>95</text:p>
          </table:table-cell>
          <table:table-cell table:formula="of:=[.H$2]*POWER([.$B69]/[.H$2];[.H$1])" office:value-type="float" office:value="54.7115097642308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table:formula="of:=[.F$2]*POWER([.$B70]/[.F$2];[.F$1])" office:value-type="float" office:value="112.976810721041" calcext:value-type="float">
            <text:p>113</text:p>
          </table:table-cell>
          <table:table-cell table:formula="of:=[.G$2]*POWER([.$B70]/[.G$2];[.G$1])" office:value-type="float" office:value="97.2518587210943" calcext:value-type="float">
            <text:p>97</text:p>
          </table:table-cell>
          <table:table-cell table:formula="of:=[.H$2]*POWER([.$B70]/[.H$2];[.H$1])" office:value-type="float" office:value="55.8935262761782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[.F$2]*POWER([.$B71]/[.F$2];[.F$1])" office:value-type="float" office:value="115.207151274277" calcext:value-type="float">
            <text:p>115</text:p>
          </table:table-cell>
          <table:table-cell table:formula="of:=[.G$2]*POWER([.$B71]/[.G$2];[.G$1])" office:value-type="float" office:value="99.0972252882915" calcext:value-type="float">
            <text:p>99</text:p>
          </table:table-cell>
          <table:table-cell table:formula="of:=[.H$2]*POWER([.$B71]/[.H$2];[.H$1])" office:value-type="float" office:value="57.0827284974006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table:formula="of:=[.F$2]*POWER([.$B72]/[.F$2];[.F$1])" office:value-type="float" office:value="117.447501135074" calcext:value-type="float">
            <text:p>117</text:p>
          </table:table-cell>
          <table:table-cell table:formula="of:=[.G$2]*POWER([.$B72]/[.G$2];[.G$1])" office:value-type="float" office:value="100.949490638624" calcext:value-type="float">
            <text:p>101</text:p>
          </table:table-cell>
          <table:table-cell table:formula="of:=[.H$2]*POWER([.$B72]/[.H$2];[.H$1])" office:value-type="float" office:value="58.279051880949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[.F$2]*POWER([.$B73]/[.F$2];[.F$1])" office:value-type="float" office:value="119.697757031303" calcext:value-type="float">
            <text:p>120</text:p>
          </table:table-cell>
          <table:table-cell table:formula="of:=[.G$2]*POWER([.$B73]/[.G$2];[.G$1])" office:value-type="float" office:value="102.808578536985" calcext:value-type="float">
            <text:p>103</text:p>
          </table:table-cell>
          <table:table-cell table:formula="of:=[.H$2]*POWER([.$B73]/[.H$2];[.H$1])" office:value-type="float" office:value="59.4824334032803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C64]-[.C54])/([.B64]-[.B54])*([.B74]-[.B54]))+[.C54]" office:value-type="float" office:value="132" calcext:value-type="float">
            <text:p>132</text:p>
          </table:table-cell>
          <table:table-cell table:formula="of:=(([.D64]-[.D54])/([.B64]-[.B54])*([.B74]-[.B54]))+[.D54]" office:value-type="float" office:value="104" calcext:value-type="float">
            <text:p>104</text:p>
          </table:table-cell>
          <table:table-cell table:formula="of:=(([.E64]-[.E54])/([.B64]-[.B54])*([.B74]-[.B54]))+[.E54]" office:value-type="float" office:value="50" calcext:value-type="float">
            <text:p>50</text:p>
          </table:table-cell>
          <table:table-cell table:formula="of:=[.F$2]*POWER([.$B74]/[.F$2];[.F$1])" office:value-type="float" office:value="121.957818241048" calcext:value-type="float">
            <text:p>122</text:p>
          </table:table-cell>
          <table:table-cell table:formula="of:=[.G$2]*POWER([.$B74]/[.G$2];[.G$1])" office:value-type="float" office:value="104.674414685485" calcext:value-type="float">
            <text:p>105</text:p>
          </table:table-cell>
          <table:table-cell table:formula="of:=[.H$2]*POWER([.$B74]/[.H$2];[.H$1])" office:value-type="float" office:value="60.6928115066786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[.F$2]*POWER([.$B75]/[.F$2];[.F$1])" office:value-type="float" office:value="124.227586494013" calcext:value-type="float">
            <text:p>124</text:p>
          </table:table-cell>
          <table:table-cell table:formula="of:=[.G$2]*POWER([.$B75]/[.G$2];[.G$1])" office:value-type="float" office:value="106.546926647209" calcext:value-type="float">
            <text:p>107</text:p>
          </table:table-cell>
          <table:table-cell table:formula="of:=[.H$2]*POWER([.$B75]/[.H$2];[.H$1])" office:value-type="float" office:value="61.9101260446453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table:formula="of:=[.F$2]*POWER([.$B76]/[.F$2];[.F$1])" office:value-type="float" office:value="126.506965878079" calcext:value-type="float">
            <text:p>127</text:p>
          </table:table-cell>
          <table:table-cell table:formula="of:=[.G$2]*POWER([.$B76]/[.G$2];[.G$1])" office:value-type="float" office:value="108.426043773989" calcext:value-type="float">
            <text:p>108</text:p>
          </table:table-cell>
          <table:table-cell table:formula="of:=[.H$2]*POWER([.$B76]/[.H$2];[.H$1])" office:value-type="float" office:value="63.1343182300672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[.F$2]*POWER([.$B77]/[.F$2];[.F$1])" office:value-type="float" office:value="128.795862750678" calcext:value-type="float">
            <text:p>129</text:p>
          </table:table-cell>
          <table:table-cell table:formula="of:=[.G$2]*POWER([.$B77]/[.G$2];[.G$1])" office:value-type="float" office:value="110.311697137963" calcext:value-type="float">
            <text:p>110</text:p>
          </table:table-cell>
          <table:table-cell table:formula="of:=[.H$2]*POWER([.$B77]/[.H$2];[.H$1])" office:value-type="float" office:value="64.3653305859843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table:formula="of:=[.F$2]*POWER([.$B78]/[.F$2];[.F$1])" office:value-type="float" office:value="131.094185654663" calcext:value-type="float">
            <text:p>131</text:p>
          </table:table-cell>
          <table:table-cell table:formula="of:=[.G$2]*POWER([.$B78]/[.G$2];[.G$1])" office:value-type="float" office:value="112.203819466645" calcext:value-type="float">
            <text:p>112</text:p>
          </table:table-cell>
          <table:table-cell table:formula="of:=[.H$2]*POWER([.$B78]/[.H$2];[.H$1])" office:value-type="float" office:value="65.603106898791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[.F$2]*POWER([.$B79]/[.F$2];[.F$1])" office:value-type="float" office:value="133.401845238403" calcext:value-type="float">
            <text:p>133</text:p>
          </table:table-cell>
          <table:table-cell table:formula="of:=[.G$2]*POWER([.$B79]/[.G$2];[.G$1])" office:value-type="float" office:value="114.102345081298" calcext:value-type="float">
            <text:p>114</text:p>
          </table:table-cell>
          <table:table-cell table:formula="of:=[.H$2]*POWER([.$B79]/[.H$2];[.H$1])" office:value-type="float" office:value="66.8475921737251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table:formula="of:=[.F$2]*POWER([.$B80]/[.F$2];[.F$1])" office:value-type="float" office:value="135.718754179815" calcext:value-type="float">
            <text:p>136</text:p>
          </table:table-cell>
          <table:table-cell table:formula="of:=[.G$2]*POWER([.$B80]/[.G$2];[.G$1])" office:value-type="float" office:value="116.007209838387" calcext:value-type="float">
            <text:p>116</text:p>
          </table:table-cell>
          <table:table-cell table:formula="of:=[.H$2]*POWER([.$B80]/[.H$2];[.H$1])" office:value-type="float" office:value="68.0987325924899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[.F$2]*POWER([.$B81]/[.F$2];[.F$1])" office:value-type="float" office:value="138.044827114117" calcext:value-type="float">
            <text:p>138</text:p>
          </table:table-cell>
          <table:table-cell table:formula="of:=[.G$2]*POWER([.$B81]/[.G$2];[.G$1])" office:value-type="float" office:value="117.918351073938" calcext:value-type="float">
            <text:p>118</text:p>
          </table:table-cell>
          <table:table-cell table:formula="of:=[.H$2]*POWER([.$B81]/[.H$2];[.H$1])" office:value-type="float" office:value="69.3564754729012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table:formula="of:=[.F$2]*POWER([.$B82]/[.F$2];[.F$1])" office:value-type="float" office:value="140.379980565048" calcext:value-type="float">
            <text:p>140</text:p>
          </table:table-cell>
          <table:table-cell table:formula="of:=[.G$2]*POWER([.$B82]/[.G$2];[.G$1])" office:value-type="float" office:value="119.835707550597" calcext:value-type="float">
            <text:p>120</text:p>
          </table:table-cell>
          <table:table-cell table:formula="of:=[.H$2]*POWER([.$B82]/[.H$2];[.H$1])" office:value-type="float" office:value="70.6207692304174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[.F$2]*POWER([.$B83]/[.F$2];[.F$1])" office:value-type="float" office:value="142.724132879365" calcext:value-type="float">
            <text:p>143</text:p>
          </table:table-cell>
          <table:table-cell table:formula="of:=[.G$2]*POWER([.$B83]/[.G$2];[.G$1])" office:value-type="float" office:value="121.75921940725" calcext:value-type="float">
            <text:p>122</text:p>
          </table:table-cell>
          <table:table-cell table:formula="of:=[.H$2]*POWER([.$B83]/[.H$2];[.H$1])" office:value-type="float" office:value="71.8915633414539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table:formula="of:=[.F$2]*POWER([.$B84]/[.F$2];[.F$1])" office:value-type="float" office:value="145.077204164411" calcext:value-type="float">
            <text:p>145</text:p>
          </table:table-cell>
          <table:table-cell table:formula="of:=[.G$2]*POWER([.$B84]/[.G$2];[.G$1])" office:value-type="float" office:value="123.688828111031" calcext:value-type="float">
            <text:p>124</text:p>
          </table:table-cell>
          <table:table-cell table:formula="of:=[.H$2]*POWER([.$B84]/[.H$2];[.H$1])" office:value-type="float" office:value="73.1688083083722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[.F$2]*POWER([.$B85]/[.F$2];[.F$1])" office:value-type="float" office:value="147.439116228577" calcext:value-type="float">
            <text:p>147</text:p>
          </table:table-cell>
          <table:table-cell table:formula="of:=[.G$2]*POWER([.$B85]/[.G$2];[.G$1])" office:value-type="float" office:value="125.624476411592" calcext:value-type="float">
            <text:p>126</text:p>
          </table:table-cell>
          <table:table-cell table:formula="of:=[.H$2]*POWER([.$B85]/[.H$2];[.H$1])" office:value-type="float" office:value="74.4524556260499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table:formula="of:=[.F$2]*POWER([.$B86]/[.F$2];[.F$1])" office:value-type="float" office:value="149.809792524489" calcext:value-type="float">
            <text:p>150</text:p>
          </table:table-cell>
          <table:table-cell table:formula="of:=[.G$2]*POWER([.$B86]/[.G$2];[.G$1])" office:value-type="float" office:value="127.566108297485" calcext:value-type="float">
            <text:p>128</text:p>
          </table:table-cell>
          <table:table-cell table:formula="of:=[.H$2]*POWER([.$B86]/[.H$2];[.H$1])" office:value-type="float" office:value="75.7424577499389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[.F$2]*POWER([.$B87]/[.F$2];[.F$1])" office:value-type="float" office:value="152.18915809476" calcext:value-type="float">
            <text:p>152</text:p>
          </table:table-cell>
          <table:table-cell table:formula="of:=[.G$2]*POWER([.$B87]/[.G$2];[.G$1])" office:value-type="float" office:value="129.513668954544" calcext:value-type="float">
            <text:p>130</text:p>
          </table:table-cell>
          <table:table-cell table:formula="of:=[.H$2]*POWER([.$B87]/[.H$2];[.H$1])" office:value-type="float" office:value="77.0387680655312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table:formula="of:=[.F$2]*POWER([.$B88]/[.F$2];[.F$1])" office:value-type="float" office:value="154.577139520177" calcext:value-type="float">
            <text:p>155</text:p>
          </table:table-cell>
          <table:table-cell table:formula="of:=[.G$2]*POWER([.$B88]/[.G$2];[.G$1])" office:value-type="float" office:value="131.467104726156" calcext:value-type="float">
            <text:p>131</text:p>
          </table:table-cell>
          <table:table-cell table:formula="of:=[.H$2]*POWER([.$B88]/[.H$2];[.H$1])" office:value-type="float" office:value="78.3413408591511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[.F$2]*POWER([.$B89]/[.F$2];[.F$1])" office:value-type="float" office:value="156.973664870156" calcext:value-type="float">
            <text:p>157</text:p>
          </table:table-cell>
          <table:table-cell table:formula="of:=[.G$2]*POWER([.$B89]/[.G$2];[.G$1])" office:value-type="float" office:value="133.426363075305" calcext:value-type="float">
            <text:p>133</text:p>
          </table:table-cell>
          <table:table-cell table:formula="of:=[.H$2]*POWER([.$B89]/[.H$2];[.H$1])" office:value-type="float" office:value="79.6501312900028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table:formula="of:=[.F$2]*POWER([.$B90]/[.F$2];[.F$1])" office:value-type="float" office:value="159.378663655375" calcext:value-type="float">
            <text:p>159</text:p>
          </table:table-cell>
          <table:table-cell table:formula="of:=[.G$2]*POWER([.$B90]/[.G$2];[.G$1])" office:value-type="float" office:value="135.391392548287" calcext:value-type="float">
            <text:p>135</text:p>
          </table:table-cell>
          <table:table-cell table:formula="of:=[.H$2]*POWER([.$B90]/[.H$2];[.H$1])" office:value-type="float" office:value="80.9650953634054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[.F$2]*POWER([.$B91]/[.F$2];[.F$1])" office:value-type="float" office:value="161.792066782439" calcext:value-type="float">
            <text:p>162</text:p>
          </table:table-cell>
          <table:table-cell table:formula="of:=[.G$2]*POWER([.$B91]/[.G$2];[.G$1])" office:value-type="float" office:value="137.362142740021" calcext:value-type="float">
            <text:p>137</text:p>
          </table:table-cell>
          <table:table-cell table:formula="of:=[.H$2]*POWER([.$B91]/[.H$2];[.H$1])" office:value-type="float" office:value="82.2861899051499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table:formula="of:=[.F$2]*POWER([.$B92]/[.F$2];[.F$1])" office:value-type="float" office:value="164.213806510478" calcext:value-type="float">
            <text:p>164</text:p>
          </table:table-cell>
          <table:table-cell table:formula="of:=[.G$2]*POWER([.$B92]/[.G$2];[.G$1])" office:value-type="float" office:value="139.338564260852" calcext:value-type="float">
            <text:p>139</text:p>
          </table:table-cell>
          <table:table-cell table:formula="of:=[.H$2]*POWER([.$B92]/[.H$2];[.H$1])" office:value-type="float" office:value="83.6133725369206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[.F$2]*POWER([.$B93]/[.F$2];[.F$1])" office:value-type="float" office:value="166.643816409577" calcext:value-type="float">
            <text:p>167</text:p>
          </table:table-cell>
          <table:table-cell table:formula="of:=[.G$2]*POWER([.$B93]/[.G$2];[.G$1])" office:value-type="float" office:value="141.320608704766" calcext:value-type="float">
            <text:p>141</text:p>
          </table:table-cell>
          <table:table-cell table:formula="of:=[.H$2]*POWER([.$B93]/[.H$2];[.H$1])" office:value-type="float" office:value="84.9466016527247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formula="of:=[.F$2]*POWER([.$B94]/[.F$2];[.F$1])" office:value-type="float" office:value="169.082031320934" calcext:value-type="float">
            <text:p>169</text:p>
          </table:table-cell>
          <table:table-cell table:formula="of:=[.G$2]*POWER([.$B94]/[.G$2];[.G$1])" office:value-type="float" office:value="143.308228618956" calcext:value-type="float">
            <text:p>143</text:p>
          </table:table-cell>
          <table:table-cell table:formula="of:=[.H$2]*POWER([.$B94]/[.H$2];[.H$1])" office:value-type="float" office:value="86.2858363962765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[.F$2]*POWER([.$B95]/[.F$2];[.F$1])" office:value-type="float" office:value="171.528387318656" calcext:value-type="float">
            <text:p>172</text:p>
          </table:table-cell>
          <table:table-cell table:formula="of:=[.G$2]*POWER([.$B95]/[.G$2];[.G$1])" office:value-type="float" office:value="145.301377474651" calcext:value-type="float">
            <text:p>145</text:p>
          </table:table-cell>
          <table:table-cell table:formula="of:=[.H$2]*POWER([.$B95]/[.H$2];[.H$1])" office:value-type="float" office:value="87.6310366392894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table:formula="of:=[.F$2]*POWER([.$B96]/[.F$2];[.F$1])" office:value-type="float" office:value="173.98282167312" calcext:value-type="float">
            <text:p>174</text:p>
          </table:table-cell>
          <table:table-cell table:formula="of:=[.G$2]*POWER([.$B96]/[.G$2];[.G$1])" office:value-type="float" office:value="147.30000963915" calcext:value-type="float">
            <text:p>147</text:p>
          </table:table-cell>
          <table:table-cell table:formula="of:=[.H$2]*POWER([.$B96]/[.H$2];[.H$1])" office:value-type="float" office:value="88.9821629606284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[.F$2]*POWER([.$B97]/[.F$2];[.F$1])" office:value-type="float" office:value="176.445272815801" calcext:value-type="float">
            <text:p>176</text:p>
          </table:table-cell>
          <table:table-cell table:formula="of:=[.G$2]*POWER([.$B97]/[.G$2];[.G$1])" office:value-type="float" office:value="149.304080349003" calcext:value-type="float">
            <text:p>149</text:p>
          </table:table-cell>
          <table:table-cell table:formula="of:=[.H$2]*POWER([.$B97]/[.H$2];[.H$1])" office:value-type="float" office:value="90.3391766262795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table:formula="of:=[.F$2]*POWER([.$B98]/[.F$2];[.F$1])" office:value-type="float" office:value="178.915680305508" calcext:value-type="float">
            <text:p>179</text:p>
          </table:table-cell>
          <table:table-cell table:formula="of:=[.G$2]*POWER([.$B98]/[.G$2];[.G$1])" office:value-type="float" office:value="151.313545684265" calcext:value-type="float">
            <text:p>151</text:p>
          </table:table-cell>
          <table:table-cell table:formula="of:=[.H$2]*POWER([.$B98]/[.H$2];[.H$1])" office:value-type="float" office:value="91.7020395700976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[.F$2]*POWER([.$B99]/[.F$2];[.F$1])" office:value-type="float" office:value="181.393984795946" calcext:value-type="float">
            <text:p>181</text:p>
          </table:table-cell>
          <table:table-cell table:formula="of:=[.G$2]*POWER([.$B99]/[.G$2];[.G$1])" office:value-type="float" office:value="153.328362543788" calcext:value-type="float">
            <text:p>153</text:p>
          </table:table-cell>
          <table:table-cell table:formula="of:=[.H$2]*POWER([.$B99]/[.H$2];[.H$1])" office:value-type="float" office:value="93.0707143752918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table:formula="of:=[.F$2]*POWER([.$B100]/[.F$2];[.F$1])" office:value-type="float" office:value="183.880128004548" calcext:value-type="float">
            <text:p>184</text:p>
          </table:table-cell>
          <table:table-cell table:formula="of:=[.G$2]*POWER([.$B100]/[.G$2];[.G$1])" office:value-type="float" office:value="155.348488621482" calcext:value-type="float">
            <text:p>155</text:p>
          </table:table-cell>
          <table:table-cell table:formula="of:=[.H$2]*POWER([.$B100]/[.H$2];[.H$1])" office:value-type="float" office:value="94.4451642566155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[.F$2]*POWER([.$B101]/[.F$2];[.F$1])" office:value-type="float" office:value="186.374052682508" calcext:value-type="float">
            <text:p>186</text:p>
          </table:table-cell>
          <table:table-cell table:formula="of:=[.G$2]*POWER([.$B101]/[.G$2];[.G$1])" office:value-type="float" office:value="157.373882383516" calcext:value-type="float">
            <text:p>157</text:p>
          </table:table-cell>
          <table:table-cell table:formula="of:=[.H$2]*POWER([.$B101]/[.H$2];[.H$1])" office:value-type="float" office:value="95.8253530432244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table:formula="of:=[.F$2]*POWER([.$B102]/[.F$2];[.F$1])" office:value-type="float" office:value="188.87570258596" calcext:value-type="float">
            <text:p>189</text:p>
          </table:table-cell>
          <table:table-cell table:formula="of:=[.G$2]*POWER([.$B102]/[.G$2];[.G$1])" office:value-type="float" office:value="159.404503046383" calcext:value-type="float">
            <text:p>159</text:p>
          </table:table-cell>
          <table:table-cell table:formula="of:=[.H$2]*POWER([.$B102]/[.H$2];[.H$1])" office:value-type="float" office:value="97.211245162172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[.F$2]*POWER([.$B103]/[.F$2];[.F$1])" office:value-type="float" office:value="191.385022448245" calcext:value-type="float">
            <text:p>191</text:p>
          </table:table-cell>
          <table:table-cell table:formula="of:=[.G$2]*POWER([.$B103]/[.G$2];[.G$1])" office:value-type="float" office:value="161.440310555828" calcext:value-type="float">
            <text:p>161</text:p>
          </table:table-cell>
          <table:table-cell table:formula="of:=[.H$2]*POWER([.$B103]/[.H$2];[.H$1])" office:value-type="float" office:value="98.6028056225172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F$2]*POWER([.$B104]/[.F$2];[.F$1])" office:value-type="float" office:value="193.901957953218" calcext:value-type="float">
            <text:p>194</text:p>
          </table:table-cell>
          <table:table-cell table:formula="of:=[.G$2]*POWER([.$B104]/[.G$2];[.G$1])" office:value-type="float" office:value="163.481265566555" calcext:value-type="float">
            <text:p>163</text:p>
          </table:table-cell>
          <table:table-cell table:formula="of:=[.H$2]*POWER([.$B104]/[.H$2];[.H$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[.F$2]*POWER([.$B105]/[.F$2];[.F$1])" office:value-type="float" office:value="196.426455709545" calcext:value-type="float">
            <text:p>196</text:p>
          </table:table-cell>
          <table:table-cell table:formula="of:=[.G$2]*POWER([.$B105]/[.G$2];[.G$1])" office:value-type="float" office:value="165.52732942271" calcext:value-type="float">
            <text:p>166</text:p>
          </table:table-cell>
          <table:table-cell table:formula="of:=[.H$2]*POWER([.$B105]/[.H$2];[.H$1])" office:value-type="float" office:value="101.402794422284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3"/>
          <table:table-cell table:formula="of:=[.F$2]*POWER([.$B106]/[.F$2];[.F$1])" office:value-type="float" office:value="198.958463225941" calcext:value-type="float">
            <text:p>199</text:p>
          </table:table-cell>
          <table:table-cell table:formula="of:=[.G$2]*POWER([.$B106]/[.G$2];[.G$1])" office:value-type="float" office:value="167.578464139084" calcext:value-type="float">
            <text:p>168</text:p>
          </table:table-cell>
          <table:table-cell table:formula="of:=[.H$2]*POWER([.$B106]/[.H$2];[.H$1])" office:value-type="float" office:value="102.811155554717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table:formula="of:=[.F$2]*POWER([.$B107]/[.F$2];[.F$1])" office:value-type="float" office:value="201.497928887308" calcext:value-type="float">
            <text:p>201</text:p>
          </table:table-cell>
          <table:table-cell table:formula="of:=[.G$2]*POWER([.$B107]/[.G$2];[.G$1])" office:value-type="float" office:value="169.634632383004" calcext:value-type="float">
            <text:p>170</text:p>
          </table:table-cell>
          <table:table-cell table:formula="of:=[.H$2]*POWER([.$B107]/[.H$2];[.H$1])" office:value-type="float" office:value="104.225050586595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/>
          <table:table-cell table:formula="of:=[.F$2]*POWER([.$B108]/[.F$2];[.F$1])" office:value-type="float" office:value="204.044801931731" calcext:value-type="float">
            <text:p>204</text:p>
          </table:table-cell>
          <table:table-cell table:formula="of:=[.G$2]*POWER([.$B108]/[.G$2];[.G$1])" office:value-type="float" office:value="171.695797456895" calcext:value-type="float">
            <text:p>172</text:p>
          </table:table-cell>
          <table:table-cell table:formula="of:=[.H$2]*POWER([.$B108]/[.H$2];[.H$1])" office:value-type="float" office:value="105.644447217914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table:formula="of:=[.F$2]*POWER([.$B109]/[.F$2];[.F$1])" office:value-type="float" office:value="206.599032428298" calcext:value-type="float">
            <text:p>207</text:p>
          </table:table-cell>
          <table:table-cell table:formula="of:=[.G$2]*POWER([.$B109]/[.G$2];[.G$1])" office:value-type="float" office:value="173.761923281461" calcext:value-type="float">
            <text:p>174</text:p>
          </table:table-cell>
          <table:table-cell table:formula="of:=[.H$2]*POWER([.$B109]/[.H$2];[.H$1])" office:value-type="float" office:value="107.069313646573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3"/>
          <table:table-cell table:formula="of:=[.F$2]*POWER([.$B110]/[.F$2];[.F$1])" office:value-type="float" office:value="209.160571255695" calcext:value-type="float">
            <text:p>209</text:p>
          </table:table-cell>
          <table:table-cell table:formula="of:=[.G$2]*POWER([.$B110]/[.G$2];[.G$1])" office:value-type="float" office:value="175.832974379472" calcext:value-type="float">
            <text:p>176</text:p>
          </table:table-cell>
          <table:table-cell table:formula="of:=[.H$2]*POWER([.$B110]/[.H$2];[.H$1])" office:value-type="float" office:value="108.499618556025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formula="of:=[.F$2]*POWER([.$B111]/[.F$2];[.F$1])" office:value-type="float" office:value="211.729370081558" calcext:value-type="float">
            <text:p>212</text:p>
          </table:table-cell>
          <table:table-cell table:formula="of:=[.G$2]*POWER([.$B111]/[.G$2];[.G$1])" office:value-type="float" office:value="177.908915860128" calcext:value-type="float">
            <text:p>178</text:p>
          </table:table-cell>
          <table:table-cell table:formula="of:=[.H$2]*POWER([.$B111]/[.H$2];[.H$1])" office:value-type="float" office:value="109.935331103337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3"/>
          <table:table-cell table:formula="of:=[.F$2]*POWER([.$B112]/[.F$2];[.F$1])" office:value-type="float" office:value="214.305381342531" calcext:value-type="float">
            <text:p>214</text:p>
          </table:table-cell>
          <table:table-cell table:formula="of:=[.G$2]*POWER([.$B112]/[.G$2];[.G$1])" office:value-type="float" office:value="179.989713403964" calcext:value-type="float">
            <text:p>180</text:p>
          </table:table-cell>
          <table:table-cell table:formula="of:=[.H$2]*POWER([.$B112]/[.H$2];[.H$1])" office:value-type="float" office:value="111.376420907669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table:formula="of:=[.F$2]*POWER([.$B113]/[.F$2];[.F$1])" office:value-type="float" office:value="216.888558225016" calcext:value-type="float">
            <text:p>217</text:p>
          </table:table-cell>
          <table:table-cell table:formula="of:=[.G$2]*POWER([.$B113]/[.G$2];[.G$1])" office:value-type="float" office:value="182.075333248288" calcext:value-type="float">
            <text:p>182</text:p>
          </table:table-cell>
          <table:table-cell table:formula="of:=[.H$2]*POWER([.$B113]/[.H$2];[.H$1])" office:value-type="float" office:value="112.822858039118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table:formula="of:=[.F$2]*POWER([.$B114]/[.F$2];[.F$1])" office:value-type="float" office:value="219.478854646577" calcext:value-type="float">
            <text:p>219</text:p>
          </table:table-cell>
          <table:table-cell table:formula="of:=[.G$2]*POWER([.$B114]/[.G$2];[.G$1])" office:value-type="float" office:value="184.165742173114" calcext:value-type="float">
            <text:p>184</text:p>
          </table:table-cell>
          <table:table-cell table:formula="of:=[.H$2]*POWER([.$B114]/[.H$2];[.H$1])" office:value-type="float" office:value="114.274613007949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table:formula="of:=[.F$2]*POWER([.$B115]/[.F$2];[.F$1])" office:value-type="float" office:value="222.076225237959" calcext:value-type="float">
            <text:p>222</text:p>
          </table:table-cell>
          <table:table-cell table:formula="of:=[.G$2]*POWER([.$B115]/[.G$2];[.G$1])" office:value-type="float" office:value="186.260907487583" calcext:value-type="float">
            <text:p>186</text:p>
          </table:table-cell>
          <table:table-cell table:formula="of:=[.H$2]*POWER([.$B115]/[.H$2];[.H$1])" office:value-type="float" office:value="115.731656754169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table:formula="of:=[.F$2]*POWER([.$B116]/[.F$2];[.F$1])" office:value-type="float" office:value="224.680625325726" calcext:value-type="float">
            <text:p>225</text:p>
          </table:table-cell>
          <table:table-cell table:formula="of:=[.G$2]*POWER([.$B116]/[.G$2];[.G$1])" office:value-type="float" office:value="188.360797016832" calcext:value-type="float">
            <text:p>188</text:p>
          </table:table-cell>
          <table:table-cell table:formula="of:=[.H$2]*POWER([.$B116]/[.H$2];[.H$1])" office:value-type="float" office:value="117.193960637439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$2]*POWER([.$B117]/[.F$2];[.F$1])" office:value-type="float" office:value="227.292010915455" calcext:value-type="float">
            <text:p>227</text:p>
          </table:table-cell>
          <table:table-cell table:formula="of:=[.G$2]*POWER([.$B117]/[.G$2];[.G$1])" office:value-type="float" office:value="190.465379089315" calcext:value-type="float">
            <text:p>190</text:p>
          </table:table-cell>
          <table:table-cell table:formula="of:=[.H$2]*POWER([.$B117]/[.H$2];[.H$1])" office:value-type="float" office:value="118.6614964273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formula="of:=[.F$2]*POWER([.$B118]/[.F$2];[.F$1])" office:value-type="float" office:value="229.910338675495" calcext:value-type="float">
            <text:p>230</text:p>
          </table:table-cell>
          <table:table-cell table:formula="of:=[.G$2]*POWER([.$B118]/[.G$2];[.G$1])" office:value-type="float" office:value="192.574622524537" calcext:value-type="float">
            <text:p>193</text:p>
          </table:table-cell>
          <table:table-cell table:formula="of:=[.H$2]*POWER([.$B118]/[.H$2];[.H$1])" office:value-type="float" office:value="120.134236293817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formula="of:=[.F$2]*POWER([.$B119]/[.F$2];[.F$1])" office:value-type="float" office:value="232.535565921245" calcext:value-type="float">
            <text:p>233</text:p>
          </table:table-cell>
          <table:table-cell table:formula="of:=[.G$2]*POWER([.$B119]/[.G$2];[.G$1])" office:value-type="float" office:value="194.688496621195" calcext:value-type="float">
            <text:p>195</text:p>
          </table:table-cell>
          <table:table-cell table:formula="of:=[.H$2]*POWER([.$B119]/[.H$2];[.H$1])" office:value-type="float" office:value="121.612152798239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table:formula="of:=[.F$2]*POWER([.$B120]/[.F$2];[.F$1])" office:value-type="float" office:value="235.167650599945" calcext:value-type="float">
            <text:p>235</text:p>
          </table:table-cell>
          <table:table-cell table:formula="of:=[.G$2]*POWER([.$B120]/[.G$2];[.G$1])" office:value-type="float" office:value="196.806971145707" calcext:value-type="float">
            <text:p>197</text:p>
          </table:table-cell>
          <table:table-cell table:formula="of:=[.H$2]*POWER([.$B120]/[.H$2];[.H$1])" office:value-type="float" office:value="123.095218884328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formula="of:=[.F$2]*POWER([.$B121]/[.F$2];[.F$1])" office:value-type="float" office:value="237.806551275944" calcext:value-type="float">
            <text:p>238</text:p>
          </table:table-cell>
          <table:table-cell table:formula="of:=[.G$2]*POWER([.$B121]/[.G$2];[.G$1])" office:value-type="float" office:value="198.930016321112" calcext:value-type="float">
            <text:p>199</text:p>
          </table:table-cell>
          <table:table-cell table:formula="of:=[.H$2]*POWER([.$B121]/[.H$2];[.H$1])" office:value-type="float" office:value="124.58340786967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formula="of:=[.F$2]*POWER([.$B122]/[.F$2];[.F$1])" office:value-type="float" office:value="240.452227116447" calcext:value-type="float">
            <text:p>240</text:p>
          </table:table-cell>
          <table:table-cell table:formula="of:=[.G$2]*POWER([.$B122]/[.G$2];[.G$1])" office:value-type="float" office:value="201.057602816322" calcext:value-type="float">
            <text:p>201</text:p>
          </table:table-cell>
          <table:table-cell table:formula="of:=[.H$2]*POWER([.$B122]/[.H$2];[.H$1])" office:value-type="float" office:value="126.076693437397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formula="of:=[.F$2]*POWER([.$B123]/[.F$2];[.F$1])" office:value-type="float" office:value="243.104637877695" calcext:value-type="float">
            <text:p>243</text:p>
          </table:table-cell>
          <table:table-cell table:formula="of:=[.G$2]*POWER([.$B123]/[.G$2];[.G$1])" office:value-type="float" office:value="203.189701735723" calcext:value-type="float">
            <text:p>203</text:p>
          </table:table-cell>
          <table:table-cell table:formula="of:=[.H$2]*POWER([.$B123]/[.H$2];[.H$1])" office:value-type="float" office:value="127.575049628071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table:formula="of:=[.F$2]*POWER([.$B124]/[.F$2];[.F$1])" office:value-type="float" office:value="245.763743891589" calcext:value-type="float">
            <text:p>246</text:p>
          </table:table-cell>
          <table:table-cell table:formula="of:=[.G$2]*POWER([.$B124]/[.G$2];[.G$1])" office:value-type="float" office:value="205.326284609099" calcext:value-type="float">
            <text:p>205</text:p>
          </table:table-cell>
          <table:table-cell table:formula="of:=[.H$2]*POWER([.$B124]/[.H$2];[.H$1])" office:value-type="float" office:value="129.078450831908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formula="of:=[.F$2]*POWER([.$B125]/[.F$2];[.F$1])" office:value-type="float" office:value="248.42950605272" calcext:value-type="float">
            <text:p>248</text:p>
          </table:table-cell>
          <table:table-cell table:formula="of:=[.G$2]*POWER([.$B125]/[.G$2];[.G$1])" office:value-type="float" office:value="207.467323381871" calcext:value-type="float">
            <text:p>207</text:p>
          </table:table-cell>
          <table:table-cell table:formula="of:=[.H$2]*POWER([.$B125]/[.H$2];[.H$1])" office:value-type="float" office:value="130.586871781166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table:formula="of:=[.F$2]*POWER([.$B126]/[.F$2];[.F$1])" office:value-type="float" office:value="251.101885805792" calcext:value-type="float">
            <text:p>251</text:p>
          </table:table-cell>
          <table:table-cell table:formula="of:=[.G$2]*POWER([.$B126]/[.G$2];[.G$1])" office:value-type="float" office:value="209.612790405644" calcext:value-type="float">
            <text:p>210</text:p>
          </table:table-cell>
          <table:table-cell table:formula="of:=[.H$2]*POWER([.$B126]/[.H$2];[.H$1])" office:value-type="float" office:value="132.100287542785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[.F$2]*POWER([.$B127]/[.F$2];[.F$1])" office:value-type="float" office:value="253.780845133438" calcext:value-type="float">
            <text:p>254</text:p>
          </table:table-cell>
          <table:table-cell table:formula="of:=[.G$2]*POWER([.$B127]/[.G$2];[.G$1])" office:value-type="float" office:value="211.762658429039" calcext:value-type="float">
            <text:p>212</text:p>
          </table:table-cell>
          <table:table-cell table:formula="of:=[.H$2]*POWER([.$B127]/[.H$2];[.H$1])" office:value-type="float" office:value="133.618673511247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table:formula="of:=[.F$2]*POWER([.$B128]/[.F$2];[.F$1])" office:value-type="float" office:value="256.466346544391" calcext:value-type="float">
            <text:p>256</text:p>
          </table:table-cell>
          <table:table-cell table:formula="of:=[.G$2]*POWER([.$B128]/[.G$2];[.G$1])" office:value-type="float" office:value="213.916900588807" calcext:value-type="float">
            <text:p>214</text:p>
          </table:table-cell>
          <table:table-cell table:formula="of:=[.H$2]*POWER([.$B128]/[.H$2];[.H$1])" office:value-type="float" office:value="135.142005401636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table:formula="of:=[.F$2]*POWER([.$B129]/[.F$2];[.F$1])" office:value-type="float" office:value="259.158353062021" calcext:value-type="float">
            <text:p>259</text:p>
          </table:table-cell>
          <table:table-cell table:formula="of:=[.G$2]*POWER([.$B129]/[.G$2];[.G$1])" office:value-type="float" office:value="216.075490401213" calcext:value-type="float">
            <text:p>216</text:p>
          </table:table-cell>
          <table:table-cell table:formula="of:=[.H$2]*POWER([.$B129]/[.H$2];[.H$1])" office:value-type="float" office:value="136.67025924291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formula="of:=[.F$2]*POWER([.$B130]/[.F$2];[.F$1])" office:value-type="float" office:value="261.856828213198" calcext:value-type="float">
            <text:p>262</text:p>
          </table:table-cell>
          <table:table-cell table:formula="of:=[.G$2]*POWER([.$B130]/[.G$2];[.G$1])" office:value-type="float" office:value="218.238401753679" calcext:value-type="float">
            <text:p>218</text:p>
          </table:table-cell>
          <table:table-cell table:formula="of:=[.H$2]*POWER([.$B130]/[.H$2];[.H$1])" office:value-type="float" office:value="138.203411371354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table:formula="of:=[.F$2]*POWER([.$B131]/[.F$2];[.F$1])" office:value-type="float" office:value="264.561736017494" calcext:value-type="float">
            <text:p>265</text:p>
          </table:table-cell>
          <table:table-cell table:formula="of:=[.G$2]*POWER([.$B131]/[.G$2];[.G$1])" office:value-type="float" office:value="220.405608896671" calcext:value-type="float">
            <text:p>220</text:p>
          </table:table-cell>
          <table:table-cell table:formula="of:=[.H$2]*POWER([.$B131]/[.H$2];[.H$1])" office:value-type="float" office:value="139.741438424236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table:formula="of:=[.F$2]*POWER([.$B132]/[.F$2];[.F$1])" office:value-type="float" office:value="267.273040976694" calcext:value-type="float">
            <text:p>267</text:p>
          </table:table-cell>
          <table:table-cell table:formula="of:=[.G$2]*POWER([.$B132]/[.G$2];[.G$1])" office:value-type="float" office:value="222.577086435836" calcext:value-type="float">
            <text:p>223</text:p>
          </table:table-cell>
          <table:table-cell table:formula="of:=[.H$2]*POWER([.$B132]/[.H$2];[.H$1])" office:value-type="float" office:value="141.284317333628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formula="of:=[.F$2]*POWER([.$B133]/[.F$2];[.F$1])" office:value-type="float" office:value="269.99070806461" calcext:value-type="float">
            <text:p>270</text:p>
          </table:table-cell>
          <table:table-cell table:formula="of:=[.G$2]*POWER([.$B133]/[.G$2];[.G$1])" office:value-type="float" office:value="224.752809324356" calcext:value-type="float">
            <text:p>225</text:p>
          </table:table-cell>
          <table:table-cell table:formula="of:=[.H$2]*POWER([.$B133]/[.H$2];[.H$1])" office:value-type="float" office:value="142.832025320416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table:formula="of:=[.F$2]*POWER([.$B134]/[.F$2];[.F$1])" office:value-type="float" office:value="272.714702717195" calcext:value-type="float">
            <text:p>273</text:p>
          </table:table-cell>
          <table:table-cell table:formula="of:=[.G$2]*POWER([.$B134]/[.G$2];[.G$1])" office:value-type="float" office:value="226.93275285554" calcext:value-type="float">
            <text:p>227</text:p>
          </table:table-cell>
          <table:table-cell table:formula="of:=[.H$2]*POWER([.$B134]/[.H$2];[.H$1])" office:value-type="float" office:value="144.384539888462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table:formula="of:=[.F$2]*POWER([.$B135]/[.F$2];[.F$1])" office:value-type="float" office:value="275.444990822926" calcext:value-type="float">
            <text:p>275</text:p>
          </table:table-cell>
          <table:table-cell table:formula="of:=[.G$2]*POWER([.$B135]/[.G$2];[.G$1])" office:value-type="float" office:value="229.116892655614" calcext:value-type="float">
            <text:p>229</text:p>
          </table:table-cell>
          <table:table-cell table:formula="of:=[.H$2]*POWER([.$B135]/[.H$2];[.H$1])" office:value-type="float" office:value="145.941838818939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table:formula="of:=[.F$2]*POWER([.$B136]/[.F$2];[.F$1])" office:value-type="float" office:value="278.18153871347" calcext:value-type="float">
            <text:p>278</text:p>
          </table:table-cell>
          <table:table-cell table:formula="of:=[.G$2]*POWER([.$B136]/[.G$2];[.G$1])" office:value-type="float" office:value="231.30520467673" calcext:value-type="float">
            <text:p>231</text:p>
          </table:table-cell>
          <table:table-cell table:formula="of:=[.H$2]*POWER([.$B136]/[.H$2];[.H$1])" office:value-type="float" office:value="147.503900164819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table:formula="of:=[.F$2]*POWER([.$B137]/[.F$2];[.F$1])" office:value-type="float" office:value="280.92431315461" calcext:value-type="float">
            <text:p>281</text:p>
          </table:table-cell>
          <table:table-cell table:formula="of:=[.G$2]*POWER([.$B137]/[.G$2];[.G$1])" office:value-type="float" office:value="233.497665190167" calcext:value-type="float">
            <text:p>233</text:p>
          </table:table-cell>
          <table:table-cell table:formula="of:=[.H$2]*POWER([.$B137]/[.H$2];[.H$1])" office:value-type="float" office:value="149.070702245511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table:formula="of:=[.F$2]*POWER([.$B138]/[.F$2];[.F$1])" office:value-type="float" office:value="283.673281337417" calcext:value-type="float">
            <text:p>284</text:p>
          </table:table-cell>
          <table:table-cell table:formula="of:=[.G$2]*POWER([.$B138]/[.G$2];[.G$1])" office:value-type="float" office:value="235.694250779728" calcext:value-type="float">
            <text:p>236</text:p>
          </table:table-cell>
          <table:table-cell table:formula="of:=[.H$2]*POWER([.$B138]/[.H$2];[.H$1])" office:value-type="float" office:value="150.642223641643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formula="of:=[.F$2]*POWER([.$B139]/[.F$2];[.F$1])" office:value-type="float" office:value="286.428410869675" calcext:value-type="float">
            <text:p>286</text:p>
          </table:table-cell>
          <table:table-cell table:formula="of:=[.G$2]*POWER([.$B139]/[.G$2];[.G$1])" office:value-type="float" office:value="237.894938335318" calcext:value-type="float">
            <text:p>238</text:p>
          </table:table-cell>
          <table:table-cell table:formula="of:=[.H$2]*POWER([.$B139]/[.H$2];[.H$1])" office:value-type="float" office:value="152.218443189985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table:formula="of:=[.F$2]*POWER([.$B140]/[.F$2];[.F$1])" office:value-type="float" office:value="289.189669767533" calcext:value-type="float">
            <text:p>289</text:p>
          </table:table-cell>
          <table:table-cell table:formula="of:=[.G$2]*POWER([.$B140]/[.G$2];[.G$1])" office:value-type="float" office:value="240.099705046705" calcext:value-type="float">
            <text:p>240</text:p>
          </table:table-cell>
          <table:table-cell table:formula="of:=[.H$2]*POWER([.$B140]/[.H$2];[.H$1])" office:value-type="float" office:value="153.799339978512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table:formula="of:=[.F$2]*POWER([.$B141]/[.F$2];[.F$1])" office:value-type="float" office:value="291.957026447393" calcext:value-type="float">
            <text:p>292</text:p>
          </table:table-cell>
          <table:table-cell table:formula="of:=[.G$2]*POWER([.$B141]/[.G$2];[.G$1])" office:value-type="float" office:value="242.308528397449" calcext:value-type="float">
            <text:p>242</text:p>
          </table:table-cell>
          <table:table-cell table:formula="of:=[.H$2]*POWER([.$B141]/[.H$2];[.H$1])" office:value-type="float" office:value="155.384893341592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table:formula="of:=[.F$2]*POWER([.$B142]/[.F$2];[.F$1])" office:value-type="float" office:value="294.730449718011" calcext:value-type="float">
            <text:p>295</text:p>
          </table:table-cell>
          <table:table-cell table:formula="of:=[.G$2]*POWER([.$B142]/[.G$2];[.G$1])" office:value-type="float" office:value="244.521386158996" calcext:value-type="float">
            <text:p>245</text:p>
          </table:table-cell>
          <table:table-cell table:formula="of:=[.H$2]*POWER([.$B142]/[.H$2];[.H$1])" office:value-type="float" office:value="156.975082855301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table:formula="of:=[.F$2]*POWER([.$B143]/[.F$2];[.F$1])" office:value-type="float" office:value="297.50990877281" calcext:value-type="float">
            <text:p>298</text:p>
          </table:table-cell>
          <table:table-cell table:formula="of:=[.G$2]*POWER([.$B143]/[.G$2];[.G$1])" office:value-type="float" office:value="246.738256384945" calcext:value-type="float">
            <text:p>247</text:p>
          </table:table-cell>
          <table:table-cell table:formula="of:=[.H$2]*POWER([.$B143]/[.H$2];[.H$1])" office:value-type="float" office:value="158.569888332866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table:formula="of:=[.F$2]*POWER([.$B144]/[.F$2];[.F$1])" office:value-type="float" office:value="300.295373182403" calcext:value-type="float">
            <text:p>300</text:p>
          </table:table-cell>
          <table:table-cell table:formula="of:=[.G$2]*POWER([.$B144]/[.G$2];[.G$1])" office:value-type="float" office:value="248.959117405449" calcext:value-type="float">
            <text:p>249</text:p>
          </table:table-cell>
          <table:table-cell table:formula="of:=[.H$2]*POWER([.$B144]/[.H$2];[.H$1])" office:value-type="float" office:value="160.169289820221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table:formula="of:=[.F$2]*POWER([.$B145]/[.F$2];[.F$1])" office:value-type="float" office:value="303.086812887306" calcext:value-type="float">
            <text:p>303</text:p>
          </table:table-cell>
          <table:table-cell table:formula="of:=[.G$2]*POWER([.$B145]/[.G$2];[.G$1])" office:value-type="float" office:value="251.183947821788" calcext:value-type="float">
            <text:p>251</text:p>
          </table:table-cell>
          <table:table-cell table:formula="of:=[.H$2]*POWER([.$B145]/[.H$2];[.H$1])" office:value-type="float" office:value="161.773267591679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table:formula="of:=[.F$2]*POWER([.$B146]/[.F$2];[.F$1])" office:value-type="float" office:value="305.884198190853" calcext:value-type="float">
            <text:p>306</text:p>
          </table:table-cell>
          <table:table-cell table:formula="of:=[.G$2]*POWER([.$B146]/[.G$2];[.G$1])" office:value-type="float" office:value="253.412726501068" calcext:value-type="float">
            <text:p>253</text:p>
          </table:table-cell>
          <table:table-cell table:formula="of:=[.H$2]*POWER([.$B146]/[.H$2];[.H$1])" office:value-type="float" office:value="163.38180214571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table:formula="of:=[.F$2]*POWER([.$B147]/[.F$2];[.F$1])" office:value-type="float" office:value="308.687499752286" calcext:value-type="float">
            <text:p>309</text:p>
          </table:table-cell>
          <table:table-cell table:formula="of:=[.G$2]*POWER([.$B147]/[.G$2];[.G$1])" office:value-type="float" office:value="255.645432571074" calcext:value-type="float">
            <text:p>256</text:p>
          </table:table-cell>
          <table:table-cell table:formula="of:=[.H$2]*POWER([.$B147]/[.H$2];[.H$1])" office:value-type="float" office:value="164.994874200848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table:formula="of:=[.F$2]*POWER([.$B148]/[.F$2];[.F$1])" office:value-type="float" office:value="311.496688580026" calcext:value-type="float">
            <text:p>311</text:p>
          </table:table-cell>
          <table:table-cell table:formula="of:=[.G$2]*POWER([.$B148]/[.G$2];[.G$1])" office:value-type="float" office:value="257.882045415249" calcext:value-type="float">
            <text:p>258</text:p>
          </table:table-cell>
          <table:table-cell table:formula="of:=[.H$2]*POWER([.$B148]/[.H$2];[.H$1])" office:value-type="float" office:value="166.612464691654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formula="of:=[.F$2]*POWER([.$B149]/[.F$2];[.F$1])" office:value-type="float" office:value="314.311736025124" calcext:value-type="float">
            <text:p>314</text:p>
          </table:table-cell>
          <table:table-cell table:formula="of:=[.G$2]*POWER([.$B149]/[.G$2];[.G$1])" office:value-type="float" office:value="260.122544667809" calcext:value-type="float">
            <text:p>260</text:p>
          </table:table-cell>
          <table:table-cell table:formula="of:=[.H$2]*POWER([.$B149]/[.H$2];[.H$1])" office:value-type="float" office:value="168.23455476483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table:formula="of:=[.F$2]*POWER([.$B150]/[.F$2];[.F$1])" office:value-type="float" office:value="317.132613774871" calcext:value-type="float">
            <text:p>317</text:p>
          </table:table-cell>
          <table:table-cell table:formula="of:=[.G$2]*POWER([.$B150]/[.G$2];[.G$1])" office:value-type="float" office:value="262.366910208982" calcext:value-type="float">
            <text:p>262</text:p>
          </table:table-cell>
          <table:table-cell table:formula="of:=[.H$2]*POWER([.$B150]/[.H$2];[.H$1])" office:value-type="float" office:value="169.861125775437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formula="of:=[.F$2]*POWER([.$B151]/[.F$2];[.F$1])" office:value-type="float" office:value="319.959293846572" calcext:value-type="float">
            <text:p>320</text:p>
          </table:table-cell>
          <table:table-cell table:formula="of:=[.G$2]*POWER([.$B151]/[.G$2];[.G$1])" office:value-type="float" office:value="264.61512216037" calcext:value-type="float">
            <text:p>265</text:p>
          </table:table-cell>
          <table:table-cell table:formula="of:=[.H$2]*POWER([.$B151]/[.H$2];[.H$1])" office:value-type="float" office:value="171.492159283102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table:formula="of:=[.F$2]*POWER([.$B152]/[.F$2];[.F$1])" office:value-type="float" office:value="322.79174858148" calcext:value-type="float">
            <text:p>323</text:p>
          </table:table-cell>
          <table:table-cell table:formula="of:=[.G$2]*POWER([.$B152]/[.G$2];[.G$1])" office:value-type="float" office:value="266.867160880431" calcext:value-type="float">
            <text:p>267</text:p>
          </table:table-cell>
          <table:table-cell table:formula="of:=[.H$2]*POWER([.$B152]/[.H$2];[.H$1])" office:value-type="float" office:value="173.127637048471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3"/>
          <table:table-cell table:formula="of:=[.F$2]*POWER([.$B153]/[.F$2];[.F$1])" office:value-type="float" office:value="325.629950638882" calcext:value-type="float">
            <text:p>326</text:p>
          </table:table-cell>
          <table:table-cell table:formula="of:=[.G$2]*POWER([.$B153]/[.G$2];[.G$1])" office:value-type="float" office:value="269.123006960069" calcext:value-type="float">
            <text:p>269</text:p>
          </table:table-cell>
          <table:table-cell table:formula="of:=[.H$2]*POWER([.$B153]/[.H$2];[.H$1])" office:value-type="float" office:value="174.767541029638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formula="of:=[.F$2]*POWER([.$B154]/[.F$2];[.F$1])" office:value-type="float" office:value="328.473872990326" calcext:value-type="float">
            <text:p>328</text:p>
          </table:table-cell>
          <table:table-cell table:formula="of:=[.G$2]*POWER([.$B154]/[.G$2];[.G$1])" office:value-type="float" office:value="271.38264121835" calcext:value-type="float">
            <text:p>271</text:p>
          </table:table-cell>
          <table:table-cell table:formula="of:=[.H$2]*POWER([.$B154]/[.H$2];[.H$1])" office:value-type="float" office:value="176.411853378701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/>
          <table:table-cell table:formula="of:=[.F$2]*POWER([.$B155]/[.F$2];[.F$1])" office:value-type="float" office:value="331.323488913995" calcext:value-type="float">
            <text:p>331</text:p>
          </table:table-cell>
          <table:table-cell table:formula="of:=[.G$2]*POWER([.$B155]/[.G$2];[.G$1])" office:value-type="float" office:value="273.646044698303" calcext:value-type="float">
            <text:p>274</text:p>
          </table:table-cell>
          <table:table-cell table:formula="of:=[.H$2]*POWER([.$B155]/[.H$2];[.H$1])" office:value-type="float" office:value="178.060556438393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table:formula="of:=[.F$2]*POWER([.$B156]/[.F$2];[.F$1])" office:value-type="float" office:value="334.178771989223" calcext:value-type="float">
            <text:p>334</text:p>
          </table:table-cell>
          <table:table-cell table:formula="of:=[.G$2]*POWER([.$B156]/[.G$2];[.G$1])" office:value-type="float" office:value="275.913198662848" calcext:value-type="float">
            <text:p>276</text:p>
          </table:table-cell>
          <table:table-cell table:formula="of:=[.H$2]*POWER([.$B156]/[.H$2];[.H$1])" office:value-type="float" office:value="179.713632738797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table:formula="of:=[.F$2]*POWER([.$B157]/[.F$2];[.F$1])" office:value-type="float" office:value="337.039696091133" calcext:value-type="float">
            <text:p>337</text:p>
          </table:table-cell>
          <table:table-cell table:formula="of:=[.G$2]*POWER([.$B157]/[.G$2];[.G$1])" office:value-type="float" office:value="278.184084590809" calcext:value-type="float">
            <text:p>278</text:p>
          </table:table-cell>
          <table:table-cell table:formula="of:=[.H$2]*POWER([.$B157]/[.H$2];[.H$1])" office:value-type="float" office:value="181.371064994135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table:formula="of:=[.F$2]*POWER([.$B158]/[.F$2];[.F$1])" office:value-type="float" office:value="339.906235385419" calcext:value-type="float">
            <text:p>340</text:p>
          </table:table-cell>
          <table:table-cell table:formula="of:=[.G$2]*POWER([.$B158]/[.G$2];[.G$1])" office:value-type="float" office:value="280.458684173032" calcext:value-type="float">
            <text:p>280</text:p>
          </table:table-cell>
          <table:table-cell table:formula="of:=[.H$2]*POWER([.$B158]/[.H$2];[.H$1])" office:value-type="float" office:value="183.032836099639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table:formula="of:=[.F$2]*POWER([.$B159]/[.F$2];[.F$1])" office:value-type="float" office:value="342.778364323242" calcext:value-type="float">
            <text:p>343</text:p>
          </table:table-cell>
          <table:table-cell table:formula="of:=[.G$2]*POWER([.$B159]/[.G$2];[.G$1])" office:value-type="float" office:value="282.736979308596" calcext:value-type="float">
            <text:p>283</text:p>
          </table:table-cell>
          <table:table-cell table:formula="of:=[.H$2]*POWER([.$B159]/[.H$2];[.H$1])" office:value-type="float" office:value="184.698929128484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table:formula="of:=[.F$2]*POWER([.$B160]/[.F$2];[.F$1])" office:value-type="float" office:value="345.656057636253" calcext:value-type="float">
            <text:p>346</text:p>
          </table:table-cell>
          <table:table-cell table:formula="of:=[.G$2]*POWER([.$B160]/[.G$2];[.G$1])" office:value-type="float" office:value="285.018952101111" calcext:value-type="float">
            <text:p>285</text:p>
          </table:table-cell>
          <table:table-cell table:formula="of:=[.H$2]*POWER([.$B160]/[.H$2];[.H$1])" office:value-type="float" office:value="186.369327328805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$2]*POWER([.$B161]/[.F$2];[.F$1])" office:value-type="float" office:value="348.539290331734" calcext:value-type="float">
            <text:p>349</text:p>
          </table:table-cell>
          <table:table-cell table:formula="of:=[.G$2]*POWER([.$B161]/[.G$2];[.G$1])" office:value-type="float" office:value="287.304584855118" calcext:value-type="float">
            <text:p>287</text:p>
          </table:table-cell>
          <table:table-cell table:formula="of:=[.H$2]*POWER([.$B161]/[.H$2];[.H$1])" office:value-type="float" office:value="188.044014120777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table:formula="of:=[.F$2]*POWER([.$B162]/[.F$2];[.F$1])" office:value-type="float" office:value="351.428037687855" calcext:value-type="float">
            <text:p>351</text:p>
          </table:table-cell>
          <table:table-cell table:formula="of:=[.G$2]*POWER([.$B162]/[.G$2];[.G$1])" office:value-type="float" office:value="289.593860072558" calcext:value-type="float">
            <text:p>290</text:p>
          </table:table-cell>
          <table:table-cell table:formula="of:=[.H$2]*POWER([.$B162]/[.H$2];[.H$1])" office:value-type="float" office:value="189.722973093758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table:formula="of:=[.F$2]*POWER([.$B163]/[.F$2];[.F$1])" office:value-type="float" office:value="354.322275249037" calcext:value-type="float">
            <text:p>354</text:p>
          </table:table-cell>
          <table:table-cell table:formula="of:=[.G$2]*POWER([.$B163]/[.G$2];[.G$1])" office:value-type="float" office:value="291.886760449338" calcext:value-type="float">
            <text:p>292</text:p>
          </table:table-cell>
          <table:table-cell table:formula="of:=[.H$2]*POWER([.$B163]/[.H$2];[.H$1])" office:value-type="float" office:value="191.406188003504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table:formula="of:=[.F$2]*POWER([.$B164]/[.F$2];[.F$1])" office:value-type="float" office:value="357.221978821429" calcext:value-type="float">
            <text:p>357</text:p>
          </table:table-cell>
          <table:table-cell table:formula="of:=[.G$2]*POWER([.$B164]/[.G$2];[.G$1])" office:value-type="float" office:value="294.183268871974" calcext:value-type="float">
            <text:p>294</text:p>
          </table:table-cell>
          <table:table-cell table:formula="of:=[.H$2]*POWER([.$B164]/[.H$2];[.H$1])" office:value-type="float" office:value="193.093642769445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table:formula="of:=[.F$2]*POWER([.$B165]/[.F$2];[.F$1])" office:value-type="float" office:value="360.127124468486" calcext:value-type="float">
            <text:p>360</text:p>
          </table:table-cell>
          <table:table-cell table:formula="of:=[.G$2]*POWER([.$B165]/[.G$2];[.G$1])" office:value-type="float" office:value="296.483368414309" calcext:value-type="float">
            <text:p>296</text:p>
          </table:table-cell>
          <table:table-cell table:formula="of:=[.H$2]*POWER([.$B165]/[.H$2];[.H$1])" office:value-type="float" office:value="194.785321472022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/>
          <table:table-cell table:formula="of:=[.F$2]*POWER([.$B166]/[.F$2];[.F$1])" office:value-type="float" office:value="363.037688506649" calcext:value-type="float">
            <text:p>363</text:p>
          </table:table-cell>
          <table:table-cell table:formula="of:=[.G$2]*POWER([.$B166]/[.G$2];[.G$1])" office:value-type="float" office:value="298.787042334314" calcext:value-type="float">
            <text:p>299</text:p>
          </table:table-cell>
          <table:table-cell table:formula="of:=[.H$2]*POWER([.$B166]/[.H$2];[.H$1])" office:value-type="float" office:value="196.481208350081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table:formula="of:=[.F$2]*POWER([.$B167]/[.F$2];[.F$1])" office:value-type="float" office:value="365.953647501128" calcext:value-type="float">
            <text:p>366</text:p>
          </table:table-cell>
          <table:table-cell table:formula="of:=[.G$2]*POWER([.$B167]/[.G$2];[.G$1])" office:value-type="float" office:value="301.094274070958" calcext:value-type="float">
            <text:p>301</text:p>
          </table:table-cell>
          <table:table-cell table:formula="of:=[.H$2]*POWER([.$B167]/[.H$2];[.H$1])" office:value-type="float" office:value="198.181287798331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table:formula="of:=[.F$2]*POWER([.$B168]/[.F$2];[.F$1])" office:value-type="float" office:value="368.87497826177" calcext:value-type="float">
            <text:p>369</text:p>
          </table:table-cell>
          <table:table-cell table:formula="of:=[.G$2]*POWER([.$B168]/[.G$2];[.G$1])" office:value-type="float" office:value="303.405047241153" calcext:value-type="float">
            <text:p>303</text:p>
          </table:table-cell>
          <table:table-cell table:formula="of:=[.H$2]*POWER([.$B168]/[.H$2];[.H$1])" office:value-type="float" office:value="199.885544364852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table:formula="of:=[.F$2]*POWER([.$B169]/[.F$2];[.F$1])" office:value-type="float" office:value="371.801657839038" calcext:value-type="float">
            <text:p>372</text:p>
          </table:table-cell>
          <table:table-cell table:formula="of:=[.G$2]*POWER([.$B169]/[.G$2];[.G$1])" office:value-type="float" office:value="305.719345636765" calcext:value-type="float">
            <text:p>306</text:p>
          </table:table-cell>
          <table:table-cell table:formula="of:=[.H$2]*POWER([.$B169]/[.H$2];[.H$1])" office:value-type="float" office:value="201.59396274866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table:formula="of:=[.F$2]*POWER([.$B170]/[.F$2];[.F$1])" office:value-type="float" office:value="374.733663520061" calcext:value-type="float">
            <text:p>375</text:p>
          </table:table-cell>
          <table:table-cell table:formula="of:=[.G$2]*POWER([.$B170]/[.G$2];[.G$1])" office:value-type="float" office:value="308.0371532217" calcext:value-type="float">
            <text:p>308</text:p>
          </table:table-cell>
          <table:table-cell table:formula="of:=[.H$2]*POWER([.$B170]/[.H$2];[.H$1])" office:value-type="float" office:value="203.30652779733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table:formula="of:=[.F$2]*POWER([.$B171]/[.F$2];[.F$1])" office:value-type="float" office:value="377.670972824786" calcext:value-type="float">
            <text:p>378</text:p>
          </table:table-cell>
          <table:table-cell table:formula="of:=[.G$2]*POWER([.$B171]/[.G$2];[.G$1])" office:value-type="float" office:value="310.358454129051" calcext:value-type="float">
            <text:p>310</text:p>
          </table:table-cell>
          <table:table-cell table:formula="of:=[.H$2]*POWER([.$B171]/[.H$2];[.H$1])" office:value-type="float" office:value="205.023224504667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formula="of:=[.F$2]*POWER([.$B172]/[.F$2];[.F$1])" office:value-type="float" office:value="380.613563502207" calcext:value-type="float">
            <text:p>381</text:p>
          </table:table-cell>
          <table:table-cell table:formula="of:=[.G$2]*POWER([.$B172]/[.G$2];[.G$1])" office:value-type="float" office:value="312.683232658305" calcext:value-type="float">
            <text:p>313</text:p>
          </table:table-cell>
          <table:table-cell table:formula="of:=[.H$2]*POWER([.$B172]/[.H$2];[.H$1])" office:value-type="float" office:value="206.744038008411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formula="of:=[.F$2]*POWER([.$B173]/[.F$2];[.F$1])" office:value-type="float" office:value="383.561413526685" calcext:value-type="float">
            <text:p>384</text:p>
          </table:table-cell>
          <table:table-cell table:formula="of:=[.G$2]*POWER([.$B173]/[.G$2];[.G$1])" office:value-type="float" office:value="315.011473272625" calcext:value-type="float">
            <text:p>315</text:p>
          </table:table-cell>
          <table:table-cell table:formula="of:=[.H$2]*POWER([.$B173]/[.H$2];[.H$1])" office:value-type="float" office:value="208.46895358802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F$2]*POWER([.$B174]/[.F$2];[.F$1])" office:value-type="float" office:value="386.51450109434" calcext:value-type="float">
            <text:p>387</text:p>
          </table:table-cell>
          <table:table-cell table:formula="of:=[.G$2]*POWER([.$B174]/[.G$2];[.G$1])" office:value-type="float" office:value="317.343160596177" calcext:value-type="float">
            <text:p>317</text:p>
          </table:table-cell>
          <table:table-cell table:formula="of:=[.H$2]*POWER([.$B174]/[.H$2];[.H$1])" office:value-type="float" office:value="210.197956662517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table:formula="of:=[.F$2]*POWER([.$B175]/[.F$2];[.F$1])" office:value-type="float" office:value="389.472804619527" calcext:value-type="float">
            <text:p>389</text:p>
          </table:table-cell>
          <table:table-cell table:formula="of:=[.G$2]*POWER([.$B175]/[.G$2];[.G$1])" office:value-type="float" office:value="319.678279411529" calcext:value-type="float">
            <text:p>320</text:p>
          </table:table-cell>
          <table:table-cell table:formula="of:=[.H$2]*POWER([.$B175]/[.H$2];[.H$1])" office:value-type="float" office:value="211.931032788271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table:formula="of:=[.F$2]*POWER([.$B176]/[.F$2];[.F$1])" office:value-type="float" office:value="392.436302731387" calcext:value-type="float">
            <text:p>392</text:p>
          </table:table-cell>
          <table:table-cell table:formula="of:=[.G$2]*POWER([.$B176]/[.G$2];[.G$1])" office:value-type="float" office:value="322.016814657098" calcext:value-type="float">
            <text:p>322</text:p>
          </table:table-cell>
          <table:table-cell table:formula="of:=[.H$2]*POWER([.$B176]/[.H$2];[.H$1])" office:value-type="float" office:value="213.66816765699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3"/>
          <table:table-cell table:formula="of:=[.F$2]*POWER([.$B177]/[.F$2];[.F$1])" office:value-type="float" office:value="395.404974270476" calcext:value-type="float">
            <text:p>395</text:p>
          </table:table-cell>
          <table:table-cell table:formula="of:=[.G$2]*POWER([.$B177]/[.G$2];[.G$1])" office:value-type="float" office:value="324.358751424659" calcext:value-type="float">
            <text:p>324</text:p>
          </table:table-cell>
          <table:table-cell table:formula="of:=[.H$2]*POWER([.$B177]/[.H$2];[.H$1])" office:value-type="float" office:value="215.409347093634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table:formula="of:=[.F$2]*POWER([.$B178]/[.F$2];[.F$1])" office:value-type="float" office:value="398.378798285455" calcext:value-type="float">
            <text:p>398</text:p>
          </table:table-cell>
          <table:table-cell table:formula="of:=[.G$2]*POWER([.$B178]/[.G$2];[.G$1])" office:value-type="float" office:value="326.704074956906" calcext:value-type="float">
            <text:p>327</text:p>
          </table:table-cell>
          <table:table-cell table:formula="of:=[.H$2]*POWER([.$B178]/[.H$2];[.H$1])" office:value-type="float" office:value="217.154557054412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formula="of:=[.F$2]*POWER([.$B179]/[.F$2];[.F$1])" office:value-type="float" office:value="401.357754029864" calcext:value-type="float">
            <text:p>401</text:p>
          </table:table-cell>
          <table:table-cell table:formula="of:=[.G$2]*POWER([.$B179]/[.G$2];[.G$1])" office:value-type="float" office:value="329.052770645059" calcext:value-type="float">
            <text:p>329</text:p>
          </table:table-cell>
          <table:table-cell table:formula="of:=[.H$2]*POWER([.$B179]/[.H$2];[.H$1])" office:value-type="float" office:value="218.903783624824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table:formula="of:=[.F$2]*POWER([.$B180]/[.F$2];[.F$1])" office:value-type="float" office:value="404.341820958956" calcext:value-type="float">
            <text:p>404</text:p>
          </table:table-cell>
          <table:table-cell table:formula="of:=[.G$2]*POWER([.$B180]/[.G$2];[.G$1])" office:value-type="float" office:value="331.404824026538" calcext:value-type="float">
            <text:p>331</text:p>
          </table:table-cell>
          <table:table-cell table:formula="of:=[.H$2]*POWER([.$B180]/[.H$2];[.H$1])" office:value-type="float" office:value="220.657013017736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3"/>
          <table:table-cell table:formula="of:=[.F$2]*POWER([.$B181]/[.F$2];[.F$1])" office:value-type="float" office:value="407.330978726602" calcext:value-type="float">
            <text:p>407</text:p>
          </table:table-cell>
          <table:table-cell table:formula="of:=[.G$2]*POWER([.$B181]/[.G$2];[.G$1])" office:value-type="float" office:value="333.760220782668" calcext:value-type="float">
            <text:p>334</text:p>
          </table:table-cell>
          <table:table-cell table:formula="of:=[.H$2]*POWER([.$B181]/[.H$2];[.H$1])" office:value-type="float" office:value="222.414231571495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table:formula="of:=[.F$2]*POWER([.$B182]/[.F$2];[.F$1])" office:value-type="float" office:value="410.325207182254" calcext:value-type="float">
            <text:p>410</text:p>
          </table:table-cell>
          <table:table-cell table:formula="of:=[.G$2]*POWER([.$B182]/[.G$2];[.G$1])" office:value-type="float" office:value="336.118946736447" calcext:value-type="float">
            <text:p>336</text:p>
          </table:table-cell>
          <table:table-cell table:formula="of:=[.H$2]*POWER([.$B182]/[.H$2];[.H$1])" office:value-type="float" office:value="224.175425748088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3"/>
          <table:table-cell table:formula="of:=[.F$2]*POWER([.$B183]/[.F$2];[.F$1])" office:value-type="float" office:value="413.32448636798" calcext:value-type="float">
            <text:p>413</text:p>
          </table:table-cell>
          <table:table-cell table:formula="of:=[.G$2]*POWER([.$B183]/[.G$2];[.G$1])" office:value-type="float" office:value="338.480987850352" calcext:value-type="float">
            <text:p>338</text:p>
          </table:table-cell>
          <table:table-cell table:formula="of:=[.H$2]*POWER([.$B183]/[.H$2];[.H$1])" office:value-type="float" office:value="225.940582131327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table:formula="of:=[.F$2]*POWER([.$B184]/[.F$2];[.F$1])" office:value-type="float" office:value="416.328796515555" calcext:value-type="float">
            <text:p>416</text:p>
          </table:table-cell>
          <table:table-cell table:formula="of:=[.G$2]*POWER([.$B184]/[.G$2];[.G$1])" office:value-type="float" office:value="340.846330224198" calcext:value-type="float">
            <text:p>341</text:p>
          </table:table-cell>
          <table:table-cell table:formula="of:=[.H$2]*POWER([.$B184]/[.H$2];[.H$1])" office:value-type="float" office:value="227.709687425085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table:formula="of:=[.F$2]*POWER([.$B185]/[.F$2];[.F$1])" office:value-type="float" office:value="419.338118043612" calcext:value-type="float">
            <text:p>419</text:p>
          </table:table-cell>
          <table:table-cell table:formula="of:=[.G$2]*POWER([.$B185]/[.G$2];[.G$1])" office:value-type="float" office:value="343.214960093037" calcext:value-type="float">
            <text:p>343</text:p>
          </table:table-cell>
          <table:table-cell table:formula="of:=[.H$2]*POWER([.$B185]/[.H$2];[.H$1])" office:value-type="float" office:value="229.482728451553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table:formula="of:=[.F$2]*POWER([.$B186]/[.F$2];[.F$1])" office:value-type="float" office:value="422.352431554852" calcext:value-type="float">
            <text:p>422</text:p>
          </table:table-cell>
          <table:table-cell table:formula="of:=[.G$2]*POWER([.$B186]/[.G$2];[.G$1])" office:value-type="float" office:value="345.586863825101" calcext:value-type="float">
            <text:p>346</text:p>
          </table:table-cell>
          <table:table-cell table:formula="of:=[.H$2]*POWER([.$B186]/[.H$2];[.H$1])" office:value-type="float" office:value="231.259692149543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table:formula="of:=[.F$2]*POWER([.$B187]/[.F$2];[.F$1])" office:value-type="float" office:value="425.371717833313" calcext:value-type="float">
            <text:p>425</text:p>
          </table:table-cell>
          <table:table-cell table:formula="of:=[.G$2]*POWER([.$B187]/[.G$2];[.G$1])" office:value-type="float" office:value="347.962027919789" calcext:value-type="float">
            <text:p>348</text:p>
          </table:table-cell>
          <table:table-cell table:formula="of:=[.H$2]*POWER([.$B187]/[.H$2];[.H$1])" office:value-type="float" office:value="233.04056557282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table:formula="of:=[.F$2]*POWER([.$B188]/[.F$2];[.F$1])" office:value-type="float" office:value="428.395957841692" calcext:value-type="float">
            <text:p>428</text:p>
          </table:table-cell>
          <table:table-cell table:formula="of:=[.G$2]*POWER([.$B188]/[.G$2];[.G$1])" office:value-type="float" office:value="350.340439005694" calcext:value-type="float">
            <text:p>350</text:p>
          </table:table-cell>
          <table:table-cell table:formula="of:=[.H$2]*POWER([.$B188]/[.H$2];[.H$1])" office:value-type="float" office:value="234.825335888464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F$2]*POWER([.$B189]/[.F$2];[.F$1])" office:value-type="float" office:value="431.425132718719" calcext:value-type="float">
            <text:p>431</text:p>
          </table:table-cell>
          <table:table-cell table:formula="of:=[.G$2]*POWER([.$B189]/[.G$2];[.G$1])" office:value-type="float" office:value="352.722083838671" calcext:value-type="float">
            <text:p>353</text:p>
          </table:table-cell>
          <table:table-cell table:formula="of:=[.H$2]*POWER([.$B189]/[.H$2];[.H$1])" office:value-type="float" office:value="236.613990375269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table:formula="of:=[.F$2]*POWER([.$B190]/[.F$2];[.F$1])" office:value-type="float" office:value="434.459223776586" calcext:value-type="float">
            <text:p>434</text:p>
          </table:table-cell>
          <table:table-cell table:formula="of:=[.G$2]*POWER([.$B190]/[.G$2];[.G$1])" office:value-type="float" office:value="355.106949299946" calcext:value-type="float">
            <text:p>355</text:p>
          </table:table-cell>
          <table:table-cell table:formula="of:=[.H$2]*POWER([.$B190]/[.H$2];[.H$1])" office:value-type="float" office:value="238.406516422171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table:formula="of:=[.F$2]*POWER([.$B191]/[.F$2];[.F$1])" office:value-type="float" office:value="437.498212498431" calcext:value-type="float">
            <text:p>437</text:p>
          </table:table-cell>
          <table:table-cell table:formula="of:=[.G$2]*POWER([.$B191]/[.G$2];[.G$1])" office:value-type="float" office:value="357.495022394255" calcext:value-type="float">
            <text:p>357</text:p>
          </table:table-cell>
          <table:table-cell table:formula="of:=[.H$2]*POWER([.$B191]/[.H$2];[.H$1])" office:value-type="float" office:value="240.202901526708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table:formula="of:=[.F$2]*POWER([.$B192]/[.F$2];[.F$1])" office:value-type="float" office:value="440.542080535863" calcext:value-type="float">
            <text:p>441</text:p>
          </table:table-cell>
          <table:table-cell table:formula="of:=[.G$2]*POWER([.$B192]/[.G$2];[.G$1])" office:value-type="float" office:value="359.886290248035" calcext:value-type="float">
            <text:p>360</text:p>
          </table:table-cell>
          <table:table-cell table:formula="of:=[.H$2]*POWER([.$B192]/[.H$2];[.H$1])" office:value-type="float" office:value="242.003133293505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table:formula="of:=[.F$2]*POWER([.$B193]/[.F$2];[.F$1])" office:value-type="float" office:value="443.590809706541" calcext:value-type="float">
            <text:p>444</text:p>
          </table:table-cell>
          <table:table-cell table:formula="of:=[.G$2]*POWER([.$B193]/[.G$2];[.G$1])" office:value-type="float" office:value="362.280740107637" calcext:value-type="float">
            <text:p>362</text:p>
          </table:table-cell>
          <table:table-cell table:formula="of:=[.H$2]*POWER([.$B193]/[.H$2];[.H$1])" office:value-type="float" office:value="243.807199432796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table:formula="of:=[.F$2]*POWER([.$B194]/[.F$2];[.F$1])" office:value-type="float" office:value="446.644381991804" calcext:value-type="float">
            <text:p>447</text:p>
          </table:table-cell>
          <table:table-cell table:formula="of:=[.G$2]*POWER([.$B194]/[.G$2];[.G$1])" office:value-type="float" office:value="364.678359337578" calcext:value-type="float">
            <text:p>365</text:p>
          </table:table-cell>
          <table:table-cell table:formula="of:=[.H$2]*POWER([.$B194]/[.H$2];[.H$1])" office:value-type="float" office:value="245.615087758964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3"/>
          <table:table-cell table:formula="of:=[.F$2]*POWER([.$B195]/[.F$2];[.F$1])" office:value-type="float" office:value="449.702779534337" calcext:value-type="float">
            <text:p>450</text:p>
          </table:table-cell>
          <table:table-cell table:formula="of:=[.G$2]*POWER([.$B195]/[.G$2];[.G$1])" office:value-type="float" office:value="367.079135418838" calcext:value-type="float">
            <text:p>367</text:p>
          </table:table-cell>
          <table:table-cell table:formula="of:=[.H$2]*POWER([.$B195]/[.H$2];[.H$1])" office:value-type="float" office:value="247.42678618912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"/>
          <table:table-cell table:formula="of:=[.F$2]*POWER([.$B196]/[.F$2];[.F$1])" office:value-type="float" office:value="452.765984635895" calcext:value-type="float">
            <text:p>453</text:p>
          </table:table-cell>
          <table:table-cell table:formula="of:=[.G$2]*POWER([.$B196]/[.G$2];[.G$1])" office:value-type="float" office:value="369.483055947172" calcext:value-type="float">
            <text:p>369</text:p>
          </table:table-cell>
          <table:table-cell table:formula="of:=[.H$2]*POWER([.$B196]/[.H$2];[.H$1])" office:value-type="float" office:value="249.24228274169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table:formula="of:=[.F$2]*POWER([.$B197]/[.F$2];[.F$1])" office:value-type="float" office:value="455.833979755059" calcext:value-type="float">
            <text:p>456</text:p>
          </table:table-cell>
          <table:table-cell table:formula="of:=[.G$2]*POWER([.$B197]/[.G$2];[.G$1])" office:value-type="float" office:value="371.890108631474" calcext:value-type="float">
            <text:p>372</text:p>
          </table:table-cell>
          <table:table-cell table:formula="of:=[.H$2]*POWER([.$B197]/[.H$2];[.H$1])" office:value-type="float" office:value="251.061565535089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table:formula="of:=[.F$2]*POWER([.$B198]/[.F$2];[.F$1])" office:value-type="float" office:value="458.906747505043" calcext:value-type="float">
            <text:p>459</text:p>
          </table:table-cell>
          <table:table-cell table:formula="of:=[.G$2]*POWER([.$B198]/[.G$2];[.G$1])" office:value-type="float" office:value="374.300281292156" calcext:value-type="float">
            <text:p>374</text:p>
          </table:table-cell>
          <table:table-cell table:formula="of:=[.H$2]*POWER([.$B198]/[.H$2];[.H$1])" office:value-type="float" office:value="252.88462278628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table:formula="of:=[.F$2]*POWER([.$B199]/[.F$2];[.F$1])" office:value-type="float" office:value="461.984270651537" calcext:value-type="float">
            <text:p>462</text:p>
          </table:table-cell>
          <table:table-cell table:formula="of:=[.G$2]*POWER([.$B199]/[.G$2];[.G$1])" office:value-type="float" office:value="376.713561859572" calcext:value-type="float">
            <text:p>377</text:p>
          </table:table-cell>
          <table:table-cell table:formula="of:=[.H$2]*POWER([.$B199]/[.H$2];[.H$1])" office:value-type="float" office:value="254.71144280954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table:formula="of:=[.F$2]*POWER([.$B200]/[.F$2];[.F$1])" office:value-type="float" office:value="465.066532110601" calcext:value-type="float">
            <text:p>465</text:p>
          </table:table-cell>
          <table:table-cell table:formula="of:=[.G$2]*POWER([.$B200]/[.G$2];[.G$1])" office:value-type="float" office:value="379.129938372463" calcext:value-type="float">
            <text:p>379</text:p>
          </table:table-cell>
          <table:table-cell table:formula="of:=[.H$2]*POWER([.$B200]/[.H$2];[.H$1])" office:value-type="float" office:value="256.54201401514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table:formula="of:=[.F$2]*POWER([.$B201]/[.F$2];[.F$1])" office:value-type="float" office:value="468.153514946584" calcext:value-type="float">
            <text:p>468</text:p>
          </table:table-cell>
          <table:table-cell table:formula="of:=[.G$2]*POWER([.$B201]/[.G$2];[.G$1])" office:value-type="float" office:value="381.549398976438" calcext:value-type="float">
            <text:p>382</text:p>
          </table:table-cell>
          <table:table-cell table:formula="of:=[.H$2]*POWER([.$B201]/[.H$2];[.H$1])" office:value-type="float" office:value="258.376324908027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table:formula="of:=[.F$2]*POWER([.$B202]/[.F$2];[.F$1])" office:value-type="float" office:value="471.245202370095" calcext:value-type="float">
            <text:p>471</text:p>
          </table:table-cell>
          <table:table-cell table:formula="of:=[.G$2]*POWER([.$B202]/[.G$2];[.G$1])" office:value-type="float" office:value="383.971931922478" calcext:value-type="float">
            <text:p>384</text:p>
          </table:table-cell>
          <table:table-cell table:formula="of:=[.H$2]*POWER([.$B202]/[.H$2];[.H$1])" office:value-type="float" office:value="260.214364086627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table:formula="of:=[.F$2]*POWER([.$B203]/[.F$2];[.F$1])" office:value-type="float" office:value="474.341577736005" calcext:value-type="float">
            <text:p>474</text:p>
          </table:table-cell>
          <table:table-cell table:formula="of:=[.G$2]*POWER([.$B203]/[.G$2];[.G$1])" office:value-type="float" office:value="386.397525565475" calcext:value-type="float">
            <text:p>386</text:p>
          </table:table-cell>
          <table:table-cell table:formula="of:=[.H$2]*POWER([.$B203]/[.H$2];[.H$1])" office:value-type="float" office:value="262.056120241587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F$2]*POWER([.$B204]/[.F$2];[.F$1])" office:value-type="float" office:value="477.44262454149" calcext:value-type="float">
            <text:p>477</text:p>
          </table:table-cell>
          <table:table-cell table:formula="of:=[.G$2]*POWER([.$B204]/[.G$2];[.G$1])" office:value-type="float" office:value="388.826168362793" calcext:value-type="float">
            <text:p>389</text:p>
          </table:table-cell>
          <table:table-cell table:formula="of:=[.H$2]*POWER([.$B204]/[.H$2];[.H$1])" office:value-type="float" office:value="263.901582154579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table:formula="of:=[.F$2]*POWER([.$B205]/[.F$2];[.F$1])" office:value-type="float" office:value="480.548326424104" calcext:value-type="float">
            <text:p>481</text:p>
          </table:table-cell>
          <table:table-cell table:formula="of:=[.G$2]*POWER([.$B205]/[.G$2];[.G$1])" office:value-type="float" office:value="391.257848872857" calcext:value-type="float">
            <text:p>391</text:p>
          </table:table-cell>
          <table:table-cell table:formula="of:=[.H$2]*POWER([.$B205]/[.H$2];[.H$1])" office:value-type="float" office:value="265.75073869711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table:formula="of:=[.F$2]*POWER([.$B206]/[.F$2];[.F$1])" office:value-type="float" office:value="483.658667159898" calcext:value-type="float">
            <text:p>484</text:p>
          </table:table-cell>
          <table:table-cell table:formula="of:=[.G$2]*POWER([.$B206]/[.G$2];[.G$1])" office:value-type="float" office:value="393.692555753773" calcext:value-type="float">
            <text:p>394</text:p>
          </table:table-cell>
          <table:table-cell table:formula="of:=[.H$2]*POWER([.$B206]/[.H$2];[.H$1])" office:value-type="float" office:value="267.603578829363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table:formula="of:=[.F$2]*POWER([.$B207]/[.F$2];[.F$1])" office:value-type="float" office:value="486.773630661564" calcext:value-type="float">
            <text:p>487</text:p>
          </table:table-cell>
          <table:table-cell table:formula="of:=[.G$2]*POWER([.$B207]/[.G$2];[.G$1])" office:value-type="float" office:value="396.130277761967" calcext:value-type="float">
            <text:p>396</text:p>
          </table:table-cell>
          <table:table-cell table:formula="of:=[.H$2]*POWER([.$B207]/[.H$2];[.H$1])" office:value-type="float" office:value="269.460091599053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table:formula="of:=[.F$2]*POWER([.$B208]/[.F$2];[.F$1])" office:value-type="float" office:value="489.893200976615" calcext:value-type="float">
            <text:p>490</text:p>
          </table:table-cell>
          <table:table-cell table:formula="of:=[.G$2]*POWER([.$B208]/[.G$2];[.G$1])" office:value-type="float" office:value="398.571003750853" calcext:value-type="float">
            <text:p>399</text:p>
          </table:table-cell>
          <table:table-cell table:formula="of:=[.H$2]*POWER([.$B208]/[.H$2];[.H$1])" office:value-type="float" office:value="271.320266140303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/>
          <table:table-cell table:formula="of:=[.F$2]*POWER([.$B209]/[.F$2];[.F$1])" office:value-type="float" office:value="493.017362285603" calcext:value-type="float">
            <text:p>493</text:p>
          </table:table-cell>
          <table:table-cell table:formula="of:=[.G$2]*POWER([.$B209]/[.G$2];[.G$1])" office:value-type="float" office:value="401.014722669527" calcext:value-type="float">
            <text:p>401</text:p>
          </table:table-cell>
          <table:table-cell table:formula="of:=[.H$2]*POWER([.$B209]/[.H$2];[.H$1])" office:value-type="float" office:value="273.184091672545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3"/>
          <table:table-cell table:formula="of:=[.F$2]*POWER([.$B210]/[.F$2];[.F$1])" office:value-type="float" office:value="496.146098900361" calcext:value-type="float">
            <text:p>496</text:p>
          </table:table-cell>
          <table:table-cell table:formula="of:=[.G$2]*POWER([.$B210]/[.G$2];[.G$1])" office:value-type="float" office:value="403.461423561479" calcext:value-type="float">
            <text:p>403</text:p>
          </table:table-cell>
          <table:table-cell table:formula="of:=[.H$2]*POWER([.$B210]/[.H$2];[.H$1])" office:value-type="float" office:value="275.051557499434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/>
          <table:table-cell table:formula="of:=[.F$2]*POWER([.$B211]/[.F$2];[.F$1])" office:value-type="float" office:value="499.279395262285" calcext:value-type="float">
            <text:p>499</text:p>
          </table:table-cell>
          <table:table-cell table:formula="of:=[.G$2]*POWER([.$B211]/[.G$2];[.G$1])" office:value-type="float" office:value="405.911095563333" calcext:value-type="float">
            <text:p>406</text:p>
          </table:table-cell>
          <table:table-cell table:formula="of:=[.H$2]*POWER([.$B211]/[.H$2];[.H$1])" office:value-type="float" office:value="276.92265300778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table:formula="of:=[.F$2]*POWER([.$B212]/[.F$2];[.F$1])" office:value-type="float" office:value="502.417235940642" calcext:value-type="float">
            <text:p>502</text:p>
          </table:table-cell>
          <table:table-cell table:formula="of:=[.G$2]*POWER([.$B212]/[.G$2];[.G$1])" office:value-type="float" office:value="408.363727903611" calcext:value-type="float">
            <text:p>408</text:p>
          </table:table-cell>
          <table:table-cell table:formula="of:=[.H$2]*POWER([.$B212]/[.H$2];[.H$1])" office:value-type="float" office:value="278.797367666534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table:formula="of:=[.F$2]*POWER([.$B213]/[.F$2];[.F$1])" office:value-type="float" office:value="505.559605630906" calcext:value-type="float">
            <text:p>506</text:p>
          </table:table-cell>
          <table:table-cell table:formula="of:=[.G$2]*POWER([.$B213]/[.G$2];[.G$1])" office:value-type="float" office:value="410.819309901517" calcext:value-type="float">
            <text:p>411</text:p>
          </table:table-cell>
          <table:table-cell table:formula="of:=[.H$2]*POWER([.$B213]/[.H$2];[.H$1])" office:value-type="float" office:value="280.67569102569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table:formula="of:=[.F$2]*POWER([.$B214]/[.F$2];[.F$1])" office:value-type="float" office:value="508.706489153129" calcext:value-type="float">
            <text:p>509</text:p>
          </table:table-cell>
          <table:table-cell table:formula="of:=[.G$2]*POWER([.$B214]/[.G$2];[.G$1])" office:value-type="float" office:value="413.27783096574" calcext:value-type="float">
            <text:p>413</text:p>
          </table:table-cell>
          <table:table-cell table:formula="of:=[.H$2]*POWER([.$B214]/[.H$2];[.H$1])" office:value-type="float" office:value="282.557612715355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table:formula="of:=[.F$2]*POWER([.$B215]/[.F$2];[.F$1])" office:value-type="float" office:value="511.857871450339" calcext:value-type="float">
            <text:p>512</text:p>
          </table:table-cell>
          <table:table-cell table:formula="of:=[.G$2]*POWER([.$B215]/[.G$2];[.G$1])" office:value-type="float" office:value="415.739280593285" calcext:value-type="float">
            <text:p>416</text:p>
          </table:table-cell>
          <table:table-cell table:formula="of:=[.H$2]*POWER([.$B215]/[.H$2];[.H$1])" office:value-type="float" office:value="284.443122444706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table:formula="of:=[.F$2]*POWER([.$B216]/[.F$2];[.F$1])" office:value-type="float" office:value="515.013737586961" calcext:value-type="float">
            <text:p>515</text:p>
          </table:table-cell>
          <table:table-cell table:formula="of:=[.G$2]*POWER([.$B216]/[.G$2];[.G$1])" office:value-type="float" office:value="418.20364836832" calcext:value-type="float">
            <text:p>418</text:p>
          </table:table-cell>
          <table:table-cell table:formula="of:=[.H$2]*POWER([.$B216]/[.H$2];[.H$1])" office:value-type="float" office:value="286.332210001032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formula="of:=[.F$2]*POWER([.$B217]/[.F$2];[.F$1])" office:value-type="float" office:value="518.174072747277" calcext:value-type="float">
            <text:p>518</text:p>
          </table:table-cell>
          <table:table-cell table:formula="of:=[.G$2]*POWER([.$B217]/[.G$2];[.G$1])" office:value-type="float" office:value="420.670923961041" calcext:value-type="float">
            <text:p>421</text:p>
          </table:table-cell>
          <table:table-cell table:formula="of:=[.H$2]*POWER([.$B217]/[.H$2];[.H$1])" office:value-type="float" office:value="288.224865248774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table:formula="of:=[.F$2]*POWER([.$B218]/[.F$2];[.F$1])" office:value-type="float" office:value="521.338862233896" calcext:value-type="float">
            <text:p>521</text:p>
          </table:table-cell>
          <table:table-cell table:formula="of:=[.G$2]*POWER([.$B218]/[.G$2];[.G$1])" office:value-type="float" office:value="423.14109712657" calcext:value-type="float">
            <text:p>423</text:p>
          </table:table-cell>
          <table:table-cell table:formula="of:=[.H$2]*POWER([.$B218]/[.H$2];[.H$1])" office:value-type="float" office:value="290.121078128582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3"/>
          <table:table-cell table:formula="of:=[.F$2]*POWER([.$B219]/[.F$2];[.F$1])" office:value-type="float" office:value="524.50809146627" calcext:value-type="float">
            <text:p>525</text:p>
          </table:table-cell>
          <table:table-cell table:formula="of:=[.G$2]*POWER([.$B219]/[.G$2];[.G$1])" office:value-type="float" office:value="425.614157703852" calcext:value-type="float">
            <text:p>426</text:p>
          </table:table-cell>
          <table:table-cell table:formula="of:=[.H$2]*POWER([.$B219]/[.H$2];[.H$1])" office:value-type="float" office:value="292.020838656384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formula="of:=[.F$2]*POWER([.$B220]/[.F$2];[.F$1])" office:value-type="float" office:value="527.681745979217" calcext:value-type="float">
            <text:p>528</text:p>
          </table:table-cell>
          <table:table-cell table:formula="of:=[.G$2]*POWER([.$B220]/[.G$2];[.G$1])" office:value-type="float" office:value="428.090095614589" calcext:value-type="float">
            <text:p>428</text:p>
          </table:table-cell>
          <table:table-cell table:formula="of:=[.H$2]*POWER([.$B220]/[.H$2];[.H$1])" office:value-type="float" office:value="293.924136922481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table:formula="of:=[.F$2]*POWER([.$B221]/[.F$2];[.F$1])" office:value-type="float" office:value="530.859811421484" calcext:value-type="float">
            <text:p>531</text:p>
          </table:table-cell>
          <table:table-cell table:formula="of:=[.G$2]*POWER([.$B221]/[.G$2];[.G$1])" office:value-type="float" office:value="430.568900862186" calcext:value-type="float">
            <text:p>431</text:p>
          </table:table-cell>
          <table:table-cell table:formula="of:=[.H$2]*POWER([.$B221]/[.H$2];[.H$1])" office:value-type="float" office:value="295.83096309064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/>
          <table:table-cell table:formula="of:=[.F$2]*POWER([.$B222]/[.F$2];[.F$1])" office:value-type="float" office:value="534.042273554325" calcext:value-type="float">
            <text:p>534</text:p>
          </table:table-cell>
          <table:table-cell table:formula="of:=[.G$2]*POWER([.$B222]/[.G$2];[.G$1])" office:value-type="float" office:value="433.05056353071" calcext:value-type="float">
            <text:p>433</text:p>
          </table:table-cell>
          <table:table-cell table:formula="of:=[.H$2]*POWER([.$B222]/[.H$2];[.H$1])" office:value-type="float" office:value="297.741307397247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$2]*POWER([.$B223]/[.F$2];[.F$1])" office:value-type="float" office:value="537.22911825011" calcext:value-type="float">
            <text:p>537</text:p>
          </table:table-cell>
          <table:table-cell table:formula="of:=[.G$2]*POWER([.$B223]/[.G$2];[.G$1])" office:value-type="float" office:value="435.535073783877" calcext:value-type="float">
            <text:p>436</text:p>
          </table:table-cell>
          <table:table-cell table:formula="of:=[.H$2]*POWER([.$B223]/[.H$2];[.H$1])" office:value-type="float" office:value="299.655160150376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table:formula="of:=[.F$2]*POWER([.$B224]/[.F$2];[.F$1])" office:value-type="float" office:value="540.420331490948" calcext:value-type="float">
            <text:p>540</text:p>
          </table:table-cell>
          <table:table-cell table:formula="of:=[.G$2]*POWER([.$B224]/[.G$2];[.G$1])" office:value-type="float" office:value="438.022421864048" calcext:value-type="float">
            <text:p>438</text:p>
          </table:table-cell>
          <table:table-cell table:formula="of:=[.H$2]*POWER([.$B224]/[.H$2];[.H$1])" office:value-type="float" office:value="301.572511729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table:formula="of:=[.F$2]*POWER([.$B225]/[.F$2];[.F$1])" office:value-type="float" office:value="543.615899367346" calcext:value-type="float">
            <text:p>544</text:p>
          </table:table-cell>
          <table:table-cell table:formula="of:=[.G$2]*POWER([.$B225]/[.G$2];[.G$1])" office:value-type="float" office:value="440.512598091247" calcext:value-type="float">
            <text:p>441</text:p>
          </table:table-cell>
          <table:table-cell table:formula="of:=[.H$2]*POWER([.$B225]/[.H$2];[.H$1])" office:value-type="float" office:value="303.49335258212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3"/>
          <table:table-cell table:formula="of:=[.F$2]*POWER([.$B226]/[.F$2];[.F$1])" office:value-type="float" office:value="546.815808076881" calcext:value-type="float">
            <text:p>547</text:p>
          </table:table-cell>
          <table:table-cell table:formula="of:=[.G$2]*POWER([.$B226]/[.G$2];[.G$1])" office:value-type="float" office:value="443.005592862194" calcext:value-type="float">
            <text:p>443</text:p>
          </table:table-cell>
          <table:table-cell table:formula="of:=[.H$2]*POWER([.$B226]/[.H$2];[.H$1])" office:value-type="float" office:value="305.417673227958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table:formula="of:=[.F$2]*POWER([.$B227]/[.F$2];[.F$1])" office:value-type="float" office:value="550.020043922896" calcext:value-type="float">
            <text:p>550</text:p>
          </table:table-cell>
          <table:table-cell table:formula="of:=[.G$2]*POWER([.$B227]/[.G$2];[.G$1])" office:value-type="float" office:value="445.501396649354" calcext:value-type="float">
            <text:p>446</text:p>
          </table:table-cell>
          <table:table-cell table:formula="of:=[.H$2]*POWER([.$B227]/[.H$2];[.H$1])" office:value-type="float" office:value="307.34546425311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table:formula="of:=[.F$2]*POWER([.$B228]/[.F$2];[.F$1])" office:value-type="float" office:value="553.228593313219" calcext:value-type="float">
            <text:p>553</text:p>
          </table:table-cell>
          <table:table-cell table:formula="of:=[.G$2]*POWER([.$B228]/[.G$2];[.G$1])" office:value-type="float" office:value="448" calcext:value-type="float">
            <text:p>448</text:p>
          </table:table-cell>
          <table:table-cell table:formula="of:=[.H$2]*POWER([.$B228]/[.H$2];[.H$1])" office:value-type="float" office:value="309.276716311815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table:formula="of:=[.F$2]*POWER([.$B229]/[.F$2];[.F$1])" office:value-type="float" office:value="556.441442758903" calcext:value-type="float">
            <text:p>556</text:p>
          </table:table-cell>
          <table:table-cell table:formula="of:=[.G$2]*POWER([.$B229]/[.G$2];[.G$1])" office:value-type="float" office:value="450.5013935353" calcext:value-type="float">
            <text:p>451</text:p>
          </table:table-cell>
          <table:table-cell table:formula="of:=[.H$2]*POWER([.$B229]/[.H$2];[.H$1])" office:value-type="float" office:value="311.211420125083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table:formula="of:=[.F$2]*POWER([.$B230]/[.F$2];[.F$1])" office:value-type="float" office:value="559.658578872988" calcext:value-type="float">
            <text:p>560</text:p>
          </table:table-cell>
          <table:table-cell table:formula="of:=[.G$2]*POWER([.$B230]/[.G$2];[.G$1])" office:value-type="float" office:value="453.005567949408" calcext:value-type="float">
            <text:p>453</text:p>
          </table:table-cell>
          <table:table-cell table:formula="of:=[.H$2]*POWER([.$B230]/[.H$2];[.H$1])" office:value-type="float" office:value="313.149566479994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table:formula="of:=[.F$2]*POWER([.$B231]/[.F$2];[.F$1])" office:value-type="float" office:value="562.879988369278" calcext:value-type="float">
            <text:p>563</text:p>
          </table:table-cell>
          <table:table-cell table:formula="of:=[.G$2]*POWER([.$B231]/[.G$2];[.G$1])" office:value-type="float" office:value="455.512514008576" calcext:value-type="float">
            <text:p>456</text:p>
          </table:table-cell>
          <table:table-cell table:formula="of:=[.H$2]*POWER([.$B231]/[.H$2];[.H$1])" office:value-type="float" office:value="315.091146228904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table:formula="of:=[.F$2]*POWER([.$B232]/[.F$2];[.F$1])" office:value-type="float" office:value="566.105658061146" calcext:value-type="float">
            <text:p>566</text:p>
          </table:table-cell>
          <table:table-cell table:formula="of:=[.G$2]*POWER([.$B232]/[.G$2];[.G$1])" office:value-type="float" office:value="458.022222550285" calcext:value-type="float">
            <text:p>458</text:p>
          </table:table-cell>
          <table:table-cell table:formula="of:=[.H$2]*POWER([.$B232]/[.H$2];[.H$1])" office:value-type="float" office:value="317.036150288703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table:formula="of:=[.F$2]*POWER([.$B233]/[.F$2];[.F$1])" office:value-type="float" office:value="569.335574860351" calcext:value-type="float">
            <text:p>569</text:p>
          </table:table-cell>
          <table:table-cell table:formula="of:=[.G$2]*POWER([.$B233]/[.G$2];[.G$1])" office:value-type="float" office:value="460.534684482376" calcext:value-type="float">
            <text:p>461</text:p>
          </table:table-cell>
          <table:table-cell table:formula="of:=[.H$2]*POWER([.$B233]/[.H$2];[.H$1])" office:value-type="float" office:value="318.984569640081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F$2]*POWER([.$B234]/[.F$2];[.F$1])" office:value-type="float" office:value="572.56972577588" calcext:value-type="float">
            <text:p>573</text:p>
          </table:table-cell>
          <table:table-cell table:formula="of:=[.G$2]*POWER([.$B234]/[.G$2];[.G$1])" office:value-type="float" office:value="463.049890782216" calcext:value-type="float">
            <text:p>463</text:p>
          </table:table-cell>
          <table:table-cell table:formula="of:=[.H$2]*POWER([.$B234]/[.H$2];[.H$1])" office:value-type="float" office:value="320.936395326797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formula="of:=[.F$2]*POWER([.$B235]/[.F$2];[.F$1])" office:value-type="float" office:value="575.8080979128" calcext:value-type="float">
            <text:p>576</text:p>
          </table:table-cell>
          <table:table-cell table:formula="of:=[.G$2]*POWER([.$B235]/[.G$2];[.G$1])" office:value-type="float" office:value="465.567832495856" calcext:value-type="float">
            <text:p>466</text:p>
          </table:table-cell>
          <table:table-cell table:formula="of:=[.H$2]*POWER([.$B235]/[.H$2];[.H$1])" office:value-type="float" office:value="322.89161845497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table:formula="of:=[.F$2]*POWER([.$B236]/[.F$2];[.F$1])" office:value-type="float" office:value="579.050678471143" calcext:value-type="float">
            <text:p>579</text:p>
          </table:table-cell>
          <table:table-cell table:formula="of:=[.G$2]*POWER([.$B236]/[.G$2];[.G$1])" office:value-type="float" office:value="468.088500737221" calcext:value-type="float">
            <text:p>468</text:p>
          </table:table-cell>
          <table:table-cell table:formula="of:=[.H$2]*POWER([.$B236]/[.H$2];[.H$1])" office:value-type="float" office:value="324.850230192383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/>
          <table:table-cell table:formula="of:=[.F$2]*POWER([.$B237]/[.F$2];[.F$1])" office:value-type="float" office:value="582.297454744793" calcext:value-type="float">
            <text:p>582</text:p>
          </table:table-cell>
          <table:table-cell table:formula="of:=[.G$2]*POWER([.$B237]/[.G$2];[.G$1])" office:value-type="float" office:value="470.611886687297" calcext:value-type="float">
            <text:p>471</text:p>
          </table:table-cell>
          <table:table-cell table:formula="of:=[.H$2]*POWER([.$B237]/[.H$2];[.H$1])" office:value-type="float" office:value="326.812221767772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3"/>
          <table:table-cell table:formula="of:=[.F$2]*POWER([.$B238]/[.F$2];[.F$1])" office:value-type="float" office:value="585.548414120401" calcext:value-type="float">
            <text:p>586</text:p>
          </table:table-cell>
          <table:table-cell table:formula="of:=[.G$2]*POWER([.$B238]/[.G$2];[.G$1])" office:value-type="float" office:value="473.137981593348" calcext:value-type="float">
            <text:p>473</text:p>
          </table:table-cell>
          <table:table-cell table:formula="of:=[.H$2]*POWER([.$B238]/[.H$2];[.H$1])" office:value-type="float" office:value="328.777584470164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table:formula="of:=[.F$2]*POWER([.$B239]/[.F$2];[.F$1])" office:value-type="float" office:value="588.803544076312" calcext:value-type="float">
            <text:p>589</text:p>
          </table:table-cell>
          <table:table-cell table:formula="of:=[.G$2]*POWER([.$B239]/[.G$2];[.G$1])" office:value-type="float" office:value="475.666776768128" calcext:value-type="float">
            <text:p>476</text:p>
          </table:table-cell>
          <table:table-cell table:formula="of:=[.H$2]*POWER([.$B239]/[.H$2];[.H$1])" office:value-type="float" office:value="330.746309648198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table:formula="of:=[.F$2]*POWER([.$B240]/[.F$2];[.F$1])" office:value-type="float" office:value="592.062832181512" calcext:value-type="float">
            <text:p>592</text:p>
          </table:table-cell>
          <table:table-cell table:formula="of:=[.G$2]*POWER([.$B240]/[.G$2];[.G$1])" office:value-type="float" office:value="478.198263589123" calcext:value-type="float">
            <text:p>478</text:p>
          </table:table-cell>
          <table:table-cell table:formula="of:=[.H$2]*POWER([.$B240]/[.H$2];[.H$1])" office:value-type="float" office:value="332.718388709469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3"/>
          <table:table-cell table:formula="of:=[.F$2]*POWER([.$B241]/[.F$2];[.F$1])" office:value-type="float" office:value="595.326266094593" calcext:value-type="float">
            <text:p>595</text:p>
          </table:table-cell>
          <table:table-cell table:formula="of:=[.G$2]*POWER([.$B241]/[.G$2];[.G$1])" office:value-type="float" office:value="480.732433497786" calcext:value-type="float">
            <text:p>481</text:p>
          </table:table-cell>
          <table:table-cell table:formula="of:=[.H$2]*POWER([.$B241]/[.H$2];[.H$1])" office:value-type="float" office:value="334.693813119873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formula="of:=[.F$2]*POWER([.$B242]/[.F$2];[.F$1])" office:value-type="float" office:value="598.593833562726" calcext:value-type="float">
            <text:p>599</text:p>
          </table:table-cell>
          <table:table-cell table:formula="of:=[.G$2]*POWER([.$B242]/[.G$2];[.G$1])" office:value-type="float" office:value="483.269277998805" calcext:value-type="float">
            <text:p>483</text:p>
          </table:table-cell>
          <table:table-cell table:formula="of:=[.H$2]*POWER([.$B242]/[.H$2];[.H$1])" office:value-type="float" office:value="336.672574402969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/>
          <table:table-cell table:formula="of:=[.F$2]*POWER([.$B243]/[.F$2];[.F$1])" office:value-type="float" office:value="601.865522420657" calcext:value-type="float">
            <text:p>602</text:p>
          </table:table-cell>
          <table:table-cell table:formula="of:=[.G$2]*POWER([.$B243]/[.G$2];[.G$1])" office:value-type="float" office:value="485.808788659365" calcext:value-type="float">
            <text:p>486</text:p>
          </table:table-cell>
          <table:table-cell table:formula="of:=[.H$2]*POWER([.$B243]/[.H$2];[.H$1])" office:value-type="float" office:value="338.654664139352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table:formula="of:=[.F$2]*POWER([.$B244]/[.F$2];[.F$1])" office:value-type="float" office:value="605.141320589723" calcext:value-type="float">
            <text:p>605</text:p>
          </table:table-cell>
          <table:table-cell table:formula="of:=[.G$2]*POWER([.$B244]/[.G$2];[.G$1])" office:value-type="float" office:value="488.350957108428" calcext:value-type="float">
            <text:p>488</text:p>
          </table:table-cell>
          <table:table-cell table:formula="of:=[.H$2]*POWER([.$B244]/[.H$2];[.H$1])" office:value-type="float" office:value="340.640073966026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3"/>
          <table:table-cell table:formula="of:=[.F$2]*POWER([.$B245]/[.F$2];[.F$1])" office:value-type="float" office:value="608.421216076867" calcext:value-type="float">
            <text:p>608</text:p>
          </table:table-cell>
          <table:table-cell table:formula="of:=[.G$2]*POWER([.$B245]/[.G$2];[.G$1])" office:value-type="float" office:value="490.895775036031" calcext:value-type="float">
            <text:p>491</text:p>
          </table:table-cell>
          <table:table-cell table:formula="of:=[.H$2]*POWER([.$B245]/[.H$2];[.H$1])" office:value-type="float" office:value="342.628795575797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3"/>
          <table:table-cell table:formula="of:=[.F$2]*POWER([.$B246]/[.F$2];[.F$1])" office:value-type="float" office:value="611.705196973687" calcext:value-type="float">
            <text:p>612</text:p>
          </table:table-cell>
          <table:table-cell table:formula="of:=[.G$2]*POWER([.$B246]/[.G$2];[.G$1])" office:value-type="float" office:value="493.443234192583" calcext:value-type="float">
            <text:p>493</text:p>
          </table:table-cell>
          <table:table-cell table:formula="of:=[.H$2]*POWER([.$B246]/[.H$2];[.H$1])" office:value-type="float" office:value="344.620820716668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3"/>
          <table:table-cell table:formula="of:=[.F$2]*POWER([.$B247]/[.F$2];[.F$1])" office:value-type="float" office:value="614.993251455488" calcext:value-type="float">
            <text:p>615</text:p>
          </table:table-cell>
          <table:table-cell table:formula="of:=[.G$2]*POWER([.$B247]/[.G$2];[.G$1])" office:value-type="float" office:value="495.993326388181" calcext:value-type="float">
            <text:p>496</text:p>
          </table:table-cell>
          <table:table-cell table:formula="of:=[.H$2]*POWER([.$B247]/[.H$2];[.H$1])" office:value-type="float" office:value="346.616141191245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3"/>
          <table:table-cell table:formula="of:=[.F$2]*POWER([.$B248]/[.F$2];[.F$1])" office:value-type="float" office:value="618.285367780349" calcext:value-type="float">
            <text:p>618</text:p>
          </table:table-cell>
          <table:table-cell table:formula="of:=[.G$2]*POWER([.$B248]/[.G$2];[.G$1])" office:value-type="float" office:value="498.546043491932" calcext:value-type="float">
            <text:p>499</text:p>
          </table:table-cell>
          <table:table-cell table:formula="of:=[.H$2]*POWER([.$B248]/[.H$2];[.H$1])" office:value-type="float" office:value="348.614748856157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3"/>
          <table:table-cell table:formula="of:=[.F$2]*POWER([.$B249]/[.F$2];[.F$1])" office:value-type="float" office:value="621.58153428821" calcext:value-type="float">
            <text:p>622</text:p>
          </table:table-cell>
          <table:table-cell table:formula="of:=[.G$2]*POWER([.$B249]/[.G$2];[.G$1])" office:value-type="float" office:value="501.101377431293" calcext:value-type="float">
            <text:p>501</text:p>
          </table:table-cell>
          <table:table-cell table:formula="of:=[.H$2]*POWER([.$B249]/[.H$2];[.H$1])" office:value-type="float" office:value="350.616635621474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3"/>
          <table:table-cell table:formula="of:=[.F$2]*POWER([.$B250]/[.F$2];[.F$1])" office:value-type="float" office:value="624.881739399967" calcext:value-type="float">
            <text:p>625</text:p>
          </table:table-cell>
          <table:table-cell table:formula="of:=[.G$2]*POWER([.$B250]/[.G$2];[.G$1])" office:value-type="float" office:value="503.659320191409" calcext:value-type="float">
            <text:p>504</text:p>
          </table:table-cell>
          <table:table-cell table:formula="of:=[.H$2]*POWER([.$B250]/[.H$2];[.H$1])" office:value-type="float" office:value="352.621793450141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3"/>
          <table:table-cell table:formula="of:=[.F$2]*POWER([.$B251]/[.F$2];[.F$1])" office:value-type="float" office:value="628.185971616584" calcext:value-type="float">
            <text:p>628</text:p>
          </table:table-cell>
          <table:table-cell table:formula="of:=[.G$2]*POWER([.$B251]/[.G$2];[.G$1])" office:value-type="float" office:value="506.21986381447" calcext:value-type="float">
            <text:p>506</text:p>
          </table:table-cell>
          <table:table-cell table:formula="of:=[.H$2]*POWER([.$B251]/[.H$2];[.H$1])" office:value-type="float" office:value="354.630214357422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3"/>
          <table:table-cell table:formula="of:=[.F$2]*POWER([.$B252]/[.F$2];[.F$1])" office:value-type="float" office:value="631.494219518218" calcext:value-type="float">
            <text:p>631</text:p>
          </table:table-cell>
          <table:table-cell table:formula="of:=[.G$2]*POWER([.$B252]/[.G$2];[.G$1])" office:value-type="float" office:value="508.783000399078" calcext:value-type="float">
            <text:p>509</text:p>
          </table:table-cell>
          <table:table-cell table:formula="of:=[.H$2]*POWER([.$B252]/[.H$2];[.H$1])" office:value-type="float" office:value="356.641890410345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3"/>
          <table:table-cell table:formula="of:=[.F$2]*POWER([.$B253]/[.F$2];[.F$1])" office:value-type="float" office:value="634.806471763352" calcext:value-type="float">
            <text:p>635</text:p>
          </table:table-cell>
          <table:table-cell table:formula="of:=[.G$2]*POWER([.$B253]/[.G$2];[.G$1])" office:value-type="float" office:value="511.34872209962" calcext:value-type="float">
            <text:p>511</text:p>
          </table:table-cell>
          <table:table-cell table:formula="of:=[.H$2]*POWER([.$B253]/[.H$2];[.H$1])" office:value-type="float" office:value="358.65681372716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F$2]*POWER([.$B254]/[.F$2];[.F$1])" office:value-type="float" office:value="638.122717087953" calcext:value-type="float">
            <text:p>638</text:p>
          </table:table-cell>
          <table:table-cell table:formula="of:=[.G$2]*POWER([.$B254]/[.G$2];[.G$1])" office:value-type="float" office:value="513.91702112565" calcext:value-type="float">
            <text:p>514</text:p>
          </table:table-cell>
          <table:table-cell table:formula="of:=[.H$2]*POWER([.$B254]/[.H$2];[.H$1])" office:value-type="float" office:value="360.674976476803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/>
          <table:table-cell table:formula="of:=[.F$2]*POWER([.$B255]/[.F$2];[.F$1])" office:value-type="float" office:value="641.442944304627" calcext:value-type="float">
            <text:p>641</text:p>
          </table:table-cell>
          <table:table-cell table:formula="of:=[.G$2]*POWER([.$B255]/[.G$2];[.G$1])" office:value-type="float" office:value="516.487889741282" calcext:value-type="float">
            <text:p>516</text:p>
          </table:table-cell>
          <table:table-cell table:formula="of:=[.H$2]*POWER([.$B255]/[.H$2];[.H$1])" office:value-type="float" office:value="362.69637087837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3"/>
          <table:table-cell table:formula="of:=[.F$2]*POWER([.$B256]/[.F$2];[.F$1])" office:value-type="float" office:value="644.767142301797" calcext:value-type="float">
            <text:p>645</text:p>
          </table:table-cell>
          <table:table-cell table:formula="of:=[.G$2]*POWER([.$B256]/[.G$2];[.G$1])" office:value-type="float" office:value="519.061320264594" calcext:value-type="float">
            <text:p>519</text:p>
          </table:table-cell>
          <table:table-cell table:formula="of:=[.H$2]*POWER([.$B256]/[.H$2];[.H$1])" office:value-type="float" office:value="364.720989200604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/>
          <table:table-cell table:formula="of:=[.F$2]*POWER([.$B257]/[.F$2];[.F$1])" office:value-type="float" office:value="648.095300042891" calcext:value-type="float">
            <text:p>648</text:p>
          </table:table-cell>
          <table:table-cell table:formula="of:=[.G$2]*POWER([.$B257]/[.G$2];[.G$1])" office:value-type="float" office:value="521.637305067037" calcext:value-type="float">
            <text:p>522</text:p>
          </table:table-cell>
          <table:table-cell table:formula="of:=[.H$2]*POWER([.$B257]/[.H$2];[.H$1])" office:value-type="float" office:value="366.74882376136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3"/>
          <table:table-cell table:formula="of:=[.F$2]*POWER([.$B258]/[.F$2];[.F$1])" office:value-type="float" office:value="651.427406565541" calcext:value-type="float">
            <text:p>651</text:p>
          </table:table-cell>
          <table:table-cell table:formula="of:=[.G$2]*POWER([.$B258]/[.G$2];[.G$1])" office:value-type="float" office:value="524.215836572856" calcext:value-type="float">
            <text:p>524</text:p>
          </table:table-cell>
          <table:table-cell table:formula="of:=[.H$2]*POWER([.$B258]/[.H$2];[.H$1])" office:value-type="float" office:value="368.779866927124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3"/>
          <table:table-cell table:formula="of:=[.F$2]*POWER([.$B259]/[.F$2];[.F$1])" office:value-type="float" office:value="654.763450980792" calcext:value-type="float">
            <text:p>655</text:p>
          </table:table-cell>
          <table:table-cell table:formula="of:=[.G$2]*POWER([.$B259]/[.G$2];[.G$1])" office:value-type="float" office:value="526.796907258517" calcext:value-type="float">
            <text:p>527</text:p>
          </table:table-cell>
          <table:table-cell table:formula="of:=[.H$2]*POWER([.$B259]/[.H$2];[.H$1])" office:value-type="float" office:value="370.814111112504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looku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VLOOKUP([.A2];[$Sheet1.$B$4:.$H$259];5))" office:value-type="float" office:value="0" calcext:value-type="float">
            <text:p>0</text:p>
          </table:table-cell>
          <table:table-cell table:formula="of:=ROUND(VLOOKUP([.A2];[$Sheet1.$B$4:.$H$259];6))" office:value-type="float" office:value="0" calcext:value-type="float">
            <text:p>0</text:p>
          </table:table-cell>
          <table:table-cell table:formula="of:=ROUND(VLOOKUP([.A2];[$Sheet1.$B$4:.$H$259];7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VLOOKUP([.A3];[$Sheet1.$B$4:.$H$259];5))" office:value-type="float" office:value="0" calcext:value-type="float">
            <text:p>0</text:p>
          </table:table-cell>
          <table:table-cell table:formula="of:=ROUND(VLOOKUP([.A3];[$Sheet1.$B$4:.$H$259];6))" office:value-type="float" office:value="1" calcext:value-type="float">
            <text:p>1</text:p>
          </table:table-cell>
          <table:table-cell table:formula="of:=ROUND(VLOOKUP([.A3];[$Sheet1.$B$4:.$H$259];7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VLOOKUP([.A4];[$Sheet1.$B$4:.$H$259];5))" office:value-type="float" office:value="1" calcext:value-type="float">
            <text:p>1</text:p>
          </table:table-cell>
          <table:table-cell table:formula="of:=ROUND(VLOOKUP([.A4];[$Sheet1.$B$4:.$H$259];6))" office:value-type="float" office:value="1" calcext:value-type="float">
            <text:p>1</text:p>
          </table:table-cell>
          <table:table-cell table:formula="of:=ROUND(VLOOKUP([.A4];[$Sheet1.$B$4:.$H$259];7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VLOOKUP([.A5];[$Sheet1.$B$4:.$H$259];5))" office:value-type="float" office:value="2" calcext:value-type="float">
            <text:p>2</text:p>
          </table:table-cell>
          <table:table-cell table:formula="of:=ROUND(VLOOKUP([.A5];[$Sheet1.$B$4:.$H$259];6))" office:value-type="float" office:value="2" calcext:value-type="float">
            <text:p>2</text:p>
          </table:table-cell>
          <table:table-cell table:formula="of:=ROUND(VLOOKUP([.A5];[$Sheet1.$B$4:.$H$259];7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VLOOKUP([.A6];[$Sheet1.$B$4:.$H$259];5))" office:value-type="float" office:value="3" calcext:value-type="float">
            <text:p>3</text:p>
          </table:table-cell>
          <table:table-cell table:formula="of:=ROUND(VLOOKUP([.A6];[$Sheet1.$B$4:.$H$259];6))" office:value-type="float" office:value="3" calcext:value-type="float">
            <text:p>3</text:p>
          </table:table-cell>
          <table:table-cell table:formula="of:=ROUND(VLOOKUP([.A6];[$Sheet1.$B$4:.$H$259];7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VLOOKUP([.A7];[$Sheet1.$B$4:.$H$259];5))" office:value-type="float" office:value="4" calcext:value-type="float">
            <text:p>4</text:p>
          </table:table-cell>
          <table:table-cell table:formula="of:=ROUND(VLOOKUP([.A7];[$Sheet1.$B$4:.$H$259];6))" office:value-type="float" office:value="4" calcext:value-type="float">
            <text:p>4</text:p>
          </table:table-cell>
          <table:table-cell table:formula="of:=ROUND(VLOOKUP([.A7];[$Sheet1.$B$4:.$H$259];7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VLOOKUP([.A8];[$Sheet1.$B$4:.$H$259];5))" office:value-type="float" office:value="5" calcext:value-type="float">
            <text:p>5</text:p>
          </table:table-cell>
          <table:table-cell table:formula="of:=ROUND(VLOOKUP([.A8];[$Sheet1.$B$4:.$H$259];6))" office:value-type="float" office:value="5" calcext:value-type="float">
            <text:p>5</text:p>
          </table:table-cell>
          <table:table-cell table:formula="of:=ROUND(VLOOKUP([.A8];[$Sheet1.$B$4:.$H$259];7)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VLOOKUP([.A9];[$Sheet1.$B$4:.$H$259];5))" office:value-type="float" office:value="6" calcext:value-type="float">
            <text:p>6</text:p>
          </table:table-cell>
          <table:table-cell table:formula="of:=ROUND(VLOOKUP([.A9];[$Sheet1.$B$4:.$H$259];6))" office:value-type="float" office:value="6" calcext:value-type="float">
            <text:p>6</text:p>
          </table:table-cell>
          <table:table-cell table:formula="of:=ROUND(VLOOKUP([.A9];[$Sheet1.$B$4:.$H$259];7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VLOOKUP([.A10];[$Sheet1.$B$4:.$H$259];5))" office:value-type="float" office:value="7" calcext:value-type="float">
            <text:p>7</text:p>
          </table:table-cell>
          <table:table-cell table:formula="of:=ROUND(VLOOKUP([.A10];[$Sheet1.$B$4:.$H$259];6))" office:value-type="float" office:value="7" calcext:value-type="float">
            <text:p>7</text:p>
          </table:table-cell>
          <table:table-cell table:formula="of:=ROUND(VLOOKUP([.A10];[$Sheet1.$B$4:.$H$259];7)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VLOOKUP([.A11];[$Sheet1.$B$4:.$H$259];5))" office:value-type="float" office:value="8" calcext:value-type="float">
            <text:p>8</text:p>
          </table:table-cell>
          <table:table-cell table:formula="of:=ROUND(VLOOKUP([.A11];[$Sheet1.$B$4:.$H$259];6))" office:value-type="float" office:value="8" calcext:value-type="float">
            <text:p>8</text:p>
          </table:table-cell>
          <table:table-cell table:formula="of:=ROUND(VLOOKUP([.A11];[$Sheet1.$B$4:.$H$259];7)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VLOOKUP([.A12];[$Sheet1.$B$4:.$H$259];5))" office:value-type="float" office:value="10" calcext:value-type="float">
            <text:p>10</text:p>
          </table:table-cell>
          <table:table-cell table:formula="of:=ROUND(VLOOKUP([.A12];[$Sheet1.$B$4:.$H$259];6))" office:value-type="float" office:value="9" calcext:value-type="float">
            <text:p>9</text:p>
          </table:table-cell>
          <table:table-cell table:formula="of:=ROUND(VLOOKUP([.A12];[$Sheet1.$B$4:.$H$259];7)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VLOOKUP([.A13];[$Sheet1.$B$4:.$H$259];5))" office:value-type="float" office:value="11" calcext:value-type="float">
            <text:p>11</text:p>
          </table:table-cell>
          <table:table-cell table:formula="of:=ROUND(VLOOKUP([.A13];[$Sheet1.$B$4:.$H$259];6))" office:value-type="float" office:value="10" calcext:value-type="float">
            <text:p>10</text:p>
          </table:table-cell>
          <table:table-cell table:formula="of:=ROUND(VLOOKUP([.A13];[$Sheet1.$B$4:.$H$259];7)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VLOOKUP([.A14];[$Sheet1.$B$4:.$H$259];5))" office:value-type="float" office:value="12" calcext:value-type="float">
            <text:p>12</text:p>
          </table:table-cell>
          <table:table-cell table:formula="of:=ROUND(VLOOKUP([.A14];[$Sheet1.$B$4:.$H$259];6))" office:value-type="float" office:value="12" calcext:value-type="float">
            <text:p>12</text:p>
          </table:table-cell>
          <table:table-cell table:formula="of:=ROUND(VLOOKUP([.A14];[$Sheet1.$B$4:.$H$259];7)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VLOOKUP([.A15];[$Sheet1.$B$4:.$H$259];5))" office:value-type="float" office:value="14" calcext:value-type="float">
            <text:p>14</text:p>
          </table:table-cell>
          <table:table-cell table:formula="of:=ROUND(VLOOKUP([.A15];[$Sheet1.$B$4:.$H$259];6))" office:value-type="float" office:value="13" calcext:value-type="float">
            <text:p>13</text:p>
          </table:table-cell>
          <table:table-cell table:formula="of:=ROUND(VLOOKUP([.A15];[$Sheet1.$B$4:.$H$259];7)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VLOOKUP([.A16];[$Sheet1.$B$4:.$H$259];5))" office:value-type="float" office:value="15" calcext:value-type="float">
            <text:p>15</text:p>
          </table:table-cell>
          <table:table-cell table:formula="of:=ROUND(VLOOKUP([.A16];[$Sheet1.$B$4:.$H$259];6))" office:value-type="float" office:value="14" calcext:value-type="float">
            <text:p>14</text:p>
          </table:table-cell>
          <table:table-cell table:formula="of:=ROUND(VLOOKUP([.A16];[$Sheet1.$B$4:.$H$259];7)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VLOOKUP([.A17];[$Sheet1.$B$4:.$H$259];5))" office:value-type="float" office:value="16" calcext:value-type="float">
            <text:p>16</text:p>
          </table:table-cell>
          <table:table-cell table:formula="of:=ROUND(VLOOKUP([.A17];[$Sheet1.$B$4:.$H$259];6))" office:value-type="float" office:value="15" calcext:value-type="float">
            <text:p>15</text:p>
          </table:table-cell>
          <table:table-cell table:formula="of:=ROUND(VLOOKUP([.A17];[$Sheet1.$B$4:.$H$259];7)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VLOOKUP([.A18];[$Sheet1.$B$4:.$H$259];5))" office:value-type="float" office:value="18" calcext:value-type="float">
            <text:p>18</text:p>
          </table:table-cell>
          <table:table-cell table:formula="of:=ROUND(VLOOKUP([.A18];[$Sheet1.$B$4:.$H$259];6))" office:value-type="float" office:value="17" calcext:value-type="float">
            <text:p>17</text:p>
          </table:table-cell>
          <table:table-cell table:formula="of:=ROUND(VLOOKUP([.A18];[$Sheet1.$B$4:.$H$259];7)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VLOOKUP([.A19];[$Sheet1.$B$4:.$H$259];5))" office:value-type="float" office:value="19" calcext:value-type="float">
            <text:p>19</text:p>
          </table:table-cell>
          <table:table-cell table:formula="of:=ROUND(VLOOKUP([.A19];[$Sheet1.$B$4:.$H$259];6))" office:value-type="float" office:value="18" calcext:value-type="float">
            <text:p>18</text:p>
          </table:table-cell>
          <table:table-cell table:formula="of:=ROUND(VLOOKUP([.A19];[$Sheet1.$B$4:.$H$259];7)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VLOOKUP([.A20];[$Sheet1.$B$4:.$H$259];5))" office:value-type="float" office:value="21" calcext:value-type="float">
            <text:p>21</text:p>
          </table:table-cell>
          <table:table-cell table:formula="of:=ROUND(VLOOKUP([.A20];[$Sheet1.$B$4:.$H$259];6))" office:value-type="float" office:value="19" calcext:value-type="float">
            <text:p>19</text:p>
          </table:table-cell>
          <table:table-cell table:formula="of:=ROUND(VLOOKUP([.A20];[$Sheet1.$B$4:.$H$259];7)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VLOOKUP([.A21];[$Sheet1.$B$4:.$H$259];5))" office:value-type="float" office:value="22" calcext:value-type="float">
            <text:p>22</text:p>
          </table:table-cell>
          <table:table-cell table:formula="of:=ROUND(VLOOKUP([.A21];[$Sheet1.$B$4:.$H$259];6))" office:value-type="float" office:value="21" calcext:value-type="float">
            <text:p>21</text:p>
          </table:table-cell>
          <table:table-cell table:formula="of:=ROUND(VLOOKUP([.A21];[$Sheet1.$B$4:.$H$259];7)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VLOOKUP([.A22];[$Sheet1.$B$4:.$H$259];5))" office:value-type="float" office:value="24" calcext:value-type="float">
            <text:p>24</text:p>
          </table:table-cell>
          <table:table-cell table:formula="of:=ROUND(VLOOKUP([.A22];[$Sheet1.$B$4:.$H$259];6))" office:value-type="float" office:value="22" calcext:value-type="float">
            <text:p>22</text:p>
          </table:table-cell>
          <table:table-cell table:formula="of:=ROUND(VLOOKUP([.A22];[$Sheet1.$B$4:.$H$259];7)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VLOOKUP([.A23];[$Sheet1.$B$4:.$H$259];5))" office:value-type="float" office:value="25" calcext:value-type="float">
            <text:p>25</text:p>
          </table:table-cell>
          <table:table-cell table:formula="of:=ROUND(VLOOKUP([.A23];[$Sheet1.$B$4:.$H$259];6))" office:value-type="float" office:value="23" calcext:value-type="float">
            <text:p>23</text:p>
          </table:table-cell>
          <table:table-cell table:formula="of:=ROUND(VLOOKUP([.A23];[$Sheet1.$B$4:.$H$259];7)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VLOOKUP([.A24];[$Sheet1.$B$4:.$H$259];5))" office:value-type="float" office:value="27" calcext:value-type="float">
            <text:p>27</text:p>
          </table:table-cell>
          <table:table-cell table:formula="of:=ROUND(VLOOKUP([.A24];[$Sheet1.$B$4:.$H$259];6))" office:value-type="float" office:value="25" calcext:value-type="float">
            <text:p>25</text:p>
          </table:table-cell>
          <table:table-cell table:formula="of:=ROUND(VLOOKUP([.A24];[$Sheet1.$B$4:.$H$259];7)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VLOOKUP([.A25];[$Sheet1.$B$4:.$H$259];5))" office:value-type="float" office:value="29" calcext:value-type="float">
            <text:p>29</text:p>
          </table:table-cell>
          <table:table-cell table:formula="of:=ROUND(VLOOKUP([.A25];[$Sheet1.$B$4:.$H$259];6))" office:value-type="float" office:value="26" calcext:value-type="float">
            <text:p>26</text:p>
          </table:table-cell>
          <table:table-cell table:formula="of:=ROUND(VLOOKUP([.A25];[$Sheet1.$B$4:.$H$259];7)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VLOOKUP([.A26];[$Sheet1.$B$4:.$H$259];5))" office:value-type="float" office:value="30" calcext:value-type="float">
            <text:p>30</text:p>
          </table:table-cell>
          <table:table-cell table:formula="of:=ROUND(VLOOKUP([.A26];[$Sheet1.$B$4:.$H$259];6))" office:value-type="float" office:value="27" calcext:value-type="float">
            <text:p>27</text:p>
          </table:table-cell>
          <table:table-cell table:formula="of:=ROUND(VLOOKUP([.A26];[$Sheet1.$B$4:.$H$259];7)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VLOOKUP([.A27];[$Sheet1.$B$4:.$H$259];5))" office:value-type="float" office:value="32" calcext:value-type="float">
            <text:p>32</text:p>
          </table:table-cell>
          <table:table-cell table:formula="of:=ROUND(VLOOKUP([.A27];[$Sheet1.$B$4:.$H$259];6))" office:value-type="float" office:value="29" calcext:value-type="float">
            <text:p>29</text:p>
          </table:table-cell>
          <table:table-cell table:formula="of:=ROUND(VLOOKUP([.A27];[$Sheet1.$B$4:.$H$259];7))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VLOOKUP([.A28];[$Sheet1.$B$4:.$H$259];5))" office:value-type="float" office:value="34" calcext:value-type="float">
            <text:p>34</text:p>
          </table:table-cell>
          <table:table-cell table:formula="of:=ROUND(VLOOKUP([.A28];[$Sheet1.$B$4:.$H$259];6))" office:value-type="float" office:value="30" calcext:value-type="float">
            <text:p>30</text:p>
          </table:table-cell>
          <table:table-cell table:formula="of:=ROUND(VLOOKUP([.A28];[$Sheet1.$B$4:.$H$259];7)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VLOOKUP([.A29];[$Sheet1.$B$4:.$H$259];5))" office:value-type="float" office:value="35" calcext:value-type="float">
            <text:p>35</text:p>
          </table:table-cell>
          <table:table-cell table:formula="of:=ROUND(VLOOKUP([.A29];[$Sheet1.$B$4:.$H$259];6))" office:value-type="float" office:value="32" calcext:value-type="float">
            <text:p>32</text:p>
          </table:table-cell>
          <table:table-cell table:formula="of:=ROUND(VLOOKUP([.A29];[$Sheet1.$B$4:.$H$259];7))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VLOOKUP([.A30];[$Sheet1.$B$4:.$H$259];5))" office:value-type="float" office:value="37" calcext:value-type="float">
            <text:p>37</text:p>
          </table:table-cell>
          <table:table-cell table:formula="of:=ROUND(VLOOKUP([.A30];[$Sheet1.$B$4:.$H$259];6))" office:value-type="float" office:value="33" calcext:value-type="float">
            <text:p>33</text:p>
          </table:table-cell>
          <table:table-cell table:formula="of:=ROUND(VLOOKUP([.A30];[$Sheet1.$B$4:.$H$259];7))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VLOOKUP([.A31];[$Sheet1.$B$4:.$H$259];5))" office:value-type="float" office:value="39" calcext:value-type="float">
            <text:p>39</text:p>
          </table:table-cell>
          <table:table-cell table:formula="of:=ROUND(VLOOKUP([.A31];[$Sheet1.$B$4:.$H$259];6))" office:value-type="float" office:value="35" calcext:value-type="float">
            <text:p>35</text:p>
          </table:table-cell>
          <table:table-cell table:formula="of:=ROUND(VLOOKUP([.A31];[$Sheet1.$B$4:.$H$259];7))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VLOOKUP([.A32];[$Sheet1.$B$4:.$H$259];5))" office:value-type="float" office:value="41" calcext:value-type="float">
            <text:p>41</text:p>
          </table:table-cell>
          <table:table-cell table:formula="of:=ROUND(VLOOKUP([.A32];[$Sheet1.$B$4:.$H$259];6))" office:value-type="float" office:value="36" calcext:value-type="float">
            <text:p>36</text:p>
          </table:table-cell>
          <table:table-cell table:formula="of:=ROUND(VLOOKUP([.A32];[$Sheet1.$B$4:.$H$259];7)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VLOOKUP([.A33];[$Sheet1.$B$4:.$H$259];5))" office:value-type="float" office:value="42" calcext:value-type="float">
            <text:p>42</text:p>
          </table:table-cell>
          <table:table-cell table:formula="of:=ROUND(VLOOKUP([.A33];[$Sheet1.$B$4:.$H$259];6))" office:value-type="float" office:value="38" calcext:value-type="float">
            <text:p>38</text:p>
          </table:table-cell>
          <table:table-cell table:formula="of:=ROUND(VLOOKUP([.A33];[$Sheet1.$B$4:.$H$259];7))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VLOOKUP([.A34];[$Sheet1.$B$4:.$H$259];5))" office:value-type="float" office:value="44" calcext:value-type="float">
            <text:p>44</text:p>
          </table:table-cell>
          <table:table-cell table:formula="of:=ROUND(VLOOKUP([.A34];[$Sheet1.$B$4:.$H$259];6))" office:value-type="float" office:value="39" calcext:value-type="float">
            <text:p>39</text:p>
          </table:table-cell>
          <table:table-cell table:formula="of:=ROUND(VLOOKUP([.A34];[$Sheet1.$B$4:.$H$259];7))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VLOOKUP([.A35];[$Sheet1.$B$4:.$H$259];5))" office:value-type="float" office:value="46" calcext:value-type="float">
            <text:p>46</text:p>
          </table:table-cell>
          <table:table-cell table:formula="of:=ROUND(VLOOKUP([.A35];[$Sheet1.$B$4:.$H$259];6))" office:value-type="float" office:value="41" calcext:value-type="float">
            <text:p>41</text:p>
          </table:table-cell>
          <table:table-cell table:formula="of:=ROUND(VLOOKUP([.A35];[$Sheet1.$B$4:.$H$259];7))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VLOOKUP([.A36];[$Sheet1.$B$4:.$H$259];5))" office:value-type="float" office:value="48" calcext:value-type="float">
            <text:p>48</text:p>
          </table:table-cell>
          <table:table-cell table:formula="of:=ROUND(VLOOKUP([.A36];[$Sheet1.$B$4:.$H$259];6))" office:value-type="float" office:value="42" calcext:value-type="float">
            <text:p>42</text:p>
          </table:table-cell>
          <table:table-cell table:formula="of:=ROUND(VLOOKUP([.A36];[$Sheet1.$B$4:.$H$259];7)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VLOOKUP([.A37];[$Sheet1.$B$4:.$H$259];5))" office:value-type="float" office:value="50" calcext:value-type="float">
            <text:p>50</text:p>
          </table:table-cell>
          <table:table-cell table:formula="of:=ROUND(VLOOKUP([.A37];[$Sheet1.$B$4:.$H$259];6))" office:value-type="float" office:value="44" calcext:value-type="float">
            <text:p>44</text:p>
          </table:table-cell>
          <table:table-cell table:formula="of:=ROUND(VLOOKUP([.A37];[$Sheet1.$B$4:.$H$259];7)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VLOOKUP([.A38];[$Sheet1.$B$4:.$H$259];5))" office:value-type="float" office:value="51" calcext:value-type="float">
            <text:p>51</text:p>
          </table:table-cell>
          <table:table-cell table:formula="of:=ROUND(VLOOKUP([.A38];[$Sheet1.$B$4:.$H$259];6))" office:value-type="float" office:value="46" calcext:value-type="float">
            <text:p>46</text:p>
          </table:table-cell>
          <table:table-cell table:formula="of:=ROUND(VLOOKUP([.A38];[$Sheet1.$B$4:.$H$259];7))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VLOOKUP([.A39];[$Sheet1.$B$4:.$H$259];5))" office:value-type="float" office:value="53" calcext:value-type="float">
            <text:p>53</text:p>
          </table:table-cell>
          <table:table-cell table:formula="of:=ROUND(VLOOKUP([.A39];[$Sheet1.$B$4:.$H$259];6))" office:value-type="float" office:value="47" calcext:value-type="float">
            <text:p>47</text:p>
          </table:table-cell>
          <table:table-cell table:formula="of:=ROUND(VLOOKUP([.A39];[$Sheet1.$B$4:.$H$259];7)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VLOOKUP([.A40];[$Sheet1.$B$4:.$H$259];5))" office:value-type="float" office:value="55" calcext:value-type="float">
            <text:p>55</text:p>
          </table:table-cell>
          <table:table-cell table:formula="of:=ROUND(VLOOKUP([.A40];[$Sheet1.$B$4:.$H$259];6))" office:value-type="float" office:value="49" calcext:value-type="float">
            <text:p>49</text:p>
          </table:table-cell>
          <table:table-cell table:formula="of:=ROUND(VLOOKUP([.A40];[$Sheet1.$B$4:.$H$259];7)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VLOOKUP([.A41];[$Sheet1.$B$4:.$H$259];5))" office:value-type="float" office:value="57" calcext:value-type="float">
            <text:p>57</text:p>
          </table:table-cell>
          <table:table-cell table:formula="of:=ROUND(VLOOKUP([.A41];[$Sheet1.$B$4:.$H$259];6))" office:value-type="float" office:value="50" calcext:value-type="float">
            <text:p>50</text:p>
          </table:table-cell>
          <table:table-cell table:formula="of:=ROUND(VLOOKUP([.A41];[$Sheet1.$B$4:.$H$259];7))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VLOOKUP([.A42];[$Sheet1.$B$4:.$H$259];5))" office:value-type="float" office:value="59" calcext:value-type="float">
            <text:p>59</text:p>
          </table:table-cell>
          <table:table-cell table:formula="of:=ROUND(VLOOKUP([.A42];[$Sheet1.$B$4:.$H$259];6))" office:value-type="float" office:value="52" calcext:value-type="float">
            <text:p>52</text:p>
          </table:table-cell>
          <table:table-cell table:formula="of:=ROUND(VLOOKUP([.A42];[$Sheet1.$B$4:.$H$259];7)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VLOOKUP([.A43];[$Sheet1.$B$4:.$H$259];5))" office:value-type="float" office:value="61" calcext:value-type="float">
            <text:p>61</text:p>
          </table:table-cell>
          <table:table-cell table:formula="of:=ROUND(VLOOKUP([.A43];[$Sheet1.$B$4:.$H$259];6))" office:value-type="float" office:value="54" calcext:value-type="float">
            <text:p>54</text:p>
          </table:table-cell>
          <table:table-cell table:formula="of:=ROUND(VLOOKUP([.A43];[$Sheet1.$B$4:.$H$259];7))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VLOOKUP([.A44];[$Sheet1.$B$4:.$H$259];5))" office:value-type="float" office:value="63" calcext:value-type="float">
            <text:p>63</text:p>
          </table:table-cell>
          <table:table-cell table:formula="of:=ROUND(VLOOKUP([.A44];[$Sheet1.$B$4:.$H$259];6))" office:value-type="float" office:value="55" calcext:value-type="float">
            <text:p>55</text:p>
          </table:table-cell>
          <table:table-cell table:formula="of:=ROUND(VLOOKUP([.A44];[$Sheet1.$B$4:.$H$259];7))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VLOOKUP([.A45];[$Sheet1.$B$4:.$H$259];5))" office:value-type="float" office:value="65" calcext:value-type="float">
            <text:p>65</text:p>
          </table:table-cell>
          <table:table-cell table:formula="of:=ROUND(VLOOKUP([.A45];[$Sheet1.$B$4:.$H$259];6))" office:value-type="float" office:value="57" calcext:value-type="float">
            <text:p>57</text:p>
          </table:table-cell>
          <table:table-cell table:formula="of:=ROUND(VLOOKUP([.A45];[$Sheet1.$B$4:.$H$259];7))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VLOOKUP([.A46];[$Sheet1.$B$4:.$H$259];5))" office:value-type="float" office:value="67" calcext:value-type="float">
            <text:p>67</text:p>
          </table:table-cell>
          <table:table-cell table:formula="of:=ROUND(VLOOKUP([.A46];[$Sheet1.$B$4:.$H$259];6))" office:value-type="float" office:value="59" calcext:value-type="float">
            <text:p>59</text:p>
          </table:table-cell>
          <table:table-cell table:formula="of:=ROUND(VLOOKUP([.A46];[$Sheet1.$B$4:.$H$259];7))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VLOOKUP([.A47];[$Sheet1.$B$4:.$H$259];5))" office:value-type="float" office:value="69" calcext:value-type="float">
            <text:p>69</text:p>
          </table:table-cell>
          <table:table-cell table:formula="of:=ROUND(VLOOKUP([.A47];[$Sheet1.$B$4:.$H$259];6))" office:value-type="float" office:value="60" calcext:value-type="float">
            <text:p>60</text:p>
          </table:table-cell>
          <table:table-cell table:formula="of:=ROUND(VLOOKUP([.A47];[$Sheet1.$B$4:.$H$259];7))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VLOOKUP([.A48];[$Sheet1.$B$4:.$H$259];5))" office:value-type="float" office:value="71" calcext:value-type="float">
            <text:p>71</text:p>
          </table:table-cell>
          <table:table-cell table:formula="of:=ROUND(VLOOKUP([.A48];[$Sheet1.$B$4:.$H$259];6))" office:value-type="float" office:value="62" calcext:value-type="float">
            <text:p>62</text:p>
          </table:table-cell>
          <table:table-cell table:formula="of:=ROUND(VLOOKUP([.A48];[$Sheet1.$B$4:.$H$259];7))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VLOOKUP([.A49];[$Sheet1.$B$4:.$H$259];5))" office:value-type="float" office:value="73" calcext:value-type="float">
            <text:p>73</text:p>
          </table:table-cell>
          <table:table-cell table:formula="of:=ROUND(VLOOKUP([.A49];[$Sheet1.$B$4:.$H$259];6))" office:value-type="float" office:value="64" calcext:value-type="float">
            <text:p>64</text:p>
          </table:table-cell>
          <table:table-cell table:formula="of:=ROUND(VLOOKUP([.A49];[$Sheet1.$B$4:.$H$259];7))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VLOOKUP([.A50];[$Sheet1.$B$4:.$H$259];5))" office:value-type="float" office:value="75" calcext:value-type="float">
            <text:p>75</text:p>
          </table:table-cell>
          <table:table-cell table:formula="of:=ROUND(VLOOKUP([.A50];[$Sheet1.$B$4:.$H$259];6))" office:value-type="float" office:value="65" calcext:value-type="float">
            <text:p>65</text:p>
          </table:table-cell>
          <table:table-cell table:formula="of:=ROUND(VLOOKUP([.A50];[$Sheet1.$B$4:.$H$259];7))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VLOOKUP([.A51];[$Sheet1.$B$4:.$H$259];5))" office:value-type="float" office:value="77" calcext:value-type="float">
            <text:p>77</text:p>
          </table:table-cell>
          <table:table-cell table:formula="of:=ROUND(VLOOKUP([.A51];[$Sheet1.$B$4:.$H$259];6))" office:value-type="float" office:value="67" calcext:value-type="float">
            <text:p>67</text:p>
          </table:table-cell>
          <table:table-cell table:formula="of:=ROUND(VLOOKUP([.A51];[$Sheet1.$B$4:.$H$259];7))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VLOOKUP([.A52];[$Sheet1.$B$4:.$H$259];5))" office:value-type="float" office:value="79" calcext:value-type="float">
            <text:p>79</text:p>
          </table:table-cell>
          <table:table-cell table:formula="of:=ROUND(VLOOKUP([.A52];[$Sheet1.$B$4:.$H$259];6))" office:value-type="float" office:value="69" calcext:value-type="float">
            <text:p>69</text:p>
          </table:table-cell>
          <table:table-cell table:formula="of:=ROUND(VLOOKUP([.A52];[$Sheet1.$B$4:.$H$259];7)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VLOOKUP([.A53];[$Sheet1.$B$4:.$H$259];5))" office:value-type="float" office:value="81" calcext:value-type="float">
            <text:p>81</text:p>
          </table:table-cell>
          <table:table-cell table:formula="of:=ROUND(VLOOKUP([.A53];[$Sheet1.$B$4:.$H$259];6))" office:value-type="float" office:value="70" calcext:value-type="float">
            <text:p>70</text:p>
          </table:table-cell>
          <table:table-cell table:formula="of:=ROUND(VLOOKUP([.A53];[$Sheet1.$B$4:.$H$259];7))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VLOOKUP([.A54];[$Sheet1.$B$4:.$H$259];5))" office:value-type="float" office:value="83" calcext:value-type="float">
            <text:p>83</text:p>
          </table:table-cell>
          <table:table-cell table:formula="of:=ROUND(VLOOKUP([.A54];[$Sheet1.$B$4:.$H$259];6))" office:value-type="float" office:value="72" calcext:value-type="float">
            <text:p>72</text:p>
          </table:table-cell>
          <table:table-cell table:formula="of:=ROUND(VLOOKUP([.A54];[$Sheet1.$B$4:.$H$259];7))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VLOOKUP([.A55];[$Sheet1.$B$4:.$H$259];5))" office:value-type="float" office:value="85" calcext:value-type="float">
            <text:p>85</text:p>
          </table:table-cell>
          <table:table-cell table:formula="of:=ROUND(VLOOKUP([.A55];[$Sheet1.$B$4:.$H$259];6))" office:value-type="float" office:value="74" calcext:value-type="float">
            <text:p>74</text:p>
          </table:table-cell>
          <table:table-cell table:formula="of:=ROUND(VLOOKUP([.A55];[$Sheet1.$B$4:.$H$259];7))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VLOOKUP([.A56];[$Sheet1.$B$4:.$H$259];5))" office:value-type="float" office:value="87" calcext:value-type="float">
            <text:p>87</text:p>
          </table:table-cell>
          <table:table-cell table:formula="of:=ROUND(VLOOKUP([.A56];[$Sheet1.$B$4:.$H$259];6))" office:value-type="float" office:value="76" calcext:value-type="float">
            <text:p>76</text:p>
          </table:table-cell>
          <table:table-cell table:formula="of:=ROUND(VLOOKUP([.A56];[$Sheet1.$B$4:.$H$259];7))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VLOOKUP([.A57];[$Sheet1.$B$4:.$H$259];5))" office:value-type="float" office:value="89" calcext:value-type="float">
            <text:p>89</text:p>
          </table:table-cell>
          <table:table-cell table:formula="of:=ROUND(VLOOKUP([.A57];[$Sheet1.$B$4:.$H$259];6))" office:value-type="float" office:value="77" calcext:value-type="float">
            <text:p>77</text:p>
          </table:table-cell>
          <table:table-cell table:formula="of:=ROUND(VLOOKUP([.A57];[$Sheet1.$B$4:.$H$259];7))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VLOOKUP([.A58];[$Sheet1.$B$4:.$H$259];5))" office:value-type="float" office:value="91" calcext:value-type="float">
            <text:p>91</text:p>
          </table:table-cell>
          <table:table-cell table:formula="of:=ROUND(VLOOKUP([.A58];[$Sheet1.$B$4:.$H$259];6))" office:value-type="float" office:value="79" calcext:value-type="float">
            <text:p>79</text:p>
          </table:table-cell>
          <table:table-cell table:formula="of:=ROUND(VLOOKUP([.A58];[$Sheet1.$B$4:.$H$259];7))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VLOOKUP([.A59];[$Sheet1.$B$4:.$H$259];5))" office:value-type="float" office:value="93" calcext:value-type="float">
            <text:p>93</text:p>
          </table:table-cell>
          <table:table-cell table:formula="of:=ROUND(VLOOKUP([.A59];[$Sheet1.$B$4:.$H$259];6))" office:value-type="float" office:value="81" calcext:value-type="float">
            <text:p>81</text:p>
          </table:table-cell>
          <table:table-cell table:formula="of:=ROUND(VLOOKUP([.A59];[$Sheet1.$B$4:.$H$259];7)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VLOOKUP([.A60];[$Sheet1.$B$4:.$H$259];5))" office:value-type="float" office:value="96" calcext:value-type="float">
            <text:p>96</text:p>
          </table:table-cell>
          <table:table-cell table:formula="of:=ROUND(VLOOKUP([.A60];[$Sheet1.$B$4:.$H$259];6))" office:value-type="float" office:value="83" calcext:value-type="float">
            <text:p>83</text:p>
          </table:table-cell>
          <table:table-cell table:formula="of:=ROUND(VLOOKUP([.A60];[$Sheet1.$B$4:.$H$259];7))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VLOOKUP([.A61];[$Sheet1.$B$4:.$H$259];5))" office:value-type="float" office:value="98" calcext:value-type="float">
            <text:p>98</text:p>
          </table:table-cell>
          <table:table-cell table:formula="of:=ROUND(VLOOKUP([.A61];[$Sheet1.$B$4:.$H$259];6))" office:value-type="float" office:value="85" calcext:value-type="float">
            <text:p>85</text:p>
          </table:table-cell>
          <table:table-cell table:formula="of:=ROUND(VLOOKUP([.A61];[$Sheet1.$B$4:.$H$259];7))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VLOOKUP([.A62];[$Sheet1.$B$4:.$H$259];5))" office:value-type="float" office:value="100" calcext:value-type="float">
            <text:p>100</text:p>
          </table:table-cell>
          <table:table-cell table:formula="of:=ROUND(VLOOKUP([.A62];[$Sheet1.$B$4:.$H$259];6))" office:value-type="float" office:value="86" calcext:value-type="float">
            <text:p>86</text:p>
          </table:table-cell>
          <table:table-cell table:formula="of:=ROUND(VLOOKUP([.A62];[$Sheet1.$B$4:.$H$259];7)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VLOOKUP([.A63];[$Sheet1.$B$4:.$H$259];5))" office:value-type="float" office:value="102" calcext:value-type="float">
            <text:p>102</text:p>
          </table:table-cell>
          <table:table-cell table:formula="of:=ROUND(VLOOKUP([.A63];[$Sheet1.$B$4:.$H$259];6))" office:value-type="float" office:value="88" calcext:value-type="float">
            <text:p>88</text:p>
          </table:table-cell>
          <table:table-cell table:formula="of:=ROUND(VLOOKUP([.A63];[$Sheet1.$B$4:.$H$259];7))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VLOOKUP([.A64];[$Sheet1.$B$4:.$H$259];5))" office:value-type="float" office:value="104" calcext:value-type="float">
            <text:p>104</text:p>
          </table:table-cell>
          <table:table-cell table:formula="of:=ROUND(VLOOKUP([.A64];[$Sheet1.$B$4:.$H$259];6))" office:value-type="float" office:value="90" calcext:value-type="float">
            <text:p>90</text:p>
          </table:table-cell>
          <table:table-cell table:formula="of:=ROUND(VLOOKUP([.A64];[$Sheet1.$B$4:.$H$259];7))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VLOOKUP([.A65];[$Sheet1.$B$4:.$H$259];5))" office:value-type="float" office:value="106" calcext:value-type="float">
            <text:p>106</text:p>
          </table:table-cell>
          <table:table-cell table:formula="of:=ROUND(VLOOKUP([.A65];[$Sheet1.$B$4:.$H$259];6))" office:value-type="float" office:value="92" calcext:value-type="float">
            <text:p>92</text:p>
          </table:table-cell>
          <table:table-cell table:formula="of:=ROUND(VLOOKUP([.A65];[$Sheet1.$B$4:.$H$259];7))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VLOOKUP([.A66];[$Sheet1.$B$4:.$H$259];5))" office:value-type="float" office:value="109" calcext:value-type="float">
            <text:p>109</text:p>
          </table:table-cell>
          <table:table-cell table:formula="of:=ROUND(VLOOKUP([.A66];[$Sheet1.$B$4:.$H$259];6))" office:value-type="float" office:value="94" calcext:value-type="float">
            <text:p>94</text:p>
          </table:table-cell>
          <table:table-cell table:formula="of:=ROUND(VLOOKUP([.A66];[$Sheet1.$B$4:.$H$259];7)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VLOOKUP([.A67];[$Sheet1.$B$4:.$H$259];5))" office:value-type="float" office:value="111" calcext:value-type="float">
            <text:p>111</text:p>
          </table:table-cell>
          <table:table-cell table:formula="of:=ROUND(VLOOKUP([.A67];[$Sheet1.$B$4:.$H$259];6))" office:value-type="float" office:value="95" calcext:value-type="float">
            <text:p>95</text:p>
          </table:table-cell>
          <table:table-cell table:formula="of:=ROUND(VLOOKUP([.A67];[$Sheet1.$B$4:.$H$259];7))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VLOOKUP([.A68];[$Sheet1.$B$4:.$H$259];5))" office:value-type="float" office:value="113" calcext:value-type="float">
            <text:p>113</text:p>
          </table:table-cell>
          <table:table-cell table:formula="of:=ROUND(VLOOKUP([.A68];[$Sheet1.$B$4:.$H$259];6))" office:value-type="float" office:value="97" calcext:value-type="float">
            <text:p>97</text:p>
          </table:table-cell>
          <table:table-cell table:formula="of:=ROUND(VLOOKUP([.A68];[$Sheet1.$B$4:.$H$259];7))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VLOOKUP([.A69];[$Sheet1.$B$4:.$H$259];5))" office:value-type="float" office:value="115" calcext:value-type="float">
            <text:p>115</text:p>
          </table:table-cell>
          <table:table-cell table:formula="of:=ROUND(VLOOKUP([.A69];[$Sheet1.$B$4:.$H$259];6))" office:value-type="float" office:value="99" calcext:value-type="float">
            <text:p>99</text:p>
          </table:table-cell>
          <table:table-cell table:formula="of:=ROUND(VLOOKUP([.A69];[$Sheet1.$B$4:.$H$259];7))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VLOOKUP([.A70];[$Sheet1.$B$4:.$H$259];5))" office:value-type="float" office:value="117" calcext:value-type="float">
            <text:p>117</text:p>
          </table:table-cell>
          <table:table-cell table:formula="of:=ROUND(VLOOKUP([.A70];[$Sheet1.$B$4:.$H$259];6))" office:value-type="float" office:value="101" calcext:value-type="float">
            <text:p>101</text:p>
          </table:table-cell>
          <table:table-cell table:formula="of:=ROUND(VLOOKUP([.A70];[$Sheet1.$B$4:.$H$259];7))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VLOOKUP([.A71];[$Sheet1.$B$4:.$H$259];5))" office:value-type="float" office:value="120" calcext:value-type="float">
            <text:p>120</text:p>
          </table:table-cell>
          <table:table-cell table:formula="of:=ROUND(VLOOKUP([.A71];[$Sheet1.$B$4:.$H$259];6))" office:value-type="float" office:value="103" calcext:value-type="float">
            <text:p>103</text:p>
          </table:table-cell>
          <table:table-cell table:formula="of:=ROUND(VLOOKUP([.A71];[$Sheet1.$B$4:.$H$259];7))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VLOOKUP([.A72];[$Sheet1.$B$4:.$H$259];5))" office:value-type="float" office:value="122" calcext:value-type="float">
            <text:p>122</text:p>
          </table:table-cell>
          <table:table-cell table:formula="of:=ROUND(VLOOKUP([.A72];[$Sheet1.$B$4:.$H$259];6))" office:value-type="float" office:value="105" calcext:value-type="float">
            <text:p>105</text:p>
          </table:table-cell>
          <table:table-cell table:formula="of:=ROUND(VLOOKUP([.A72];[$Sheet1.$B$4:.$H$259];7))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VLOOKUP([.A73];[$Sheet1.$B$4:.$H$259];5))" office:value-type="float" office:value="124" calcext:value-type="float">
            <text:p>124</text:p>
          </table:table-cell>
          <table:table-cell table:formula="of:=ROUND(VLOOKUP([.A73];[$Sheet1.$B$4:.$H$259];6))" office:value-type="float" office:value="107" calcext:value-type="float">
            <text:p>107</text:p>
          </table:table-cell>
          <table:table-cell table:formula="of:=ROUND(VLOOKUP([.A73];[$Sheet1.$B$4:.$H$259];7))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VLOOKUP([.A74];[$Sheet1.$B$4:.$H$259];5))" office:value-type="float" office:value="127" calcext:value-type="float">
            <text:p>127</text:p>
          </table:table-cell>
          <table:table-cell table:formula="of:=ROUND(VLOOKUP([.A74];[$Sheet1.$B$4:.$H$259];6))" office:value-type="float" office:value="108" calcext:value-type="float">
            <text:p>108</text:p>
          </table:table-cell>
          <table:table-cell table:formula="of:=ROUND(VLOOKUP([.A74];[$Sheet1.$B$4:.$H$259];7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VLOOKUP([.A75];[$Sheet1.$B$4:.$H$259];5))" office:value-type="float" office:value="129" calcext:value-type="float">
            <text:p>129</text:p>
          </table:table-cell>
          <table:table-cell table:formula="of:=ROUND(VLOOKUP([.A75];[$Sheet1.$B$4:.$H$259];6))" office:value-type="float" office:value="110" calcext:value-type="float">
            <text:p>110</text:p>
          </table:table-cell>
          <table:table-cell table:formula="of:=ROUND(VLOOKUP([.A75];[$Sheet1.$B$4:.$H$259];7))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VLOOKUP([.A76];[$Sheet1.$B$4:.$H$259];5))" office:value-type="float" office:value="131" calcext:value-type="float">
            <text:p>131</text:p>
          </table:table-cell>
          <table:table-cell table:formula="of:=ROUND(VLOOKUP([.A76];[$Sheet1.$B$4:.$H$259];6))" office:value-type="float" office:value="112" calcext:value-type="float">
            <text:p>112</text:p>
          </table:table-cell>
          <table:table-cell table:formula="of:=ROUND(VLOOKUP([.A76];[$Sheet1.$B$4:.$H$259];7))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VLOOKUP([.A77];[$Sheet1.$B$4:.$H$259];5))" office:value-type="float" office:value="133" calcext:value-type="float">
            <text:p>133</text:p>
          </table:table-cell>
          <table:table-cell table:formula="of:=ROUND(VLOOKUP([.A77];[$Sheet1.$B$4:.$H$259];6))" office:value-type="float" office:value="114" calcext:value-type="float">
            <text:p>114</text:p>
          </table:table-cell>
          <table:table-cell table:formula="of:=ROUND(VLOOKUP([.A77];[$Sheet1.$B$4:.$H$259];7))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VLOOKUP([.A78];[$Sheet1.$B$4:.$H$259];5))" office:value-type="float" office:value="136" calcext:value-type="float">
            <text:p>136</text:p>
          </table:table-cell>
          <table:table-cell table:formula="of:=ROUND(VLOOKUP([.A78];[$Sheet1.$B$4:.$H$259];6))" office:value-type="float" office:value="116" calcext:value-type="float">
            <text:p>116</text:p>
          </table:table-cell>
          <table:table-cell table:formula="of:=ROUND(VLOOKUP([.A78];[$Sheet1.$B$4:.$H$259];7))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VLOOKUP([.A79];[$Sheet1.$B$4:.$H$259];5))" office:value-type="float" office:value="138" calcext:value-type="float">
            <text:p>138</text:p>
          </table:table-cell>
          <table:table-cell table:formula="of:=ROUND(VLOOKUP([.A79];[$Sheet1.$B$4:.$H$259];6))" office:value-type="float" office:value="118" calcext:value-type="float">
            <text:p>118</text:p>
          </table:table-cell>
          <table:table-cell table:formula="of:=ROUND(VLOOKUP([.A79];[$Sheet1.$B$4:.$H$259];7))"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VLOOKUP([.A80];[$Sheet1.$B$4:.$H$259];5))" office:value-type="float" office:value="140" calcext:value-type="float">
            <text:p>140</text:p>
          </table:table-cell>
          <table:table-cell table:formula="of:=ROUND(VLOOKUP([.A80];[$Sheet1.$B$4:.$H$259];6))" office:value-type="float" office:value="120" calcext:value-type="float">
            <text:p>120</text:p>
          </table:table-cell>
          <table:table-cell table:formula="of:=ROUND(VLOOKUP([.A80];[$Sheet1.$B$4:.$H$259];7))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VLOOKUP([.A81];[$Sheet1.$B$4:.$H$259];5))" office:value-type="float" office:value="143" calcext:value-type="float">
            <text:p>143</text:p>
          </table:table-cell>
          <table:table-cell table:formula="of:=ROUND(VLOOKUP([.A81];[$Sheet1.$B$4:.$H$259];6))" office:value-type="float" office:value="122" calcext:value-type="float">
            <text:p>122</text:p>
          </table:table-cell>
          <table:table-cell table:formula="of:=ROUND(VLOOKUP([.A81];[$Sheet1.$B$4:.$H$259];7))"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VLOOKUP([.A82];[$Sheet1.$B$4:.$H$259];5))" office:value-type="float" office:value="145" calcext:value-type="float">
            <text:p>145</text:p>
          </table:table-cell>
          <table:table-cell table:formula="of:=ROUND(VLOOKUP([.A82];[$Sheet1.$B$4:.$H$259];6))" office:value-type="float" office:value="124" calcext:value-type="float">
            <text:p>124</text:p>
          </table:table-cell>
          <table:table-cell table:formula="of:=ROUND(VLOOKUP([.A82];[$Sheet1.$B$4:.$H$259];7))"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VLOOKUP([.A83];[$Sheet1.$B$4:.$H$259];5))" office:value-type="float" office:value="147" calcext:value-type="float">
            <text:p>147</text:p>
          </table:table-cell>
          <table:table-cell table:formula="of:=ROUND(VLOOKUP([.A83];[$Sheet1.$B$4:.$H$259];6))" office:value-type="float" office:value="126" calcext:value-type="float">
            <text:p>126</text:p>
          </table:table-cell>
          <table:table-cell table:formula="of:=ROUND(VLOOKUP([.A83];[$Sheet1.$B$4:.$H$259];7))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VLOOKUP([.A84];[$Sheet1.$B$4:.$H$259];5))" office:value-type="float" office:value="150" calcext:value-type="float">
            <text:p>150</text:p>
          </table:table-cell>
          <table:table-cell table:formula="of:=ROUND(VLOOKUP([.A84];[$Sheet1.$B$4:.$H$259];6))" office:value-type="float" office:value="128" calcext:value-type="float">
            <text:p>128</text:p>
          </table:table-cell>
          <table:table-cell table:formula="of:=ROUND(VLOOKUP([.A84];[$Sheet1.$B$4:.$H$259];7)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VLOOKUP([.A85];[$Sheet1.$B$4:.$H$259];5))" office:value-type="float" office:value="152" calcext:value-type="float">
            <text:p>152</text:p>
          </table:table-cell>
          <table:table-cell table:formula="of:=ROUND(VLOOKUP([.A85];[$Sheet1.$B$4:.$H$259];6))" office:value-type="float" office:value="130" calcext:value-type="float">
            <text:p>130</text:p>
          </table:table-cell>
          <table:table-cell table:formula="of:=ROUND(VLOOKUP([.A85];[$Sheet1.$B$4:.$H$259];7))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VLOOKUP([.A86];[$Sheet1.$B$4:.$H$259];5))" office:value-type="float" office:value="155" calcext:value-type="float">
            <text:p>155</text:p>
          </table:table-cell>
          <table:table-cell table:formula="of:=ROUND(VLOOKUP([.A86];[$Sheet1.$B$4:.$H$259];6))" office:value-type="float" office:value="131" calcext:value-type="float">
            <text:p>131</text:p>
          </table:table-cell>
          <table:table-cell table:formula="of:=ROUND(VLOOKUP([.A86];[$Sheet1.$B$4:.$H$259];7))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VLOOKUP([.A87];[$Sheet1.$B$4:.$H$259];5))" office:value-type="float" office:value="157" calcext:value-type="float">
            <text:p>157</text:p>
          </table:table-cell>
          <table:table-cell table:formula="of:=ROUND(VLOOKUP([.A87];[$Sheet1.$B$4:.$H$259];6))" office:value-type="float" office:value="133" calcext:value-type="float">
            <text:p>133</text:p>
          </table:table-cell>
          <table:table-cell table:formula="of:=ROUND(VLOOKUP([.A87];[$Sheet1.$B$4:.$H$259];7))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VLOOKUP([.A88];[$Sheet1.$B$4:.$H$259];5))" office:value-type="float" office:value="159" calcext:value-type="float">
            <text:p>159</text:p>
          </table:table-cell>
          <table:table-cell table:formula="of:=ROUND(VLOOKUP([.A88];[$Sheet1.$B$4:.$H$259];6))" office:value-type="float" office:value="135" calcext:value-type="float">
            <text:p>135</text:p>
          </table:table-cell>
          <table:table-cell table:formula="of:=ROUND(VLOOKUP([.A88];[$Sheet1.$B$4:.$H$259];7))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VLOOKUP([.A89];[$Sheet1.$B$4:.$H$259];5))" office:value-type="float" office:value="162" calcext:value-type="float">
            <text:p>162</text:p>
          </table:table-cell>
          <table:table-cell table:formula="of:=ROUND(VLOOKUP([.A89];[$Sheet1.$B$4:.$H$259];6))" office:value-type="float" office:value="137" calcext:value-type="float">
            <text:p>137</text:p>
          </table:table-cell>
          <table:table-cell table:formula="of:=ROUND(VLOOKUP([.A89];[$Sheet1.$B$4:.$H$259];7))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VLOOKUP([.A90];[$Sheet1.$B$4:.$H$259];5))" office:value-type="float" office:value="164" calcext:value-type="float">
            <text:p>164</text:p>
          </table:table-cell>
          <table:table-cell table:formula="of:=ROUND(VLOOKUP([.A90];[$Sheet1.$B$4:.$H$259];6))" office:value-type="float" office:value="139" calcext:value-type="float">
            <text:p>139</text:p>
          </table:table-cell>
          <table:table-cell table:formula="of:=ROUND(VLOOKUP([.A90];[$Sheet1.$B$4:.$H$259];7))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VLOOKUP([.A91];[$Sheet1.$B$4:.$H$259];5))" office:value-type="float" office:value="167" calcext:value-type="float">
            <text:p>167</text:p>
          </table:table-cell>
          <table:table-cell table:formula="of:=ROUND(VLOOKUP([.A91];[$Sheet1.$B$4:.$H$259];6))" office:value-type="float" office:value="141" calcext:value-type="float">
            <text:p>141</text:p>
          </table:table-cell>
          <table:table-cell table:formula="of:=ROUND(VLOOKUP([.A91];[$Sheet1.$B$4:.$H$259];7))"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VLOOKUP([.A92];[$Sheet1.$B$4:.$H$259];5))" office:value-type="float" office:value="169" calcext:value-type="float">
            <text:p>169</text:p>
          </table:table-cell>
          <table:table-cell table:formula="of:=ROUND(VLOOKUP([.A92];[$Sheet1.$B$4:.$H$259];6))" office:value-type="float" office:value="143" calcext:value-type="float">
            <text:p>143</text:p>
          </table:table-cell>
          <table:table-cell table:formula="of:=ROUND(VLOOKUP([.A92];[$Sheet1.$B$4:.$H$259];7))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VLOOKUP([.A93];[$Sheet1.$B$4:.$H$259];5))" office:value-type="float" office:value="172" calcext:value-type="float">
            <text:p>172</text:p>
          </table:table-cell>
          <table:table-cell table:formula="of:=ROUND(VLOOKUP([.A93];[$Sheet1.$B$4:.$H$259];6))" office:value-type="float" office:value="145" calcext:value-type="float">
            <text:p>145</text:p>
          </table:table-cell>
          <table:table-cell table:formula="of:=ROUND(VLOOKUP([.A93];[$Sheet1.$B$4:.$H$259];7))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VLOOKUP([.A94];[$Sheet1.$B$4:.$H$259];5))" office:value-type="float" office:value="174" calcext:value-type="float">
            <text:p>174</text:p>
          </table:table-cell>
          <table:table-cell table:formula="of:=ROUND(VLOOKUP([.A94];[$Sheet1.$B$4:.$H$259];6))" office:value-type="float" office:value="147" calcext:value-type="float">
            <text:p>147</text:p>
          </table:table-cell>
          <table:table-cell table:formula="of:=ROUND(VLOOKUP([.A94];[$Sheet1.$B$4:.$H$259];7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VLOOKUP([.A95];[$Sheet1.$B$4:.$H$259];5))" office:value-type="float" office:value="176" calcext:value-type="float">
            <text:p>176</text:p>
          </table:table-cell>
          <table:table-cell table:formula="of:=ROUND(VLOOKUP([.A95];[$Sheet1.$B$4:.$H$259];6))" office:value-type="float" office:value="149" calcext:value-type="float">
            <text:p>149</text:p>
          </table:table-cell>
          <table:table-cell table:formula="of:=ROUND(VLOOKUP([.A95];[$Sheet1.$B$4:.$H$259];7)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VLOOKUP([.A96];[$Sheet1.$B$4:.$H$259];5))" office:value-type="float" office:value="179" calcext:value-type="float">
            <text:p>179</text:p>
          </table:table-cell>
          <table:table-cell table:formula="of:=ROUND(VLOOKUP([.A96];[$Sheet1.$B$4:.$H$259];6))" office:value-type="float" office:value="151" calcext:value-type="float">
            <text:p>151</text:p>
          </table:table-cell>
          <table:table-cell table:formula="of:=ROUND(VLOOKUP([.A96];[$Sheet1.$B$4:.$H$259];7))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VLOOKUP([.A97];[$Sheet1.$B$4:.$H$259];5))" office:value-type="float" office:value="181" calcext:value-type="float">
            <text:p>181</text:p>
          </table:table-cell>
          <table:table-cell table:formula="of:=ROUND(VLOOKUP([.A97];[$Sheet1.$B$4:.$H$259];6))" office:value-type="float" office:value="153" calcext:value-type="float">
            <text:p>153</text:p>
          </table:table-cell>
          <table:table-cell table:formula="of:=ROUND(VLOOKUP([.A97];[$Sheet1.$B$4:.$H$259];7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VLOOKUP([.A98];[$Sheet1.$B$4:.$H$259];5))" office:value-type="float" office:value="184" calcext:value-type="float">
            <text:p>184</text:p>
          </table:table-cell>
          <table:table-cell table:formula="of:=ROUND(VLOOKUP([.A98];[$Sheet1.$B$4:.$H$259];6))" office:value-type="float" office:value="155" calcext:value-type="float">
            <text:p>155</text:p>
          </table:table-cell>
          <table:table-cell table:formula="of:=ROUND(VLOOKUP([.A98];[$Sheet1.$B$4:.$H$259];7))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VLOOKUP([.A99];[$Sheet1.$B$4:.$H$259];5))" office:value-type="float" office:value="186" calcext:value-type="float">
            <text:p>186</text:p>
          </table:table-cell>
          <table:table-cell table:formula="of:=ROUND(VLOOKUP([.A99];[$Sheet1.$B$4:.$H$259];6))" office:value-type="float" office:value="157" calcext:value-type="float">
            <text:p>157</text:p>
          </table:table-cell>
          <table:table-cell table:formula="of:=ROUND(VLOOKUP([.A99];[$Sheet1.$B$4:.$H$259];7))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VLOOKUP([.A100];[$Sheet1.$B$4:.$H$259];5))" office:value-type="float" office:value="189" calcext:value-type="float">
            <text:p>189</text:p>
          </table:table-cell>
          <table:table-cell table:formula="of:=ROUND(VLOOKUP([.A100];[$Sheet1.$B$4:.$H$259];6))" office:value-type="float" office:value="159" calcext:value-type="float">
            <text:p>159</text:p>
          </table:table-cell>
          <table:table-cell table:formula="of:=ROUND(VLOOKUP([.A100];[$Sheet1.$B$4:.$H$259];7))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VLOOKUP([.A101];[$Sheet1.$B$4:.$H$259];5))" office:value-type="float" office:value="191" calcext:value-type="float">
            <text:p>191</text:p>
          </table:table-cell>
          <table:table-cell table:formula="of:=ROUND(VLOOKUP([.A101];[$Sheet1.$B$4:.$H$259];6))" office:value-type="float" office:value="161" calcext:value-type="float">
            <text:p>161</text:p>
          </table:table-cell>
          <table:table-cell table:formula="of:=ROUND(VLOOKUP([.A101];[$Sheet1.$B$4:.$H$259];7))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VLOOKUP([.A102];[$Sheet1.$B$4:.$H$259];5))" office:value-type="float" office:value="194" calcext:value-type="float">
            <text:p>194</text:p>
          </table:table-cell>
          <table:table-cell table:formula="of:=ROUND(VLOOKUP([.A102];[$Sheet1.$B$4:.$H$259];6))" office:value-type="float" office:value="163" calcext:value-type="float">
            <text:p>163</text:p>
          </table:table-cell>
          <table:table-cell table:formula="of:=ROUND(VLOOKUP([.A102];[$Sheet1.$B$4:.$H$259];7)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VLOOKUP([.A103];[$Sheet1.$B$4:.$H$259];5))" office:value-type="float" office:value="196" calcext:value-type="float">
            <text:p>196</text:p>
          </table:table-cell>
          <table:table-cell table:formula="of:=ROUND(VLOOKUP([.A103];[$Sheet1.$B$4:.$H$259];6))" office:value-type="float" office:value="166" calcext:value-type="float">
            <text:p>166</text:p>
          </table:table-cell>
          <table:table-cell table:formula="of:=ROUND(VLOOKUP([.A103];[$Sheet1.$B$4:.$H$259];7))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VLOOKUP([.A104];[$Sheet1.$B$4:.$H$259];5))" office:value-type="float" office:value="199" calcext:value-type="float">
            <text:p>199</text:p>
          </table:table-cell>
          <table:table-cell table:formula="of:=ROUND(VLOOKUP([.A104];[$Sheet1.$B$4:.$H$259];6))" office:value-type="float" office:value="168" calcext:value-type="float">
            <text:p>168</text:p>
          </table:table-cell>
          <table:table-cell table:formula="of:=ROUND(VLOOKUP([.A104];[$Sheet1.$B$4:.$H$259];7))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VLOOKUP([.A105];[$Sheet1.$B$4:.$H$259];5))" office:value-type="float" office:value="201" calcext:value-type="float">
            <text:p>201</text:p>
          </table:table-cell>
          <table:table-cell table:formula="of:=ROUND(VLOOKUP([.A105];[$Sheet1.$B$4:.$H$259];6))" office:value-type="float" office:value="170" calcext:value-type="float">
            <text:p>170</text:p>
          </table:table-cell>
          <table:table-cell table:formula="of:=ROUND(VLOOKUP([.A105];[$Sheet1.$B$4:.$H$259];7))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VLOOKUP([.A106];[$Sheet1.$B$4:.$H$259];5))" office:value-type="float" office:value="204" calcext:value-type="float">
            <text:p>204</text:p>
          </table:table-cell>
          <table:table-cell table:formula="of:=ROUND(VLOOKUP([.A106];[$Sheet1.$B$4:.$H$259];6))" office:value-type="float" office:value="172" calcext:value-type="float">
            <text:p>172</text:p>
          </table:table-cell>
          <table:table-cell table:formula="of:=ROUND(VLOOKUP([.A106];[$Sheet1.$B$4:.$H$259];7))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VLOOKUP([.A107];[$Sheet1.$B$4:.$H$259];5))" office:value-type="float" office:value="207" calcext:value-type="float">
            <text:p>207</text:p>
          </table:table-cell>
          <table:table-cell table:formula="of:=ROUND(VLOOKUP([.A107];[$Sheet1.$B$4:.$H$259];6))" office:value-type="float" office:value="174" calcext:value-type="float">
            <text:p>174</text:p>
          </table:table-cell>
          <table:table-cell table:formula="of:=ROUND(VLOOKUP([.A107];[$Sheet1.$B$4:.$H$259];7))"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VLOOKUP([.A108];[$Sheet1.$B$4:.$H$259];5))" office:value-type="float" office:value="209" calcext:value-type="float">
            <text:p>209</text:p>
          </table:table-cell>
          <table:table-cell table:formula="of:=ROUND(VLOOKUP([.A108];[$Sheet1.$B$4:.$H$259];6))" office:value-type="float" office:value="176" calcext:value-type="float">
            <text:p>176</text:p>
          </table:table-cell>
          <table:table-cell table:formula="of:=ROUND(VLOOKUP([.A108];[$Sheet1.$B$4:.$H$259];7))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VLOOKUP([.A109];[$Sheet1.$B$4:.$H$259];5))" office:value-type="float" office:value="212" calcext:value-type="float">
            <text:p>212</text:p>
          </table:table-cell>
          <table:table-cell table:formula="of:=ROUND(VLOOKUP([.A109];[$Sheet1.$B$4:.$H$259];6))" office:value-type="float" office:value="178" calcext:value-type="float">
            <text:p>178</text:p>
          </table:table-cell>
          <table:table-cell table:formula="of:=ROUND(VLOOKUP([.A109];[$Sheet1.$B$4:.$H$259];7))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VLOOKUP([.A110];[$Sheet1.$B$4:.$H$259];5))" office:value-type="float" office:value="214" calcext:value-type="float">
            <text:p>214</text:p>
          </table:table-cell>
          <table:table-cell table:formula="of:=ROUND(VLOOKUP([.A110];[$Sheet1.$B$4:.$H$259];6))" office:value-type="float" office:value="180" calcext:value-type="float">
            <text:p>180</text:p>
          </table:table-cell>
          <table:table-cell table:formula="of:=ROUND(VLOOKUP([.A110];[$Sheet1.$B$4:.$H$259];7))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VLOOKUP([.A111];[$Sheet1.$B$4:.$H$259];5))" office:value-type="float" office:value="217" calcext:value-type="float">
            <text:p>217</text:p>
          </table:table-cell>
          <table:table-cell table:formula="of:=ROUND(VLOOKUP([.A111];[$Sheet1.$B$4:.$H$259];6))" office:value-type="float" office:value="182" calcext:value-type="float">
            <text:p>182</text:p>
          </table:table-cell>
          <table:table-cell table:formula="of:=ROUND(VLOOKUP([.A111];[$Sheet1.$B$4:.$H$259];7))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VLOOKUP([.A112];[$Sheet1.$B$4:.$H$259];5))" office:value-type="float" office:value="219" calcext:value-type="float">
            <text:p>219</text:p>
          </table:table-cell>
          <table:table-cell table:formula="of:=ROUND(VLOOKUP([.A112];[$Sheet1.$B$4:.$H$259];6))" office:value-type="float" office:value="184" calcext:value-type="float">
            <text:p>184</text:p>
          </table:table-cell>
          <table:table-cell table:formula="of:=ROUND(VLOOKUP([.A112];[$Sheet1.$B$4:.$H$259];7))"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VLOOKUP([.A113];[$Sheet1.$B$4:.$H$259];5))" office:value-type="float" office:value="222" calcext:value-type="float">
            <text:p>222</text:p>
          </table:table-cell>
          <table:table-cell table:formula="of:=ROUND(VLOOKUP([.A113];[$Sheet1.$B$4:.$H$259];6))" office:value-type="float" office:value="186" calcext:value-type="float">
            <text:p>186</text:p>
          </table:table-cell>
          <table:table-cell table:formula="of:=ROUND(VLOOKUP([.A113];[$Sheet1.$B$4:.$H$259];7))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VLOOKUP([.A114];[$Sheet1.$B$4:.$H$259];5))" office:value-type="float" office:value="225" calcext:value-type="float">
            <text:p>225</text:p>
          </table:table-cell>
          <table:table-cell table:formula="of:=ROUND(VLOOKUP([.A114];[$Sheet1.$B$4:.$H$259];6))" office:value-type="float" office:value="188" calcext:value-type="float">
            <text:p>188</text:p>
          </table:table-cell>
          <table:table-cell table:formula="of:=ROUND(VLOOKUP([.A114];[$Sheet1.$B$4:.$H$259];7))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VLOOKUP([.A115];[$Sheet1.$B$4:.$H$259];5))" office:value-type="float" office:value="227" calcext:value-type="float">
            <text:p>227</text:p>
          </table:table-cell>
          <table:table-cell table:formula="of:=ROUND(VLOOKUP([.A115];[$Sheet1.$B$4:.$H$259];6))" office:value-type="float" office:value="190" calcext:value-type="float">
            <text:p>190</text:p>
          </table:table-cell>
          <table:table-cell table:formula="of:=ROUND(VLOOKUP([.A115];[$Sheet1.$B$4:.$H$259];7))"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VLOOKUP([.A116];[$Sheet1.$B$4:.$H$259];5))" office:value-type="float" office:value="230" calcext:value-type="float">
            <text:p>230</text:p>
          </table:table-cell>
          <table:table-cell table:formula="of:=ROUND(VLOOKUP([.A116];[$Sheet1.$B$4:.$H$259];6))" office:value-type="float" office:value="193" calcext:value-type="float">
            <text:p>193</text:p>
          </table:table-cell>
          <table:table-cell table:formula="of:=ROUND(VLOOKUP([.A116];[$Sheet1.$B$4:.$H$259];7)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VLOOKUP([.A117];[$Sheet1.$B$4:.$H$259];5))" office:value-type="float" office:value="233" calcext:value-type="float">
            <text:p>233</text:p>
          </table:table-cell>
          <table:table-cell table:formula="of:=ROUND(VLOOKUP([.A117];[$Sheet1.$B$4:.$H$259];6))" office:value-type="float" office:value="195" calcext:value-type="float">
            <text:p>195</text:p>
          </table:table-cell>
          <table:table-cell table:formula="of:=ROUND(VLOOKUP([.A117];[$Sheet1.$B$4:.$H$259];7))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VLOOKUP([.A118];[$Sheet1.$B$4:.$H$259];5))" office:value-type="float" office:value="235" calcext:value-type="float">
            <text:p>235</text:p>
          </table:table-cell>
          <table:table-cell table:formula="of:=ROUND(VLOOKUP([.A118];[$Sheet1.$B$4:.$H$259];6))" office:value-type="float" office:value="197" calcext:value-type="float">
            <text:p>197</text:p>
          </table:table-cell>
          <table:table-cell table:formula="of:=ROUND(VLOOKUP([.A118];[$Sheet1.$B$4:.$H$259];7))"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VLOOKUP([.A119];[$Sheet1.$B$4:.$H$259];5))" office:value-type="float" office:value="238" calcext:value-type="float">
            <text:p>238</text:p>
          </table:table-cell>
          <table:table-cell table:formula="of:=ROUND(VLOOKUP([.A119];[$Sheet1.$B$4:.$H$259];6))" office:value-type="float" office:value="199" calcext:value-type="float">
            <text:p>199</text:p>
          </table:table-cell>
          <table:table-cell table:formula="of:=ROUND(VLOOKUP([.A119];[$Sheet1.$B$4:.$H$259];7))"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VLOOKUP([.A120];[$Sheet1.$B$4:.$H$259];5))" office:value-type="float" office:value="240" calcext:value-type="float">
            <text:p>240</text:p>
          </table:table-cell>
          <table:table-cell table:formula="of:=ROUND(VLOOKUP([.A120];[$Sheet1.$B$4:.$H$259];6))" office:value-type="float" office:value="201" calcext:value-type="float">
            <text:p>201</text:p>
          </table:table-cell>
          <table:table-cell table:formula="of:=ROUND(VLOOKUP([.A120];[$Sheet1.$B$4:.$H$259];7))"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VLOOKUP([.A121];[$Sheet1.$B$4:.$H$259];5))" office:value-type="float" office:value="243" calcext:value-type="float">
            <text:p>243</text:p>
          </table:table-cell>
          <table:table-cell table:formula="of:=ROUND(VLOOKUP([.A121];[$Sheet1.$B$4:.$H$259];6))" office:value-type="float" office:value="203" calcext:value-type="float">
            <text:p>203</text:p>
          </table:table-cell>
          <table:table-cell table:formula="of:=ROUND(VLOOKUP([.A121];[$Sheet1.$B$4:.$H$259];7))"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VLOOKUP([.A122];[$Sheet1.$B$4:.$H$259];5))" office:value-type="float" office:value="246" calcext:value-type="float">
            <text:p>246</text:p>
          </table:table-cell>
          <table:table-cell table:formula="of:=ROUND(VLOOKUP([.A122];[$Sheet1.$B$4:.$H$259];6))" office:value-type="float" office:value="205" calcext:value-type="float">
            <text:p>205</text:p>
          </table:table-cell>
          <table:table-cell table:formula="of:=ROUND(VLOOKUP([.A122];[$Sheet1.$B$4:.$H$259];7))"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VLOOKUP([.A123];[$Sheet1.$B$4:.$H$259];5))" office:value-type="float" office:value="248" calcext:value-type="float">
            <text:p>248</text:p>
          </table:table-cell>
          <table:table-cell table:formula="of:=ROUND(VLOOKUP([.A123];[$Sheet1.$B$4:.$H$259];6))" office:value-type="float" office:value="207" calcext:value-type="float">
            <text:p>207</text:p>
          </table:table-cell>
          <table:table-cell table:formula="of:=ROUND(VLOOKUP([.A123];[$Sheet1.$B$4:.$H$259];7))"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VLOOKUP([.A124];[$Sheet1.$B$4:.$H$259];5))" office:value-type="float" office:value="251" calcext:value-type="float">
            <text:p>251</text:p>
          </table:table-cell>
          <table:table-cell table:formula="of:=ROUND(VLOOKUP([.A124];[$Sheet1.$B$4:.$H$259];6))" office:value-type="float" office:value="210" calcext:value-type="float">
            <text:p>210</text:p>
          </table:table-cell>
          <table:table-cell table:formula="of:=ROUND(VLOOKUP([.A124];[$Sheet1.$B$4:.$H$259];7))"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VLOOKUP([.A125];[$Sheet1.$B$4:.$H$259];5))" office:value-type="float" office:value="254" calcext:value-type="float">
            <text:p>254</text:p>
          </table:table-cell>
          <table:table-cell table:formula="of:=ROUND(VLOOKUP([.A125];[$Sheet1.$B$4:.$H$259];6))" office:value-type="float" office:value="212" calcext:value-type="float">
            <text:p>212</text:p>
          </table:table-cell>
          <table:table-cell table:formula="of:=ROUND(VLOOKUP([.A125];[$Sheet1.$B$4:.$H$259];7)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VLOOKUP([.A126];[$Sheet1.$B$4:.$H$259];5))" office:value-type="float" office:value="256" calcext:value-type="float">
            <text:p>256</text:p>
          </table:table-cell>
          <table:table-cell table:formula="of:=ROUND(VLOOKUP([.A126];[$Sheet1.$B$4:.$H$259];6))" office:value-type="float" office:value="214" calcext:value-type="float">
            <text:p>214</text:p>
          </table:table-cell>
          <table:table-cell table:formula="of:=ROUND(VLOOKUP([.A126];[$Sheet1.$B$4:.$H$259];7))"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VLOOKUP([.A127];[$Sheet1.$B$4:.$H$259];5))" office:value-type="float" office:value="259" calcext:value-type="float">
            <text:p>259</text:p>
          </table:table-cell>
          <table:table-cell table:formula="of:=ROUND(VLOOKUP([.A127];[$Sheet1.$B$4:.$H$259];6))" office:value-type="float" office:value="216" calcext:value-type="float">
            <text:p>216</text:p>
          </table:table-cell>
          <table:table-cell table:formula="of:=ROUND(VLOOKUP([.A127];[$Sheet1.$B$4:.$H$259];7))"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VLOOKUP([.A128];[$Sheet1.$B$4:.$H$259];5))" office:value-type="float" office:value="262" calcext:value-type="float">
            <text:p>262</text:p>
          </table:table-cell>
          <table:table-cell table:formula="of:=ROUND(VLOOKUP([.A128];[$Sheet1.$B$4:.$H$259];6))" office:value-type="float" office:value="218" calcext:value-type="float">
            <text:p>218</text:p>
          </table:table-cell>
          <table:table-cell table:formula="of:=ROUND(VLOOKUP([.A128];[$Sheet1.$B$4:.$H$259];7))"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VLOOKUP([.A129];[$Sheet1.$B$4:.$H$259];5))" office:value-type="float" office:value="265" calcext:value-type="float">
            <text:p>265</text:p>
          </table:table-cell>
          <table:table-cell table:formula="of:=ROUND(VLOOKUP([.A129];[$Sheet1.$B$4:.$H$259];6))" office:value-type="float" office:value="220" calcext:value-type="float">
            <text:p>220</text:p>
          </table:table-cell>
          <table:table-cell table:formula="of:=ROUND(VLOOKUP([.A129];[$Sheet1.$B$4:.$H$259];7))"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VLOOKUP([.A130];[$Sheet1.$B$4:.$H$259];5))" office:value-type="float" office:value="267" calcext:value-type="float">
            <text:p>267</text:p>
          </table:table-cell>
          <table:table-cell table:formula="of:=ROUND(VLOOKUP([.A130];[$Sheet1.$B$4:.$H$259];6))" office:value-type="float" office:value="223" calcext:value-type="float">
            <text:p>223</text:p>
          </table:table-cell>
          <table:table-cell table:formula="of:=ROUND(VLOOKUP([.A130];[$Sheet1.$B$4:.$H$259];7)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VLOOKUP([.A131];[$Sheet1.$B$4:.$H$259];5))" office:value-type="float" office:value="270" calcext:value-type="float">
            <text:p>270</text:p>
          </table:table-cell>
          <table:table-cell table:formula="of:=ROUND(VLOOKUP([.A131];[$Sheet1.$B$4:.$H$259];6))" office:value-type="float" office:value="225" calcext:value-type="float">
            <text:p>225</text:p>
          </table:table-cell>
          <table:table-cell table:formula="of:=ROUND(VLOOKUP([.A131];[$Sheet1.$B$4:.$H$259];7))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VLOOKUP([.A132];[$Sheet1.$B$4:.$H$259];5))" office:value-type="float" office:value="273" calcext:value-type="float">
            <text:p>273</text:p>
          </table:table-cell>
          <table:table-cell table:formula="of:=ROUND(VLOOKUP([.A132];[$Sheet1.$B$4:.$H$259];6))" office:value-type="float" office:value="227" calcext:value-type="float">
            <text:p>227</text:p>
          </table:table-cell>
          <table:table-cell table:formula="of:=ROUND(VLOOKUP([.A132];[$Sheet1.$B$4:.$H$259];7))"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VLOOKUP([.A133];[$Sheet1.$B$4:.$H$259];5))" office:value-type="float" office:value="275" calcext:value-type="float">
            <text:p>275</text:p>
          </table:table-cell>
          <table:table-cell table:formula="of:=ROUND(VLOOKUP([.A133];[$Sheet1.$B$4:.$H$259];6))" office:value-type="float" office:value="229" calcext:value-type="float">
            <text:p>229</text:p>
          </table:table-cell>
          <table:table-cell table:formula="of:=ROUND(VLOOKUP([.A133];[$Sheet1.$B$4:.$H$259];7))"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VLOOKUP([.A134];[$Sheet1.$B$4:.$H$259];5))" office:value-type="float" office:value="278" calcext:value-type="float">
            <text:p>278</text:p>
          </table:table-cell>
          <table:table-cell table:formula="of:=ROUND(VLOOKUP([.A134];[$Sheet1.$B$4:.$H$259];6))" office:value-type="float" office:value="231" calcext:value-type="float">
            <text:p>231</text:p>
          </table:table-cell>
          <table:table-cell table:formula="of:=ROUND(VLOOKUP([.A134];[$Sheet1.$B$4:.$H$259];7))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VLOOKUP([.A135];[$Sheet1.$B$4:.$H$259];5))" office:value-type="float" office:value="281" calcext:value-type="float">
            <text:p>281</text:p>
          </table:table-cell>
          <table:table-cell table:formula="of:=ROUND(VLOOKUP([.A135];[$Sheet1.$B$4:.$H$259];6))" office:value-type="float" office:value="233" calcext:value-type="float">
            <text:p>233</text:p>
          </table:table-cell>
          <table:table-cell table:formula="of:=ROUND(VLOOKUP([.A135];[$Sheet1.$B$4:.$H$259];7)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VLOOKUP([.A136];[$Sheet1.$B$4:.$H$259];5))" office:value-type="float" office:value="284" calcext:value-type="float">
            <text:p>284</text:p>
          </table:table-cell>
          <table:table-cell table:formula="of:=ROUND(VLOOKUP([.A136];[$Sheet1.$B$4:.$H$259];6))" office:value-type="float" office:value="236" calcext:value-type="float">
            <text:p>236</text:p>
          </table:table-cell>
          <table:table-cell table:formula="of:=ROUND(VLOOKUP([.A136];[$Sheet1.$B$4:.$H$259];7))"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VLOOKUP([.A137];[$Sheet1.$B$4:.$H$259];5))" office:value-type="float" office:value="286" calcext:value-type="float">
            <text:p>286</text:p>
          </table:table-cell>
          <table:table-cell table:formula="of:=ROUND(VLOOKUP([.A137];[$Sheet1.$B$4:.$H$259];6))" office:value-type="float" office:value="238" calcext:value-type="float">
            <text:p>238</text:p>
          </table:table-cell>
          <table:table-cell table:formula="of:=ROUND(VLOOKUP([.A137];[$Sheet1.$B$4:.$H$259];7))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VLOOKUP([.A138];[$Sheet1.$B$4:.$H$259];5))" office:value-type="float" office:value="289" calcext:value-type="float">
            <text:p>289</text:p>
          </table:table-cell>
          <table:table-cell table:formula="of:=ROUND(VLOOKUP([.A138];[$Sheet1.$B$4:.$H$259];6))" office:value-type="float" office:value="240" calcext:value-type="float">
            <text:p>240</text:p>
          </table:table-cell>
          <table:table-cell table:formula="of:=ROUND(VLOOKUP([.A138];[$Sheet1.$B$4:.$H$259];7))"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VLOOKUP([.A139];[$Sheet1.$B$4:.$H$259];5))" office:value-type="float" office:value="292" calcext:value-type="float">
            <text:p>292</text:p>
          </table:table-cell>
          <table:table-cell table:formula="of:=ROUND(VLOOKUP([.A139];[$Sheet1.$B$4:.$H$259];6))" office:value-type="float" office:value="242" calcext:value-type="float">
            <text:p>242</text:p>
          </table:table-cell>
          <table:table-cell table:formula="of:=ROUND(VLOOKUP([.A139];[$Sheet1.$B$4:.$H$259];7)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VLOOKUP([.A140];[$Sheet1.$B$4:.$H$259];5))" office:value-type="float" office:value="295" calcext:value-type="float">
            <text:p>295</text:p>
          </table:table-cell>
          <table:table-cell table:formula="of:=ROUND(VLOOKUP([.A140];[$Sheet1.$B$4:.$H$259];6))" office:value-type="float" office:value="245" calcext:value-type="float">
            <text:p>245</text:p>
          </table:table-cell>
          <table:table-cell table:formula="of:=ROUND(VLOOKUP([.A140];[$Sheet1.$B$4:.$H$259];7))"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VLOOKUP([.A141];[$Sheet1.$B$4:.$H$259];5))" office:value-type="float" office:value="298" calcext:value-type="float">
            <text:p>298</text:p>
          </table:table-cell>
          <table:table-cell table:formula="of:=ROUND(VLOOKUP([.A141];[$Sheet1.$B$4:.$H$259];6))" office:value-type="float" office:value="247" calcext:value-type="float">
            <text:p>247</text:p>
          </table:table-cell>
          <table:table-cell table:formula="of:=ROUND(VLOOKUP([.A141];[$Sheet1.$B$4:.$H$259];7))"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VLOOKUP([.A142];[$Sheet1.$B$4:.$H$259];5))" office:value-type="float" office:value="300" calcext:value-type="float">
            <text:p>300</text:p>
          </table:table-cell>
          <table:table-cell table:formula="of:=ROUND(VLOOKUP([.A142];[$Sheet1.$B$4:.$H$259];6))" office:value-type="float" office:value="249" calcext:value-type="float">
            <text:p>249</text:p>
          </table:table-cell>
          <table:table-cell table:formula="of:=ROUND(VLOOKUP([.A142];[$Sheet1.$B$4:.$H$259];7))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VLOOKUP([.A143];[$Sheet1.$B$4:.$H$259];5))" office:value-type="float" office:value="303" calcext:value-type="float">
            <text:p>303</text:p>
          </table:table-cell>
          <table:table-cell table:formula="of:=ROUND(VLOOKUP([.A143];[$Sheet1.$B$4:.$H$259];6))" office:value-type="float" office:value="251" calcext:value-type="float">
            <text:p>251</text:p>
          </table:table-cell>
          <table:table-cell table:formula="of:=ROUND(VLOOKUP([.A143];[$Sheet1.$B$4:.$H$259];7))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VLOOKUP([.A144];[$Sheet1.$B$4:.$H$259];5))" office:value-type="float" office:value="306" calcext:value-type="float">
            <text:p>306</text:p>
          </table:table-cell>
          <table:table-cell table:formula="of:=ROUND(VLOOKUP([.A144];[$Sheet1.$B$4:.$H$259];6))" office:value-type="float" office:value="253" calcext:value-type="float">
            <text:p>253</text:p>
          </table:table-cell>
          <table:table-cell table:formula="of:=ROUND(VLOOKUP([.A144];[$Sheet1.$B$4:.$H$259];7)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VLOOKUP([.A145];[$Sheet1.$B$4:.$H$259];5))" office:value-type="float" office:value="309" calcext:value-type="float">
            <text:p>309</text:p>
          </table:table-cell>
          <table:table-cell table:formula="of:=ROUND(VLOOKUP([.A145];[$Sheet1.$B$4:.$H$259];6))" office:value-type="float" office:value="256" calcext:value-type="float">
            <text:p>256</text:p>
          </table:table-cell>
          <table:table-cell table:formula="of:=ROUND(VLOOKUP([.A145];[$Sheet1.$B$4:.$H$259];7))"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VLOOKUP([.A146];[$Sheet1.$B$4:.$H$259];5))" office:value-type="float" office:value="311" calcext:value-type="float">
            <text:p>311</text:p>
          </table:table-cell>
          <table:table-cell table:formula="of:=ROUND(VLOOKUP([.A146];[$Sheet1.$B$4:.$H$259];6))" office:value-type="float" office:value="258" calcext:value-type="float">
            <text:p>258</text:p>
          </table:table-cell>
          <table:table-cell table:formula="of:=ROUND(VLOOKUP([.A146];[$Sheet1.$B$4:.$H$259];7))"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VLOOKUP([.A147];[$Sheet1.$B$4:.$H$259];5))" office:value-type="float" office:value="314" calcext:value-type="float">
            <text:p>314</text:p>
          </table:table-cell>
          <table:table-cell table:formula="of:=ROUND(VLOOKUP([.A147];[$Sheet1.$B$4:.$H$259];6))" office:value-type="float" office:value="260" calcext:value-type="float">
            <text:p>260</text:p>
          </table:table-cell>
          <table:table-cell table:formula="of:=ROUND(VLOOKUP([.A147];[$Sheet1.$B$4:.$H$259];7))"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VLOOKUP([.A148];[$Sheet1.$B$4:.$H$259];5))" office:value-type="float" office:value="317" calcext:value-type="float">
            <text:p>317</text:p>
          </table:table-cell>
          <table:table-cell table:formula="of:=ROUND(VLOOKUP([.A148];[$Sheet1.$B$4:.$H$259];6))" office:value-type="float" office:value="262" calcext:value-type="float">
            <text:p>262</text:p>
          </table:table-cell>
          <table:table-cell table:formula="of:=ROUND(VLOOKUP([.A148];[$Sheet1.$B$4:.$H$259];7))"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VLOOKUP([.A149];[$Sheet1.$B$4:.$H$259];5))" office:value-type="float" office:value="320" calcext:value-type="float">
            <text:p>320</text:p>
          </table:table-cell>
          <table:table-cell table:formula="of:=ROUND(VLOOKUP([.A149];[$Sheet1.$B$4:.$H$259];6))" office:value-type="float" office:value="265" calcext:value-type="float">
            <text:p>265</text:p>
          </table:table-cell>
          <table:table-cell table:formula="of:=ROUND(VLOOKUP([.A149];[$Sheet1.$B$4:.$H$259];7)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VLOOKUP([.A150];[$Sheet1.$B$4:.$H$259];5))" office:value-type="float" office:value="323" calcext:value-type="float">
            <text:p>323</text:p>
          </table:table-cell>
          <table:table-cell table:formula="of:=ROUND(VLOOKUP([.A150];[$Sheet1.$B$4:.$H$259];6))" office:value-type="float" office:value="267" calcext:value-type="float">
            <text:p>267</text:p>
          </table:table-cell>
          <table:table-cell table:formula="of:=ROUND(VLOOKUP([.A150];[$Sheet1.$B$4:.$H$259];7))"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VLOOKUP([.A151];[$Sheet1.$B$4:.$H$259];5))" office:value-type="float" office:value="326" calcext:value-type="float">
            <text:p>326</text:p>
          </table:table-cell>
          <table:table-cell table:formula="of:=ROUND(VLOOKUP([.A151];[$Sheet1.$B$4:.$H$259];6))" office:value-type="float" office:value="269" calcext:value-type="float">
            <text:p>269</text:p>
          </table:table-cell>
          <table:table-cell table:formula="of:=ROUND(VLOOKUP([.A151];[$Sheet1.$B$4:.$H$259];7))"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VLOOKUP([.A152];[$Sheet1.$B$4:.$H$259];5))" office:value-type="float" office:value="328" calcext:value-type="float">
            <text:p>328</text:p>
          </table:table-cell>
          <table:table-cell table:formula="of:=ROUND(VLOOKUP([.A152];[$Sheet1.$B$4:.$H$259];6))" office:value-type="float" office:value="271" calcext:value-type="float">
            <text:p>271</text:p>
          </table:table-cell>
          <table:table-cell table:formula="of:=ROUND(VLOOKUP([.A152];[$Sheet1.$B$4:.$H$259];7))"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VLOOKUP([.A153];[$Sheet1.$B$4:.$H$259];5))" office:value-type="float" office:value="331" calcext:value-type="float">
            <text:p>331</text:p>
          </table:table-cell>
          <table:table-cell table:formula="of:=ROUND(VLOOKUP([.A153];[$Sheet1.$B$4:.$H$259];6))" office:value-type="float" office:value="274" calcext:value-type="float">
            <text:p>274</text:p>
          </table:table-cell>
          <table:table-cell table:formula="of:=ROUND(VLOOKUP([.A153];[$Sheet1.$B$4:.$H$259];7)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VLOOKUP([.A154];[$Sheet1.$B$4:.$H$259];5))" office:value-type="float" office:value="334" calcext:value-type="float">
            <text:p>334</text:p>
          </table:table-cell>
          <table:table-cell table:formula="of:=ROUND(VLOOKUP([.A154];[$Sheet1.$B$4:.$H$259];6))" office:value-type="float" office:value="276" calcext:value-type="float">
            <text:p>276</text:p>
          </table:table-cell>
          <table:table-cell table:formula="of:=ROUND(VLOOKUP([.A154];[$Sheet1.$B$4:.$H$259];7))"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VLOOKUP([.A155];[$Sheet1.$B$4:.$H$259];5))" office:value-type="float" office:value="337" calcext:value-type="float">
            <text:p>337</text:p>
          </table:table-cell>
          <table:table-cell table:formula="of:=ROUND(VLOOKUP([.A155];[$Sheet1.$B$4:.$H$259];6))" office:value-type="float" office:value="278" calcext:value-type="float">
            <text:p>278</text:p>
          </table:table-cell>
          <table:table-cell table:formula="of:=ROUND(VLOOKUP([.A155];[$Sheet1.$B$4:.$H$259];7))"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VLOOKUP([.A156];[$Sheet1.$B$4:.$H$259];5))" office:value-type="float" office:value="340" calcext:value-type="float">
            <text:p>340</text:p>
          </table:table-cell>
          <table:table-cell table:formula="of:=ROUND(VLOOKUP([.A156];[$Sheet1.$B$4:.$H$259];6))" office:value-type="float" office:value="280" calcext:value-type="float">
            <text:p>280</text:p>
          </table:table-cell>
          <table:table-cell table:formula="of:=ROUND(VLOOKUP([.A156];[$Sheet1.$B$4:.$H$259];7))"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VLOOKUP([.A157];[$Sheet1.$B$4:.$H$259];5))" office:value-type="float" office:value="343" calcext:value-type="float">
            <text:p>343</text:p>
          </table:table-cell>
          <table:table-cell table:formula="of:=ROUND(VLOOKUP([.A157];[$Sheet1.$B$4:.$H$259];6))" office:value-type="float" office:value="283" calcext:value-type="float">
            <text:p>283</text:p>
          </table:table-cell>
          <table:table-cell table:formula="of:=ROUND(VLOOKUP([.A157];[$Sheet1.$B$4:.$H$259];7))"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VLOOKUP([.A158];[$Sheet1.$B$4:.$H$259];5))" office:value-type="float" office:value="346" calcext:value-type="float">
            <text:p>346</text:p>
          </table:table-cell>
          <table:table-cell table:formula="of:=ROUND(VLOOKUP([.A158];[$Sheet1.$B$4:.$H$259];6))" office:value-type="float" office:value="285" calcext:value-type="float">
            <text:p>285</text:p>
          </table:table-cell>
          <table:table-cell table:formula="of:=ROUND(VLOOKUP([.A158];[$Sheet1.$B$4:.$H$259];7)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VLOOKUP([.A159];[$Sheet1.$B$4:.$H$259];5))" office:value-type="float" office:value="349" calcext:value-type="float">
            <text:p>349</text:p>
          </table:table-cell>
          <table:table-cell table:formula="of:=ROUND(VLOOKUP([.A159];[$Sheet1.$B$4:.$H$259];6))" office:value-type="float" office:value="287" calcext:value-type="float">
            <text:p>287</text:p>
          </table:table-cell>
          <table:table-cell table:formula="of:=ROUND(VLOOKUP([.A159];[$Sheet1.$B$4:.$H$259];7))"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VLOOKUP([.A160];[$Sheet1.$B$4:.$H$259];5))" office:value-type="float" office:value="351" calcext:value-type="float">
            <text:p>351</text:p>
          </table:table-cell>
          <table:table-cell table:formula="of:=ROUND(VLOOKUP([.A160];[$Sheet1.$B$4:.$H$259];6))" office:value-type="float" office:value="290" calcext:value-type="float">
            <text:p>290</text:p>
          </table:table-cell>
          <table:table-cell table:formula="of:=ROUND(VLOOKUP([.A160];[$Sheet1.$B$4:.$H$259];7))"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VLOOKUP([.A161];[$Sheet1.$B$4:.$H$259];5))" office:value-type="float" office:value="354" calcext:value-type="float">
            <text:p>354</text:p>
          </table:table-cell>
          <table:table-cell table:formula="of:=ROUND(VLOOKUP([.A161];[$Sheet1.$B$4:.$H$259];6))" office:value-type="float" office:value="292" calcext:value-type="float">
            <text:p>292</text:p>
          </table:table-cell>
          <table:table-cell table:formula="of:=ROUND(VLOOKUP([.A161];[$Sheet1.$B$4:.$H$259];7))"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VLOOKUP([.A162];[$Sheet1.$B$4:.$H$259];5))" office:value-type="float" office:value="357" calcext:value-type="float">
            <text:p>357</text:p>
          </table:table-cell>
          <table:table-cell table:formula="of:=ROUND(VLOOKUP([.A162];[$Sheet1.$B$4:.$H$259];6))" office:value-type="float" office:value="294" calcext:value-type="float">
            <text:p>294</text:p>
          </table:table-cell>
          <table:table-cell table:formula="of:=ROUND(VLOOKUP([.A162];[$Sheet1.$B$4:.$H$259];7)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VLOOKUP([.A163];[$Sheet1.$B$4:.$H$259];5))" office:value-type="float" office:value="360" calcext:value-type="float">
            <text:p>360</text:p>
          </table:table-cell>
          <table:table-cell table:formula="of:=ROUND(VLOOKUP([.A163];[$Sheet1.$B$4:.$H$259];6))" office:value-type="float" office:value="296" calcext:value-type="float">
            <text:p>296</text:p>
          </table:table-cell>
          <table:table-cell table:formula="of:=ROUND(VLOOKUP([.A163];[$Sheet1.$B$4:.$H$259];7))"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VLOOKUP([.A164];[$Sheet1.$B$4:.$H$259];5))" office:value-type="float" office:value="363" calcext:value-type="float">
            <text:p>363</text:p>
          </table:table-cell>
          <table:table-cell table:formula="of:=ROUND(VLOOKUP([.A164];[$Sheet1.$B$4:.$H$259];6))" office:value-type="float" office:value="299" calcext:value-type="float">
            <text:p>299</text:p>
          </table:table-cell>
          <table:table-cell table:formula="of:=ROUND(VLOOKUP([.A164];[$Sheet1.$B$4:.$H$259];7))"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VLOOKUP([.A165];[$Sheet1.$B$4:.$H$259];5))" office:value-type="float" office:value="366" calcext:value-type="float">
            <text:p>366</text:p>
          </table:table-cell>
          <table:table-cell table:formula="of:=ROUND(VLOOKUP([.A165];[$Sheet1.$B$4:.$H$259];6))" office:value-type="float" office:value="301" calcext:value-type="float">
            <text:p>301</text:p>
          </table:table-cell>
          <table:table-cell table:formula="of:=ROUND(VLOOKUP([.A165];[$Sheet1.$B$4:.$H$259];7))"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VLOOKUP([.A166];[$Sheet1.$B$4:.$H$259];5))" office:value-type="float" office:value="369" calcext:value-type="float">
            <text:p>369</text:p>
          </table:table-cell>
          <table:table-cell table:formula="of:=ROUND(VLOOKUP([.A166];[$Sheet1.$B$4:.$H$259];6))" office:value-type="float" office:value="303" calcext:value-type="float">
            <text:p>303</text:p>
          </table:table-cell>
          <table:table-cell table:formula="of:=ROUND(VLOOKUP([.A166];[$Sheet1.$B$4:.$H$259];7))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VLOOKUP([.A167];[$Sheet1.$B$4:.$H$259];5))" office:value-type="float" office:value="372" calcext:value-type="float">
            <text:p>372</text:p>
          </table:table-cell>
          <table:table-cell table:formula="of:=ROUND(VLOOKUP([.A167];[$Sheet1.$B$4:.$H$259];6))" office:value-type="float" office:value="306" calcext:value-type="float">
            <text:p>306</text:p>
          </table:table-cell>
          <table:table-cell table:formula="of:=ROUND(VLOOKUP([.A167];[$Sheet1.$B$4:.$H$259];7)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VLOOKUP([.A168];[$Sheet1.$B$4:.$H$259];5))" office:value-type="float" office:value="375" calcext:value-type="float">
            <text:p>375</text:p>
          </table:table-cell>
          <table:table-cell table:formula="of:=ROUND(VLOOKUP([.A168];[$Sheet1.$B$4:.$H$259];6))" office:value-type="float" office:value="308" calcext:value-type="float">
            <text:p>308</text:p>
          </table:table-cell>
          <table:table-cell table:formula="of:=ROUND(VLOOKUP([.A168];[$Sheet1.$B$4:.$H$259];7))"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VLOOKUP([.A169];[$Sheet1.$B$4:.$H$259];5))" office:value-type="float" office:value="378" calcext:value-type="float">
            <text:p>378</text:p>
          </table:table-cell>
          <table:table-cell table:formula="of:=ROUND(VLOOKUP([.A169];[$Sheet1.$B$4:.$H$259];6))" office:value-type="float" office:value="310" calcext:value-type="float">
            <text:p>310</text:p>
          </table:table-cell>
          <table:table-cell table:formula="of:=ROUND(VLOOKUP([.A169];[$Sheet1.$B$4:.$H$259];7))"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VLOOKUP([.A170];[$Sheet1.$B$4:.$H$259];5))" office:value-type="float" office:value="381" calcext:value-type="float">
            <text:p>381</text:p>
          </table:table-cell>
          <table:table-cell table:formula="of:=ROUND(VLOOKUP([.A170];[$Sheet1.$B$4:.$H$259];6))" office:value-type="float" office:value="313" calcext:value-type="float">
            <text:p>313</text:p>
          </table:table-cell>
          <table:table-cell table:formula="of:=ROUND(VLOOKUP([.A170];[$Sheet1.$B$4:.$H$259];7))"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VLOOKUP([.A171];[$Sheet1.$B$4:.$H$259];5))" office:value-type="float" office:value="384" calcext:value-type="float">
            <text:p>384</text:p>
          </table:table-cell>
          <table:table-cell table:formula="of:=ROUND(VLOOKUP([.A171];[$Sheet1.$B$4:.$H$259];6))" office:value-type="float" office:value="315" calcext:value-type="float">
            <text:p>315</text:p>
          </table:table-cell>
          <table:table-cell table:formula="of:=ROUND(VLOOKUP([.A171];[$Sheet1.$B$4:.$H$259];7)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VLOOKUP([.A172];[$Sheet1.$B$4:.$H$259];5))" office:value-type="float" office:value="387" calcext:value-type="float">
            <text:p>387</text:p>
          </table:table-cell>
          <table:table-cell table:formula="of:=ROUND(VLOOKUP([.A172];[$Sheet1.$B$4:.$H$259];6))" office:value-type="float" office:value="317" calcext:value-type="float">
            <text:p>317</text:p>
          </table:table-cell>
          <table:table-cell table:formula="of:=ROUND(VLOOKUP([.A172];[$Sheet1.$B$4:.$H$259];7))"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VLOOKUP([.A173];[$Sheet1.$B$4:.$H$259];5))" office:value-type="float" office:value="389" calcext:value-type="float">
            <text:p>389</text:p>
          </table:table-cell>
          <table:table-cell table:formula="of:=ROUND(VLOOKUP([.A173];[$Sheet1.$B$4:.$H$259];6))" office:value-type="float" office:value="320" calcext:value-type="float">
            <text:p>320</text:p>
          </table:table-cell>
          <table:table-cell table:formula="of:=ROUND(VLOOKUP([.A173];[$Sheet1.$B$4:.$H$259];7))"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VLOOKUP([.A174];[$Sheet1.$B$4:.$H$259];5))" office:value-type="float" office:value="392" calcext:value-type="float">
            <text:p>392</text:p>
          </table:table-cell>
          <table:table-cell table:formula="of:=ROUND(VLOOKUP([.A174];[$Sheet1.$B$4:.$H$259];6))" office:value-type="float" office:value="322" calcext:value-type="float">
            <text:p>322</text:p>
          </table:table-cell>
          <table:table-cell table:formula="of:=ROUND(VLOOKUP([.A174];[$Sheet1.$B$4:.$H$259];7))"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VLOOKUP([.A175];[$Sheet1.$B$4:.$H$259];5))" office:value-type="float" office:value="395" calcext:value-type="float">
            <text:p>395</text:p>
          </table:table-cell>
          <table:table-cell table:formula="of:=ROUND(VLOOKUP([.A175];[$Sheet1.$B$4:.$H$259];6))" office:value-type="float" office:value="324" calcext:value-type="float">
            <text:p>324</text:p>
          </table:table-cell>
          <table:table-cell table:formula="of:=ROUND(VLOOKUP([.A175];[$Sheet1.$B$4:.$H$259];7))"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VLOOKUP([.A176];[$Sheet1.$B$4:.$H$259];5))" office:value-type="float" office:value="398" calcext:value-type="float">
            <text:p>398</text:p>
          </table:table-cell>
          <table:table-cell table:formula="of:=ROUND(VLOOKUP([.A176];[$Sheet1.$B$4:.$H$259];6))" office:value-type="float" office:value="327" calcext:value-type="float">
            <text:p>327</text:p>
          </table:table-cell>
          <table:table-cell table:formula="of:=ROUND(VLOOKUP([.A176];[$Sheet1.$B$4:.$H$259];7)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VLOOKUP([.A177];[$Sheet1.$B$4:.$H$259];5))" office:value-type="float" office:value="401" calcext:value-type="float">
            <text:p>401</text:p>
          </table:table-cell>
          <table:table-cell table:formula="of:=ROUND(VLOOKUP([.A177];[$Sheet1.$B$4:.$H$259];6))" office:value-type="float" office:value="329" calcext:value-type="float">
            <text:p>329</text:p>
          </table:table-cell>
          <table:table-cell table:formula="of:=ROUND(VLOOKUP([.A177];[$Sheet1.$B$4:.$H$259];7))"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VLOOKUP([.A178];[$Sheet1.$B$4:.$H$259];5))" office:value-type="float" office:value="404" calcext:value-type="float">
            <text:p>404</text:p>
          </table:table-cell>
          <table:table-cell table:formula="of:=ROUND(VLOOKUP([.A178];[$Sheet1.$B$4:.$H$259];6))" office:value-type="float" office:value="331" calcext:value-type="float">
            <text:p>331</text:p>
          </table:table-cell>
          <table:table-cell table:formula="of:=ROUND(VLOOKUP([.A178];[$Sheet1.$B$4:.$H$259];7))"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VLOOKUP([.A179];[$Sheet1.$B$4:.$H$259];5))" office:value-type="float" office:value="407" calcext:value-type="float">
            <text:p>407</text:p>
          </table:table-cell>
          <table:table-cell table:formula="of:=ROUND(VLOOKUP([.A179];[$Sheet1.$B$4:.$H$259];6))" office:value-type="float" office:value="334" calcext:value-type="float">
            <text:p>334</text:p>
          </table:table-cell>
          <table:table-cell table:formula="of:=ROUND(VLOOKUP([.A179];[$Sheet1.$B$4:.$H$259];7))"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VLOOKUP([.A180];[$Sheet1.$B$4:.$H$259];5))" office:value-type="float" office:value="410" calcext:value-type="float">
            <text:p>410</text:p>
          </table:table-cell>
          <table:table-cell table:formula="of:=ROUND(VLOOKUP([.A180];[$Sheet1.$B$4:.$H$259];6))" office:value-type="float" office:value="336" calcext:value-type="float">
            <text:p>336</text:p>
          </table:table-cell>
          <table:table-cell table:formula="of:=ROUND(VLOOKUP([.A180];[$Sheet1.$B$4:.$H$259];7)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VLOOKUP([.A181];[$Sheet1.$B$4:.$H$259];5))" office:value-type="float" office:value="413" calcext:value-type="float">
            <text:p>413</text:p>
          </table:table-cell>
          <table:table-cell table:formula="of:=ROUND(VLOOKUP([.A181];[$Sheet1.$B$4:.$H$259];6))" office:value-type="float" office:value="338" calcext:value-type="float">
            <text:p>338</text:p>
          </table:table-cell>
          <table:table-cell table:formula="of:=ROUND(VLOOKUP([.A181];[$Sheet1.$B$4:.$H$259];7))"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VLOOKUP([.A182];[$Sheet1.$B$4:.$H$259];5))" office:value-type="float" office:value="416" calcext:value-type="float">
            <text:p>416</text:p>
          </table:table-cell>
          <table:table-cell table:formula="of:=ROUND(VLOOKUP([.A182];[$Sheet1.$B$4:.$H$259];6))" office:value-type="float" office:value="341" calcext:value-type="float">
            <text:p>341</text:p>
          </table:table-cell>
          <table:table-cell table:formula="of:=ROUND(VLOOKUP([.A182];[$Sheet1.$B$4:.$H$259];7))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VLOOKUP([.A183];[$Sheet1.$B$4:.$H$259];5))" office:value-type="float" office:value="419" calcext:value-type="float">
            <text:p>419</text:p>
          </table:table-cell>
          <table:table-cell table:formula="of:=ROUND(VLOOKUP([.A183];[$Sheet1.$B$4:.$H$259];6))" office:value-type="float" office:value="343" calcext:value-type="float">
            <text:p>343</text:p>
          </table:table-cell>
          <table:table-cell table:formula="of:=ROUND(VLOOKUP([.A183];[$Sheet1.$B$4:.$H$259];7))"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VLOOKUP([.A184];[$Sheet1.$B$4:.$H$259];5))" office:value-type="float" office:value="422" calcext:value-type="float">
            <text:p>422</text:p>
          </table:table-cell>
          <table:table-cell table:formula="of:=ROUND(VLOOKUP([.A184];[$Sheet1.$B$4:.$H$259];6))" office:value-type="float" office:value="346" calcext:value-type="float">
            <text:p>346</text:p>
          </table:table-cell>
          <table:table-cell table:formula="of:=ROUND(VLOOKUP([.A184];[$Sheet1.$B$4:.$H$259];7)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VLOOKUP([.A185];[$Sheet1.$B$4:.$H$259];5))" office:value-type="float" office:value="425" calcext:value-type="float">
            <text:p>425</text:p>
          </table:table-cell>
          <table:table-cell table:formula="of:=ROUND(VLOOKUP([.A185];[$Sheet1.$B$4:.$H$259];6))" office:value-type="float" office:value="348" calcext:value-type="float">
            <text:p>348</text:p>
          </table:table-cell>
          <table:table-cell table:formula="of:=ROUND(VLOOKUP([.A185];[$Sheet1.$B$4:.$H$259];7))"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VLOOKUP([.A186];[$Sheet1.$B$4:.$H$259];5))" office:value-type="float" office:value="428" calcext:value-type="float">
            <text:p>428</text:p>
          </table:table-cell>
          <table:table-cell table:formula="of:=ROUND(VLOOKUP([.A186];[$Sheet1.$B$4:.$H$259];6))" office:value-type="float" office:value="350" calcext:value-type="float">
            <text:p>350</text:p>
          </table:table-cell>
          <table:table-cell table:formula="of:=ROUND(VLOOKUP([.A186];[$Sheet1.$B$4:.$H$259];7))"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VLOOKUP([.A187];[$Sheet1.$B$4:.$H$259];5))" office:value-type="float" office:value="431" calcext:value-type="float">
            <text:p>431</text:p>
          </table:table-cell>
          <table:table-cell table:formula="of:=ROUND(VLOOKUP([.A187];[$Sheet1.$B$4:.$H$259];6))" office:value-type="float" office:value="353" calcext:value-type="float">
            <text:p>353</text:p>
          </table:table-cell>
          <table:table-cell table:formula="of:=ROUND(VLOOKUP([.A187];[$Sheet1.$B$4:.$H$259];7))" office:value-type="float" office:value="237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VLOOKUP([.A188];[$Sheet1.$B$4:.$H$259];5))" office:value-type="float" office:value="434" calcext:value-type="float">
            <text:p>434</text:p>
          </table:table-cell>
          <table:table-cell table:formula="of:=ROUND(VLOOKUP([.A188];[$Sheet1.$B$4:.$H$259];6))" office:value-type="float" office:value="355" calcext:value-type="float">
            <text:p>355</text:p>
          </table:table-cell>
          <table:table-cell table:formula="of:=ROUND(VLOOKUP([.A188];[$Sheet1.$B$4:.$H$259];7))"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VLOOKUP([.A189];[$Sheet1.$B$4:.$H$259];5))" office:value-type="float" office:value="437" calcext:value-type="float">
            <text:p>437</text:p>
          </table:table-cell>
          <table:table-cell table:formula="of:=ROUND(VLOOKUP([.A189];[$Sheet1.$B$4:.$H$259];6))" office:value-type="float" office:value="357" calcext:value-type="float">
            <text:p>357</text:p>
          </table:table-cell>
          <table:table-cell table:formula="of:=ROUND(VLOOKUP([.A189];[$Sheet1.$B$4:.$H$259];7)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VLOOKUP([.A190];[$Sheet1.$B$4:.$H$259];5))" office:value-type="float" office:value="441" calcext:value-type="float">
            <text:p>441</text:p>
          </table:table-cell>
          <table:table-cell table:formula="of:=ROUND(VLOOKUP([.A190];[$Sheet1.$B$4:.$H$259];6))" office:value-type="float" office:value="360" calcext:value-type="float">
            <text:p>360</text:p>
          </table:table-cell>
          <table:table-cell table:formula="of:=ROUND(VLOOKUP([.A190];[$Sheet1.$B$4:.$H$259];7))" office:value-type="float" office:value="242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VLOOKUP([.A191];[$Sheet1.$B$4:.$H$259];5))" office:value-type="float" office:value="444" calcext:value-type="float">
            <text:p>444</text:p>
          </table:table-cell>
          <table:table-cell table:formula="of:=ROUND(VLOOKUP([.A191];[$Sheet1.$B$4:.$H$259];6))" office:value-type="float" office:value="362" calcext:value-type="float">
            <text:p>362</text:p>
          </table:table-cell>
          <table:table-cell table:formula="of:=ROUND(VLOOKUP([.A191];[$Sheet1.$B$4:.$H$259];7))"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VLOOKUP([.A192];[$Sheet1.$B$4:.$H$259];5))" office:value-type="float" office:value="447" calcext:value-type="float">
            <text:p>447</text:p>
          </table:table-cell>
          <table:table-cell table:formula="of:=ROUND(VLOOKUP([.A192];[$Sheet1.$B$4:.$H$259];6))" office:value-type="float" office:value="365" calcext:value-type="float">
            <text:p>365</text:p>
          </table:table-cell>
          <table:table-cell table:formula="of:=ROUND(VLOOKUP([.A192];[$Sheet1.$B$4:.$H$259];7))"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VLOOKUP([.A193];[$Sheet1.$B$4:.$H$259];5))" office:value-type="float" office:value="450" calcext:value-type="float">
            <text:p>450</text:p>
          </table:table-cell>
          <table:table-cell table:formula="of:=ROUND(VLOOKUP([.A193];[$Sheet1.$B$4:.$H$259];6))" office:value-type="float" office:value="367" calcext:value-type="float">
            <text:p>367</text:p>
          </table:table-cell>
          <table:table-cell table:formula="of:=ROUND(VLOOKUP([.A193];[$Sheet1.$B$4:.$H$259];7)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VLOOKUP([.A194];[$Sheet1.$B$4:.$H$259];5))" office:value-type="float" office:value="453" calcext:value-type="float">
            <text:p>453</text:p>
          </table:table-cell>
          <table:table-cell table:formula="of:=ROUND(VLOOKUP([.A194];[$Sheet1.$B$4:.$H$259];6))" office:value-type="float" office:value="369" calcext:value-type="float">
            <text:p>369</text:p>
          </table:table-cell>
          <table:table-cell table:formula="of:=ROUND(VLOOKUP([.A194];[$Sheet1.$B$4:.$H$259];7))"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VLOOKUP([.A195];[$Sheet1.$B$4:.$H$259];5))" office:value-type="float" office:value="456" calcext:value-type="float">
            <text:p>456</text:p>
          </table:table-cell>
          <table:table-cell table:formula="of:=ROUND(VLOOKUP([.A195];[$Sheet1.$B$4:.$H$259];6))" office:value-type="float" office:value="372" calcext:value-type="float">
            <text:p>372</text:p>
          </table:table-cell>
          <table:table-cell table:formula="of:=ROUND(VLOOKUP([.A195];[$Sheet1.$B$4:.$H$259];7))" office:value-type="float" office:value="251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VLOOKUP([.A196];[$Sheet1.$B$4:.$H$259];5))" office:value-type="float" office:value="459" calcext:value-type="float">
            <text:p>459</text:p>
          </table:table-cell>
          <table:table-cell table:formula="of:=ROUND(VLOOKUP([.A196];[$Sheet1.$B$4:.$H$259];6))" office:value-type="float" office:value="374" calcext:value-type="float">
            <text:p>374</text:p>
          </table:table-cell>
          <table:table-cell table:formula="of:=ROUND(VLOOKUP([.A196];[$Sheet1.$B$4:.$H$259];7))" office:value-type="float" office:value="253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VLOOKUP([.A197];[$Sheet1.$B$4:.$H$259];5))" office:value-type="float" office:value="462" calcext:value-type="float">
            <text:p>462</text:p>
          </table:table-cell>
          <table:table-cell table:formula="of:=ROUND(VLOOKUP([.A197];[$Sheet1.$B$4:.$H$259];6))" office:value-type="float" office:value="377" calcext:value-type="float">
            <text:p>377</text:p>
          </table:table-cell>
          <table:table-cell table:formula="of:=ROUND(VLOOKUP([.A197];[$Sheet1.$B$4:.$H$259];7)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VLOOKUP([.A198];[$Sheet1.$B$4:.$H$259];5))" office:value-type="float" office:value="465" calcext:value-type="float">
            <text:p>465</text:p>
          </table:table-cell>
          <table:table-cell table:formula="of:=ROUND(VLOOKUP([.A198];[$Sheet1.$B$4:.$H$259];6))" office:value-type="float" office:value="379" calcext:value-type="float">
            <text:p>379</text:p>
          </table:table-cell>
          <table:table-cell table:formula="of:=ROUND(VLOOKUP([.A198];[$Sheet1.$B$4:.$H$259];7))" office:value-type="float" office:value="257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VLOOKUP([.A199];[$Sheet1.$B$4:.$H$259];5))" office:value-type="float" office:value="468" calcext:value-type="float">
            <text:p>468</text:p>
          </table:table-cell>
          <table:table-cell table:formula="of:=ROUND(VLOOKUP([.A199];[$Sheet1.$B$4:.$H$259];6))" office:value-type="float" office:value="382" calcext:value-type="float">
            <text:p>382</text:p>
          </table:table-cell>
          <table:table-cell table:formula="of:=ROUND(VLOOKUP([.A199];[$Sheet1.$B$4:.$H$259];7))" office:value-type="float" office:value="258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VLOOKUP([.A200];[$Sheet1.$B$4:.$H$259];5))" office:value-type="float" office:value="471" calcext:value-type="float">
            <text:p>471</text:p>
          </table:table-cell>
          <table:table-cell table:formula="of:=ROUND(VLOOKUP([.A200];[$Sheet1.$B$4:.$H$259];6))" office:value-type="float" office:value="384" calcext:value-type="float">
            <text:p>384</text:p>
          </table:table-cell>
          <table:table-cell table:formula="of:=ROUND(VLOOKUP([.A200];[$Sheet1.$B$4:.$H$259];7))"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VLOOKUP([.A201];[$Sheet1.$B$4:.$H$259];5))" office:value-type="float" office:value="474" calcext:value-type="float">
            <text:p>474</text:p>
          </table:table-cell>
          <table:table-cell table:formula="of:=ROUND(VLOOKUP([.A201];[$Sheet1.$B$4:.$H$259];6))" office:value-type="float" office:value="386" calcext:value-type="float">
            <text:p>386</text:p>
          </table:table-cell>
          <table:table-cell table:formula="of:=ROUND(VLOOKUP([.A201];[$Sheet1.$B$4:.$H$259];7)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VLOOKUP([.A202];[$Sheet1.$B$4:.$H$259];5))" office:value-type="float" office:value="477" calcext:value-type="float">
            <text:p>477</text:p>
          </table:table-cell>
          <table:table-cell table:formula="of:=ROUND(VLOOKUP([.A202];[$Sheet1.$B$4:.$H$259];6))" office:value-type="float" office:value="389" calcext:value-type="float">
            <text:p>389</text:p>
          </table:table-cell>
          <table:table-cell table:formula="of:=ROUND(VLOOKUP([.A202];[$Sheet1.$B$4:.$H$259];7))"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VLOOKUP([.A203];[$Sheet1.$B$4:.$H$259];5))" office:value-type="float" office:value="481" calcext:value-type="float">
            <text:p>481</text:p>
          </table:table-cell>
          <table:table-cell table:formula="of:=ROUND(VLOOKUP([.A203];[$Sheet1.$B$4:.$H$259];6))" office:value-type="float" office:value="391" calcext:value-type="float">
            <text:p>391</text:p>
          </table:table-cell>
          <table:table-cell table:formula="of:=ROUND(VLOOKUP([.A203];[$Sheet1.$B$4:.$H$259];7))"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VLOOKUP([.A204];[$Sheet1.$B$4:.$H$259];5))" office:value-type="float" office:value="484" calcext:value-type="float">
            <text:p>484</text:p>
          </table:table-cell>
          <table:table-cell table:formula="of:=ROUND(VLOOKUP([.A204];[$Sheet1.$B$4:.$H$259];6))" office:value-type="float" office:value="394" calcext:value-type="float">
            <text:p>394</text:p>
          </table:table-cell>
          <table:table-cell table:formula="of:=ROUND(VLOOKUP([.A204];[$Sheet1.$B$4:.$H$259];7))" office:value-type="float" office:value="268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VLOOKUP([.A205];[$Sheet1.$B$4:.$H$259];5))" office:value-type="float" office:value="487" calcext:value-type="float">
            <text:p>487</text:p>
          </table:table-cell>
          <table:table-cell table:formula="of:=ROUND(VLOOKUP([.A205];[$Sheet1.$B$4:.$H$259];6))" office:value-type="float" office:value="396" calcext:value-type="float">
            <text:p>396</text:p>
          </table:table-cell>
          <table:table-cell table:formula="of:=ROUND(VLOOKUP([.A205];[$Sheet1.$B$4:.$H$259];7)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VLOOKUP([.A206];[$Sheet1.$B$4:.$H$259];5))" office:value-type="float" office:value="490" calcext:value-type="float">
            <text:p>490</text:p>
          </table:table-cell>
          <table:table-cell table:formula="of:=ROUND(VLOOKUP([.A206];[$Sheet1.$B$4:.$H$259];6))" office:value-type="float" office:value="399" calcext:value-type="float">
            <text:p>399</text:p>
          </table:table-cell>
          <table:table-cell table:formula="of:=ROUND(VLOOKUP([.A206];[$Sheet1.$B$4:.$H$259];7))" office:value-type="float" office:value="271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VLOOKUP([.A207];[$Sheet1.$B$4:.$H$259];5))" office:value-type="float" office:value="493" calcext:value-type="float">
            <text:p>493</text:p>
          </table:table-cell>
          <table:table-cell table:formula="of:=ROUND(VLOOKUP([.A207];[$Sheet1.$B$4:.$H$259];6))" office:value-type="float" office:value="401" calcext:value-type="float">
            <text:p>401</text:p>
          </table:table-cell>
          <table:table-cell table:formula="of:=ROUND(VLOOKUP([.A207];[$Sheet1.$B$4:.$H$259];7))"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VLOOKUP([.A208];[$Sheet1.$B$4:.$H$259];5))" office:value-type="float" office:value="496" calcext:value-type="float">
            <text:p>496</text:p>
          </table:table-cell>
          <table:table-cell table:formula="of:=ROUND(VLOOKUP([.A208];[$Sheet1.$B$4:.$H$259];6))" office:value-type="float" office:value="403" calcext:value-type="float">
            <text:p>403</text:p>
          </table:table-cell>
          <table:table-cell table:formula="of:=ROUND(VLOOKUP([.A208];[$Sheet1.$B$4:.$H$259];7))" office:value-type="float" office:value="275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VLOOKUP([.A209];[$Sheet1.$B$4:.$H$259];5))" office:value-type="float" office:value="499" calcext:value-type="float">
            <text:p>499</text:p>
          </table:table-cell>
          <table:table-cell table:formula="of:=ROUND(VLOOKUP([.A209];[$Sheet1.$B$4:.$H$259];6))" office:value-type="float" office:value="406" calcext:value-type="float">
            <text:p>406</text:p>
          </table:table-cell>
          <table:table-cell table:formula="of:=ROUND(VLOOKUP([.A209];[$Sheet1.$B$4:.$H$259];7))" office:value-type="float" office:value="27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VLOOKUP([.A210];[$Sheet1.$B$4:.$H$259];5))" office:value-type="float" office:value="502" calcext:value-type="float">
            <text:p>502</text:p>
          </table:table-cell>
          <table:table-cell table:formula="of:=ROUND(VLOOKUP([.A210];[$Sheet1.$B$4:.$H$259];6))" office:value-type="float" office:value="408" calcext:value-type="float">
            <text:p>408</text:p>
          </table:table-cell>
          <table:table-cell table:formula="of:=ROUND(VLOOKUP([.A210];[$Sheet1.$B$4:.$H$259];7)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VLOOKUP([.A211];[$Sheet1.$B$4:.$H$259];5))" office:value-type="float" office:value="506" calcext:value-type="float">
            <text:p>506</text:p>
          </table:table-cell>
          <table:table-cell table:formula="of:=ROUND(VLOOKUP([.A211];[$Sheet1.$B$4:.$H$259];6))" office:value-type="float" office:value="411" calcext:value-type="float">
            <text:p>411</text:p>
          </table:table-cell>
          <table:table-cell table:formula="of:=ROUND(VLOOKUP([.A211];[$Sheet1.$B$4:.$H$259];7))" office:value-type="float" office:value="28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VLOOKUP([.A212];[$Sheet1.$B$4:.$H$259];5))" office:value-type="float" office:value="509" calcext:value-type="float">
            <text:p>509</text:p>
          </table:table-cell>
          <table:table-cell table:formula="of:=ROUND(VLOOKUP([.A212];[$Sheet1.$B$4:.$H$259];6))" office:value-type="float" office:value="413" calcext:value-type="float">
            <text:p>413</text:p>
          </table:table-cell>
          <table:table-cell table:formula="of:=ROUND(VLOOKUP([.A212];[$Sheet1.$B$4:.$H$259];7))" office:value-type="float" office:value="283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VLOOKUP([.A213];[$Sheet1.$B$4:.$H$259];5))" office:value-type="float" office:value="512" calcext:value-type="float">
            <text:p>512</text:p>
          </table:table-cell>
          <table:table-cell table:formula="of:=ROUND(VLOOKUP([.A213];[$Sheet1.$B$4:.$H$259];6))" office:value-type="float" office:value="416" calcext:value-type="float">
            <text:p>416</text:p>
          </table:table-cell>
          <table:table-cell table:formula="of:=ROUND(VLOOKUP([.A213];[$Sheet1.$B$4:.$H$259];7))"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VLOOKUP([.A214];[$Sheet1.$B$4:.$H$259];5))" office:value-type="float" office:value="515" calcext:value-type="float">
            <text:p>515</text:p>
          </table:table-cell>
          <table:table-cell table:formula="of:=ROUND(VLOOKUP([.A214];[$Sheet1.$B$4:.$H$259];6))" office:value-type="float" office:value="418" calcext:value-type="float">
            <text:p>418</text:p>
          </table:table-cell>
          <table:table-cell table:formula="of:=ROUND(VLOOKUP([.A214];[$Sheet1.$B$4:.$H$259];7)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VLOOKUP([.A215];[$Sheet1.$B$4:.$H$259];5))" office:value-type="float" office:value="518" calcext:value-type="float">
            <text:p>518</text:p>
          </table:table-cell>
          <table:table-cell table:formula="of:=ROUND(VLOOKUP([.A215];[$Sheet1.$B$4:.$H$259];6))" office:value-type="float" office:value="421" calcext:value-type="float">
            <text:p>421</text:p>
          </table:table-cell>
          <table:table-cell table:formula="of:=ROUND(VLOOKUP([.A215];[$Sheet1.$B$4:.$H$259];7))"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VLOOKUP([.A216];[$Sheet1.$B$4:.$H$259];5))" office:value-type="float" office:value="521" calcext:value-type="float">
            <text:p>521</text:p>
          </table:table-cell>
          <table:table-cell table:formula="of:=ROUND(VLOOKUP([.A216];[$Sheet1.$B$4:.$H$259];6))" office:value-type="float" office:value="423" calcext:value-type="float">
            <text:p>423</text:p>
          </table:table-cell>
          <table:table-cell table:formula="of:=ROUND(VLOOKUP([.A216];[$Sheet1.$B$4:.$H$259];7))"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VLOOKUP([.A217];[$Sheet1.$B$4:.$H$259];5))" office:value-type="float" office:value="525" calcext:value-type="float">
            <text:p>525</text:p>
          </table:table-cell>
          <table:table-cell table:formula="of:=ROUND(VLOOKUP([.A217];[$Sheet1.$B$4:.$H$259];6))" office:value-type="float" office:value="426" calcext:value-type="float">
            <text:p>426</text:p>
          </table:table-cell>
          <table:table-cell table:formula="of:=ROUND(VLOOKUP([.A217];[$Sheet1.$B$4:.$H$259];7))" office:value-type="float" office:value="292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VLOOKUP([.A218];[$Sheet1.$B$4:.$H$259];5))" office:value-type="float" office:value="528" calcext:value-type="float">
            <text:p>528</text:p>
          </table:table-cell>
          <table:table-cell table:formula="of:=ROUND(VLOOKUP([.A218];[$Sheet1.$B$4:.$H$259];6))" office:value-type="float" office:value="428" calcext:value-type="float">
            <text:p>428</text:p>
          </table:table-cell>
          <table:table-cell table:formula="of:=ROUND(VLOOKUP([.A218];[$Sheet1.$B$4:.$H$259];7)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VLOOKUP([.A219];[$Sheet1.$B$4:.$H$259];5))" office:value-type="float" office:value="531" calcext:value-type="float">
            <text:p>531</text:p>
          </table:table-cell>
          <table:table-cell table:formula="of:=ROUND(VLOOKUP([.A219];[$Sheet1.$B$4:.$H$259];6))" office:value-type="float" office:value="431" calcext:value-type="float">
            <text:p>431</text:p>
          </table:table-cell>
          <table:table-cell table:formula="of:=ROUND(VLOOKUP([.A219];[$Sheet1.$B$4:.$H$259];7))"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VLOOKUP([.A220];[$Sheet1.$B$4:.$H$259];5))" office:value-type="float" office:value="534" calcext:value-type="float">
            <text:p>534</text:p>
          </table:table-cell>
          <table:table-cell table:formula="of:=ROUND(VLOOKUP([.A220];[$Sheet1.$B$4:.$H$259];6))" office:value-type="float" office:value="433" calcext:value-type="float">
            <text:p>433</text:p>
          </table:table-cell>
          <table:table-cell table:formula="of:=ROUND(VLOOKUP([.A220];[$Sheet1.$B$4:.$H$259];7))" office:value-type="float" office:value="298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VLOOKUP([.A221];[$Sheet1.$B$4:.$H$259];5))" office:value-type="float" office:value="537" calcext:value-type="float">
            <text:p>537</text:p>
          </table:table-cell>
          <table:table-cell table:formula="of:=ROUND(VLOOKUP([.A221];[$Sheet1.$B$4:.$H$259];6))" office:value-type="float" office:value="436" calcext:value-type="float">
            <text:p>436</text:p>
          </table:table-cell>
          <table:table-cell table:formula="of:=ROUND(VLOOKUP([.A221];[$Sheet1.$B$4:.$H$259];7))" office:value-type="float" office:value="300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VLOOKUP([.A222];[$Sheet1.$B$4:.$H$259];5))" office:value-type="float" office:value="540" calcext:value-type="float">
            <text:p>540</text:p>
          </table:table-cell>
          <table:table-cell table:formula="of:=ROUND(VLOOKUP([.A222];[$Sheet1.$B$4:.$H$259];6))" office:value-type="float" office:value="438" calcext:value-type="float">
            <text:p>438</text:p>
          </table:table-cell>
          <table:table-cell table:formula="of:=ROUND(VLOOKUP([.A222];[$Sheet1.$B$4:.$H$259];7)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VLOOKUP([.A223];[$Sheet1.$B$4:.$H$259];5))" office:value-type="float" office:value="544" calcext:value-type="float">
            <text:p>544</text:p>
          </table:table-cell>
          <table:table-cell table:formula="of:=ROUND(VLOOKUP([.A223];[$Sheet1.$B$4:.$H$259];6))" office:value-type="float" office:value="441" calcext:value-type="float">
            <text:p>441</text:p>
          </table:table-cell>
          <table:table-cell table:formula="of:=ROUND(VLOOKUP([.A223];[$Sheet1.$B$4:.$H$259];7))" office:value-type="float" office:value="30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VLOOKUP([.A224];[$Sheet1.$B$4:.$H$259];5))" office:value-type="float" office:value="547" calcext:value-type="float">
            <text:p>547</text:p>
          </table:table-cell>
          <table:table-cell table:formula="of:=ROUND(VLOOKUP([.A224];[$Sheet1.$B$4:.$H$259];6))" office:value-type="float" office:value="443" calcext:value-type="float">
            <text:p>443</text:p>
          </table:table-cell>
          <table:table-cell table:formula="of:=ROUND(VLOOKUP([.A224];[$Sheet1.$B$4:.$H$259];7))"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VLOOKUP([.A225];[$Sheet1.$B$4:.$H$259];5))" office:value-type="float" office:value="550" calcext:value-type="float">
            <text:p>550</text:p>
          </table:table-cell>
          <table:table-cell table:formula="of:=ROUND(VLOOKUP([.A225];[$Sheet1.$B$4:.$H$259];6))" office:value-type="float" office:value="446" calcext:value-type="float">
            <text:p>446</text:p>
          </table:table-cell>
          <table:table-cell table:formula="of:=ROUND(VLOOKUP([.A225];[$Sheet1.$B$4:.$H$259];7))" office:value-type="float" office:value="30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VLOOKUP([.A226];[$Sheet1.$B$4:.$H$259];5))" office:value-type="float" office:value="553" calcext:value-type="float">
            <text:p>553</text:p>
          </table:table-cell>
          <table:table-cell table:formula="of:=ROUND(VLOOKUP([.A226];[$Sheet1.$B$4:.$H$259];6))" office:value-type="float" office:value="448" calcext:value-type="float">
            <text:p>448</text:p>
          </table:table-cell>
          <table:table-cell table:formula="of:=ROUND(VLOOKUP([.A226];[$Sheet1.$B$4:.$H$259];7)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VLOOKUP([.A227];[$Sheet1.$B$4:.$H$259];5))" office:value-type="float" office:value="556" calcext:value-type="float">
            <text:p>556</text:p>
          </table:table-cell>
          <table:table-cell table:formula="of:=ROUND(VLOOKUP([.A227];[$Sheet1.$B$4:.$H$259];6))" office:value-type="float" office:value="451" calcext:value-type="float">
            <text:p>451</text:p>
          </table:table-cell>
          <table:table-cell table:formula="of:=ROUND(VLOOKUP([.A227];[$Sheet1.$B$4:.$H$259];7))" office:value-type="float" office:value="311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VLOOKUP([.A228];[$Sheet1.$B$4:.$H$259];5))" office:value-type="float" office:value="560" calcext:value-type="float">
            <text:p>560</text:p>
          </table:table-cell>
          <table:table-cell table:formula="of:=ROUND(VLOOKUP([.A228];[$Sheet1.$B$4:.$H$259];6))" office:value-type="float" office:value="453" calcext:value-type="float">
            <text:p>453</text:p>
          </table:table-cell>
          <table:table-cell table:formula="of:=ROUND(VLOOKUP([.A228];[$Sheet1.$B$4:.$H$259];7))" office:value-type="float" office:value="313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VLOOKUP([.A229];[$Sheet1.$B$4:.$H$259];5))" office:value-type="float" office:value="563" calcext:value-type="float">
            <text:p>563</text:p>
          </table:table-cell>
          <table:table-cell table:formula="of:=ROUND(VLOOKUP([.A229];[$Sheet1.$B$4:.$H$259];6))" office:value-type="float" office:value="456" calcext:value-type="float">
            <text:p>456</text:p>
          </table:table-cell>
          <table:table-cell table:formula="of:=ROUND(VLOOKUP([.A229];[$Sheet1.$B$4:.$H$259];7))"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VLOOKUP([.A230];[$Sheet1.$B$4:.$H$259];5))" office:value-type="float" office:value="566" calcext:value-type="float">
            <text:p>566</text:p>
          </table:table-cell>
          <table:table-cell table:formula="of:=ROUND(VLOOKUP([.A230];[$Sheet1.$B$4:.$H$259];6))" office:value-type="float" office:value="458" calcext:value-type="float">
            <text:p>458</text:p>
          </table:table-cell>
          <table:table-cell table:formula="of:=ROUND(VLOOKUP([.A230];[$Sheet1.$B$4:.$H$259];7)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VLOOKUP([.A231];[$Sheet1.$B$4:.$H$259];5))" office:value-type="float" office:value="569" calcext:value-type="float">
            <text:p>569</text:p>
          </table:table-cell>
          <table:table-cell table:formula="of:=ROUND(VLOOKUP([.A231];[$Sheet1.$B$4:.$H$259];6))" office:value-type="float" office:value="461" calcext:value-type="float">
            <text:p>461</text:p>
          </table:table-cell>
          <table:table-cell table:formula="of:=ROUND(VLOOKUP([.A231];[$Sheet1.$B$4:.$H$259];7))" office:value-type="float" office:value="319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VLOOKUP([.A232];[$Sheet1.$B$4:.$H$259];5))" office:value-type="float" office:value="573" calcext:value-type="float">
            <text:p>573</text:p>
          </table:table-cell>
          <table:table-cell table:formula="of:=ROUND(VLOOKUP([.A232];[$Sheet1.$B$4:.$H$259];6))" office:value-type="float" office:value="463" calcext:value-type="float">
            <text:p>463</text:p>
          </table:table-cell>
          <table:table-cell table:formula="of:=ROUND(VLOOKUP([.A232];[$Sheet1.$B$4:.$H$259];7))"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VLOOKUP([.A233];[$Sheet1.$B$4:.$H$259];5))" office:value-type="float" office:value="576" calcext:value-type="float">
            <text:p>576</text:p>
          </table:table-cell>
          <table:table-cell table:formula="of:=ROUND(VLOOKUP([.A233];[$Sheet1.$B$4:.$H$259];6))" office:value-type="float" office:value="466" calcext:value-type="float">
            <text:p>466</text:p>
          </table:table-cell>
          <table:table-cell table:formula="of:=ROUND(VLOOKUP([.A233];[$Sheet1.$B$4:.$H$259];7))"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VLOOKUP([.A234];[$Sheet1.$B$4:.$H$259];5))" office:value-type="float" office:value="579" calcext:value-type="float">
            <text:p>579</text:p>
          </table:table-cell>
          <table:table-cell table:formula="of:=ROUND(VLOOKUP([.A234];[$Sheet1.$B$4:.$H$259];6))" office:value-type="float" office:value="468" calcext:value-type="float">
            <text:p>468</text:p>
          </table:table-cell>
          <table:table-cell table:formula="of:=ROUND(VLOOKUP([.A234];[$Sheet1.$B$4:.$H$259];7)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VLOOKUP([.A235];[$Sheet1.$B$4:.$H$259];5))" office:value-type="float" office:value="582" calcext:value-type="float">
            <text:p>582</text:p>
          </table:table-cell>
          <table:table-cell table:formula="of:=ROUND(VLOOKUP([.A235];[$Sheet1.$B$4:.$H$259];6))" office:value-type="float" office:value="471" calcext:value-type="float">
            <text:p>471</text:p>
          </table:table-cell>
          <table:table-cell table:formula="of:=ROUND(VLOOKUP([.A235];[$Sheet1.$B$4:.$H$259];7))" office:value-type="float" office:value="327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VLOOKUP([.A236];[$Sheet1.$B$4:.$H$259];5))" office:value-type="float" office:value="586" calcext:value-type="float">
            <text:p>586</text:p>
          </table:table-cell>
          <table:table-cell table:formula="of:=ROUND(VLOOKUP([.A236];[$Sheet1.$B$4:.$H$259];6))" office:value-type="float" office:value="473" calcext:value-type="float">
            <text:p>473</text:p>
          </table:table-cell>
          <table:table-cell table:formula="of:=ROUND(VLOOKUP([.A236];[$Sheet1.$B$4:.$H$259];7))"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VLOOKUP([.A237];[$Sheet1.$B$4:.$H$259];5))" office:value-type="float" office:value="589" calcext:value-type="float">
            <text:p>589</text:p>
          </table:table-cell>
          <table:table-cell table:formula="of:=ROUND(VLOOKUP([.A237];[$Sheet1.$B$4:.$H$259];6))" office:value-type="float" office:value="476" calcext:value-type="float">
            <text:p>476</text:p>
          </table:table-cell>
          <table:table-cell table:formula="of:=ROUND(VLOOKUP([.A237];[$Sheet1.$B$4:.$H$259];7))" office:value-type="float" office:value="331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VLOOKUP([.A238];[$Sheet1.$B$4:.$H$259];5))" office:value-type="float" office:value="592" calcext:value-type="float">
            <text:p>592</text:p>
          </table:table-cell>
          <table:table-cell table:formula="of:=ROUND(VLOOKUP([.A238];[$Sheet1.$B$4:.$H$259];6))" office:value-type="float" office:value="478" calcext:value-type="float">
            <text:p>478</text:p>
          </table:table-cell>
          <table:table-cell table:formula="of:=ROUND(VLOOKUP([.A238];[$Sheet1.$B$4:.$H$259];7)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VLOOKUP([.A239];[$Sheet1.$B$4:.$H$259];5))" office:value-type="float" office:value="595" calcext:value-type="float">
            <text:p>595</text:p>
          </table:table-cell>
          <table:table-cell table:formula="of:=ROUND(VLOOKUP([.A239];[$Sheet1.$B$4:.$H$259];6))" office:value-type="float" office:value="481" calcext:value-type="float">
            <text:p>481</text:p>
          </table:table-cell>
          <table:table-cell table:formula="of:=ROUND(VLOOKUP([.A239];[$Sheet1.$B$4:.$H$259];7))" office:value-type="float" office:value="335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VLOOKUP([.A240];[$Sheet1.$B$4:.$H$259];5))" office:value-type="float" office:value="599" calcext:value-type="float">
            <text:p>599</text:p>
          </table:table-cell>
          <table:table-cell table:formula="of:=ROUND(VLOOKUP([.A240];[$Sheet1.$B$4:.$H$259];6))" office:value-type="float" office:value="483" calcext:value-type="float">
            <text:p>483</text:p>
          </table:table-cell>
          <table:table-cell table:formula="of:=ROUND(VLOOKUP([.A240];[$Sheet1.$B$4:.$H$259];7))" office:value-type="float" office:value="337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VLOOKUP([.A241];[$Sheet1.$B$4:.$H$259];5))" office:value-type="float" office:value="602" calcext:value-type="float">
            <text:p>602</text:p>
          </table:table-cell>
          <table:table-cell table:formula="of:=ROUND(VLOOKUP([.A241];[$Sheet1.$B$4:.$H$259];6))" office:value-type="float" office:value="486" calcext:value-type="float">
            <text:p>486</text:p>
          </table:table-cell>
          <table:table-cell table:formula="of:=ROUND(VLOOKUP([.A241];[$Sheet1.$B$4:.$H$259];7))"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VLOOKUP([.A242];[$Sheet1.$B$4:.$H$259];5))" office:value-type="float" office:value="605" calcext:value-type="float">
            <text:p>605</text:p>
          </table:table-cell>
          <table:table-cell table:formula="of:=ROUND(VLOOKUP([.A242];[$Sheet1.$B$4:.$H$259];6))" office:value-type="float" office:value="488" calcext:value-type="float">
            <text:p>488</text:p>
          </table:table-cell>
          <table:table-cell table:formula="of:=ROUND(VLOOKUP([.A242];[$Sheet1.$B$4:.$H$259];7)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VLOOKUP([.A243];[$Sheet1.$B$4:.$H$259];5))" office:value-type="float" office:value="608" calcext:value-type="float">
            <text:p>608</text:p>
          </table:table-cell>
          <table:table-cell table:formula="of:=ROUND(VLOOKUP([.A243];[$Sheet1.$B$4:.$H$259];6))" office:value-type="float" office:value="491" calcext:value-type="float">
            <text:p>491</text:p>
          </table:table-cell>
          <table:table-cell table:formula="of:=ROUND(VLOOKUP([.A243];[$Sheet1.$B$4:.$H$259];7))" office:value-type="float" office:value="343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VLOOKUP([.A244];[$Sheet1.$B$4:.$H$259];5))" office:value-type="float" office:value="612" calcext:value-type="float">
            <text:p>612</text:p>
          </table:table-cell>
          <table:table-cell table:formula="of:=ROUND(VLOOKUP([.A244];[$Sheet1.$B$4:.$H$259];6))" office:value-type="float" office:value="493" calcext:value-type="float">
            <text:p>493</text:p>
          </table:table-cell>
          <table:table-cell table:formula="of:=ROUND(VLOOKUP([.A244];[$Sheet1.$B$4:.$H$259];7))" office:value-type="float" office:value="345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VLOOKUP([.A245];[$Sheet1.$B$4:.$H$259];5))" office:value-type="float" office:value="615" calcext:value-type="float">
            <text:p>615</text:p>
          </table:table-cell>
          <table:table-cell table:formula="of:=ROUND(VLOOKUP([.A245];[$Sheet1.$B$4:.$H$259];6))" office:value-type="float" office:value="496" calcext:value-type="float">
            <text:p>496</text:p>
          </table:table-cell>
          <table:table-cell table:formula="of:=ROUND(VLOOKUP([.A245];[$Sheet1.$B$4:.$H$259];7))" office:value-type="float" office:value="347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VLOOKUP([.A246];[$Sheet1.$B$4:.$H$259];5))" office:value-type="float" office:value="618" calcext:value-type="float">
            <text:p>618</text:p>
          </table:table-cell>
          <table:table-cell table:formula="of:=ROUND(VLOOKUP([.A246];[$Sheet1.$B$4:.$H$259];6))" office:value-type="float" office:value="499" calcext:value-type="float">
            <text:p>499</text:p>
          </table:table-cell>
          <table:table-cell table:formula="of:=ROUND(VLOOKUP([.A246];[$Sheet1.$B$4:.$H$259];7)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VLOOKUP([.A247];[$Sheet1.$B$4:.$H$259];5))" office:value-type="float" office:value="622" calcext:value-type="float">
            <text:p>622</text:p>
          </table:table-cell>
          <table:table-cell table:formula="of:=ROUND(VLOOKUP([.A247];[$Sheet1.$B$4:.$H$259];6))" office:value-type="float" office:value="501" calcext:value-type="float">
            <text:p>501</text:p>
          </table:table-cell>
          <table:table-cell table:formula="of:=ROUND(VLOOKUP([.A247];[$Sheet1.$B$4:.$H$259];7))" office:value-type="float" office:value="351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VLOOKUP([.A248];[$Sheet1.$B$4:.$H$259];5))" office:value-type="float" office:value="625" calcext:value-type="float">
            <text:p>625</text:p>
          </table:table-cell>
          <table:table-cell table:formula="of:=ROUND(VLOOKUP([.A248];[$Sheet1.$B$4:.$H$259];6))" office:value-type="float" office:value="504" calcext:value-type="float">
            <text:p>504</text:p>
          </table:table-cell>
          <table:table-cell table:formula="of:=ROUND(VLOOKUP([.A248];[$Sheet1.$B$4:.$H$259];7))" office:value-type="float" office:value="353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VLOOKUP([.A249];[$Sheet1.$B$4:.$H$259];5))" office:value-type="float" office:value="628" calcext:value-type="float">
            <text:p>628</text:p>
          </table:table-cell>
          <table:table-cell table:formula="of:=ROUND(VLOOKUP([.A249];[$Sheet1.$B$4:.$H$259];6))" office:value-type="float" office:value="506" calcext:value-type="float">
            <text:p>506</text:p>
          </table:table-cell>
          <table:table-cell table:formula="of:=ROUND(VLOOKUP([.A249];[$Sheet1.$B$4:.$H$259];7))" office:value-type="float" office:value="355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VLOOKUP([.A250];[$Sheet1.$B$4:.$H$259];5))" office:value-type="float" office:value="631" calcext:value-type="float">
            <text:p>631</text:p>
          </table:table-cell>
          <table:table-cell table:formula="of:=ROUND(VLOOKUP([.A250];[$Sheet1.$B$4:.$H$259];6))" office:value-type="float" office:value="509" calcext:value-type="float">
            <text:p>509</text:p>
          </table:table-cell>
          <table:table-cell table:formula="of:=ROUND(VLOOKUP([.A250];[$Sheet1.$B$4:.$H$259];7)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VLOOKUP([.A251];[$Sheet1.$B$4:.$H$259];5))" office:value-type="float" office:value="635" calcext:value-type="float">
            <text:p>635</text:p>
          </table:table-cell>
          <table:table-cell table:formula="of:=ROUND(VLOOKUP([.A251];[$Sheet1.$B$4:.$H$259];6))" office:value-type="float" office:value="511" calcext:value-type="float">
            <text:p>511</text:p>
          </table:table-cell>
          <table:table-cell table:formula="of:=ROUND(VLOOKUP([.A251];[$Sheet1.$B$4:.$H$259];7))" office:value-type="float" office:value="359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VLOOKUP([.A252];[$Sheet1.$B$4:.$H$259];5))" office:value-type="float" office:value="638" calcext:value-type="float">
            <text:p>638</text:p>
          </table:table-cell>
          <table:table-cell table:formula="of:=ROUND(VLOOKUP([.A252];[$Sheet1.$B$4:.$H$259];6))" office:value-type="float" office:value="514" calcext:value-type="float">
            <text:p>514</text:p>
          </table:table-cell>
          <table:table-cell table:formula="of:=ROUND(VLOOKUP([.A252];[$Sheet1.$B$4:.$H$259];7))" office:value-type="float" office:value="361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VLOOKUP([.A253];[$Sheet1.$B$4:.$H$259];5))" office:value-type="float" office:value="641" calcext:value-type="float">
            <text:p>641</text:p>
          </table:table-cell>
          <table:table-cell table:formula="of:=ROUND(VLOOKUP([.A253];[$Sheet1.$B$4:.$H$259];6))" office:value-type="float" office:value="516" calcext:value-type="float">
            <text:p>516</text:p>
          </table:table-cell>
          <table:table-cell table:formula="of:=ROUND(VLOOKUP([.A253];[$Sheet1.$B$4:.$H$259];7))" office:value-type="float" office:value="36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VLOOKUP([.A254];[$Sheet1.$B$4:.$H$259];5))" office:value-type="float" office:value="645" calcext:value-type="float">
            <text:p>645</text:p>
          </table:table-cell>
          <table:table-cell table:formula="of:=ROUND(VLOOKUP([.A254];[$Sheet1.$B$4:.$H$259];6))" office:value-type="float" office:value="519" calcext:value-type="float">
            <text:p>519</text:p>
          </table:table-cell>
          <table:table-cell table:formula="of:=ROUND(VLOOKUP([.A254];[$Sheet1.$B$4:.$H$259];7)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VLOOKUP([.A255];[$Sheet1.$B$4:.$H$259];5))" office:value-type="float" office:value="648" calcext:value-type="float">
            <text:p>648</text:p>
          </table:table-cell>
          <table:table-cell table:formula="of:=ROUND(VLOOKUP([.A255];[$Sheet1.$B$4:.$H$259];6))" office:value-type="float" office:value="522" calcext:value-type="float">
            <text:p>522</text:p>
          </table:table-cell>
          <table:table-cell table:formula="of:=ROUND(VLOOKUP([.A255];[$Sheet1.$B$4:.$H$259];7))" office:value-type="float" office:value="367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VLOOKUP([.A256];[$Sheet1.$B$4:.$H$259];5))" office:value-type="float" office:value="651" calcext:value-type="float">
            <text:p>651</text:p>
          </table:table-cell>
          <table:table-cell table:formula="of:=ROUND(VLOOKUP([.A256];[$Sheet1.$B$4:.$H$259];6))" office:value-type="float" office:value="524" calcext:value-type="float">
            <text:p>524</text:p>
          </table:table-cell>
          <table:table-cell table:formula="of:=ROUND(VLOOKUP([.A256];[$Sheet1.$B$4:.$H$259];7))" office:value-type="float" office:value="369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VLOOKUP([.A257];[$Sheet1.$B$4:.$H$259];5))" office:value-type="float" office:value="655" calcext:value-type="float">
            <text:p>655</text:p>
          </table:table-cell>
          <table:table-cell table:formula="of:=ROUND(VLOOKUP([.A257];[$Sheet1.$B$4:.$H$259];6))" office:value-type="float" office:value="527" calcext:value-type="float">
            <text:p>527</text:p>
          </table:table-cell>
          <table:table-cell table:formula="of:=ROUND(VLOOKUP([.A257];[$Sheet1.$B$4:.$H$259];7)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ce3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-R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Select W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$J2];[$lookup.$A$2:$lookup.$D$257];2)" office:value-type="float" office:value="0" calcext:value-type="float">
            <text:p>0</text:p>
          </table:table-cell>
          <table:table-cell table:formula="of:=VLOOKUP([.$J2];[$lookup.$A$2:$lookup.$D$257];3)" office:value-type="float" office:value="0" calcext:value-type="float">
            <text:p>0</text:p>
          </table:table-cell>
          <table:table-cell table:formula="of:=VLOOKUP([.$J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]-[.G2]" office:value-type="float" office:value="0" calcext:value-type="float">
            <text:p>0</text:p>
          </table:table-cell>
          <table:table-cell table:formula="of:=[.B2]-[.H2]" office:value-type="float" office:value="0" calcext:value-type="float">
            <text:p>0</text:p>
          </table:table-cell>
          <table:table-cell table:formula="of:=[.C2]-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A3:.C3])" office:value-type="float" office:value="9" calcext:value-type="float">
            <text:p>9</text:p>
          </table:table-cell>
          <table:table-cell table:formula="of:=[.D3]-[.D2]" office:value-type="float" office:value="9" calcext:value-type="float">
            <text:p>9</text:p>
          </table:table-cell>
          <table:table-cell table:formula="of:=([.E3]/[.E2])-1" office:value-type="string" office:string-value="" calcext:value-type="error">
            <text:p>#DIV/0!</text:p>
          </table:table-cell>
          <table:table-cell table:formula="of:=VLOOKUP([.$J3];[$lookup.$A$2:$lookup.$D$257];2)" office:value-type="float" office:value="0" calcext:value-type="float">
            <text:p>0</text:p>
          </table:table-cell>
          <table:table-cell table:formula="of:=VLOOKUP([.$J3];[$lookup.$A$2:$lookup.$D$257];3)" office:value-type="float" office:value="0" calcext:value-type="float">
            <text:p>0</text:p>
          </table:table-cell>
          <table:table-cell table:formula="of:=VLOOKUP([.$J3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G3]" office:value-type="float" office:value="0" calcext:value-type="float">
            <text:p>0</text:p>
          </table:table-cell>
          <table:table-cell table:formula="of:=[.B3]-[.H3]" office:value-type="float" office:value="0" calcext:value-type="float">
            <text:p>0</text:p>
          </table:table-cell>
          <table:table-cell table:formula="of:=[.C3]-[.I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A4:.C4])" office:value-type="float" office:value="21" calcext:value-type="float">
            <text:p>21</text:p>
          </table:table-cell>
          <table:table-cell table:formula="of:=[.D4]-[.D3]" office:value-type="float" office:value="12" calcext:value-type="float">
            <text:p>12</text:p>
          </table:table-cell>
          <table:table-cell table:formula="of:=([.E4]/[.E3])-1" office:value-type="percentage" office:value="0.333333333333333" calcext:value-type="percentage">
            <text:p>33.33%</text:p>
          </table:table-cell>
          <table:table-cell table:formula="of:=VLOOKUP([.$J4];[$lookup.$A$2:$lookup.$D$257];2)" office:value-type="float" office:value="0" calcext:value-type="float">
            <text:p>0</text:p>
          </table:table-cell>
          <table:table-cell table:formula="of:=VLOOKUP([.$J4];[$lookup.$A$2:$lookup.$D$257];3)" office:value-type="float" office:value="0" calcext:value-type="float">
            <text:p>0</text:p>
          </table:table-cell>
          <table:table-cell table:formula="of:=VLOOKUP([.$J4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-[.G4]" office:value-type="float" office:value="0" calcext:value-type="float">
            <text:p>0</text:p>
          </table:table-cell>
          <table:table-cell table:formula="of:=[.B4]-[.H4]" office:value-type="float" office:value="0" calcext:value-type="float">
            <text:p>0</text:p>
          </table:table-cell>
          <table:table-cell table:formula="of:=[.C4]-[.I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A5:.C5])" office:value-type="float" office:value="35" calcext:value-type="float">
            <text:p>35</text:p>
          </table:table-cell>
          <table:table-cell table:formula="of:=[.D5]-[.D4]" office:value-type="float" office:value="14" calcext:value-type="float">
            <text:p>14</text:p>
          </table:table-cell>
          <table:table-cell table:formula="of:=([.E5]/[.E4])-1" office:value-type="percentage" office:value="0.166666666666667" calcext:value-type="percentage">
            <text:p>16.67%</text:p>
          </table:table-cell>
          <table:table-cell table:formula="of:=VLOOKUP([.$J5];[$lookup.$A$2:$lookup.$D$257];2)" office:value-type="float" office:value="0" calcext:value-type="float">
            <text:p>0</text:p>
          </table:table-cell>
          <table:table-cell table:formula="of:=VLOOKUP([.$J5];[$lookup.$A$2:$lookup.$D$257];3)" office:value-type="float" office:value="0" calcext:value-type="float">
            <text:p>0</text:p>
          </table:table-cell>
          <table:table-cell table:formula="of:=VLOOKUP([.$J5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-[.G5]" office:value-type="float" office:value="0" calcext:value-type="float">
            <text:p>0</text:p>
          </table:table-cell>
          <table:table-cell table:formula="of:=[.B5]-[.H5]" office:value-type="float" office:value="0" calcext:value-type="float">
            <text:p>0</text:p>
          </table:table-cell>
          <table:table-cell table:formula="of:=[.C5]-[.I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A6:.C6])" office:value-type="float" office:value="51" calcext:value-type="float">
            <text:p>51</text:p>
          </table:table-cell>
          <table:table-cell table:formula="of:=[.D6]-[.D5]" office:value-type="float" office:value="16" calcext:value-type="float">
            <text:p>16</text:p>
          </table:table-cell>
          <table:table-cell table:formula="of:=([.E6]/[.E5])-1" office:value-type="percentage" office:value="0.142857142857143" calcext:value-type="percentage">
            <text:p>14.29%</text:p>
          </table:table-cell>
          <table:table-cell table:formula="of:=VLOOKUP([.$J6];[$lookup.$A$2:$lookup.$D$257];2)" office:value-type="float" office:value="0" calcext:value-type="float">
            <text:p>0</text:p>
          </table:table-cell>
          <table:table-cell table:formula="of:=VLOOKUP([.$J6];[$lookup.$A$2:$lookup.$D$257];3)" office:value-type="float" office:value="0" calcext:value-type="float">
            <text:p>0</text:p>
          </table:table-cell>
          <table:table-cell table:formula="of:=VLOOKUP([.$J6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-[.G6]" office:value-type="float" office:value="2" calcext:value-type="float">
            <text:p>2</text:p>
          </table:table-cell>
          <table:table-cell table:formula="of:=[.B6]-[.H6]" office:value-type="float" office:value="0" calcext:value-type="float">
            <text:p>0</text:p>
          </table:table-cell>
          <table:table-cell table:formula="of:=[.C6]-[.I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SUM([.A7:.C7])" office:value-type="float" office:value="68" calcext:value-type="float">
            <text:p>68</text:p>
          </table:table-cell>
          <table:table-cell table:formula="of:=[.D7]-[.D6]" office:value-type="float" office:value="17" calcext:value-type="float">
            <text:p>17</text:p>
          </table:table-cell>
          <table:table-cell table:formula="of:=([.E7]/[.E6])-1" office:value-type="percentage" office:value="0.0625" calcext:value-type="percentage">
            <text:p>6.25%</text:p>
          </table:table-cell>
          <table:table-cell table:formula="of:=VLOOKUP([.$J7];[$lookup.$A$2:$lookup.$D$257];2)" office:value-type="float" office:value="0" calcext:value-type="float">
            <text:p>0</text:p>
          </table:table-cell>
          <table:table-cell table:formula="of:=VLOOKUP([.$J7];[$lookup.$A$2:$lookup.$D$257];3)" office:value-type="float" office:value="0" calcext:value-type="float">
            <text:p>0</text:p>
          </table:table-cell>
          <table:table-cell table:formula="of:=VLOOKUP([.$J7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-[.G7]" office:value-type="float" office:value="5" calcext:value-type="float">
            <text:p>5</text:p>
          </table:table-cell>
          <table:table-cell table:formula="of:=[.B7]-[.H7]" office:value-type="float" office:value="0" calcext:value-type="float">
            <text:p>0</text:p>
          </table:table-cell>
          <table:table-cell table:formula="of:=[.C7]-[.I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SUM([.A8:.C8])" office:value-type="float" office:value="98" calcext:value-type="float">
            <text:p>98</text:p>
          </table:table-cell>
          <table:table-cell table:formula="of:=[.D8]-[.D7]" office:value-type="float" office:value="30" calcext:value-type="float">
            <text:p>30</text:p>
          </table:table-cell>
          <table:table-cell table:formula="of:=([.E8]/[.E7])-1" office:value-type="percentage" office:value="0.764705882352941" calcext:value-type="percentage">
            <text:p>76.47%</text:p>
          </table:table-cell>
          <table:table-cell table:formula="of:=VLOOKUP([.$J8];[$lookup.$A$2:$lookup.$D$257];2)" office:value-type="float" office:value="0" calcext:value-type="float">
            <text:p>0</text:p>
          </table:table-cell>
          <table:table-cell table:formula="of:=VLOOKUP([.$J8];[$lookup.$A$2:$lookup.$D$257];3)" office:value-type="float" office:value="0" calcext:value-type="float">
            <text:p>0</text:p>
          </table:table-cell>
          <table:table-cell table:formula="of:=VLOOKUP([.$J8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]-[.G8]" office:value-type="float" office:value="10" calcext:value-type="float">
            <text:p>10</text:p>
          </table:table-cell>
          <table:table-cell table:formula="of:=[.B8]-[.H8]" office:value-type="float" office:value="0" calcext:value-type="float">
            <text:p>0</text:p>
          </table:table-cell>
          <table:table-cell table:formula="of:=[.C8]-[.I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SUM([.A9:.C9])" office:value-type="float" office:value="136" calcext:value-type="float">
            <text:p>136</text:p>
          </table:table-cell>
          <table:table-cell table:formula="of:=[.D9]-[.D8]" office:value-type="float" office:value="38" calcext:value-type="float">
            <text:p>38</text:p>
          </table:table-cell>
          <table:table-cell table:formula="of:=([.E9]/[.E8])-1" office:value-type="percentage" office:value="0.266666666666667" calcext:value-type="percentage">
            <text:p>26.67%</text:p>
          </table:table-cell>
          <table:table-cell table:formula="of:=VLOOKUP([.$J9];[$lookup.$A$2:$lookup.$D$257];2)" office:value-type="float" office:value="0" calcext:value-type="float">
            <text:p>0</text:p>
          </table:table-cell>
          <table:table-cell table:formula="of:=VLOOKUP([.$J9];[$lookup.$A$2:$lookup.$D$257];3)" office:value-type="float" office:value="0" calcext:value-type="float">
            <text:p>0</text:p>
          </table:table-cell>
          <table:table-cell table:formula="of:=VLOOKUP([.$J9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]-[.G9]" office:value-type="float" office:value="20" calcext:value-type="float">
            <text:p>20</text:p>
          </table:table-cell>
          <table:table-cell table:formula="of:=[.B9]-[.H9]" office:value-type="float" office:value="0" calcext:value-type="float">
            <text:p>0</text:p>
          </table:table-cell>
          <table:table-cell table:formula="of:=[.C9]-[.I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SUM([.A10:.C10])" office:value-type="float" office:value="174" calcext:value-type="float">
            <text:p>174</text:p>
          </table:table-cell>
          <table:table-cell table:formula="of:=[.D10]-[.D9]" office:value-type="float" office:value="38" calcext:value-type="float">
            <text:p>38</text:p>
          </table:table-cell>
          <table:table-cell table:formula="of:=([.E10]/[.E9])-1" office:value-type="percentage" office:value="0" calcext:value-type="percentage">
            <text:p>0.00%</text:p>
          </table:table-cell>
          <table:table-cell table:formula="of:=VLOOKUP([.$J10];[$lookup.$A$2:$lookup.$D$257];2)" office:value-type="float" office:value="0" calcext:value-type="float">
            <text:p>0</text:p>
          </table:table-cell>
          <table:table-cell table:formula="of:=VLOOKUP([.$J10];[$lookup.$A$2:$lookup.$D$257];3)" office:value-type="float" office:value="0" calcext:value-type="float">
            <text:p>0</text:p>
          </table:table-cell>
          <table:table-cell table:formula="of:=VLOOKUP([.$J10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-[.G10]" office:value-type="float" office:value="37" calcext:value-type="float">
            <text:p>37</text:p>
          </table:table-cell>
          <table:table-cell table:formula="of:=[.B10]-[.H10]" office:value-type="float" office:value="0" calcext:value-type="float">
            <text:p>0</text:p>
          </table:table-cell>
          <table:table-cell table:formula="of:=[.C10]-[.I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SUM([.A11:.C11])" office:value-type="float" office:value="217" calcext:value-type="float">
            <text:p>217</text:p>
          </table:table-cell>
          <table:table-cell table:formula="of:=[.D11]-[.D10]" office:value-type="float" office:value="43" calcext:value-type="float">
            <text:p>43</text:p>
          </table:table-cell>
          <table:table-cell table:formula="of:=([.E11]/[.E10])-1" office:value-type="percentage" office:value="0.131578947368421" calcext:value-type="percentage">
            <text:p>13.16%</text:p>
          </table:table-cell>
          <table:table-cell table:formula="of:=VLOOKUP([.$J11];[$lookup.$A$2:$lookup.$D$257];2)" office:value-type="float" office:value="0" calcext:value-type="float">
            <text:p>0</text:p>
          </table:table-cell>
          <table:table-cell table:formula="of:=VLOOKUP([.$J11];[$lookup.$A$2:$lookup.$D$257];3)" office:value-type="float" office:value="0" calcext:value-type="float">
            <text:p>0</text:p>
          </table:table-cell>
          <table:table-cell table:formula="of:=VLOOKUP([.$J11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]-[.G11]" office:value-type="float" office:value="61" calcext:value-type="float">
            <text:p>61</text:p>
          </table:table-cell>
          <table:table-cell table:formula="of:=[.B11]-[.H11]" office:value-type="float" office:value="0" calcext:value-type="float">
            <text:p>0</text:p>
          </table:table-cell>
          <table:table-cell table:formula="of:=[.C11]-[.I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SUM([.A12:.C12])" office:value-type="float" office:value="259" calcext:value-type="float">
            <text:p>259</text:p>
          </table:table-cell>
          <table:table-cell table:formula="of:=[.D12]-[.D11]" office:value-type="float" office:value="42" calcext:value-type="float">
            <text:p>42</text:p>
          </table:table-cell>
          <table:table-cell table:formula="of:=([.E12]/[.E11])-1" office:value-type="percentage" office:value="-0.0232558139534884" calcext:value-type="percentage">
            <text:p>-2.33%</text:p>
          </table:table-cell>
          <table:table-cell table:formula="of:=VLOOKUP([.$J12];[$lookup.$A$2:$lookup.$D$257];2)" office:value-type="float" office:value="0" calcext:value-type="float">
            <text:p>0</text:p>
          </table:table-cell>
          <table:table-cell table:formula="of:=VLOOKUP([.$J12];[$lookup.$A$2:$lookup.$D$257];3)" office:value-type="float" office:value="0" calcext:value-type="float">
            <text:p>0</text:p>
          </table:table-cell>
          <table:table-cell table:formula="of:=VLOOKUP([.$J1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]-[.G12]" office:value-type="float" office:value="89" calcext:value-type="float">
            <text:p>89</text:p>
          </table:table-cell>
          <table:table-cell table:formula="of:=[.B12]-[.H12]" office:value-type="float" office:value="0" calcext:value-type="float">
            <text:p>0</text:p>
          </table:table-cell>
          <table:table-cell table:formula="of:=[.C12]-[.I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SUM([.A13:.C13])" office:value-type="float" office:value="302" calcext:value-type="float">
            <text:p>302</text:p>
          </table:table-cell>
          <table:table-cell table:formula="of:=[.D13]-[.D12]" office:value-type="float" office:value="43" calcext:value-type="float">
            <text:p>43</text:p>
          </table:table-cell>
          <table:table-cell table:formula="of:=([.E13]/[.E12])-1" office:value-type="percentage" office:value="0.0238095238095237" calcext:value-type="percentage">
            <text:p>2.38%</text:p>
          </table:table-cell>
          <table:table-cell table:formula="of:=VLOOKUP([.$J13];[$lookup.$A$2:$lookup.$D$257];2)" office:value-type="float" office:value="2" calcext:value-type="float">
            <text:p>2</text:p>
          </table:table-cell>
          <table:table-cell table:formula="of:=VLOOKUP([.$J13];[$lookup.$A$2:$lookup.$D$257];3)" office:value-type="float" office:value="2" calcext:value-type="float">
            <text:p>2</text:p>
          </table:table-cell>
          <table:table-cell table:formula="of:=VLOOKUP([.$J13];[$lookup.$A$2:$lookup.$D$257];4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]-[.G13]" office:value-type="float" office:value="117" calcext:value-type="float">
            <text:p>117</text:p>
          </table:table-cell>
          <table:table-cell table:formula="of:=[.B13]-[.H13]" office:value-type="float" office:value="0" calcext:value-type="float">
            <text:p>0</text:p>
          </table:table-cell>
          <table:table-cell table:formula="of:=[.C13]-[.I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SUM([.A14:.C14])" office:value-type="float" office:value="342" calcext:value-type="float">
            <text:p>342</text:p>
          </table:table-cell>
          <table:table-cell table:formula="of:=[.D14]-[.D13]" office:value-type="float" office:value="40" calcext:value-type="float">
            <text:p>40</text:p>
          </table:table-cell>
          <table:table-cell table:formula="of:=([.E14]/[.E13])-1" office:value-type="percentage" office:value="-0.0697674418604651" calcext:value-type="percentage">
            <text:p>-6.98%</text:p>
          </table:table-cell>
          <table:table-cell table:formula="of:=VLOOKUP([.$J14];[$lookup.$A$2:$lookup.$D$257];2)" office:value-type="float" office:value="5" calcext:value-type="float">
            <text:p>5</text:p>
          </table:table-cell>
          <table:table-cell table:formula="of:=VLOOKUP([.$J14];[$lookup.$A$2:$lookup.$D$257];3)" office:value-type="float" office:value="5" calcext:value-type="float">
            <text:p>5</text:p>
          </table:table-cell>
          <table:table-cell table:formula="of:=VLOOKUP([.$J14];[$lookup.$A$2:$lookup.$D$257];4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4]-[.G14]" office:value-type="float" office:value="146" calcext:value-type="float">
            <text:p>146</text:p>
          </table:table-cell>
          <table:table-cell table:formula="of:=[.B14]-[.H14]" office:value-type="float" office:value="0" calcext:value-type="float">
            <text:p>0</text:p>
          </table:table-cell>
          <table:table-cell table:formula="of:=[.C14]-[.I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SUM([.A15:.C15])" office:value-type="float" office:value="355" calcext:value-type="float">
            <text:p>355</text:p>
          </table:table-cell>
          <table:table-cell table:formula="of:=[.D15]-[.D14]" office:value-type="float" office:value="13" calcext:value-type="float">
            <text:p>13</text:p>
          </table:table-cell>
          <table:table-cell table:formula="of:=([.E15]/[.E14])-1" office:value-type="percentage" office:value="-0.675" calcext:value-type="percentage">
            <text:p>-67.50%</text:p>
          </table:table-cell>
          <table:table-cell table:formula="of:=VLOOKUP([.$J15];[$lookup.$A$2:$lookup.$D$257];2)" office:value-type="float" office:value="8" calcext:value-type="float">
            <text:p>8</text:p>
          </table:table-cell>
          <table:table-cell table:formula="of:=VLOOKUP([.$J15];[$lookup.$A$2:$lookup.$D$257];3)" office:value-type="float" office:value="8" calcext:value-type="float">
            <text:p>8</text:p>
          </table:table-cell>
          <table:table-cell table:formula="of:=VLOOKUP([.$J15];[$lookup.$A$2:$lookup.$D$257];4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-[.G15]" office:value-type="float" office:value="150" calcext:value-type="float">
            <text:p>150</text:p>
          </table:table-cell>
          <table:table-cell table:formula="of:=[.B15]-[.H15]" office:value-type="float" office:value="0" calcext:value-type="float">
            <text:p>0</text:p>
          </table:table-cell>
          <table:table-cell table:formula="of:=[.C15]-[.I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SUM([.A16:.C16])" office:value-type="float" office:value="340" calcext:value-type="float">
            <text:p>340</text:p>
          </table:table-cell>
          <table:table-cell table:formula="of:=[.D16]-[.D15]" office:value-type="float" office:value="-15" calcext:value-type="float">
            <text:p>-15</text:p>
          </table:table-cell>
          <table:table-cell table:formula="of:=([.E16]/[.E15])-1" office:value-type="percentage" office:value="-2.15384615384615" calcext:value-type="percentage">
            <text:p>-215.38%</text:p>
          </table:table-cell>
          <table:table-cell table:formula="of:=VLOOKUP([.$J16];[$lookup.$A$2:$lookup.$D$257];2)" office:value-type="float" office:value="16" calcext:value-type="float">
            <text:p>16</text:p>
          </table:table-cell>
          <table:table-cell table:formula="of:=VLOOKUP([.$J16];[$lookup.$A$2:$lookup.$D$257];3)" office:value-type="float" office:value="15" calcext:value-type="float">
            <text:p>15</text:p>
          </table:table-cell>
          <table:table-cell table:formula="of:=VLOOKUP([.$J16];[$lookup.$A$2:$lookup.$D$257];4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-[.G16]" office:value-type="float" office:value="147" calcext:value-type="float">
            <text:p>147</text:p>
          </table:table-cell>
          <table:table-cell table:formula="of:=[.B16]-[.H16]" office:value-type="float" office:value="1" calcext:value-type="float">
            <text:p>1</text:p>
          </table:table-cell>
          <table:table-cell table:formula="of:=[.C16]-[.I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SUM([.A17:.C17])" office:value-type="float" office:value="343" calcext:value-type="float">
            <text:p>343</text:p>
          </table:table-cell>
          <table:table-cell table:formula="of:=[.D17]-[.D16]" office:value-type="float" office:value="3" calcext:value-type="float">
            <text:p>3</text:p>
          </table:table-cell>
          <table:table-cell table:formula="of:=([.E17]/[.E16])-1" office:value-type="percentage" office:value="-1.2" calcext:value-type="percentage">
            <text:p>-120.00%</text:p>
          </table:table-cell>
          <table:table-cell table:formula="of:=VLOOKUP([.$J17];[$lookup.$A$2:$lookup.$D$257];2)" office:value-type="float" office:value="29" calcext:value-type="float">
            <text:p>29</text:p>
          </table:table-cell>
          <table:table-cell table:formula="of:=VLOOKUP([.$J17];[$lookup.$A$2:$lookup.$D$257];3)" office:value-type="float" office:value="26" calcext:value-type="float">
            <text:p>26</text:p>
          </table:table-cell>
          <table:table-cell table:formula="of:=VLOOKUP([.$J17];[$lookup.$A$2:$lookup.$D$257];4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7]-[.G17]" office:value-type="float" office:value="175" calcext:value-type="float">
            <text:p>175</text:p>
          </table:table-cell>
          <table:table-cell table:formula="of:=[.B17]-[.H17]" office:value-type="float" office:value="0" calcext:value-type="float">
            <text:p>0</text:p>
          </table:table-cell>
          <table:table-cell table:formula="of:=[.C17]-[.I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SUM([.A18:.C18])" office:value-type="float" office:value="340" calcext:value-type="float">
            <text:p>340</text:p>
          </table:table-cell>
          <table:table-cell table:formula="of:=[.D18]-[.D17]" office:value-type="float" office:value="-3" calcext:value-type="float">
            <text:p>-3</text:p>
          </table:table-cell>
          <table:table-cell table:formula="of:=([.E18]/[.E17])-1" office:value-type="percentage" office:value="-2" calcext:value-type="percentage">
            <text:p>-200.00%</text:p>
          </table:table-cell>
          <table:table-cell table:formula="of:=VLOOKUP([.$J18];[$lookup.$A$2:$lookup.$D$257];2)" office:value-type="float" office:value="41" calcext:value-type="float">
            <text:p>41</text:p>
          </table:table-cell>
          <table:table-cell table:formula="of:=VLOOKUP([.$J18];[$lookup.$A$2:$lookup.$D$257];3)" office:value-type="float" office:value="36" calcext:value-type="float">
            <text:p>36</text:p>
          </table:table-cell>
          <table:table-cell table:formula="of:=VLOOKUP([.$J18];[$lookup.$A$2:$lookup.$D$257];4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8]-[.G18]" office:value-type="float" office:value="202" calcext:value-type="float">
            <text:p>202</text:p>
          </table:table-cell>
          <table:table-cell table:formula="of:=[.B18]-[.H18]" office:value-type="float" office:value="1" calcext:value-type="float">
            <text:p>1</text:p>
          </table:table-cell>
          <table:table-cell table:formula="of:=[.C18]-[.I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A19:.C19])" office:value-type="float" office:value="350" calcext:value-type="float">
            <text:p>350</text:p>
          </table:table-cell>
          <table:table-cell table:formula="of:=[.D19]-[.D18]" office:value-type="float" office:value="10" calcext:value-type="float">
            <text:p>10</text:p>
          </table:table-cell>
          <table:table-cell table:formula="of:=([.E19]/[.E18])-1" office:value-type="percentage" office:value="-4.33333333333333" calcext:value-type="percentage">
            <text:p>-433.33%</text:p>
          </table:table-cell>
          <table:table-cell table:formula="of:=VLOOKUP([.$J19];[$lookup.$A$2:$lookup.$D$257];2)" office:value-type="float" office:value="19" calcext:value-type="float">
            <text:p>19</text:p>
          </table:table-cell>
          <table:table-cell table:formula="of:=VLOOKUP([.$J19];[$lookup.$A$2:$lookup.$D$257];3)" office:value-type="float" office:value="18" calcext:value-type="float">
            <text:p>18</text:p>
          </table:table-cell>
          <table:table-cell table:formula="of:=VLOOKUP([.$J19];[$lookup.$A$2:$lookup.$D$257];4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]-[.G19]" office:value-type="float" office:value="236" calcext:value-type="float">
            <text:p>236</text:p>
          </table:table-cell>
          <table:table-cell table:formula="of:=[.B19]-[.H19]" office:value-type="float" office:value="68" calcext:value-type="float">
            <text:p>68</text:p>
          </table:table-cell>
          <table:table-cell table:formula="of:=[.C19]-[.I19]" office:value-type="float" office:value="1" calcext:value-type="float">
            <text:p>1</text:p>
          </table:table-cell>
          <table:table-cell table:formula="of:=[.J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A20:.C20])" office:value-type="float" office:value="376" calcext:value-type="float">
            <text:p>376</text:p>
          </table:table-cell>
          <table:table-cell table:formula="of:=[.D20]-[.D19]" office:value-type="float" office:value="26" calcext:value-type="float">
            <text:p>26</text:p>
          </table:table-cell>
          <table:table-cell table:formula="of:=([.E20]/[.E19])-1" office:value-type="percentage" office:value="1.6" calcext:value-type="percentage">
            <text:p>160.00%</text:p>
          </table:table-cell>
          <table:table-cell table:formula="of:=VLOOKUP([.$J20];[$lookup.$A$2:$lookup.$D$257];2)" office:value-type="float" office:value="0" calcext:value-type="float">
            <text:p>0</text:p>
          </table:table-cell>
          <table:table-cell table:formula="of:=VLOOKUP([.$J20];[$lookup.$A$2:$lookup.$D$257];3)" office:value-type="float" office:value="1" calcext:value-type="float">
            <text:p>1</text:p>
          </table:table-cell>
          <table:table-cell table:formula="of:=VLOOKUP([.$J20];[$lookup.$A$2:$lookup.$D$257];4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-[.G20]" office:value-type="float" office:value="255" calcext:value-type="float">
            <text:p>255</text:p>
          </table:table-cell>
          <table:table-cell table:formula="of:=[.B20]-[.H20]" office:value-type="float" office:value="120" calcext:value-type="float">
            <text:p>120</text:p>
          </table:table-cell>
          <table:table-cell table:formula="of:=[.C20]-[.I20]" office:value-type="float" office:value="0" calcext:value-type="float">
            <text:p>0</text:p>
          </table:table-cell>
          <table:table-cell table:formula="of:=[.J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SUM([.A21:.C21])" office:value-type="float" office:value="410" calcext:value-type="float">
            <text:p>410</text:p>
          </table:table-cell>
          <table:table-cell table:formula="of:=[.D21]-[.D20]" office:value-type="float" office:value="34" calcext:value-type="float">
            <text:p>34</text:p>
          </table:table-cell>
          <table:table-cell table:formula="of:=([.E21]/[.E20])-1" office:value-type="percentage" office:value="0.307692307692308" calcext:value-type="percentage">
            <text:p>30.77%</text:p>
          </table:table-cell>
          <table:table-cell table:formula="of:=VLOOKUP([.$J21];[$lookup.$A$2:$lookup.$D$257];2)" office:value-type="float" office:value="4" calcext:value-type="float">
            <text:p>4</text:p>
          </table:table-cell>
          <table:table-cell table:formula="of:=VLOOKUP([.$J21];[$lookup.$A$2:$lookup.$D$257];3)" office:value-type="float" office:value="4" calcext:value-type="float">
            <text:p>4</text:p>
          </table:table-cell>
          <table:table-cell table:formula="of:=VLOOKUP([.$J21];[$lookup.$A$2:$lookup.$D$257];4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1]-[.G21]" office:value-type="float" office:value="251" calcext:value-type="float">
            <text:p>251</text:p>
          </table:table-cell>
          <table:table-cell table:formula="of:=[.B21]-[.H21]" office:value-type="float" office:value="149" calcext:value-type="float">
            <text:p>149</text:p>
          </table:table-cell>
          <table:table-cell table:formula="of:=[.C21]-[.I21]" office:value-type="float" office:value="0" calcext:value-type="float">
            <text:p>0</text:p>
          </table:table-cell>
          <table:table-cell table:formula="of:=[.J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A22:.C22])" office:value-type="float" office:value="460" calcext:value-type="float">
            <text:p>460</text:p>
          </table:table-cell>
          <table:table-cell table:formula="of:=[.D22]-[.D21]" office:value-type="float" office:value="50" calcext:value-type="float">
            <text:p>50</text:p>
          </table:table-cell>
          <table:table-cell table:formula="of:=([.E22]/[.E21])-1" office:value-type="percentage" office:value="0.470588235294118" calcext:value-type="percentage">
            <text:p>47.06%</text:p>
          </table:table-cell>
          <table:table-cell table:formula="of:=VLOOKUP([.$J22];[$lookup.$A$2:$lookup.$D$257];2)" office:value-type="float" office:value="53" calcext:value-type="float">
            <text:p>53</text:p>
          </table:table-cell>
          <table:table-cell table:formula="of:=VLOOKUP([.$J22];[$lookup.$A$2:$lookup.$D$257];3)" office:value-type="float" office:value="47" calcext:value-type="float">
            <text:p>47</text:p>
          </table:table-cell>
          <table:table-cell table:formula="of:=VLOOKUP([.$J22];[$lookup.$A$2:$lookup.$D$257];4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2]-[.G22]" office:value-type="float" office:value="202" calcext:value-type="float">
            <text:p>202</text:p>
          </table:table-cell>
          <table:table-cell table:formula="of:=[.B22]-[.H22]" office:value-type="float" office:value="133" calcext:value-type="float">
            <text:p>133</text:p>
          </table:table-cell>
          <table:table-cell table:formula="of:=[.C22]-[.I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SUM([.A23:.C23])" office:value-type="float" office:value="530" calcext:value-type="float">
            <text:p>530</text:p>
          </table:table-cell>
          <table:table-cell table:formula="of:=[.D23]-[.D22]" office:value-type="float" office:value="70" calcext:value-type="float">
            <text:p>70</text:p>
          </table:table-cell>
          <table:table-cell table:formula="of:=([.E23]/[.E22])-1" office:value-type="percentage" office:value="0.4" calcext:value-type="percentage">
            <text:p>40.00%</text:p>
          </table:table-cell>
          <table:table-cell table:formula="of:=VLOOKUP([.$J23];[$lookup.$A$2:$lookup.$D$257];2)" office:value-type="float" office:value="109" calcext:value-type="float">
            <text:p>109</text:p>
          </table:table-cell>
          <table:table-cell table:formula="of:=VLOOKUP([.$J23];[$lookup.$A$2:$lookup.$D$257];3)" office:value-type="float" office:value="94" calcext:value-type="float">
            <text:p>94</text:p>
          </table:table-cell>
          <table:table-cell table:formula="of:=VLOOKUP([.$J23];[$lookup.$A$2:$lookup.$D$257];4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3]-[.G23]" office:value-type="float" office:value="146" calcext:value-type="float">
            <text:p>146</text:p>
          </table:table-cell>
          <table:table-cell table:formula="of:=[.B23]-[.H23]" office:value-type="float" office:value="127" calcext:value-type="float">
            <text:p>127</text:p>
          </table:table-cell>
          <table:table-cell table:formula="of:=[.C23]-[.I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SUM([.A24:.C24])" office:value-type="float" office:value="586" calcext:value-type="float">
            <text:p>586</text:p>
          </table:table-cell>
          <table:table-cell table:formula="of:=[.D24]-[.D23]" office:value-type="float" office:value="56" calcext:value-type="float">
            <text:p>56</text:p>
          </table:table-cell>
          <table:table-cell table:formula="of:=([.E24]/[.E23])-1" office:value-type="percentage" office:value="-0.2" calcext:value-type="percentage">
            <text:p>-20.00%</text:p>
          </table:table-cell>
          <table:table-cell table:formula="of:=VLOOKUP([.$J24];[$lookup.$A$2:$lookup.$D$257];2)" office:value-type="float" office:value="176" calcext:value-type="float">
            <text:p>176</text:p>
          </table:table-cell>
          <table:table-cell table:formula="of:=VLOOKUP([.$J24];[$lookup.$A$2:$lookup.$D$257];3)" office:value-type="float" office:value="149" calcext:value-type="float">
            <text:p>149</text:p>
          </table:table-cell>
          <table:table-cell table:formula="of:=VLOOKUP([.$J24];[$lookup.$A$2:$lookup.$D$257];4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24]-[.G24]" office:value-type="float" office:value="79" calcext:value-type="float">
            <text:p>79</text:p>
          </table:table-cell>
          <table:table-cell table:formula="of:=[.B24]-[.H24]" office:value-type="float" office:value="92" calcext:value-type="float">
            <text:p>92</text:p>
          </table:table-cell>
          <table:table-cell table:formula="of:=[.C24]-[.I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SUM([.A25:.C25])" office:value-type="float" office:value="628" calcext:value-type="float">
            <text:p>628</text:p>
          </table:table-cell>
          <table:table-cell table:formula="of:=[.D25]-[.D24]" office:value-type="float" office:value="42" calcext:value-type="float">
            <text:p>42</text:p>
          </table:table-cell>
          <table:table-cell table:formula="of:=([.E25]/[.E24])-1" office:value-type="percentage" office:value="-0.25" calcext:value-type="percentage">
            <text:p>-25.00%</text:p>
          </table:table-cell>
          <table:table-cell table:formula="of:=VLOOKUP([.$J25];[$lookup.$A$2:$lookup.$D$257];2)" office:value-type="float" office:value="230" calcext:value-type="float">
            <text:p>230</text:p>
          </table:table-cell>
          <table:table-cell table:formula="of:=VLOOKUP([.$J25];[$lookup.$A$2:$lookup.$D$257];3)" office:value-type="float" office:value="193" calcext:value-type="float">
            <text:p>193</text:p>
          </table:table-cell>
          <table:table-cell table:formula="of:=VLOOKUP([.$J25];[$lookup.$A$2:$lookup.$D$257];4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25]-[.G25]" office:value-type="float" office:value="25" calcext:value-type="float">
            <text:p>25</text:p>
          </table:table-cell>
          <table:table-cell table:formula="of:=[.B25]-[.H25]" office:value-type="float" office:value="59" calcext:value-type="float">
            <text:p>59</text:p>
          </table:table-cell>
          <table:table-cell table:formula="of:=[.C25]-[.I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SUM([.A26:.C26])" office:value-type="float" office:value="665" calcext:value-type="float">
            <text:p>665</text:p>
          </table:table-cell>
          <table:table-cell table:formula="of:=[.D26]-[.D25]" office:value-type="float" office:value="37" calcext:value-type="float">
            <text:p>37</text:p>
          </table:table-cell>
          <table:table-cell table:formula="of:=([.E26]/[.E25])-1" office:value-type="percentage" office:value="-0.119047619047619" calcext:value-type="percentage">
            <text:p>-11.90%</text:p>
          </table:table-cell>
          <table:table-cell table:formula="of:=VLOOKUP([.$J26];[$lookup.$A$2:$lookup.$D$257];2)" office:value-type="float" office:value="254" calcext:value-type="float">
            <text:p>254</text:p>
          </table:table-cell>
          <table:table-cell table:formula="of:=VLOOKUP([.$J26];[$lookup.$A$2:$lookup.$D$257];3)" office:value-type="float" office:value="212" calcext:value-type="float">
            <text:p>212</text:p>
          </table:table-cell>
          <table:table-cell table:formula="of:=VLOOKUP([.$J26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6]-[.G26]" office:value-type="float" office:value="1" calcext:value-type="float">
            <text:p>1</text:p>
          </table:table-cell>
          <table:table-cell table:formula="of:=[.B26]-[.H26]" office:value-type="float" office:value="42" calcext:value-type="float">
            <text:p>42</text:p>
          </table:table-cell>
          <table:table-cell table:formula="of:=[.C26]-[.I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SUM([.A27:.C27])" office:value-type="float" office:value="702" calcext:value-type="float">
            <text:p>702</text:p>
          </table:table-cell>
          <table:table-cell table:formula="of:=[.D27]-[.D26]" office:value-type="float" office:value="37" calcext:value-type="float">
            <text:p>37</text:p>
          </table:table-cell>
          <table:table-cell table:formula="of:=([.E27]/[.E26])-1" office:value-type="percentage" office:value="0" calcext:value-type="percentage">
            <text:p>0.00%</text:p>
          </table:table-cell>
          <table:table-cell table:formula="of:=VLOOKUP([.$J27];[$lookup.$A$2:$lookup.$D$257];2)" office:value-type="float" office:value="254" calcext:value-type="float">
            <text:p>254</text:p>
          </table:table-cell>
          <table:table-cell table:formula="of:=VLOOKUP([.$J27];[$lookup.$A$2:$lookup.$D$257];3)" office:value-type="float" office:value="212" calcext:value-type="float">
            <text:p>212</text:p>
          </table:table-cell>
          <table:table-cell table:formula="of:=VLOOKUP([.$J27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7]-[.G27]" office:value-type="float" office:value="1" calcext:value-type="float">
            <text:p>1</text:p>
          </table:table-cell>
          <table:table-cell table:formula="of:=[.B27]-[.H27]" office:value-type="float" office:value="43" calcext:value-type="float">
            <text:p>43</text:p>
          </table:table-cell>
          <table:table-cell table:formula="of:=[.C27]-[.I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</table:table-row>
        <table:table-row table:style-name="ro1"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1" calcext:value-type="float">
            <text:p>1</text:p>
          </table:table-cell>
          <table:table-cell table:formula="of:=[.C27]/255" office:value-type="float" office:value="0.752941176470588" calcext:value-type="float">
            <text:p>0.752941176470588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9]" office:value-type="float" office:value="268" calcext:value-type="float">
            <text:p>268</text:p>
          </table:table-cell>
          <table:table-cell table:formula="of:=ROUND([.B29]*[.$C$28];0)" office:value-type="float" office:value="202" calcext:value-type="float">
            <text:p>202</text:p>
          </table:table-cell>
          <table:table-cell table:formula="of:=SUM([.A29:.C29])" office:value-type="float" office:value="738" calcext:value-type="float">
            <text:p>738</text:p>
          </table:table-cell>
          <table:table-cell table:formula="of:=[.D29]-[.D27]" office:value-type="float" office:value="36" calcext:value-type="float">
            <text:p>36</text:p>
          </table:table-cell>
          <table:table-cell/>
          <table:table-cell table:formula="of:=VLOOKUP([.$J29];[$lookup.$A$2:$lookup.$D$257];2)" office:value-type="float" office:value="267" calcext:value-type="float">
            <text:p>267</text:p>
          </table:table-cell>
          <table:table-cell table:formula="of:=VLOOKUP([.$J29];[$lookup.$A$2:$lookup.$D$257];3)" office:value-type="float" office:value="223" calcext:value-type="float">
            <text:p>223</text:p>
          </table:table-cell>
          <table:table-cell table:formula="of:=VLOOKUP([.$J29];[$lookup.$A$2:$lookup.$D$257];4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9]-[.G29]" office:value-type="float" office:value="1" calcext:value-type="float">
            <text:p>1</text:p>
          </table:table-cell>
          <table:table-cell table:formula="of:=[.B29]-[.H29]" office:value-type="float" office:value="45" calcext:value-type="float">
            <text:p>45</text:p>
          </table:table-cell>
          <table:table-cell table:formula="of:=[.C29]-[.I29]" office:value-type="float" office:value="61" calcext:value-type="float">
            <text:p>61</text:p>
          </table:table-cell>
          <table:table-cell table:formula="of:=[.J29]" office:value-type="float" office:value="128" calcext:value-type="float">
            <text:p>128</text:p>
          </table:table-cell>
        </table:table-row>
        <table:table-row table:style-name="ro1">
          <table:table-cell table:formula="of:=[.A29]+13" office:value-type="float" office:value="281" calcext:value-type="float">
            <text:p>281</text:p>
          </table:table-cell>
          <table:table-cell table:formula="of:=[.A30]" office:value-type="float" office:value="281" calcext:value-type="float">
            <text:p>281</text:p>
          </table:table-cell>
          <table:table-cell table:formula="of:=ROUND([.B30]*[.$C$28];0)" office:value-type="float" office:value="212" calcext:value-type="float">
            <text:p>212</text:p>
          </table:table-cell>
          <table:table-cell table:formula="of:=SUM([.A30:.C30])" office:value-type="float" office:value="774" calcext:value-type="float">
            <text:p>774</text:p>
          </table:table-cell>
          <table:table-cell table:formula="of:=[.D30]-[.D29]" office:value-type="float" office:value="36" calcext:value-type="float">
            <text:p>36</text:p>
          </table:table-cell>
          <table:table-cell/>
          <table:table-cell table:formula="of:=VLOOKUP([.$J30];[$lookup.$A$2:$lookup.$D$257];2)" office:value-type="float" office:value="281" calcext:value-type="float">
            <text:p>281</text:p>
          </table:table-cell>
          <table:table-cell table:formula="of:=VLOOKUP([.$J30];[$lookup.$A$2:$lookup.$D$257];3)" office:value-type="float" office:value="233" calcext:value-type="float">
            <text:p>233</text:p>
          </table:table-cell>
          <table:table-cell table:formula="of:=VLOOKUP([.$J30];[$lookup.$A$2:$lookup.$D$257];4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30]-[.G30]" office:value-type="float" office:value="0" calcext:value-type="float">
            <text:p>0</text:p>
          </table:table-cell>
          <table:table-cell table:formula="of:=[.B30]-[.H30]" office:value-type="float" office:value="48" calcext:value-type="float">
            <text:p>48</text:p>
          </table:table-cell>
          <table:table-cell table:formula="of:=[.C30]-[.I30]" office:value-type="float" office:value="63" calcext:value-type="float">
            <text:p>63</text:p>
          </table:table-cell>
          <table:table-cell table:formula="of:=[.J30]" office:value-type="float" office:value="133" calcext:value-type="float">
            <text:p>133</text:p>
          </table:table-cell>
        </table:table-row>
        <table:table-row table:style-name="ro1">
          <table:table-cell table:formula="of:=[.A30]+13" office:value-type="float" office:value="294" calcext:value-type="float">
            <text:p>294</text:p>
          </table:table-cell>
          <table:table-cell table:formula="of:=[.A31]" office:value-type="float" office:value="294" calcext:value-type="float">
            <text:p>294</text:p>
          </table:table-cell>
          <table:table-cell table:formula="of:=ROUND([.B31]*[.$C$28];0)" office:value-type="float" office:value="221" calcext:value-type="float">
            <text:p>221</text:p>
          </table:table-cell>
          <table:table-cell table:formula="of:=SUM([.A31:.C31])" office:value-type="float" office:value="809" calcext:value-type="float">
            <text:p>809</text:p>
          </table:table-cell>
          <table:table-cell table:formula="of:=[.D31]-[.D30]" office:value-type="float" office:value="35" calcext:value-type="float">
            <text:p>35</text:p>
          </table:table-cell>
          <table:table-cell/>
          <table:table-cell table:formula="of:=VLOOKUP([.$J31];[$lookup.$A$2:$lookup.$D$257];2)" office:value-type="float" office:value="292" calcext:value-type="float">
            <text:p>292</text:p>
          </table:table-cell>
          <table:table-cell table:formula="of:=VLOOKUP([.$J31];[$lookup.$A$2:$lookup.$D$257];3)" office:value-type="float" office:value="242" calcext:value-type="float">
            <text:p>242</text:p>
          </table:table-cell>
          <table:table-cell table:formula="of:=VLOOKUP([.$J31];[$lookup.$A$2:$lookup.$D$257];4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31]-[.G31]" office:value-type="float" office:value="2" calcext:value-type="float">
            <text:p>2</text:p>
          </table:table-cell>
          <table:table-cell table:formula="of:=[.B31]-[.H31]" office:value-type="float" office:value="52" calcext:value-type="float">
            <text:p>52</text:p>
          </table:table-cell>
          <table:table-cell table:formula="of:=[.C31]-[.I31]" office:value-type="float" office:value="66" calcext:value-type="float">
            <text:p>66</text:p>
          </table:table-cell>
          <table:table-cell table:formula="of:=[.J31]" office:value-type="float" office:value="137" calcext:value-type="float">
            <text:p>137</text:p>
          </table:table-cell>
        </table:table-row>
        <table:table-row table:style-name="ro1">
          <table:table-cell table:formula="of:=[.A31]+13" office:value-type="float" office:value="307" calcext:value-type="float">
            <text:p>307</text:p>
          </table:table-cell>
          <table:table-cell table:formula="of:=[.A32]" office:value-type="float" office:value="307" calcext:value-type="float">
            <text:p>307</text:p>
          </table:table-cell>
          <table:table-cell table:formula="of:=ROUND([.B32]*[.$C$28];0)" office:value-type="float" office:value="231" calcext:value-type="float">
            <text:p>231</text:p>
          </table:table-cell>
          <table:table-cell table:formula="of:=SUM([.A32:.C32])" office:value-type="float" office:value="845" calcext:value-type="float">
            <text:p>845</text:p>
          </table:table-cell>
          <table:table-cell table:formula="of:=[.D32]-[.D31]" office:value-type="float" office:value="36" calcext:value-type="float">
            <text:p>36</text:p>
          </table:table-cell>
          <table:table-cell/>
          <table:table-cell table:formula="of:=VLOOKUP([.$J32];[$lookup.$A$2:$lookup.$D$257];2)" office:value-type="float" office:value="306" calcext:value-type="float">
            <text:p>306</text:p>
          </table:table-cell>
          <table:table-cell table:formula="of:=VLOOKUP([.$J32];[$lookup.$A$2:$lookup.$D$257];3)" office:value-type="float" office:value="253" calcext:value-type="float">
            <text:p>253</text:p>
          </table:table-cell>
          <table:table-cell table:formula="of:=VLOOKUP([.$J32];[$lookup.$A$2:$lookup.$D$257];4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32]-[.G32]" office:value-type="float" office:value="1" calcext:value-type="float">
            <text:p>1</text:p>
          </table:table-cell>
          <table:table-cell table:formula="of:=[.B32]-[.H32]" office:value-type="float" office:value="54" calcext:value-type="float">
            <text:p>54</text:p>
          </table:table-cell>
          <table:table-cell table:formula="of:=[.C32]-[.I32]" office:value-type="float" office:value="68" calcext:value-type="float">
            <text:p>68</text:p>
          </table:table-cell>
          <table:table-cell table:formula="of:=[.J32]" office:value-type="float" office:value="142" calcext:value-type="float">
            <text:p>142</text:p>
          </table:table-cell>
        </table:table-row>
        <table:table-row table:style-name="ro1">
          <table:table-cell table:formula="of:=[.A32]+13" office:value-type="float" office:value="320" calcext:value-type="float">
            <text:p>320</text:p>
          </table:table-cell>
          <table:table-cell table:formula="of:=[.A33]" office:value-type="float" office:value="320" calcext:value-type="float">
            <text:p>320</text:p>
          </table:table-cell>
          <table:table-cell table:formula="of:=ROUND([.B33]*[.$C$28];0)" office:value-type="float" office:value="241" calcext:value-type="float">
            <text:p>241</text:p>
          </table:table-cell>
          <table:table-cell table:formula="of:=SUM([.A33:.C33])" office:value-type="float" office:value="881" calcext:value-type="float">
            <text:p>881</text:p>
          </table:table-cell>
          <table:table-cell table:formula="of:=[.D33]-[.D32]" office:value-type="float" office:value="36" calcext:value-type="float">
            <text:p>36</text:p>
          </table:table-cell>
          <table:table-cell/>
          <table:table-cell table:formula="of:=VLOOKUP([.$J33];[$lookup.$A$2:$lookup.$D$257];2)" office:value-type="float" office:value="320" calcext:value-type="float">
            <text:p>320</text:p>
          </table:table-cell>
          <table:table-cell table:formula="of:=VLOOKUP([.$J33];[$lookup.$A$2:$lookup.$D$257];3)" office:value-type="float" office:value="265" calcext:value-type="float">
            <text:p>265</text:p>
          </table:table-cell>
          <table:table-cell table:formula="of:=VLOOKUP([.$J33];[$lookup.$A$2:$lookup.$D$257];4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33]-[.G33]" office:value-type="float" office:value="0" calcext:value-type="float">
            <text:p>0</text:p>
          </table:table-cell>
          <table:table-cell table:formula="of:=[.B33]-[.H33]" office:value-type="float" office:value="55" calcext:value-type="float">
            <text:p>55</text:p>
          </table:table-cell>
          <table:table-cell table:formula="of:=[.C33]-[.I33]" office:value-type="float" office:value="70" calcext:value-type="float">
            <text:p>70</text:p>
          </table:table-cell>
          <table:table-cell table:formula="of:=[.J33]" office:value-type="float" office:value="147" calcext:value-type="float">
            <text:p>147</text:p>
          </table:table-cell>
        </table:table-row>
        <table:table-row table:style-name="ro1">
          <table:table-cell table:formula="of:=[.A33]+13" office:value-type="float" office:value="333" calcext:value-type="float">
            <text:p>333</text:p>
          </table:table-cell>
          <table:table-cell table:formula="of:=[.A34]" office:value-type="float" office:value="333" calcext:value-type="float">
            <text:p>333</text:p>
          </table:table-cell>
          <table:table-cell table:formula="of:=ROUND([.B34]*[.$C$28];0)" office:value-type="float" office:value="251" calcext:value-type="float">
            <text:p>251</text:p>
          </table:table-cell>
          <table:table-cell table:formula="of:=SUM([.A34:.C34])" office:value-type="float" office:value="917" calcext:value-type="float">
            <text:p>917</text:p>
          </table:table-cell>
          <table:table-cell table:formula="of:=[.D34]-[.D33]" office:value-type="float" office:value="36" calcext:value-type="float">
            <text:p>36</text:p>
          </table:table-cell>
          <table:table-cell/>
          <table:table-cell table:formula="of:=VLOOKUP([.$J34];[$lookup.$A$2:$lookup.$D$257];2)" office:value-type="float" office:value="331" calcext:value-type="float">
            <text:p>331</text:p>
          </table:table-cell>
          <table:table-cell table:formula="of:=VLOOKUP([.$J34];[$lookup.$A$2:$lookup.$D$257];3)" office:value-type="float" office:value="274" calcext:value-type="float">
            <text:p>274</text:p>
          </table:table-cell>
          <table:table-cell table:formula="of:=VLOOKUP([.$J34];[$lookup.$A$2:$lookup.$D$257];4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34]-[.G34]" office:value-type="float" office:value="2" calcext:value-type="float">
            <text:p>2</text:p>
          </table:table-cell>
          <table:table-cell table:formula="of:=[.B34]-[.H34]" office:value-type="float" office:value="59" calcext:value-type="float">
            <text:p>59</text:p>
          </table:table-cell>
          <table:table-cell table:formula="of:=[.C34]-[.I34]" office:value-type="float" office:value="73" calcext:value-type="float">
            <text:p>73</text:p>
          </table:table-cell>
          <table:table-cell table:formula="of:=[.J34]" office:value-type="float" office:value="151" calcext:value-type="float">
            <text:p>151</text:p>
          </table:table-cell>
        </table:table-row>
        <table:table-row table:style-name="ro1">
          <table:table-cell table:formula="of:=[.A34]+13" office:value-type="float" office:value="346" calcext:value-type="float">
            <text:p>346</text:p>
          </table:table-cell>
          <table:table-cell table:formula="of:=[.A35]" office:value-type="float" office:value="346" calcext:value-type="float">
            <text:p>346</text:p>
          </table:table-cell>
          <table:table-cell table:formula="of:=ROUND([.B35]*[.$C$28];0)" office:value-type="float" office:value="261" calcext:value-type="float">
            <text:p>261</text:p>
          </table:table-cell>
          <table:table-cell table:formula="of:=SUM([.A35:.C35])" office:value-type="float" office:value="953" calcext:value-type="float">
            <text:p>953</text:p>
          </table:table-cell>
          <table:table-cell table:formula="of:=[.D35]-[.D34]" office:value-type="float" office:value="36" calcext:value-type="float">
            <text:p>36</text:p>
          </table:table-cell>
          <table:table-cell/>
          <table:table-cell table:formula="of:=VLOOKUP([.$J35];[$lookup.$A$2:$lookup.$D$257];2)" office:value-type="float" office:value="346" calcext:value-type="float">
            <text:p>346</text:p>
          </table:table-cell>
          <table:table-cell table:formula="of:=VLOOKUP([.$J35];[$lookup.$A$2:$lookup.$D$257];3)" office:value-type="float" office:value="285" calcext:value-type="float">
            <text:p>285</text:p>
          </table:table-cell>
          <table:table-cell table:formula="of:=VLOOKUP([.$J35];[$lookup.$A$2:$lookup.$D$257];4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35]-[.G35]" office:value-type="float" office:value="0" calcext:value-type="float">
            <text:p>0</text:p>
          </table:table-cell>
          <table:table-cell table:formula="of:=[.B35]-[.H35]" office:value-type="float" office:value="61" calcext:value-type="float">
            <text:p>61</text:p>
          </table:table-cell>
          <table:table-cell table:formula="of:=[.C35]-[.I35]" office:value-type="float" office:value="75" calcext:value-type="float">
            <text:p>75</text:p>
          </table:table-cell>
          <table:table-cell table:formula="of:=[.J35]" office:value-type="float" office:value="156" calcext:value-type="float">
            <text:p>156</text:p>
          </table:table-cell>
        </table:table-row>
        <table:table-row table:style-name="ro1">
          <table:table-cell table:formula="of:=[.A35]+13" office:value-type="float" office:value="359" calcext:value-type="float">
            <text:p>359</text:p>
          </table:table-cell>
          <table:table-cell table:formula="of:=[.A36]" office:value-type="float" office:value="359" calcext:value-type="float">
            <text:p>359</text:p>
          </table:table-cell>
          <table:table-cell table:formula="of:=ROUND([.B36]*[.$C$28];0)" office:value-type="float" office:value="270" calcext:value-type="float">
            <text:p>270</text:p>
          </table:table-cell>
          <table:table-cell table:formula="of:=SUM([.A36:.C36])" office:value-type="float" office:value="988" calcext:value-type="float">
            <text:p>988</text:p>
          </table:table-cell>
          <table:table-cell table:formula="of:=[.D36]-[.D35]" office:value-type="float" office:value="35" calcext:value-type="float">
            <text:p>35</text:p>
          </table:table-cell>
          <table:table-cell/>
          <table:table-cell table:formula="of:=VLOOKUP([.$J36];[$lookup.$A$2:$lookup.$D$257];2)" office:value-type="float" office:value="357" calcext:value-type="float">
            <text:p>357</text:p>
          </table:table-cell>
          <table:table-cell table:formula="of:=VLOOKUP([.$J36];[$lookup.$A$2:$lookup.$D$257];3)" office:value-type="float" office:value="294" calcext:value-type="float">
            <text:p>294</text:p>
          </table:table-cell>
          <table:table-cell table:formula="of:=VLOOKUP([.$J36];[$lookup.$A$2:$lookup.$D$257];4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36]-[.G36]" office:value-type="float" office:value="2" calcext:value-type="float">
            <text:p>2</text:p>
          </table:table-cell>
          <table:table-cell table:formula="of:=[.B36]-[.H36]" office:value-type="float" office:value="65" calcext:value-type="float">
            <text:p>65</text:p>
          </table:table-cell>
          <table:table-cell table:formula="of:=[.C36]-[.I36]" office:value-type="float" office:value="77" calcext:value-type="float">
            <text:p>77</text:p>
          </table:table-cell>
          <table:table-cell table:formula="of:=[.J36]" office:value-type="float" office:value="160" calcext:value-type="float">
            <text:p>160</text:p>
          </table:table-cell>
        </table:table-row>
        <table:table-row table:style-name="ro1">
          <table:table-cell table:formula="of:=[.A36]+13" office:value-type="float" office:value="372" calcext:value-type="float">
            <text:p>372</text:p>
          </table:table-cell>
          <table:table-cell table:formula="of:=[.A37]" office:value-type="float" office:value="372" calcext:value-type="float">
            <text:p>372</text:p>
          </table:table-cell>
          <table:table-cell table:formula="of:=ROUND([.B37]*[.$C$28];0)" office:value-type="float" office:value="280" calcext:value-type="float">
            <text:p>280</text:p>
          </table:table-cell>
          <table:table-cell table:formula="of:=SUM([.A37:.C37])" office:value-type="float" office:value="1024" calcext:value-type="float">
            <text:p>1024</text:p>
          </table:table-cell>
          <table:table-cell table:formula="of:=[.D37]-[.D36]" office:value-type="float" office:value="36" calcext:value-type="float">
            <text:p>36</text:p>
          </table:table-cell>
          <table:table-cell/>
          <table:table-cell table:formula="of:=VLOOKUP([.$J37];[$lookup.$A$2:$lookup.$D$257];2)" office:value-type="float" office:value="372" calcext:value-type="float">
            <text:p>372</text:p>
          </table:table-cell>
          <table:table-cell table:formula="of:=VLOOKUP([.$J37];[$lookup.$A$2:$lookup.$D$257];3)" office:value-type="float" office:value="306" calcext:value-type="float">
            <text:p>306</text:p>
          </table:table-cell>
          <table:table-cell table:formula="of:=VLOOKUP([.$J37];[$lookup.$A$2:$lookup.$D$257];4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37]-[.G37]" office:value-type="float" office:value="0" calcext:value-type="float">
            <text:p>0</text:p>
          </table:table-cell>
          <table:table-cell table:formula="of:=[.B37]-[.H37]" office:value-type="float" office:value="66" calcext:value-type="float">
            <text:p>66</text:p>
          </table:table-cell>
          <table:table-cell table:formula="of:=[.C37]-[.I37]" office:value-type="float" office:value="78" calcext:value-type="float">
            <text:p>78</text:p>
          </table:table-cell>
          <table:table-cell table:formula="of:=[.J37]" office:value-type="float" office:value="165" calcext:value-type="float">
            <text:p>165</text:p>
          </table:table-cell>
        </table:table-row>
        <table:table-row table:style-name="ro1">
          <table:table-cell table:formula="of:=[.A37]+13" office:value-type="float" office:value="385" calcext:value-type="float">
            <text:p>385</text:p>
          </table:table-cell>
          <table:table-cell table:formula="of:=[.A38]" office:value-type="float" office:value="385" calcext:value-type="float">
            <text:p>385</text:p>
          </table:table-cell>
          <table:table-cell table:formula="of:=ROUND([.B38]*[.$C$28];0)" office:value-type="float" office:value="290" calcext:value-type="float">
            <text:p>290</text:p>
          </table:table-cell>
          <table:table-cell table:formula="of:=SUM([.A38:.C38])" office:value-type="float" office:value="1060" calcext:value-type="float">
            <text:p>1060</text:p>
          </table:table-cell>
          <table:table-cell table:formula="of:=[.D38]-[.D37]" office:value-type="float" office:value="36" calcext:value-type="float">
            <text:p>36</text:p>
          </table:table-cell>
          <table:table-cell/>
          <table:table-cell table:formula="of:=VLOOKUP([.$J38];[$lookup.$A$2:$lookup.$D$257];2)" office:value-type="float" office:value="384" calcext:value-type="float">
            <text:p>384</text:p>
          </table:table-cell>
          <table:table-cell table:formula="of:=VLOOKUP([.$J38];[$lookup.$A$2:$lookup.$D$257];3)" office:value-type="float" office:value="315" calcext:value-type="float">
            <text:p>315</text:p>
          </table:table-cell>
          <table:table-cell table:formula="of:=VLOOKUP([.$J38];[$lookup.$A$2:$lookup.$D$257];4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38]-[.G38]" office:value-type="float" office:value="1" calcext:value-type="float">
            <text:p>1</text:p>
          </table:table-cell>
          <table:table-cell table:formula="of:=[.B38]-[.H38]" office:value-type="float" office:value="70" calcext:value-type="float">
            <text:p>70</text:p>
          </table:table-cell>
          <table:table-cell table:formula="of:=[.C38]-[.I38]" office:value-type="float" office:value="82" calcext:value-type="float">
            <text:p>82</text:p>
          </table:table-cell>
          <table:table-cell table:formula="of:=[.J38]" office:value-type="float" office:value="169" calcext:value-type="float">
            <text:p>169</text:p>
          </table:table-cell>
        </table:table-row>
        <table:table-row table:style-name="ro1">
          <table:table-cell table:formula="of:=[.A38]+13" office:value-type="float" office:value="398" calcext:value-type="float">
            <text:p>398</text:p>
          </table:table-cell>
          <table:table-cell table:formula="of:=[.A39]" office:value-type="float" office:value="398" calcext:value-type="float">
            <text:p>398</text:p>
          </table:table-cell>
          <table:table-cell table:formula="of:=ROUND([.B39]*[.$C$28];0)" office:value-type="float" office:value="300" calcext:value-type="float">
            <text:p>300</text:p>
          </table:table-cell>
          <table:table-cell table:formula="of:=SUM([.A39:.C39])" office:value-type="float" office:value="1096" calcext:value-type="float">
            <text:p>1096</text:p>
          </table:table-cell>
          <table:table-cell table:formula="of:=[.D39]-[.D38]" office:value-type="float" office:value="36" calcext:value-type="float">
            <text:p>36</text:p>
          </table:table-cell>
          <table:table-cell/>
          <table:table-cell table:formula="of:=VLOOKUP([.$J39];[$lookup.$A$2:$lookup.$D$257];2)" office:value-type="float" office:value="398" calcext:value-type="float">
            <text:p>398</text:p>
          </table:table-cell>
          <table:table-cell table:formula="of:=VLOOKUP([.$J39];[$lookup.$A$2:$lookup.$D$257];3)" office:value-type="float" office:value="327" calcext:value-type="float">
            <text:p>327</text:p>
          </table:table-cell>
          <table:table-cell table:formula="of:=VLOOKUP([.$J39];[$lookup.$A$2:$lookup.$D$257];4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39]-[.G39]" office:value-type="float" office:value="0" calcext:value-type="float">
            <text:p>0</text:p>
          </table:table-cell>
          <table:table-cell table:formula="of:=[.B39]-[.H39]" office:value-type="float" office:value="71" calcext:value-type="float">
            <text:p>71</text:p>
          </table:table-cell>
          <table:table-cell table:formula="of:=[.C39]-[.I39]" office:value-type="float" office:value="83" calcext:value-type="float">
            <text:p>83</text:p>
          </table:table-cell>
          <table:table-cell table:formula="of:=[.J39]" office:value-type="float" office:value="174" calcext:value-type="float">
            <text:p>174</text:p>
          </table:table-cell>
        </table:table-row>
        <table:table-row table:style-name="ro1">
          <table:table-cell table:formula="of:=[.A39]+13" office:value-type="float" office:value="411" calcext:value-type="float">
            <text:p>411</text:p>
          </table:table-cell>
          <table:table-cell table:formula="of:=[.A40]" office:value-type="float" office:value="411" calcext:value-type="float">
            <text:p>411</text:p>
          </table:table-cell>
          <table:table-cell table:formula="of:=ROUND([.B40]*[.$C$28];0)" office:value-type="float" office:value="309" calcext:value-type="float">
            <text:p>309</text:p>
          </table:table-cell>
          <table:table-cell table:formula="of:=SUM([.A40:.C40])" office:value-type="float" office:value="1131" calcext:value-type="float">
            <text:p>1131</text:p>
          </table:table-cell>
          <table:table-cell table:formula="of:=[.D40]-[.D39]" office:value-type="float" office:value="35" calcext:value-type="float">
            <text:p>35</text:p>
          </table:table-cell>
          <table:table-cell/>
          <table:table-cell table:formula="of:=VLOOKUP([.$J40];[$lookup.$A$2:$lookup.$D$257];2)" office:value-type="float" office:value="410" calcext:value-type="float">
            <text:p>410</text:p>
          </table:table-cell>
          <table:table-cell table:formula="of:=VLOOKUP([.$J40];[$lookup.$A$2:$lookup.$D$257];3)" office:value-type="float" office:value="336" calcext:value-type="float">
            <text:p>336</text:p>
          </table:table-cell>
          <table:table-cell table:formula="of:=VLOOKUP([.$J40];[$lookup.$A$2:$lookup.$D$257];4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40]-[.G40]" office:value-type="float" office:value="1" calcext:value-type="float">
            <text:p>1</text:p>
          </table:table-cell>
          <table:table-cell table:formula="of:=[.B40]-[.H40]" office:value-type="float" office:value="75" calcext:value-type="float">
            <text:p>75</text:p>
          </table:table-cell>
          <table:table-cell table:formula="of:=[.C40]-[.I40]" office:value-type="float" office:value="85" calcext:value-type="float">
            <text:p>85</text:p>
          </table:table-cell>
          <table:table-cell table:formula="of:=[.J40]" office:value-type="float" office:value="178" calcext:value-type="float">
            <text:p>178</text:p>
          </table:table-cell>
        </table:table-row>
        <table:table-row table:style-name="ro1">
          <table:table-cell table:formula="of:=[.A40]+13" office:value-type="float" office:value="424" calcext:value-type="float">
            <text:p>424</text:p>
          </table:table-cell>
          <table:table-cell table:formula="of:=[.A41]" office:value-type="float" office:value="424" calcext:value-type="float">
            <text:p>424</text:p>
          </table:table-cell>
          <table:table-cell table:formula="of:=ROUND([.B41]*[.$C$28];0)" office:value-type="float" office:value="319" calcext:value-type="float">
            <text:p>319</text:p>
          </table:table-cell>
          <table:table-cell table:formula="of:=SUM([.A41:.C41])" office:value-type="float" office:value="1167" calcext:value-type="float">
            <text:p>1167</text:p>
          </table:table-cell>
          <table:table-cell table:formula="of:=[.D41]-[.D40]" office:value-type="float" office:value="36" calcext:value-type="float">
            <text:p>36</text:p>
          </table:table-cell>
          <table:table-cell/>
          <table:table-cell table:formula="of:=VLOOKUP([.$J41];[$lookup.$A$2:$lookup.$D$257];2)" office:value-type="float" office:value="422" calcext:value-type="float">
            <text:p>422</text:p>
          </table:table-cell>
          <table:table-cell table:formula="of:=VLOOKUP([.$J41];[$lookup.$A$2:$lookup.$D$257];3)" office:value-type="float" office:value="346" calcext:value-type="float">
            <text:p>346</text:p>
          </table:table-cell>
          <table:table-cell table:formula="of:=VLOOKUP([.$J41];[$lookup.$A$2:$lookup.$D$257];4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41]-[.G41]" office:value-type="float" office:value="2" calcext:value-type="float">
            <text:p>2</text:p>
          </table:table-cell>
          <table:table-cell table:formula="of:=[.B41]-[.H41]" office:value-type="float" office:value="78" calcext:value-type="float">
            <text:p>78</text:p>
          </table:table-cell>
          <table:table-cell table:formula="of:=[.C41]-[.I41]" office:value-type="float" office:value="88" calcext:value-type="float">
            <text:p>88</text:p>
          </table:table-cell>
          <table:table-cell table:formula="of:=[.J41]" office:value-type="float" office:value="182" calcext:value-type="float">
            <text:p>182</text:p>
          </table:table-cell>
        </table:table-row>
        <table:table-row table:style-name="ro1">
          <table:table-cell table:formula="of:=[.A41]+13" office:value-type="float" office:value="437" calcext:value-type="float">
            <text:p>437</text:p>
          </table:table-cell>
          <table:table-cell table:formula="of:=[.A42]" office:value-type="float" office:value="437" calcext:value-type="float">
            <text:p>437</text:p>
          </table:table-cell>
          <table:table-cell table:formula="of:=ROUND([.B42]*[.$C$28];0)" office:value-type="float" office:value="329" calcext:value-type="float">
            <text:p>329</text:p>
          </table:table-cell>
          <table:table-cell table:formula="of:=SUM([.A42:.C42])" office:value-type="float" office:value="1203" calcext:value-type="float">
            <text:p>1203</text:p>
          </table:table-cell>
          <table:table-cell table:formula="of:=[.D42]-[.D41]" office:value-type="float" office:value="36" calcext:value-type="float">
            <text:p>36</text:p>
          </table:table-cell>
          <table:table-cell/>
          <table:table-cell table:formula="of:=VLOOKUP([.$J42];[$lookup.$A$2:$lookup.$D$257];2)" office:value-type="float" office:value="437" calcext:value-type="float">
            <text:p>437</text:p>
          </table:table-cell>
          <table:table-cell table:formula="of:=VLOOKUP([.$J42];[$lookup.$A$2:$lookup.$D$257];3)" office:value-type="float" office:value="357" calcext:value-type="float">
            <text:p>357</text:p>
          </table:table-cell>
          <table:table-cell table:formula="of:=VLOOKUP([.$J42];[$lookup.$A$2:$lookup.$D$257];4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42]-[.G42]" office:value-type="float" office:value="0" calcext:value-type="float">
            <text:p>0</text:p>
          </table:table-cell>
          <table:table-cell table:formula="of:=[.B42]-[.H42]" office:value-type="float" office:value="80" calcext:value-type="float">
            <text:p>80</text:p>
          </table:table-cell>
          <table:table-cell table:formula="of:=[.C42]-[.I42]" office:value-type="float" office:value="89" calcext:value-type="float">
            <text:p>89</text:p>
          </table:table-cell>
          <table:table-cell table:formula="of:=[.J42]" office:value-type="float" office:value="187" calcext:value-type="float">
            <text:p>187</text:p>
          </table:table-cell>
        </table:table-row>
        <table:table-row table:style-name="ro1">
          <table:table-cell table:formula="of:=[.A42]+13" office:value-type="float" office:value="450" calcext:value-type="float">
            <text:p>450</text:p>
          </table:table-cell>
          <table:table-cell table:formula="of:=[.A43]" office:value-type="float" office:value="450" calcext:value-type="float">
            <text:p>450</text:p>
          </table:table-cell>
          <table:table-cell table:formula="of:=ROUND([.B43]*[.$C$28];0)" office:value-type="float" office:value="339" calcext:value-type="float">
            <text:p>339</text:p>
          </table:table-cell>
          <table:table-cell table:formula="of:=SUM([.A43:.C43])" office:value-type="float" office:value="1239" calcext:value-type="float">
            <text:p>1239</text:p>
          </table:table-cell>
          <table:table-cell table:formula="of:=[.D43]-[.D42]" office:value-type="float" office:value="36" calcext:value-type="float">
            <text:p>36</text:p>
          </table:table-cell>
          <table:table-cell/>
          <table:table-cell table:formula="of:=VLOOKUP([.$J43];[$lookup.$A$2:$lookup.$D$257];2)" office:value-type="float" office:value="450" calcext:value-type="float">
            <text:p>450</text:p>
          </table:table-cell>
          <table:table-cell table:formula="of:=VLOOKUP([.$J43];[$lookup.$A$2:$lookup.$D$257];3)" office:value-type="float" office:value="367" calcext:value-type="float">
            <text:p>367</text:p>
          </table:table-cell>
          <table:table-cell table:formula="of:=VLOOKUP([.$J43];[$lookup.$A$2:$lookup.$D$257];4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43]-[.G43]" office:value-type="float" office:value="0" calcext:value-type="float">
            <text:p>0</text:p>
          </table:table-cell>
          <table:table-cell table:formula="of:=[.B43]-[.H43]" office:value-type="float" office:value="83" calcext:value-type="float">
            <text:p>83</text:p>
          </table:table-cell>
          <table:table-cell table:formula="of:=[.C43]-[.I43]" office:value-type="float" office:value="92" calcext:value-type="float">
            <text:p>92</text:p>
          </table:table-cell>
          <table:table-cell table:formula="of:=[.J43]" office:value-type="float" office:value="191" calcext:value-type="float">
            <text:p>191</text:p>
          </table:table-cell>
        </table:table-row>
        <table:table-row table:style-name="ro1">
          <table:table-cell table:formula="of:=[.A43]+13" office:value-type="float" office:value="463" calcext:value-type="float">
            <text:p>463</text:p>
          </table:table-cell>
          <table:table-cell table:formula="of:=[.A44]" office:value-type="float" office:value="463" calcext:value-type="float">
            <text:p>463</text:p>
          </table:table-cell>
          <table:table-cell table:formula="of:=ROUND([.B44]*[.$C$28];0)" office:value-type="float" office:value="349" calcext:value-type="float">
            <text:p>349</text:p>
          </table:table-cell>
          <table:table-cell table:formula="of:=SUM([.A44:.C44])" office:value-type="float" office:value="1275" calcext:value-type="float">
            <text:p>1275</text:p>
          </table:table-cell>
          <table:table-cell table:formula="of:=[.D44]-[.D43]" office:value-type="float" office:value="36" calcext:value-type="float">
            <text:p>36</text:p>
          </table:table-cell>
          <table:table-cell/>
          <table:table-cell table:formula="of:=VLOOKUP([.$J44];[$lookup.$A$2:$lookup.$D$257];2)" office:value-type="float" office:value="462" calcext:value-type="float">
            <text:p>462</text:p>
          </table:table-cell>
          <table:table-cell table:formula="of:=VLOOKUP([.$J44];[$lookup.$A$2:$lookup.$D$257];3)" office:value-type="float" office:value="377" calcext:value-type="float">
            <text:p>377</text:p>
          </table:table-cell>
          <table:table-cell table:formula="of:=VLOOKUP([.$J44];[$lookup.$A$2:$lookup.$D$257];4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44]-[.G44]" office:value-type="float" office:value="1" calcext:value-type="float">
            <text:p>1</text:p>
          </table:table-cell>
          <table:table-cell table:formula="of:=[.B44]-[.H44]" office:value-type="float" office:value="86" calcext:value-type="float">
            <text:p>86</text:p>
          </table:table-cell>
          <table:table-cell table:formula="of:=[.C44]-[.I44]" office:value-type="float" office:value="94" calcext:value-type="float">
            <text:p>94</text:p>
          </table:table-cell>
          <table:table-cell table:formula="of:=[.J44]" office:value-type="float" office:value="195" calcext:value-type="float">
            <text:p>195</text:p>
          </table:table-cell>
        </table:table-row>
        <table:table-row table:style-name="ro1">
          <table:table-cell table:formula="of:=[.A44]+13" office:value-type="float" office:value="476" calcext:value-type="float">
            <text:p>476</text:p>
          </table:table-cell>
          <table:table-cell table:formula="of:=[.A45]" office:value-type="float" office:value="476" calcext:value-type="float">
            <text:p>476</text:p>
          </table:table-cell>
          <table:table-cell table:formula="of:=ROUND([.B45]*[.$C$28];0)" office:value-type="float" office:value="358" calcext:value-type="float">
            <text:p>358</text:p>
          </table:table-cell>
          <table:table-cell table:formula="of:=SUM([.A45:.C45])" office:value-type="float" office:value="1310" calcext:value-type="float">
            <text:p>1310</text:p>
          </table:table-cell>
          <table:table-cell table:formula="of:=[.D45]-[.D44]" office:value-type="float" office:value="35" calcext:value-type="float">
            <text:p>35</text:p>
          </table:table-cell>
          <table:table-cell/>
          <table:table-cell table:formula="of:=VLOOKUP([.$J45];[$lookup.$A$2:$lookup.$D$257];2)" office:value-type="float" office:value="474" calcext:value-type="float">
            <text:p>474</text:p>
          </table:table-cell>
          <table:table-cell table:formula="of:=VLOOKUP([.$J45];[$lookup.$A$2:$lookup.$D$257];3)" office:value-type="float" office:value="386" calcext:value-type="float">
            <text:p>386</text:p>
          </table:table-cell>
          <table:table-cell table:formula="of:=VLOOKUP([.$J45];[$lookup.$A$2:$lookup.$D$257];4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45]-[.G45]" office:value-type="float" office:value="2" calcext:value-type="float">
            <text:p>2</text:p>
          </table:table-cell>
          <table:table-cell table:formula="of:=[.B45]-[.H45]" office:value-type="float" office:value="90" calcext:value-type="float">
            <text:p>90</text:p>
          </table:table-cell>
          <table:table-cell table:formula="of:=[.C45]-[.I45]" office:value-type="float" office:value="96" calcext:value-type="float">
            <text:p>96</text:p>
          </table:table-cell>
          <table:table-cell table:formula="of:=[.J45]" office:value-type="float" office:value="199" calcext:value-type="float">
            <text:p>199</text:p>
          </table:table-cell>
        </table:table-row>
        <table:table-row table:style-name="ro1">
          <table:table-cell table:formula="of:=[.A45]+13" office:value-type="float" office:value="489" calcext:value-type="float">
            <text:p>489</text:p>
          </table:table-cell>
          <table:table-cell table:formula="of:=[.A46]" office:value-type="float" office:value="489" calcext:value-type="float">
            <text:p>489</text:p>
          </table:table-cell>
          <table:table-cell table:formula="of:=ROUND([.B46]*[.$C$28];0)" office:value-type="float" office:value="368" calcext:value-type="float">
            <text:p>368</text:p>
          </table:table-cell>
          <table:table-cell table:formula="of:=SUM([.A46:.C46])" office:value-type="float" office:value="1346" calcext:value-type="float">
            <text:p>1346</text:p>
          </table:table-cell>
          <table:table-cell table:formula="of:=[.D46]-[.D45]" office:value-type="float" office:value="36" calcext:value-type="float">
            <text:p>36</text:p>
          </table:table-cell>
          <table:table-cell/>
          <table:table-cell table:formula="of:=VLOOKUP([.$J46];[$lookup.$A$2:$lookup.$D$257];2)" office:value-type="float" office:value="487" calcext:value-type="float">
            <text:p>487</text:p>
          </table:table-cell>
          <table:table-cell table:formula="of:=VLOOKUP([.$J46];[$lookup.$A$2:$lookup.$D$257];3)" office:value-type="float" office:value="396" calcext:value-type="float">
            <text:p>396</text:p>
          </table:table-cell>
          <table:table-cell table:formula="of:=VLOOKUP([.$J46];[$lookup.$A$2:$lookup.$D$257];4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46]-[.G46]" office:value-type="float" office:value="2" calcext:value-type="float">
            <text:p>2</text:p>
          </table:table-cell>
          <table:table-cell table:formula="of:=[.B46]-[.H46]" office:value-type="float" office:value="93" calcext:value-type="float">
            <text:p>93</text:p>
          </table:table-cell>
          <table:table-cell table:formula="of:=[.C46]-[.I46]" office:value-type="float" office:value="99" calcext:value-type="float">
            <text:p>99</text:p>
          </table:table-cell>
          <table:table-cell table:formula="of:=[.J46]" office:value-type="float" office:value="203" calcext:value-type="float">
            <text:p>203</text:p>
          </table:table-cell>
        </table:table-row>
        <table:table-row table:style-name="ro1">
          <table:table-cell table:formula="of:=[.A46]+13" office:value-type="float" office:value="502" calcext:value-type="float">
            <text:p>502</text:p>
          </table:table-cell>
          <table:table-cell table:formula="of:=[.A47]" office:value-type="float" office:value="502" calcext:value-type="float">
            <text:p>502</text:p>
          </table:table-cell>
          <table:table-cell table:formula="of:=ROUND([.B47]*[.$C$28];0)" office:value-type="float" office:value="378" calcext:value-type="float">
            <text:p>378</text:p>
          </table:table-cell>
          <table:table-cell table:formula="of:=SUM([.A47:.C47])" office:value-type="float" office:value="1382" calcext:value-type="float">
            <text:p>1382</text:p>
          </table:table-cell>
          <table:table-cell table:formula="of:=[.D47]-[.D46]" office:value-type="float" office:value="36" calcext:value-type="float">
            <text:p>36</text:p>
          </table:table-cell>
          <table:table-cell/>
          <table:table-cell table:formula="of:=VLOOKUP([.$J47];[$lookup.$A$2:$lookup.$D$257];2)" office:value-type="float" office:value="502" calcext:value-type="float">
            <text:p>502</text:p>
          </table:table-cell>
          <table:table-cell table:formula="of:=VLOOKUP([.$J47];[$lookup.$A$2:$lookup.$D$257];3)" office:value-type="float" office:value="408" calcext:value-type="float">
            <text:p>408</text:p>
          </table:table-cell>
          <table:table-cell table:formula="of:=VLOOKUP([.$J47];[$lookup.$A$2:$lookup.$D$257];4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47]-[.G47]" office:value-type="float" office:value="0" calcext:value-type="float">
            <text:p>0</text:p>
          </table:table-cell>
          <table:table-cell table:formula="of:=[.B47]-[.H47]" office:value-type="float" office:value="94" calcext:value-type="float">
            <text:p>94</text:p>
          </table:table-cell>
          <table:table-cell table:formula="of:=[.C47]-[.I47]" office:value-type="float" office:value="99" calcext:value-type="float">
            <text:p>99</text:p>
          </table:table-cell>
          <table:table-cell table:formula="of:=[.J47]" office:value-type="float" office:value="208" calcext:value-type="float">
            <text:p>208</text:p>
          </table:table-cell>
        </table:table-row>
        <table:table-row table:style-name="ro1">
          <table:table-cell table:formula="of:=[.A47]+13" office:value-type="float" office:value="515" calcext:value-type="float">
            <text:p>515</text:p>
          </table:table-cell>
          <table:table-cell table:formula="of:=[.A48]" office:value-type="float" office:value="515" calcext:value-type="float">
            <text:p>515</text:p>
          </table:table-cell>
          <table:table-cell table:formula="of:=ROUND([.B48]*[.$C$28];0)" office:value-type="float" office:value="388" calcext:value-type="float">
            <text:p>388</text:p>
          </table:table-cell>
          <table:table-cell table:formula="of:=SUM([.A48:.C48])" office:value-type="float" office:value="1418" calcext:value-type="float">
            <text:p>1418</text:p>
          </table:table-cell>
          <table:table-cell table:formula="of:=[.D48]-[.D47]" office:value-type="float" office:value="36" calcext:value-type="float">
            <text:p>36</text:p>
          </table:table-cell>
          <table:table-cell/>
          <table:table-cell table:formula="of:=VLOOKUP([.$J48];[$lookup.$A$2:$lookup.$D$257];2)" office:value-type="float" office:value="515" calcext:value-type="float">
            <text:p>515</text:p>
          </table:table-cell>
          <table:table-cell table:formula="of:=VLOOKUP([.$J48];[$lookup.$A$2:$lookup.$D$257];3)" office:value-type="float" office:value="418" calcext:value-type="float">
            <text:p>418</text:p>
          </table:table-cell>
          <table:table-cell table:formula="of:=VLOOKUP([.$J48];[$lookup.$A$2:$lookup.$D$257];4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48]-[.G48]" office:value-type="float" office:value="0" calcext:value-type="float">
            <text:p>0</text:p>
          </table:table-cell>
          <table:table-cell table:formula="of:=[.B48]-[.H48]" office:value-type="float" office:value="97" calcext:value-type="float">
            <text:p>97</text:p>
          </table:table-cell>
          <table:table-cell table:formula="of:=[.C48]-[.I48]" office:value-type="float" office:value="102" calcext:value-type="float">
            <text:p>102</text:p>
          </table:table-cell>
          <table:table-cell table:formula="of:=[.J48]" office:value-type="float" office:value="212" calcext:value-type="float">
            <text:p>212</text:p>
          </table:table-cell>
        </table:table-row>
        <table:table-row table:style-name="ro1">
          <table:table-cell table:formula="of:=[.A48]+13" office:value-type="float" office:value="528" calcext:value-type="float">
            <text:p>528</text:p>
          </table:table-cell>
          <table:table-cell table:formula="of:=[.A49]" office:value-type="float" office:value="528" calcext:value-type="float">
            <text:p>528</text:p>
          </table:table-cell>
          <table:table-cell table:formula="of:=ROUND([.B49]*[.$C$28];0)" office:value-type="float" office:value="398" calcext:value-type="float">
            <text:p>398</text:p>
          </table:table-cell>
          <table:table-cell table:formula="of:=SUM([.A49:.C49])" office:value-type="float" office:value="1454" calcext:value-type="float">
            <text:p>1454</text:p>
          </table:table-cell>
          <table:table-cell table:formula="of:=[.D49]-[.D48]" office:value-type="float" office:value="36" calcext:value-type="float">
            <text:p>36</text:p>
          </table:table-cell>
          <table:table-cell/>
          <table:table-cell table:formula="of:=VLOOKUP([.$J49];[$lookup.$A$2:$lookup.$D$257];2)" office:value-type="float" office:value="528" calcext:value-type="float">
            <text:p>528</text:p>
          </table:table-cell>
          <table:table-cell table:formula="of:=VLOOKUP([.$J49];[$lookup.$A$2:$lookup.$D$257];3)" office:value-type="float" office:value="428" calcext:value-type="float">
            <text:p>428</text:p>
          </table:table-cell>
          <table:table-cell table:formula="of:=VLOOKUP([.$J49];[$lookup.$A$2:$lookup.$D$257];4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49]-[.G49]" office:value-type="float" office:value="0" calcext:value-type="float">
            <text:p>0</text:p>
          </table:table-cell>
          <table:table-cell table:formula="of:=[.B49]-[.H49]" office:value-type="float" office:value="100" calcext:value-type="float">
            <text:p>100</text:p>
          </table:table-cell>
          <table:table-cell table:formula="of:=[.C49]-[.I49]" office:value-type="float" office:value="104" calcext:value-type="float">
            <text:p>104</text:p>
          </table:table-cell>
          <table:table-cell table:formula="of:=[.J49]" office:value-type="float" office:value="216" calcext:value-type="float">
            <text:p>216</text:p>
          </table:table-cell>
        </table:table-row>
        <table:table-row table:style-name="ro1">
          <table:table-cell table:formula="of:=[.A49]+13" office:value-type="float" office:value="541" calcext:value-type="float">
            <text:p>541</text:p>
          </table:table-cell>
          <table:table-cell table:formula="of:=[.A50]" office:value-type="float" office:value="541" calcext:value-type="float">
            <text:p>541</text:p>
          </table:table-cell>
          <table:table-cell table:formula="of:=ROUND([.B50]*[.$C$28];0)" office:value-type="float" office:value="407" calcext:value-type="float">
            <text:p>407</text:p>
          </table:table-cell>
          <table:table-cell table:formula="of:=SUM([.A50:.C50])" office:value-type="float" office:value="1489" calcext:value-type="float">
            <text:p>1489</text:p>
          </table:table-cell>
          <table:table-cell table:formula="of:=[.D50]-[.D49]" office:value-type="float" office:value="35" calcext:value-type="float">
            <text:p>35</text:p>
          </table:table-cell>
          <table:table-cell/>
          <table:table-cell table:formula="of:=VLOOKUP([.$J50];[$lookup.$A$2:$lookup.$D$257];2)" office:value-type="float" office:value="540" calcext:value-type="float">
            <text:p>540</text:p>
          </table:table-cell>
          <table:table-cell table:formula="of:=VLOOKUP([.$J50];[$lookup.$A$2:$lookup.$D$257];3)" office:value-type="float" office:value="438" calcext:value-type="float">
            <text:p>438</text:p>
          </table:table-cell>
          <table:table-cell table:formula="of:=VLOOKUP([.$J50];[$lookup.$A$2:$lookup.$D$257];4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50]-[.G50]" office:value-type="float" office:value="1" calcext:value-type="float">
            <text:p>1</text:p>
          </table:table-cell>
          <table:table-cell table:formula="of:=[.B50]-[.H50]" office:value-type="float" office:value="103" calcext:value-type="float">
            <text:p>103</text:p>
          </table:table-cell>
          <table:table-cell table:formula="of:=[.C50]-[.I50]" office:value-type="float" office:value="105" calcext:value-type="float">
            <text:p>105</text:p>
          </table:table-cell>
          <table:table-cell table:formula="of:=[.J50]" office:value-type="float" office:value="220" calcext:value-type="float">
            <text:p>220</text:p>
          </table:table-cell>
        </table:table-row>
        <table:table-row table:style-name="ro1">
          <table:table-cell table:formula="of:=[.A50]+13" office:value-type="float" office:value="554" calcext:value-type="float">
            <text:p>554</text:p>
          </table:table-cell>
          <table:table-cell table:formula="of:=[.A51]" office:value-type="float" office:value="554" calcext:value-type="float">
            <text:p>554</text:p>
          </table:table-cell>
          <table:table-cell table:formula="of:=ROUND([.B51]*[.$C$28];0)" office:value-type="float" office:value="417" calcext:value-type="float">
            <text:p>417</text:p>
          </table:table-cell>
          <table:table-cell table:formula="of:=SUM([.A51:.C51])" office:value-type="float" office:value="1525" calcext:value-type="float">
            <text:p>1525</text:p>
          </table:table-cell>
          <table:table-cell table:formula="of:=[.D51]-[.D50]" office:value-type="float" office:value="36" calcext:value-type="float">
            <text:p>36</text:p>
          </table:table-cell>
          <table:table-cell/>
          <table:table-cell table:formula="of:=VLOOKUP([.$J51];[$lookup.$A$2:$lookup.$D$257];2)" office:value-type="float" office:value="553" calcext:value-type="float">
            <text:p>553</text:p>
          </table:table-cell>
          <table:table-cell table:formula="of:=VLOOKUP([.$J51];[$lookup.$A$2:$lookup.$D$257];3)" office:value-type="float" office:value="448" calcext:value-type="float">
            <text:p>448</text:p>
          </table:table-cell>
          <table:table-cell table:formula="of:=VLOOKUP([.$J51];[$lookup.$A$2:$lookup.$D$257];4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-[.G51]" office:value-type="float" office:value="1" calcext:value-type="float">
            <text:p>1</text:p>
          </table:table-cell>
          <table:table-cell table:formula="of:=[.B51]-[.H51]" office:value-type="float" office:value="106" calcext:value-type="float">
            <text:p>106</text:p>
          </table:table-cell>
          <table:table-cell table:formula="of:=[.C51]-[.I51]" office:value-type="float" office:value="108" calcext:value-type="float">
            <text:p>108</text:p>
          </table:table-cell>
          <table:table-cell table:formula="of:=[.J51]" office:value-type="float" office:value="224" calcext:value-type="float">
            <text:p>224</text:p>
          </table:table-cell>
        </table:table-row>
        <table:table-row table:style-name="ro1">
          <table:table-cell table:formula="of:=[.A51]+13" office:value-type="float" office:value="567" calcext:value-type="float">
            <text:p>567</text:p>
          </table:table-cell>
          <table:table-cell table:formula="of:=[.A52]" office:value-type="float" office:value="567" calcext:value-type="float">
            <text:p>567</text:p>
          </table:table-cell>
          <table:table-cell table:formula="of:=ROUND([.B52]*[.$C$28];0)" office:value-type="float" office:value="427" calcext:value-type="float">
            <text:p>427</text:p>
          </table:table-cell>
          <table:table-cell table:formula="of:=SUM([.A52:.C52])" office:value-type="float" office:value="1561" calcext:value-type="float">
            <text:p>1561</text:p>
          </table:table-cell>
          <table:table-cell table:formula="of:=[.D52]-[.D51]" office:value-type="float" office:value="36" calcext:value-type="float">
            <text:p>36</text:p>
          </table:table-cell>
          <table:table-cell/>
          <table:table-cell table:formula="of:=VLOOKUP([.$J52];[$lookup.$A$2:$lookup.$D$257];2)" office:value-type="float" office:value="566" calcext:value-type="float">
            <text:p>566</text:p>
          </table:table-cell>
          <table:table-cell table:formula="of:=VLOOKUP([.$J52];[$lookup.$A$2:$lookup.$D$257];3)" office:value-type="float" office:value="458" calcext:value-type="float">
            <text:p>458</text:p>
          </table:table-cell>
          <table:table-cell table:formula="of:=VLOOKUP([.$J52];[$lookup.$A$2:$lookup.$D$257];4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A52]-[.G52]" office:value-type="float" office:value="1" calcext:value-type="float">
            <text:p>1</text:p>
          </table:table-cell>
          <table:table-cell table:formula="of:=[.B52]-[.H52]" office:value-type="float" office:value="109" calcext:value-type="float">
            <text:p>109</text:p>
          </table:table-cell>
          <table:table-cell table:formula="of:=[.C52]-[.I52]" office:value-type="float" office:value="110" calcext:value-type="float">
            <text:p>110</text:p>
          </table:table-cell>
          <table:table-cell table:formula="of:=[.J52]" office:value-type="float" office:value="228" calcext:value-type="float">
            <text:p>228</text:p>
          </table:table-cell>
        </table:table-row>
        <table:table-row table:style-name="ro1">
          <table:table-cell table:formula="of:=[.A52]+13" office:value-type="float" office:value="580" calcext:value-type="float">
            <text:p>580</text:p>
          </table:table-cell>
          <table:table-cell table:formula="of:=[.A53]" office:value-type="float" office:value="580" calcext:value-type="float">
            <text:p>580</text:p>
          </table:table-cell>
          <table:table-cell table:formula="of:=ROUND([.B53]*[.$C$28];0)" office:value-type="float" office:value="437" calcext:value-type="float">
            <text:p>437</text:p>
          </table:table-cell>
          <table:table-cell table:formula="of:=SUM([.A53:.C53])" office:value-type="float" office:value="1597" calcext:value-type="float">
            <text:p>1597</text:p>
          </table:table-cell>
          <table:table-cell table:formula="of:=[.D53]-[.D52]" office:value-type="float" office:value="36" calcext:value-type="float">
            <text:p>36</text:p>
          </table:table-cell>
          <table:table-cell/>
          <table:table-cell table:formula="of:=VLOOKUP([.$J53];[$lookup.$A$2:$lookup.$D$257];2)" office:value-type="float" office:value="579" calcext:value-type="float">
            <text:p>579</text:p>
          </table:table-cell>
          <table:table-cell table:formula="of:=VLOOKUP([.$J53];[$lookup.$A$2:$lookup.$D$257];3)" office:value-type="float" office:value="468" calcext:value-type="float">
            <text:p>468</text:p>
          </table:table-cell>
          <table:table-cell table:formula="of:=VLOOKUP([.$J53];[$lookup.$A$2:$lookup.$D$257];4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3]-[.G53]" office:value-type="float" office:value="1" calcext:value-type="float">
            <text:p>1</text:p>
          </table:table-cell>
          <table:table-cell table:formula="of:=[.B53]-[.H53]" office:value-type="float" office:value="112" calcext:value-type="float">
            <text:p>112</text:p>
          </table:table-cell>
          <table:table-cell table:formula="of:=[.C53]-[.I53]" office:value-type="float" office:value="112" calcext:value-type="float">
            <text:p>112</text:p>
          </table:table-cell>
          <table:table-cell table:formula="of:=[.J53]" office:value-type="float" office:value="232" calcext:value-type="float">
            <text:p>232</text:p>
          </table:table-cell>
        </table:table-row>
        <table:table-row table:style-name="ro1">
          <table:table-cell table:formula="of:=[.A53]+13" office:value-type="float" office:value="593" calcext:value-type="float">
            <text:p>593</text:p>
          </table:table-cell>
          <table:table-cell table:formula="of:=[.A54]" office:value-type="float" office:value="593" calcext:value-type="float">
            <text:p>593</text:p>
          </table:table-cell>
          <table:table-cell table:formula="of:=ROUND([.B54]*[.$C$28];0)" office:value-type="float" office:value="446" calcext:value-type="float">
            <text:p>446</text:p>
          </table:table-cell>
          <table:table-cell table:formula="of:=SUM([.A54:.C54])" office:value-type="float" office:value="1632" calcext:value-type="float">
            <text:p>1632</text:p>
          </table:table-cell>
          <table:table-cell table:formula="of:=[.D54]-[.D53]" office:value-type="float" office:value="35" calcext:value-type="float">
            <text:p>35</text:p>
          </table:table-cell>
          <table:table-cell/>
          <table:table-cell table:formula="of:=VLOOKUP([.$J54];[$lookup.$A$2:$lookup.$D$257];2)" office:value-type="float" office:value="592" calcext:value-type="float">
            <text:p>592</text:p>
          </table:table-cell>
          <table:table-cell table:formula="of:=VLOOKUP([.$J54];[$lookup.$A$2:$lookup.$D$257];3)" office:value-type="float" office:value="478" calcext:value-type="float">
            <text:p>478</text:p>
          </table:table-cell>
          <table:table-cell table:formula="of:=VLOOKUP([.$J54];[$lookup.$A$2:$lookup.$D$257];4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54]-[.G54]" office:value-type="float" office:value="1" calcext:value-type="float">
            <text:p>1</text:p>
          </table:table-cell>
          <table:table-cell table:formula="of:=[.B54]-[.H54]" office:value-type="float" office:value="115" calcext:value-type="float">
            <text:p>115</text:p>
          </table:table-cell>
          <table:table-cell table:formula="of:=[.C54]-[.I54]" office:value-type="float" office:value="113" calcext:value-type="float">
            <text:p>113</text:p>
          </table:table-cell>
          <table:table-cell table:formula="of:=[.J54]" office:value-type="float" office:value="236" calcext:value-type="float">
            <text:p>236</text:p>
          </table:table-cell>
        </table:table-row>
        <table:table-row table:style-name="ro1">
          <table:table-cell table:formula="of:=[.A54]+13" office:value-type="float" office:value="606" calcext:value-type="float">
            <text:p>606</text:p>
          </table:table-cell>
          <table:table-cell table:formula="of:=[.A55]" office:value-type="float" office:value="606" calcext:value-type="float">
            <text:p>606</text:p>
          </table:table-cell>
          <table:table-cell table:formula="of:=ROUND([.B55]*[.$C$28];0)" office:value-type="float" office:value="456" calcext:value-type="float">
            <text:p>456</text:p>
          </table:table-cell>
          <table:table-cell table:formula="of:=SUM([.A55:.C55])" office:value-type="float" office:value="1668" calcext:value-type="float">
            <text:p>1668</text:p>
          </table:table-cell>
          <table:table-cell table:formula="of:=[.D55]-[.D54]" office:value-type="float" office:value="36" calcext:value-type="float">
            <text:p>36</text:p>
          </table:table-cell>
          <table:table-cell/>
          <table:table-cell table:formula="of:=VLOOKUP([.$J55];[$lookup.$A$2:$lookup.$D$257];2)" office:value-type="float" office:value="605" calcext:value-type="float">
            <text:p>605</text:p>
          </table:table-cell>
          <table:table-cell table:formula="of:=VLOOKUP([.$J55];[$lookup.$A$2:$lookup.$D$257];3)" office:value-type="float" office:value="488" calcext:value-type="float">
            <text:p>488</text:p>
          </table:table-cell>
          <table:table-cell table:formula="of:=VLOOKUP([.$J55];[$lookup.$A$2:$lookup.$D$257];4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55]-[.G55]" office:value-type="float" office:value="1" calcext:value-type="float">
            <text:p>1</text:p>
          </table:table-cell>
          <table:table-cell table:formula="of:=[.B55]-[.H55]" office:value-type="float" office:value="118" calcext:value-type="float">
            <text:p>118</text:p>
          </table:table-cell>
          <table:table-cell table:formula="of:=[.C55]-[.I55]" office:value-type="float" office:value="115" calcext:value-type="float">
            <text:p>115</text:p>
          </table:table-cell>
          <table:table-cell table:formula="of:=[.J55]" office:value-type="float" office:value="240" calcext:value-type="float">
            <text:p>240</text:p>
          </table:table-cell>
        </table:table-row>
        <table:table-row table:style-name="ro1">
          <table:table-cell table:formula="of:=[.A55]+13" office:value-type="float" office:value="619" calcext:value-type="float">
            <text:p>619</text:p>
          </table:table-cell>
          <table:table-cell table:formula="of:=[.A56]" office:value-type="float" office:value="619" calcext:value-type="float">
            <text:p>619</text:p>
          </table:table-cell>
          <table:table-cell table:formula="of:=ROUND([.B56]*[.$C$28];0)" office:value-type="float" office:value="466" calcext:value-type="float">
            <text:p>466</text:p>
          </table:table-cell>
          <table:table-cell table:formula="of:=SUM([.A56:.C56])" office:value-type="float" office:value="1704" calcext:value-type="float">
            <text:p>1704</text:p>
          </table:table-cell>
          <table:table-cell table:formula="of:=[.D56]-[.D55]" office:value-type="float" office:value="36" calcext:value-type="float">
            <text:p>36</text:p>
          </table:table-cell>
          <table:table-cell/>
          <table:table-cell table:formula="of:=VLOOKUP([.$J56];[$lookup.$A$2:$lookup.$D$257];2)" office:value-type="float" office:value="618" calcext:value-type="float">
            <text:p>618</text:p>
          </table:table-cell>
          <table:table-cell table:formula="of:=VLOOKUP([.$J56];[$lookup.$A$2:$lookup.$D$257];3)" office:value-type="float" office:value="499" calcext:value-type="float">
            <text:p>499</text:p>
          </table:table-cell>
          <table:table-cell table:formula="of:=VLOOKUP([.$J56];[$lookup.$A$2:$lookup.$D$257];4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56]-[.G56]" office:value-type="float" office:value="1" calcext:value-type="float">
            <text:p>1</text:p>
          </table:table-cell>
          <table:table-cell table:formula="of:=[.B56]-[.H56]" office:value-type="float" office:value="120" calcext:value-type="float">
            <text:p>120</text:p>
          </table:table-cell>
          <table:table-cell table:formula="of:=[.C56]-[.I56]" office:value-type="float" office:value="117" calcext:value-type="float">
            <text:p>117</text:p>
          </table:table-cell>
          <table:table-cell table:formula="of:=[.J56]" office:value-type="float" office:value="244" calcext:value-type="float">
            <text:p>244</text:p>
          </table:table-cell>
        </table:table-row>
        <table:table-row table:style-name="ro1">
          <table:table-cell table:formula="of:=[.A56]+13" office:value-type="float" office:value="632" calcext:value-type="float">
            <text:p>632</text:p>
          </table:table-cell>
          <table:table-cell table:formula="of:=[.A57]" office:value-type="float" office:value="632" calcext:value-type="float">
            <text:p>632</text:p>
          </table:table-cell>
          <table:table-cell table:formula="of:=ROUND([.B57]*[.$C$28];0)" office:value-type="float" office:value="476" calcext:value-type="float">
            <text:p>476</text:p>
          </table:table-cell>
          <table:table-cell table:formula="of:=SUM([.A57:.C57])" office:value-type="float" office:value="1740" calcext:value-type="float">
            <text:p>1740</text:p>
          </table:table-cell>
          <table:table-cell table:formula="of:=[.D57]-[.D56]" office:value-type="float" office:value="36" calcext:value-type="float">
            <text:p>36</text:p>
          </table:table-cell>
          <table:table-cell/>
          <table:table-cell table:formula="of:=VLOOKUP([.$J57];[$lookup.$A$2:$lookup.$D$257];2)" office:value-type="float" office:value="631" calcext:value-type="float">
            <text:p>631</text:p>
          </table:table-cell>
          <table:table-cell table:formula="of:=VLOOKUP([.$J57];[$lookup.$A$2:$lookup.$D$257];3)" office:value-type="float" office:value="509" calcext:value-type="float">
            <text:p>509</text:p>
          </table:table-cell>
          <table:table-cell table:formula="of:=VLOOKUP([.$J57];[$lookup.$A$2:$lookup.$D$257];4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57]-[.G57]" office:value-type="float" office:value="1" calcext:value-type="float">
            <text:p>1</text:p>
          </table:table-cell>
          <table:table-cell table:formula="of:=[.B57]-[.H57]" office:value-type="float" office:value="123" calcext:value-type="float">
            <text:p>123</text:p>
          </table:table-cell>
          <table:table-cell table:formula="of:=[.C57]-[.I57]" office:value-type="float" office:value="119" calcext:value-type="float">
            <text:p>119</text:p>
          </table:table-cell>
          <table:table-cell table:formula="of:=[.J57]" office:value-type="float" office:value="248" calcext:value-type="float">
            <text:p>248</text:p>
          </table:table-cell>
        </table:table-row>
        <table:table-row table:style-name="ro1">
          <table:table-cell table:formula="of:=[.A57]+13" office:value-type="float" office:value="645" calcext:value-type="float">
            <text:p>645</text:p>
          </table:table-cell>
          <table:table-cell table:formula="of:=[.A58]" office:value-type="float" office:value="645" calcext:value-type="float">
            <text:p>645</text:p>
          </table:table-cell>
          <table:table-cell table:formula="of:=ROUND([.B58]*[.$C$28];0)" office:value-type="float" office:value="486" calcext:value-type="float">
            <text:p>486</text:p>
          </table:table-cell>
          <table:table-cell table:formula="of:=SUM([.A58:.C58])" office:value-type="float" office:value="1776" calcext:value-type="float">
            <text:p>1776</text:p>
          </table:table-cell>
          <table:table-cell table:formula="of:=[.D58]-[.D57]" office:value-type="float" office:value="36" calcext:value-type="float">
            <text:p>36</text:p>
          </table:table-cell>
          <table:table-cell/>
          <table:table-cell table:formula="of:=VLOOKUP([.$J58];[$lookup.$A$2:$lookup.$D$257];2)" office:value-type="float" office:value="645" calcext:value-type="float">
            <text:p>645</text:p>
          </table:table-cell>
          <table:table-cell table:formula="of:=VLOOKUP([.$J58];[$lookup.$A$2:$lookup.$D$257];3)" office:value-type="float" office:value="519" calcext:value-type="float">
            <text:p>519</text:p>
          </table:table-cell>
          <table:table-cell table:formula="of:=VLOOKUP([.$J58];[$lookup.$A$2:$lookup.$D$257];4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58]-[.G58]" office:value-type="float" office:value="0" calcext:value-type="float">
            <text:p>0</text:p>
          </table:table-cell>
          <table:table-cell table:formula="of:=[.B58]-[.H58]" office:value-type="float" office:value="126" calcext:value-type="float">
            <text:p>126</text:p>
          </table:table-cell>
          <table:table-cell table:formula="of:=[.C58]-[.I58]" office:value-type="float" office:value="121" calcext:value-type="float">
            <text:p>121</text:p>
          </table:table-cell>
          <table:table-cell table:formula="of:=[.J58]" office:value-type="float" office:value="252" calcext:value-type="float">
            <text:p>252</text:p>
          </table:table-cell>
        </table:table-row>
        <table:table-row table:style-name="ro1">
          <table:table-cell table:formula="of:=[.A58]+13" office:value-type="float" office:value="658" calcext:value-type="float">
            <text:p>658</text:p>
          </table:table-cell>
          <table:table-cell table:formula="of:=[.A59]" office:value-type="float" office:value="658" calcext:value-type="float">
            <text:p>658</text:p>
          </table:table-cell>
          <table:table-cell table:formula="of:=ROUND([.B59]*[.$C$28];0)" office:value-type="float" office:value="495" calcext:value-type="float">
            <text:p>495</text:p>
          </table:table-cell>
          <table:table-cell table:formula="of:=SUM([.A59:.C59])" office:value-type="float" office:value="1811" calcext:value-type="float">
            <text:p>1811</text:p>
          </table:table-cell>
          <table:table-cell table:formula="of:=[.D59]-[.D58]" office:value-type="float" office:value="35" calcext:value-type="float">
            <text:p>35</text:p>
          </table:table-cell>
          <table:table-cell/>
          <table:table-cell table:formula="of:=VLOOKUP([.$J59];[$lookup.$A$2:$lookup.$D$257];2)" office:value-type="float" office:value="655" calcext:value-type="float">
            <text:p>655</text:p>
          </table:table-cell>
          <table:table-cell table:formula="of:=VLOOKUP([.$J59];[$lookup.$A$2:$lookup.$D$257];3)" office:value-type="float" office:value="527" calcext:value-type="float">
            <text:p>527</text:p>
          </table:table-cell>
          <table:table-cell table:formula="of:=VLOOKUP([.$J5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9]-[.G59]" office:value-type="float" office:value="3" calcext:value-type="float">
            <text:p>3</text:p>
          </table:table-cell>
          <table:table-cell table:formula="of:=[.B59]-[.H59]" office:value-type="float" office:value="131" calcext:value-type="float">
            <text:p>131</text:p>
          </table:table-cell>
          <table:table-cell table:formula="of:=[.C59]-[.I59]" office:value-type="float" office:value="124" calcext:value-type="float">
            <text:p>124</text:p>
          </table:table-cell>
          <table:table-cell table:formula="of:=[.J59]" office:value-type="float" office:value="255" calcext:value-type="float">
            <text:p>255</text:p>
          </table:table-cell>
        </table:table-row>
        <table:table-row table:style-name="ro1">
          <table:table-cell table:formula="of:=[.A59]+13" office:value-type="float" office:value="671" calcext:value-type="float">
            <text:p>671</text:p>
          </table:table-cell>
          <table:table-cell table:formula="of:=[.A60]" office:value-type="float" office:value="671" calcext:value-type="float">
            <text:p>671</text:p>
          </table:table-cell>
          <table:table-cell table:formula="of:=ROUND([.B60]*[.$C$28];0)" office:value-type="float" office:value="505" calcext:value-type="float">
            <text:p>505</text:p>
          </table:table-cell>
          <table:table-cell table:formula="of:=SUM([.A60:.C60])" office:value-type="float" office:value="1847" calcext:value-type="float">
            <text:p>1847</text:p>
          </table:table-cell>
          <table:table-cell table:formula="of:=[.D60]-[.D59]" office:value-type="float" office:value="36" calcext:value-type="float">
            <text:p>36</text:p>
          </table:table-cell>
          <table:table-cell/>
          <table:table-cell table:formula="of:=VLOOKUP([.$J60];[$lookup.$A$2:$lookup.$D$257];2)" office:value-type="float" office:value="655" calcext:value-type="float">
            <text:p>655</text:p>
          </table:table-cell>
          <table:table-cell table:formula="of:=VLOOKUP([.$J60];[$lookup.$A$2:$lookup.$D$257];3)" office:value-type="float" office:value="527" calcext:value-type="float">
            <text:p>527</text:p>
          </table:table-cell>
          <table:table-cell table:formula="of:=VLOOKUP([.$J6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0]-[.G60]" office:value-type="float" office:value="16" calcext:value-type="float">
            <text:p>16</text:p>
          </table:table-cell>
          <table:table-cell table:formula="of:=[.B60]-[.H60]" office:value-type="float" office:value="144" calcext:value-type="float">
            <text:p>144</text:p>
          </table:table-cell>
          <table:table-cell table:formula="of:=[.C60]-[.I60]" office:value-type="float" office:value="134" calcext:value-type="float">
            <text:p>134</text:p>
          </table:table-cell>
          <table:table-cell table:formula="of:=[.J60]" office:value-type="float" office:value="255" calcext:value-type="float">
            <text:p>255</text:p>
          </table:table-cell>
        </table:table-row>
        <table:table-row table:style-name="ro1">
          <table:table-cell table:formula="of:=[.A60]+13" office:value-type="float" office:value="684" calcext:value-type="float">
            <text:p>684</text:p>
          </table:table-cell>
          <table:table-cell table:formula="of:=[.A61]" office:value-type="float" office:value="684" calcext:value-type="float">
            <text:p>684</text:p>
          </table:table-cell>
          <table:table-cell table:formula="of:=ROUND([.B61]*[.$C$28];0)" office:value-type="float" office:value="515" calcext:value-type="float">
            <text:p>515</text:p>
          </table:table-cell>
          <table:table-cell table:formula="of:=SUM([.A61:.C61])" office:value-type="float" office:value="1883" calcext:value-type="float">
            <text:p>1883</text:p>
          </table:table-cell>
          <table:table-cell table:formula="of:=[.D61]-[.D60]" office:value-type="float" office:value="36" calcext:value-type="float">
            <text:p>36</text:p>
          </table:table-cell>
          <table:table-cell/>
          <table:table-cell table:formula="of:=VLOOKUP([.$J61];[$lookup.$A$2:$lookup.$D$257];2)" office:value-type="float" office:value="655" calcext:value-type="float">
            <text:p>655</text:p>
          </table:table-cell>
          <table:table-cell table:formula="of:=VLOOKUP([.$J61];[$lookup.$A$2:$lookup.$D$257];3)" office:value-type="float" office:value="527" calcext:value-type="float">
            <text:p>527</text:p>
          </table:table-cell>
          <table:table-cell table:formula="of:=VLOOKUP([.$J6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1]-[.G61]" office:value-type="float" office:value="29" calcext:value-type="float">
            <text:p>29</text:p>
          </table:table-cell>
          <table:table-cell table:formula="of:=[.B61]-[.H61]" office:value-type="float" office:value="157" calcext:value-type="float">
            <text:p>157</text:p>
          </table:table-cell>
          <table:table-cell table:formula="of:=[.C61]-[.I61]" office:value-type="float" office:value="144" calcext:value-type="float">
            <text:p>144</text:p>
          </table:table-cell>
          <table:table-cell table:formula="of:=[.J61]" office:value-type="float" office:value="255" calcext:value-type="float">
            <text:p>255</text:p>
          </table:table-cell>
        </table:table-row>
        <table:table-row table:style-name="ro1">
          <table:table-cell table:formula="of:=[.A61]+13" office:value-type="float" office:value="697" calcext:value-type="float">
            <text:p>697</text:p>
          </table:table-cell>
          <table:table-cell table:formula="of:=[.A62]" office:value-type="float" office:value="697" calcext:value-type="float">
            <text:p>697</text:p>
          </table:table-cell>
          <table:table-cell table:formula="of:=ROUND([.B62]*[.$C$28];0)" office:value-type="float" office:value="525" calcext:value-type="float">
            <text:p>525</text:p>
          </table:table-cell>
          <table:table-cell table:formula="of:=SUM([.A62:.C62])" office:value-type="float" office:value="1919" calcext:value-type="float">
            <text:p>1919</text:p>
          </table:table-cell>
          <table:table-cell table:formula="of:=[.D62]-[.D61]" office:value-type="float" office:value="36" calcext:value-type="float">
            <text:p>36</text:p>
          </table:table-cell>
          <table:table-cell/>
          <table:table-cell table:formula="of:=VLOOKUP([.$J62];[$lookup.$A$2:$lookup.$D$257];2)" office:value-type="float" office:value="655" calcext:value-type="float">
            <text:p>655</text:p>
          </table:table-cell>
          <table:table-cell table:formula="of:=VLOOKUP([.$J62];[$lookup.$A$2:$lookup.$D$257];3)" office:value-type="float" office:value="527" calcext:value-type="float">
            <text:p>527</text:p>
          </table:table-cell>
          <table:table-cell table:formula="of:=VLOOKUP([.$J6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2]-[.G62]" office:value-type="float" office:value="42" calcext:value-type="float">
            <text:p>42</text:p>
          </table:table-cell>
          <table:table-cell table:formula="of:=[.B62]-[.H62]" office:value-type="float" office:value="170" calcext:value-type="float">
            <text:p>170</text:p>
          </table:table-cell>
          <table:table-cell table:formula="of:=[.C62]-[.I62]" office:value-type="float" office:value="154" calcext:value-type="float">
            <text:p>154</text:p>
          </table:table-cell>
          <table:table-cell table:formula="of:=[.J62]" office:value-type="float" office:value="255" calcext:value-type="float">
            <text:p>255</text:p>
          </table:table-cell>
        </table:table-row>
        <table:table-row table:style-name="ro1">
          <table:table-cell table:formula="of:=[.A62]+13" office:value-type="float" office:value="710" calcext:value-type="float">
            <text:p>710</text:p>
          </table:table-cell>
          <table:table-cell table:formula="of:=[.A63]" office:value-type="float" office:value="710" calcext:value-type="float">
            <text:p>710</text:p>
          </table:table-cell>
          <table:table-cell table:formula="of:=ROUND([.B63]*[.$C$28];0)" office:value-type="float" office:value="535" calcext:value-type="float">
            <text:p>535</text:p>
          </table:table-cell>
          <table:table-cell table:formula="of:=SUM([.A63:.C63])" office:value-type="float" office:value="1955" calcext:value-type="float">
            <text:p>1955</text:p>
          </table:table-cell>
          <table:table-cell table:formula="of:=[.D63]-[.D62]" office:value-type="float" office:value="36" calcext:value-type="float">
            <text:p>36</text:p>
          </table:table-cell>
          <table:table-cell/>
          <table:table-cell table:formula="of:=VLOOKUP([.$J63];[$lookup.$A$2:$lookup.$D$257];2)" office:value-type="float" office:value="655" calcext:value-type="float">
            <text:p>655</text:p>
          </table:table-cell>
          <table:table-cell table:formula="of:=VLOOKUP([.$J63];[$lookup.$A$2:$lookup.$D$257];3)" office:value-type="float" office:value="527" calcext:value-type="float">
            <text:p>527</text:p>
          </table:table-cell>
          <table:table-cell table:formula="of:=VLOOKUP([.$J6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3]-[.G63]" office:value-type="float" office:value="55" calcext:value-type="float">
            <text:p>55</text:p>
          </table:table-cell>
          <table:table-cell table:formula="of:=[.B63]-[.H63]" office:value-type="float" office:value="183" calcext:value-type="float">
            <text:p>183</text:p>
          </table:table-cell>
          <table:table-cell table:formula="of:=[.C63]-[.I63]" office:value-type="float" office:value="164" calcext:value-type="float">
            <text:p>164</text:p>
          </table:table-cell>
          <table:table-cell table:formula="of:=[.J63]" office:value-type="float" office:value="255" calcext:value-type="float">
            <text:p>255</text:p>
          </table:table-cell>
        </table:table-row>
        <table:table-row table:style-name="ro1">
          <table:table-cell table:formula="of:=[.A63]+13" office:value-type="float" office:value="723" calcext:value-type="float">
            <text:p>723</text:p>
          </table:table-cell>
          <table:table-cell table:formula="of:=[.A64]" office:value-type="float" office:value="723" calcext:value-type="float">
            <text:p>723</text:p>
          </table:table-cell>
          <table:table-cell table:formula="of:=ROUND([.B64]*[.$C$28];0)" office:value-type="float" office:value="544" calcext:value-type="float">
            <text:p>544</text:p>
          </table:table-cell>
          <table:table-cell table:formula="of:=SUM([.A64:.C64])" office:value-type="float" office:value="1990" calcext:value-type="float">
            <text:p>1990</text:p>
          </table:table-cell>
          <table:table-cell table:formula="of:=[.D64]-[.D63]" office:value-type="float" office:value="35" calcext:value-type="float">
            <text:p>35</text:p>
          </table:table-cell>
          <table:table-cell/>
          <table:table-cell table:formula="of:=VLOOKUP([.$J64];[$lookup.$A$2:$lookup.$D$257];2)" office:value-type="float" office:value="655" calcext:value-type="float">
            <text:p>655</text:p>
          </table:table-cell>
          <table:table-cell table:formula="of:=VLOOKUP([.$J64];[$lookup.$A$2:$lookup.$D$257];3)" office:value-type="float" office:value="527" calcext:value-type="float">
            <text:p>527</text:p>
          </table:table-cell>
          <table:table-cell table:formula="of:=VLOOKUP([.$J64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4]-[.G64]" office:value-type="float" office:value="68" calcext:value-type="float">
            <text:p>68</text:p>
          </table:table-cell>
          <table:table-cell table:formula="of:=[.B64]-[.H64]" office:value-type="float" office:value="196" calcext:value-type="float">
            <text:p>196</text:p>
          </table:table-cell>
          <table:table-cell table:formula="of:=[.C64]-[.I64]" office:value-type="float" office:value="173" calcext:value-type="float">
            <text:p>173</text:p>
          </table:table-cell>
          <table:table-cell table:formula="of:=[.J64]" office:value-type="float" office:value="255" calcext:value-type="float">
            <text:p>255</text:p>
          </table:table-cell>
        </table:table-row>
        <table:table-row table:style-name="ro1">
          <table:table-cell table:formula="of:=[.A64]+13" office:value-type="float" office:value="736" calcext:value-type="float">
            <text:p>736</text:p>
          </table:table-cell>
          <table:table-cell table:formula="of:=[.A65]" office:value-type="float" office:value="736" calcext:value-type="float">
            <text:p>736</text:p>
          </table:table-cell>
          <table:table-cell table:formula="of:=ROUND([.B65]*[.$C$28];0)" office:value-type="float" office:value="554" calcext:value-type="float">
            <text:p>554</text:p>
          </table:table-cell>
          <table:table-cell table:formula="of:=SUM([.A65:.C65])" office:value-type="float" office:value="2026" calcext:value-type="float">
            <text:p>2026</text:p>
          </table:table-cell>
          <table:table-cell table:formula="of:=[.D65]-[.D64]" office:value-type="float" office:value="36" calcext:value-type="float">
            <text:p>36</text:p>
          </table:table-cell>
          <table:table-cell/>
          <table:table-cell table:formula="of:=VLOOKUP([.$J65];[$lookup.$A$2:$lookup.$D$257];2)" office:value-type="float" office:value="655" calcext:value-type="float">
            <text:p>655</text:p>
          </table:table-cell>
          <table:table-cell table:formula="of:=VLOOKUP([.$J65];[$lookup.$A$2:$lookup.$D$257];3)" office:value-type="float" office:value="527" calcext:value-type="float">
            <text:p>527</text:p>
          </table:table-cell>
          <table:table-cell table:formula="of:=VLOOKUP([.$J65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5]-[.G65]" office:value-type="float" office:value="81" calcext:value-type="float">
            <text:p>81</text:p>
          </table:table-cell>
          <table:table-cell table:formula="of:=[.B65]-[.H65]" office:value-type="float" office:value="209" calcext:value-type="float">
            <text:p>209</text:p>
          </table:table-cell>
          <table:table-cell table:formula="of:=[.C65]-[.I65]" office:value-type="float" office:value="183" calcext:value-type="float">
            <text:p>183</text:p>
          </table:table-cell>
          <table:table-cell table:formula="of:=[.J65]" office:value-type="float" office:value="255" calcext:value-type="float">
            <text:p>255</text:p>
          </table:table-cell>
        </table:table-row>
        <table:table-row table:style-name="ro1">
          <table:table-cell table:formula="of:=[.A65]+13" office:value-type="float" office:value="749" calcext:value-type="float">
            <text:p>749</text:p>
          </table:table-cell>
          <table:table-cell table:formula="of:=[.A66]" office:value-type="float" office:value="749" calcext:value-type="float">
            <text:p>749</text:p>
          </table:table-cell>
          <table:table-cell table:formula="of:=ROUND([.B66]*[.$C$28];0)" office:value-type="float" office:value="564" calcext:value-type="float">
            <text:p>564</text:p>
          </table:table-cell>
          <table:table-cell table:formula="of:=SUM([.A66:.C66])" office:value-type="float" office:value="2062" calcext:value-type="float">
            <text:p>2062</text:p>
          </table:table-cell>
          <table:table-cell table:formula="of:=[.D66]-[.D65]" office:value-type="float" office:value="36" calcext:value-type="float">
            <text:p>36</text:p>
          </table:table-cell>
          <table:table-cell/>
          <table:table-cell table:formula="of:=VLOOKUP([.$J66];[$lookup.$A$2:$lookup.$D$257];2)" office:value-type="float" office:value="655" calcext:value-type="float">
            <text:p>655</text:p>
          </table:table-cell>
          <table:table-cell table:formula="of:=VLOOKUP([.$J66];[$lookup.$A$2:$lookup.$D$257];3)" office:value-type="float" office:value="527" calcext:value-type="float">
            <text:p>527</text:p>
          </table:table-cell>
          <table:table-cell table:formula="of:=VLOOKUP([.$J66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6]-[.G66]" office:value-type="float" office:value="94" calcext:value-type="float">
            <text:p>94</text:p>
          </table:table-cell>
          <table:table-cell table:formula="of:=[.B66]-[.H66]" office:value-type="float" office:value="222" calcext:value-type="float">
            <text:p>222</text:p>
          </table:table-cell>
          <table:table-cell table:formula="of:=[.C66]-[.I66]" office:value-type="float" office:value="193" calcext:value-type="float">
            <text:p>193</text:p>
          </table:table-cell>
          <table:table-cell table:formula="of:=[.J66]" office:value-type="float" office:value="255" calcext:value-type="float">
            <text:p>255</text:p>
          </table:table-cell>
        </table:table-row>
        <table:table-row table:style-name="ro1">
          <table:table-cell table:formula="of:=[.A66]+13" office:value-type="float" office:value="762" calcext:value-type="float">
            <text:p>762</text:p>
          </table:table-cell>
          <table:table-cell table:formula="of:=[.A67]" office:value-type="float" office:value="762" calcext:value-type="float">
            <text:p>762</text:p>
          </table:table-cell>
          <table:table-cell table:formula="of:=ROUND([.B67]*[.$C$28];0)" office:value-type="float" office:value="574" calcext:value-type="float">
            <text:p>574</text:p>
          </table:table-cell>
          <table:table-cell table:formula="of:=SUM([.A67:.C67])" office:value-type="float" office:value="2098" calcext:value-type="float">
            <text:p>2098</text:p>
          </table:table-cell>
          <table:table-cell table:formula="of:=[.D67]-[.D66]" office:value-type="float" office:value="36" calcext:value-type="float">
            <text:p>36</text:p>
          </table:table-cell>
          <table:table-cell/>
          <table:table-cell table:formula="of:=VLOOKUP([.$J67];[$lookup.$A$2:$lookup.$D$257];2)" office:value-type="float" office:value="655" calcext:value-type="float">
            <text:p>655</text:p>
          </table:table-cell>
          <table:table-cell table:formula="of:=VLOOKUP([.$J67];[$lookup.$A$2:$lookup.$D$257];3)" office:value-type="float" office:value="527" calcext:value-type="float">
            <text:p>527</text:p>
          </table:table-cell>
          <table:table-cell table:formula="of:=VLOOKUP([.$J67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7]-[.G67]" office:value-type="float" office:value="107" calcext:value-type="float">
            <text:p>107</text:p>
          </table:table-cell>
          <table:table-cell table:formula="of:=[.B67]-[.H67]" office:value-type="float" office:value="235" calcext:value-type="float">
            <text:p>235</text:p>
          </table:table-cell>
          <table:table-cell table:formula="of:=[.C67]-[.I67]" office:value-type="float" office:value="203" calcext:value-type="float">
            <text:p>203</text:p>
          </table:table-cell>
          <table:table-cell table:formula="of:=[.J67]" office:value-type="float" office:value="255" calcext:value-type="float">
            <text:p>255</text:p>
          </table:table-cell>
        </table:table-row>
        <table:table-row table:style-name="ro1">
          <table:table-cell table:formula="of:=[.A67]+13" office:value-type="float" office:value="775" calcext:value-type="float">
            <text:p>775</text:p>
          </table:table-cell>
          <table:table-cell table:formula="of:=[.A68]" office:value-type="float" office:value="775" calcext:value-type="float">
            <text:p>775</text:p>
          </table:table-cell>
          <table:table-cell table:formula="of:=ROUND([.B68]*[.$C$28];0)" office:value-type="float" office:value="584" calcext:value-type="float">
            <text:p>584</text:p>
          </table:table-cell>
          <table:table-cell table:formula="of:=SUM([.A68:.C68])" office:value-type="float" office:value="2134" calcext:value-type="float">
            <text:p>2134</text:p>
          </table:table-cell>
          <table:table-cell table:formula="of:=[.D68]-[.D67]" office:value-type="float" office:value="36" calcext:value-type="float">
            <text:p>36</text:p>
          </table:table-cell>
          <table:table-cell/>
          <table:table-cell table:formula="of:=VLOOKUP([.$J68];[$lookup.$A$2:$lookup.$D$257];2)" office:value-type="float" office:value="655" calcext:value-type="float">
            <text:p>655</text:p>
          </table:table-cell>
          <table:table-cell table:formula="of:=VLOOKUP([.$J68];[$lookup.$A$2:$lookup.$D$257];3)" office:value-type="float" office:value="527" calcext:value-type="float">
            <text:p>527</text:p>
          </table:table-cell>
          <table:table-cell table:formula="of:=VLOOKUP([.$J68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8]-[.G68]" office:value-type="float" office:value="120" calcext:value-type="float">
            <text:p>120</text:p>
          </table:table-cell>
          <table:table-cell table:formula="of:=[.B68]-[.H68]" office:value-type="float" office:value="248" calcext:value-type="float">
            <text:p>248</text:p>
          </table:table-cell>
          <table:table-cell table:formula="of:=[.C68]-[.I68]" office:value-type="float" office:value="213" calcext:value-type="float">
            <text:p>213</text:p>
          </table:table-cell>
          <table:table-cell table:formula="of:=[.J68]" office:value-type="float" office:value="255" calcext:value-type="float">
            <text:p>255</text:p>
          </table:table-cell>
        </table:table-row>
        <table:table-row table:style-name="ro1">
          <table:table-cell table:formula="of:=[.A68]+13" office:value-type="float" office:value="788" calcext:value-type="float">
            <text:p>788</text:p>
          </table:table-cell>
          <table:table-cell table:formula="of:=[.A69]" office:value-type="float" office:value="788" calcext:value-type="float">
            <text:p>788</text:p>
          </table:table-cell>
          <table:table-cell table:formula="of:=ROUND([.B69]*[.$C$28];0)" office:value-type="float" office:value="593" calcext:value-type="float">
            <text:p>593</text:p>
          </table:table-cell>
          <table:table-cell table:formula="of:=SUM([.A69:.C69])" office:value-type="float" office:value="2169" calcext:value-type="float">
            <text:p>2169</text:p>
          </table:table-cell>
          <table:table-cell table:formula="of:=[.D69]-[.D68]" office:value-type="float" office:value="35" calcext:value-type="float">
            <text:p>35</text:p>
          </table:table-cell>
          <table:table-cell/>
          <table:table-cell table:formula="of:=VLOOKUP([.$J69];[$lookup.$A$2:$lookup.$D$257];2)" office:value-type="float" office:value="655" calcext:value-type="float">
            <text:p>655</text:p>
          </table:table-cell>
          <table:table-cell table:formula="of:=VLOOKUP([.$J69];[$lookup.$A$2:$lookup.$D$257];3)" office:value-type="float" office:value="527" calcext:value-type="float">
            <text:p>527</text:p>
          </table:table-cell>
          <table:table-cell table:formula="of:=VLOOKUP([.$J6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9]-[.G69]" office:value-type="float" office:value="133" calcext:value-type="float">
            <text:p>133</text:p>
          </table:table-cell>
          <table:table-cell table:formula="of:=[.B69]-[.H69]" office:value-type="float" office:value="261" calcext:value-type="float">
            <text:p>261</text:p>
          </table:table-cell>
          <table:table-cell table:formula="of:=[.C69]-[.I69]" office:value-type="float" office:value="222" calcext:value-type="float">
            <text:p>222</text:p>
          </table:table-cell>
          <table:table-cell table:formula="of:=[.J69]" office:value-type="float" office:value="255" calcext:value-type="float">
            <text:p>255</text:p>
          </table:table-cell>
        </table:table-row>
        <table:table-row table:style-name="ro1">
          <table:table-cell table:formula="of:=[.A69]+13" office:value-type="float" office:value="801" calcext:value-type="float">
            <text:p>801</text:p>
          </table:table-cell>
          <table:table-cell table:formula="of:=[.A70]" office:value-type="float" office:value="801" calcext:value-type="float">
            <text:p>801</text:p>
          </table:table-cell>
          <table:table-cell table:formula="of:=ROUND([.B70]*[.$C$28];0)" office:value-type="float" office:value="603" calcext:value-type="float">
            <text:p>603</text:p>
          </table:table-cell>
          <table:table-cell table:formula="of:=SUM([.A70:.C70])" office:value-type="float" office:value="2205" calcext:value-type="float">
            <text:p>2205</text:p>
          </table:table-cell>
          <table:table-cell table:formula="of:=[.D70]-[.D69]" office:value-type="float" office:value="36" calcext:value-type="float">
            <text:p>36</text:p>
          </table:table-cell>
          <table:table-cell/>
          <table:table-cell table:formula="of:=VLOOKUP([.$J70];[$lookup.$A$2:$lookup.$D$257];2)" office:value-type="float" office:value="655" calcext:value-type="float">
            <text:p>655</text:p>
          </table:table-cell>
          <table:table-cell table:formula="of:=VLOOKUP([.$J70];[$lookup.$A$2:$lookup.$D$257];3)" office:value-type="float" office:value="527" calcext:value-type="float">
            <text:p>527</text:p>
          </table:table-cell>
          <table:table-cell table:formula="of:=VLOOKUP([.$J7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0]-[.G70]" office:value-type="float" office:value="146" calcext:value-type="float">
            <text:p>146</text:p>
          </table:table-cell>
          <table:table-cell table:formula="of:=[.B70]-[.H70]" office:value-type="float" office:value="274" calcext:value-type="float">
            <text:p>274</text:p>
          </table:table-cell>
          <table:table-cell table:formula="of:=[.C70]-[.I70]" office:value-type="float" office:value="232" calcext:value-type="float">
            <text:p>232</text:p>
          </table:table-cell>
          <table:table-cell table:formula="of:=[.J70]" office:value-type="float" office:value="255" calcext:value-type="float">
            <text:p>255</text:p>
          </table:table-cell>
        </table:table-row>
        <table:table-row table:style-name="ro1">
          <table:table-cell table:formula="of:=[.A70]+13" office:value-type="float" office:value="814" calcext:value-type="float">
            <text:p>814</text:p>
          </table:table-cell>
          <table:table-cell table:formula="of:=[.A71]" office:value-type="float" office:value="814" calcext:value-type="float">
            <text:p>814</text:p>
          </table:table-cell>
          <table:table-cell table:formula="of:=ROUND([.B71]*[.$C$28];0)" office:value-type="float" office:value="613" calcext:value-type="float">
            <text:p>613</text:p>
          </table:table-cell>
          <table:table-cell table:formula="of:=SUM([.A71:.C71])" office:value-type="float" office:value="2241" calcext:value-type="float">
            <text:p>2241</text:p>
          </table:table-cell>
          <table:table-cell table:formula="of:=[.D71]-[.D70]" office:value-type="float" office:value="36" calcext:value-type="float">
            <text:p>36</text:p>
          </table:table-cell>
          <table:table-cell/>
          <table:table-cell table:formula="of:=VLOOKUP([.$J71];[$lookup.$A$2:$lookup.$D$257];2)" office:value-type="float" office:value="655" calcext:value-type="float">
            <text:p>655</text:p>
          </table:table-cell>
          <table:table-cell table:formula="of:=VLOOKUP([.$J71];[$lookup.$A$2:$lookup.$D$257];3)" office:value-type="float" office:value="527" calcext:value-type="float">
            <text:p>527</text:p>
          </table:table-cell>
          <table:table-cell table:formula="of:=VLOOKUP([.$J7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1]-[.G71]" office:value-type="float" office:value="159" calcext:value-type="float">
            <text:p>159</text:p>
          </table:table-cell>
          <table:table-cell table:formula="of:=[.B71]-[.H71]" office:value-type="float" office:value="287" calcext:value-type="float">
            <text:p>287</text:p>
          </table:table-cell>
          <table:table-cell table:formula="of:=[.C71]-[.I71]" office:value-type="float" office:value="242" calcext:value-type="float">
            <text:p>242</text:p>
          </table:table-cell>
          <table:table-cell table:formula="of:=[.J71]" office:value-type="float" office:value="255" calcext:value-type="float">
            <text:p>255</text:p>
          </table:table-cell>
        </table:table-row>
        <table:table-row table:style-name="ro1">
          <table:table-cell table:formula="of:=[.A71]+13" office:value-type="float" office:value="827" calcext:value-type="float">
            <text:p>827</text:p>
          </table:table-cell>
          <table:table-cell table:formula="of:=[.A72]" office:value-type="float" office:value="827" calcext:value-type="float">
            <text:p>827</text:p>
          </table:table-cell>
          <table:table-cell table:formula="of:=ROUND([.B72]*[.$C$28];0)" office:value-type="float" office:value="623" calcext:value-type="float">
            <text:p>623</text:p>
          </table:table-cell>
          <table:table-cell table:formula="of:=SUM([.A72:.C72])" office:value-type="float" office:value="2277" calcext:value-type="float">
            <text:p>2277</text:p>
          </table:table-cell>
          <table:table-cell table:formula="of:=[.D72]-[.D71]" office:value-type="float" office:value="36" calcext:value-type="float">
            <text:p>36</text:p>
          </table:table-cell>
          <table:table-cell/>
          <table:table-cell table:formula="of:=VLOOKUP([.$J72];[$lookup.$A$2:$lookup.$D$257];2)" office:value-type="float" office:value="655" calcext:value-type="float">
            <text:p>655</text:p>
          </table:table-cell>
          <table:table-cell table:formula="of:=VLOOKUP([.$J72];[$lookup.$A$2:$lookup.$D$257];3)" office:value-type="float" office:value="527" calcext:value-type="float">
            <text:p>527</text:p>
          </table:table-cell>
          <table:table-cell table:formula="of:=VLOOKUP([.$J7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2]-[.G72]" office:value-type="float" office:value="172" calcext:value-type="float">
            <text:p>172</text:p>
          </table:table-cell>
          <table:table-cell table:formula="of:=[.B72]-[.H72]" office:value-type="float" office:value="300" calcext:value-type="float">
            <text:p>300</text:p>
          </table:table-cell>
          <table:table-cell table:formula="of:=[.C72]-[.I72]" office:value-type="float" office:value="252" calcext:value-type="float">
            <text:p>252</text:p>
          </table:table-cell>
          <table:table-cell table:formula="of:=[.J72]" office:value-type="float" office:value="255" calcext:value-type="float">
            <text:p>255</text:p>
          </table:table-cell>
        </table:table-row>
        <table:table-row table:style-name="ro1">
          <table:table-cell table:formula="of:=[.A72]+13" office:value-type="float" office:value="840" calcext:value-type="float">
            <text:p>840</text:p>
          </table:table-cell>
          <table:table-cell table:formula="of:=[.A73]" office:value-type="float" office:value="840" calcext:value-type="float">
            <text:p>840</text:p>
          </table:table-cell>
          <table:table-cell table:formula="of:=ROUND([.B73]*[.$C$28];0)" office:value-type="float" office:value="632" calcext:value-type="float">
            <text:p>632</text:p>
          </table:table-cell>
          <table:table-cell table:formula="of:=SUM([.A73:.C73])" office:value-type="float" office:value="2312" calcext:value-type="float">
            <text:p>2312</text:p>
          </table:table-cell>
          <table:table-cell table:formula="of:=[.D73]-[.D72]" office:value-type="float" office:value="35" calcext:value-type="float">
            <text:p>35</text:p>
          </table:table-cell>
          <table:table-cell/>
          <table:table-cell table:formula="of:=VLOOKUP([.$J73];[$lookup.$A$2:$lookup.$D$257];2)" office:value-type="float" office:value="655" calcext:value-type="float">
            <text:p>655</text:p>
          </table:table-cell>
          <table:table-cell table:formula="of:=VLOOKUP([.$J73];[$lookup.$A$2:$lookup.$D$257];3)" office:value-type="float" office:value="527" calcext:value-type="float">
            <text:p>527</text:p>
          </table:table-cell>
          <table:table-cell table:formula="of:=VLOOKUP([.$J7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3]-[.G73]" office:value-type="float" office:value="185" calcext:value-type="float">
            <text:p>185</text:p>
          </table:table-cell>
          <table:table-cell table:formula="of:=[.B73]-[.H73]" office:value-type="float" office:value="313" calcext:value-type="float">
            <text:p>313</text:p>
          </table:table-cell>
          <table:table-cell table:formula="of:=[.C73]-[.I73]" office:value-type="float" office:value="261" calcext:value-type="float">
            <text:p>261</text:p>
          </table:table-cell>
          <table:table-cell table:formula="of:=[.J73]" office:value-type="float" office:value="255" calcext:value-type="float">
            <text:p>255</text:p>
          </table:table-cell>
        </table:table-row>
        <table:table-row table:style-name="ro1" table:number-rows-repeated="104850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L1:Sheet2.O1048576">
            <calcext:condition calcext:apply-style-name="Bad" calcext:value="&gt;255" calcext:base-cell-address="Sheet2.L1"/>
            <calcext:condition calcext:apply-style-name="Bad" calcext:value="&lt;0" calcext:base-cell-address="Sheet2.L1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576pt" svg:height="288pt" svg:x="960.83pt" svg:y="6.49pt">
            <draw:object draw:notify-on-update-of-ranges="Sheet4.B1:Sheet4.B1 Sheet4.B2:Sheet4.B32 Sheet4.C1:Sheet4.C1 Sheet4.C2:Sheet4.C32 Sheet4.D1:Sheet4.D1 Sheet4.D2:Sheet4.D32 Sheet4.E1:Sheet4.E1 Sheet4.E2:Sheet4.E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76pt" svg:height="288pt" svg:x="960.83pt" svg:y="308.15pt">
            <draw:object draw:notify-on-update-of-ranges="Sheet4.P1:Sheet4.P1 Sheet4.P2:Sheet4.P32 Sheet4.Q1:Sheet4.Q1 Sheet4.Q2:Sheet4.Q32 Sheet4.R1:Sheet4.R1 Sheet4.R2:Sheet4.R32 Sheet4.S1:Sheet4.S1 Sheet4.S2:Sheet4.S32 Sheet4.T1:Sheet4.T1 Sheet4.T2:Sheet4.T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  <table:table-cell office:value-type="string" calcext:value-type="string">
            <text:p>NewSum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+[.C2]+[.B2]" office:value-type="float" office:value="0" calcext:value-type="float">
            <text:p>0</text:p>
          </table:table-cell>
          <table:table-cell/>
          <table:table-cell table:formula="of:=VLOOKUP([.B2];[$lookup.$B$1:.$E$257]; 4)" office:value-type="float" office:value="1" calcext:value-type="float">
            <text:p>1</text:p>
          </table:table-cell>
          <table:table-cell table:formula="of:=VLOOKUP([.C2];[$lookup.$C$1:.$E$257]; 3)" office:value-type="float" office:value="0" calcext:value-type="float">
            <text:p>0</text:p>
          </table:table-cell>
          <table:table-cell table:formula="of:=VLOOKUP([.D2];[$lookup.$D$1:.$E$257]; 2)" office:value-type="float" office:value="2" calcext:value-type="float">
            <text:p>2</text:p>
          </table:table-cell>
          <table:table-cell table:formula="of:=SMALL([.G2:.I2];1)" office:value-type="float" office:value="0" calcext:value-type="float">
            <text:p>0</text:p>
          </table:table-cell>
          <table:table-cell/>
          <table:table-cell table:formula="of:=VLOOKUP([.$J2];[$lookup.$A$2:.$D$257];2)" office:value-type="float" office:value="0" calcext:value-type="float">
            <text:p>0</text:p>
          </table:table-cell>
          <table:table-cell table:formula="of:=VLOOKUP([.$J2];[$lookup.$A$2:.$D$257];3)" office:value-type="float" office:value="0" calcext:value-type="float">
            <text:p>0</text:p>
          </table:table-cell>
          <table:table-cell table:formula="of:=VLOOKUP([.$J2];[$lookup.$A$2:.$D$257];4)" office:value-type="float" office:value="0" calcext:value-type="float">
            <text:p>0</text:p>
          </table:table-cell>
          <table:table-cell/>
          <table:table-cell table:formula="of:=[.B2]-[.L2]" office:value-type="float" office:value="0" calcext:value-type="float">
            <text:p>0</text:p>
          </table:table-cell>
          <table:table-cell table:formula="of:=[.C2]-[.M2]" office:value-type="float" office:value="0" calcext:value-type="float">
            <text:p>0</text:p>
          </table:table-cell>
          <table:table-cell table:formula="of:=[.D2]-[.N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P2]+[.Q2]+[.R2]+[.L2]+[.M2]+[.N2]" office:value-type="float" office:value="0" calcext:value-type="float">
            <text:p>0</text:p>
          </table:table-cell>
          <table:table-cell table:formula="of:=[.$U$1]&amp;[.Q2]&amp;[.$V$1]&amp;[.P2]&amp;[.$V$1]&amp;[.R2]&amp;[.$V$1]&amp;[.S2]&amp;[.$W$1]&amp;[.$V$1]" office:value-type="string" office:string-value="{0,0,0,0}," calcext:value-type="string">
            <text:p>{0,0,0,0},</text:p>
          </table:table-cell>
          <table:table-cell table:number-columns-repeated="2"/>
        </table:table-row>
        <table:table-row table:style-name="ro1">
          <table:table-cell office:value-type="float" office:value="25.16" calcext:value-type="float">
            <text:p>2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3]+[.C3]+[.B3]" office:value-type="float" office:value="9" calcext:value-type="float">
            <text:p>9</text:p>
          </table:table-cell>
          <table:table-cell/>
          <table:table-cell table:formula="of:=VLOOKUP([.B3];[$lookup.$B$1:.$E$257]; 4)" office:value-type="float" office:value="1" calcext:value-type="float">
            <text:p>1</text:p>
          </table:table-cell>
          <table:table-cell table:formula="of:=VLOOKUP([.C3];[$lookup.$C$1:.$E$257]; 3)" office:value-type="float" office:value="0" calcext:value-type="float">
            <text:p>0</text:p>
          </table:table-cell>
          <table:table-cell table:formula="of:=VLOOKUP([.D3];[$lookup.$D$1:.$E$257]; 2)" office:value-type="float" office:value="18" calcext:value-type="float">
            <text:p>18</text:p>
          </table:table-cell>
          <table:table-cell table:formula="of:=SMALL([.G3:.I3];1)" office:value-type="float" office:value="0" calcext:value-type="float">
            <text:p>0</text:p>
          </table:table-cell>
          <table:table-cell/>
          <table:table-cell table:formula="of:=VLOOKUP([.$J3];[$lookup.$A$2:.$D$257];2)" office:value-type="float" office:value="0" calcext:value-type="float">
            <text:p>0</text:p>
          </table:table-cell>
          <table:table-cell table:formula="of:=VLOOKUP([.$J3];[$lookup.$A$2:.$D$257];3)" office:value-type="float" office:value="0" calcext:value-type="float">
            <text:p>0</text:p>
          </table:table-cell>
          <table:table-cell table:formula="of:=VLOOKUP([.$J3];[$lookup.$A$2:.$D$257];4)" office:value-type="float" office:value="0" calcext:value-type="float">
            <text:p>0</text:p>
          </table:table-cell>
          <table:table-cell/>
          <table:table-cell table:formula="of:=[.B3]-[.L3]" office:value-type="float" office:value="0" calcext:value-type="float">
            <text:p>0</text:p>
          </table:table-cell>
          <table:table-cell table:formula="of:=[.C3]-[.M3]" office:value-type="float" office:value="0" calcext:value-type="float">
            <text:p>0</text:p>
          </table:table-cell>
          <table:table-cell table:formula="of:=[.D3]-[.N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  <table:table-cell table:formula="of:=[.P3]+[.Q3]+[.R3]+[.L3]+[.M3]+[.N3]" office:value-type="float" office:value="9" calcext:value-type="float">
            <text:p>9</text:p>
          </table:table-cell>
          <table:table-cell table:formula="of:=[.$U$1]&amp;[.Q3]&amp;[.$V$1]&amp;[.P3]&amp;[.$V$1]&amp;[.R3]&amp;[.$V$1]&amp;[.S3]&amp;[.$W$1]&amp;[.$V$1]" office:value-type="string" office:string-value="{0,0,9,0}," calcext:value-type="string">
            <text:p>{0,0,9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4]+[.C4]+[.B4]" office:value-type="float" office:value="21" calcext:value-type="float">
            <text:p>21</text:p>
          </table:table-cell>
          <table:table-cell/>
          <table:table-cell table:formula="of:=VLOOKUP([.B4];[$lookup.$B$1:.$E$257]; 4)" office:value-type="float" office:value="1" calcext:value-type="float">
            <text:p>1</text:p>
          </table:table-cell>
          <table:table-cell table:formula="of:=VLOOKUP([.C4];[$lookup.$C$1:.$E$257]; 3)" office:value-type="float" office:value="0" calcext:value-type="float">
            <text:p>0</text:p>
          </table:table-cell>
          <table:table-cell table:formula="of:=VLOOKUP([.D4];[$lookup.$D$1:.$E$257]; 2)" office:value-type="float" office:value="33" calcext:value-type="float">
            <text:p>33</text:p>
          </table:table-cell>
          <table:table-cell table:formula="of:=SMALL([.G4:.I4];1)" office:value-type="float" office:value="0" calcext:value-type="float">
            <text:p>0</text:p>
          </table:table-cell>
          <table:table-cell/>
          <table:table-cell table:formula="of:=VLOOKUP([.$J4];[$lookup.$A$2:.$D$257];2)" office:value-type="float" office:value="0" calcext:value-type="float">
            <text:p>0</text:p>
          </table:table-cell>
          <table:table-cell table:formula="of:=VLOOKUP([.$J4];[$lookup.$A$2:.$D$257];3)" office:value-type="float" office:value="0" calcext:value-type="float">
            <text:p>0</text:p>
          </table:table-cell>
          <table:table-cell table:formula="of:=VLOOKUP([.$J4];[$lookup.$A$2:.$D$257];4)" office:value-type="float" office:value="0" calcext:value-type="float">
            <text:p>0</text:p>
          </table:table-cell>
          <table:table-cell/>
          <table:table-cell table:formula="of:=[.B4]-[.L4]" office:value-type="float" office:value="0" calcext:value-type="float">
            <text:p>0</text:p>
          </table:table-cell>
          <table:table-cell table:formula="of:=[.C4]-[.M4]" office:value-type="float" office:value="0" calcext:value-type="float">
            <text:p>0</text:p>
          </table:table-cell>
          <table:table-cell table:formula="of:=[.D4]-[.N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  <table:table-cell table:formula="of:=[.P4]+[.Q4]+[.R4]+[.L4]+[.M4]+[.N4]" office:value-type="float" office:value="21" calcext:value-type="float">
            <text:p>21</text:p>
          </table:table-cell>
          <table:table-cell table:formula="of:=[.$U$1]&amp;[.Q4]&amp;[.$V$1]&amp;[.P4]&amp;[.$V$1]&amp;[.R4]&amp;[.$V$1]&amp;[.S4]&amp;[.$W$1]&amp;[.$V$1]" office:value-type="string" office:string-value="{0,0,21,0}," calcext:value-type="string">
            <text:p>{0,0,21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5]+[.C5]+[.B5]" office:value-type="float" office:value="35" calcext:value-type="float">
            <text:p>35</text:p>
          </table:table-cell>
          <table:table-cell/>
          <table:table-cell table:formula="of:=VLOOKUP([.B5];[$lookup.$B$1:.$E$257]; 4)" office:value-type="float" office:value="1" calcext:value-type="float">
            <text:p>1</text:p>
          </table:table-cell>
          <table:table-cell table:formula="of:=VLOOKUP([.C5];[$lookup.$C$1:.$E$257]; 3)" office:value-type="float" office:value="0" calcext:value-type="float">
            <text:p>0</text:p>
          </table:table-cell>
          <table:table-cell table:formula="of:=VLOOKUP([.D5];[$lookup.$D$1:.$E$257]; 2)" office:value-type="float" office:value="47" calcext:value-type="float">
            <text:p>47</text:p>
          </table:table-cell>
          <table:table-cell table:formula="of:=SMALL([.G5:.I5];1)" office:value-type="float" office:value="0" calcext:value-type="float">
            <text:p>0</text:p>
          </table:table-cell>
          <table:table-cell/>
          <table:table-cell table:formula="of:=VLOOKUP([.$J5];[$lookup.$A$2:.$D$257];2)" office:value-type="float" office:value="0" calcext:value-type="float">
            <text:p>0</text:p>
          </table:table-cell>
          <table:table-cell table:formula="of:=VLOOKUP([.$J5];[$lookup.$A$2:.$D$257];3)" office:value-type="float" office:value="0" calcext:value-type="float">
            <text:p>0</text:p>
          </table:table-cell>
          <table:table-cell table:formula="of:=VLOOKUP([.$J5];[$lookup.$A$2:.$D$257];4)" office:value-type="float" office:value="0" calcext:value-type="float">
            <text:p>0</text:p>
          </table:table-cell>
          <table:table-cell/>
          <table:table-cell table:formula="of:=[.B5]-[.L5]" office:value-type="float" office:value="0" calcext:value-type="float">
            <text:p>0</text:p>
          </table:table-cell>
          <table:table-cell table:formula="of:=[.C5]-[.M5]" office:value-type="float" office:value="0" calcext:value-type="float">
            <text:p>0</text:p>
          </table:table-cell>
          <table:table-cell table:formula="of:=[.D5]-[.N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  <table:table-cell table:formula="of:=[.P5]+[.Q5]+[.R5]+[.L5]+[.M5]+[.N5]" office:value-type="float" office:value="35" calcext:value-type="float">
            <text:p>35</text:p>
          </table:table-cell>
          <table:table-cell table:formula="of:=[.$U$1]&amp;[.Q5]&amp;[.$V$1]&amp;[.P5]&amp;[.$V$1]&amp;[.R5]&amp;[.$V$1]&amp;[.S5]&amp;[.$W$1]&amp;[.$V$1]" office:value-type="string" office:string-value="{0,0,35,0}," calcext:value-type="string">
            <text:p>{0,0,35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6]+[.C6]+[.B6]" office:value-type="float" office:value="51" calcext:value-type="float">
            <text:p>51</text:p>
          </table:table-cell>
          <table:table-cell/>
          <table:table-cell table:formula="of:=VLOOKUP([.B6];[$lookup.$B$1:.$E$257]; 4)" office:value-type="float" office:value="3" calcext:value-type="float">
            <text:p>3</text:p>
          </table:table-cell>
          <table:table-cell table:formula="of:=VLOOKUP([.C6];[$lookup.$C$1:.$E$257]; 3)" office:value-type="float" office:value="0" calcext:value-type="float">
            <text:p>0</text:p>
          </table:table-cell>
          <table:table-cell table:formula="of:=VLOOKUP([.D6];[$lookup.$D$1:.$E$257]; 2)" office:value-type="float" office:value="60" calcext:value-type="float">
            <text:p>60</text:p>
          </table:table-cell>
          <table:table-cell table:formula="of:=SMALL([.G6:.I6];1)" office:value-type="float" office:value="0" calcext:value-type="float">
            <text:p>0</text:p>
          </table:table-cell>
          <table:table-cell/>
          <table:table-cell table:formula="of:=VLOOKUP([.$J6];[$lookup.$A$2:.$D$257];2)" office:value-type="float" office:value="0" calcext:value-type="float">
            <text:p>0</text:p>
          </table:table-cell>
          <table:table-cell table:formula="of:=VLOOKUP([.$J6];[$lookup.$A$2:.$D$257];3)" office:value-type="float" office:value="0" calcext:value-type="float">
            <text:p>0</text:p>
          </table:table-cell>
          <table:table-cell table:formula="of:=VLOOKUP([.$J6];[$lookup.$A$2:.$D$257];4)" office:value-type="float" office:value="0" calcext:value-type="float">
            <text:p>0</text:p>
          </table:table-cell>
          <table:table-cell/>
          <table:table-cell table:formula="of:=[.B6]-[.L6]" office:value-type="float" office:value="2" calcext:value-type="float">
            <text:p>2</text:p>
          </table:table-cell>
          <table:table-cell table:formula="of:=[.C6]-[.M6]" office:value-type="float" office:value="0" calcext:value-type="float">
            <text:p>0</text:p>
          </table:table-cell>
          <table:table-cell table:formula="of:=[.D6]-[.N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  <table:table-cell table:formula="of:=[.P6]+[.Q6]+[.R6]+[.L6]+[.M6]+[.N6]" office:value-type="float" office:value="51" calcext:value-type="float">
            <text:p>51</text:p>
          </table:table-cell>
          <table:table-cell table:formula="of:=[.$U$1]&amp;[.Q6]&amp;[.$V$1]&amp;[.P6]&amp;[.$V$1]&amp;[.R6]&amp;[.$V$1]&amp;[.S6]&amp;[.$W$1]&amp;[.$V$1]" office:value-type="string" office:string-value="{0,2,49,0}," calcext:value-type="string">
            <text:p>{0,2,49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D7]+[.C7]+[.B7]" office:value-type="float" office:value="68" calcext:value-type="float">
            <text:p>68</text:p>
          </table:table-cell>
          <table:table-cell/>
          <table:table-cell table:formula="of:=VLOOKUP([.B7];[$lookup.$B$1:.$E$257]; 4)" office:value-type="float" office:value="6" calcext:value-type="float">
            <text:p>6</text:p>
          </table:table-cell>
          <table:table-cell table:formula="of:=VLOOKUP([.C7];[$lookup.$C$1:.$E$257]; 3)" office:value-type="float" office:value="0" calcext:value-type="float">
            <text:p>0</text:p>
          </table:table-cell>
          <table:table-cell table:formula="of:=VLOOKUP([.D7];[$lookup.$D$1:.$E$257]; 2)" office:value-type="float" office:value="72" calcext:value-type="float">
            <text:p>72</text:p>
          </table:table-cell>
          <table:table-cell table:formula="of:=SMALL([.G7:.I7];1)" office:value-type="float" office:value="0" calcext:value-type="float">
            <text:p>0</text:p>
          </table:table-cell>
          <table:table-cell/>
          <table:table-cell table:formula="of:=VLOOKUP([.$J7];[$lookup.$A$2:.$D$257];2)" office:value-type="float" office:value="0" calcext:value-type="float">
            <text:p>0</text:p>
          </table:table-cell>
          <table:table-cell table:formula="of:=VLOOKUP([.$J7];[$lookup.$A$2:.$D$257];3)" office:value-type="float" office:value="0" calcext:value-type="float">
            <text:p>0</text:p>
          </table:table-cell>
          <table:table-cell table:formula="of:=VLOOKUP([.$J7];[$lookup.$A$2:.$D$257];4)" office:value-type="float" office:value="0" calcext:value-type="float">
            <text:p>0</text:p>
          </table:table-cell>
          <table:table-cell/>
          <table:table-cell table:formula="of:=[.B7]-[.L7]" office:value-type="float" office:value="5" calcext:value-type="float">
            <text:p>5</text:p>
          </table:table-cell>
          <table:table-cell table:formula="of:=[.C7]-[.M7]" office:value-type="float" office:value="0" calcext:value-type="float">
            <text:p>0</text:p>
          </table:table-cell>
          <table:table-cell table:formula="of:=[.D7]-[.N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  <table:table-cell table:formula="of:=[.P7]+[.Q7]+[.R7]+[.L7]+[.M7]+[.N7]" office:value-type="float" office:value="68" calcext:value-type="float">
            <text:p>68</text:p>
          </table:table-cell>
          <table:table-cell table:formula="of:=[.$U$1]&amp;[.Q7]&amp;[.$V$1]&amp;[.P7]&amp;[.$V$1]&amp;[.R7]&amp;[.$V$1]&amp;[.S7]&amp;[.$W$1]&amp;[.$V$1]" office:value-type="string" office:string-value="{0,5,63,0}," calcext:value-type="string">
            <text:p>{0,5,63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D8]+[.C8]+[.B8]" office:value-type="float" office:value="98" calcext:value-type="float">
            <text:p>98</text:p>
          </table:table-cell>
          <table:table-cell/>
          <table:table-cell table:formula="of:=VLOOKUP([.B8];[$lookup.$B$1:.$E$257]; 4)" office:value-type="float" office:value="10" calcext:value-type="float">
            <text:p>10</text:p>
          </table:table-cell>
          <table:table-cell table:formula="of:=VLOOKUP([.C8];[$lookup.$C$1:.$E$257]; 3)" office:value-type="float" office:value="0" calcext:value-type="float">
            <text:p>0</text:p>
          </table:table-cell>
          <table:table-cell table:formula="of:=VLOOKUP([.D8];[$lookup.$D$1:.$E$257]; 2)" office:value-type="float" office:value="91" calcext:value-type="float">
            <text:p>91</text:p>
          </table:table-cell>
          <table:table-cell table:formula="of:=SMALL([.G8:.I8];1)" office:value-type="float" office:value="0" calcext:value-type="float">
            <text:p>0</text:p>
          </table:table-cell>
          <table:table-cell/>
          <table:table-cell table:formula="of:=VLOOKUP([.$J8];[$lookup.$A$2:.$D$257];2)" office:value-type="float" office:value="0" calcext:value-type="float">
            <text:p>0</text:p>
          </table:table-cell>
          <table:table-cell table:formula="of:=VLOOKUP([.$J8];[$lookup.$A$2:.$D$257];3)" office:value-type="float" office:value="0" calcext:value-type="float">
            <text:p>0</text:p>
          </table:table-cell>
          <table:table-cell table:formula="of:=VLOOKUP([.$J8];[$lookup.$A$2:.$D$257];4)" office:value-type="float" office:value="0" calcext:value-type="float">
            <text:p>0</text:p>
          </table:table-cell>
          <table:table-cell/>
          <table:table-cell table:formula="of:=[.B8]-[.L8]" office:value-type="float" office:value="10" calcext:value-type="float">
            <text:p>10</text:p>
          </table:table-cell>
          <table:table-cell table:formula="of:=[.C8]-[.M8]" office:value-type="float" office:value="0" calcext:value-type="float">
            <text:p>0</text:p>
          </table:table-cell>
          <table:table-cell table:formula="of:=[.D8]-[.N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  <table:table-cell table:formula="of:=[.P8]+[.Q8]+[.R8]+[.L8]+[.M8]+[.N8]" office:value-type="float" office:value="98" calcext:value-type="float">
            <text:p>98</text:p>
          </table:table-cell>
          <table:table-cell table:formula="of:=[.$U$1]&amp;[.Q8]&amp;[.$V$1]&amp;[.P8]&amp;[.$V$1]&amp;[.R8]&amp;[.$V$1]&amp;[.S8]&amp;[.$W$1]&amp;[.$V$1]" office:value-type="string" office:string-value="{0,10,88,0}," calcext:value-type="string">
            <text:p>{0,10,88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9]+[.C9]+[.B9]" office:value-type="float" office:value="136" calcext:value-type="float">
            <text:p>136</text:p>
          </table:table-cell>
          <table:table-cell/>
          <table:table-cell table:formula="of:=VLOOKUP([.B9];[$lookup.$B$1:.$E$257]; 4)" office:value-type="float" office:value="17" calcext:value-type="float">
            <text:p>17</text:p>
          </table:table-cell>
          <table:table-cell table:formula="of:=VLOOKUP([.C9];[$lookup.$C$1:.$E$257]; 3)" office:value-type="float" office:value="0" calcext:value-type="float">
            <text:p>0</text:p>
          </table:table-cell>
          <table:table-cell table:formula="of:=VLOOKUP([.D9];[$lookup.$D$1:.$E$257]; 2)" office:value-type="float" office:value="111" calcext:value-type="float">
            <text:p>111</text:p>
          </table:table-cell>
          <table:table-cell table:formula="of:=SMALL([.G9:.I9];1)" office:value-type="float" office:value="0" calcext:value-type="float">
            <text:p>0</text:p>
          </table:table-cell>
          <table:table-cell/>
          <table:table-cell table:formula="of:=VLOOKUP([.$J9];[$lookup.$A$2:.$D$257];2)" office:value-type="float" office:value="0" calcext:value-type="float">
            <text:p>0</text:p>
          </table:table-cell>
          <table:table-cell table:formula="of:=VLOOKUP([.$J9];[$lookup.$A$2:.$D$257];3)" office:value-type="float" office:value="0" calcext:value-type="float">
            <text:p>0</text:p>
          </table:table-cell>
          <table:table-cell table:formula="of:=VLOOKUP([.$J9];[$lookup.$A$2:.$D$257];4)" office:value-type="float" office:value="0" calcext:value-type="float">
            <text:p>0</text:p>
          </table:table-cell>
          <table:table-cell/>
          <table:table-cell table:formula="of:=[.B9]-[.L9]" office:value-type="float" office:value="20" calcext:value-type="float">
            <text:p>20</text:p>
          </table:table-cell>
          <table:table-cell table:formula="of:=[.C9]-[.M9]" office:value-type="float" office:value="0" calcext:value-type="float">
            <text:p>0</text:p>
          </table:table-cell>
          <table:table-cell table:formula="of:=[.D9]-[.N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  <table:table-cell table:formula="of:=[.P9]+[.Q9]+[.R9]+[.L9]+[.M9]+[.N9]" office:value-type="float" office:value="136" calcext:value-type="float">
            <text:p>136</text:p>
          </table:table-cell>
          <table:table-cell table:formula="of:=[.$U$1]&amp;[.Q9]&amp;[.$V$1]&amp;[.P9]&amp;[.$V$1]&amp;[.R9]&amp;[.$V$1]&amp;[.S9]&amp;[.$W$1]&amp;[.$V$1]" office:value-type="string" office:string-value="{0,20,116,0}," calcext:value-type="string">
            <text:p>{0,20,11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[.D10]+[.C10]+[.B10]" office:value-type="float" office:value="174" calcext:value-type="float">
            <text:p>174</text:p>
          </table:table-cell>
          <table:table-cell/>
          <table:table-cell table:formula="of:=VLOOKUP([.B10];[$lookup.$B$1:.$E$257]; 4)" office:value-type="float" office:value="28" calcext:value-type="float">
            <text:p>28</text:p>
          </table:table-cell>
          <table:table-cell table:formula="of:=VLOOKUP([.C10];[$lookup.$C$1:.$E$257]; 3)" office:value-type="float" office:value="0" calcext:value-type="float">
            <text:p>0</text:p>
          </table:table-cell>
          <table:table-cell table:formula="of:=VLOOKUP([.D10];[$lookup.$D$1:.$E$257]; 2)" office:value-type="float" office:value="125" calcext:value-type="float">
            <text:p>125</text:p>
          </table:table-cell>
          <table:table-cell table:formula="of:=SMALL([.G10:.I10];1)" office:value-type="float" office:value="0" calcext:value-type="float">
            <text:p>0</text:p>
          </table:table-cell>
          <table:table-cell/>
          <table:table-cell table:formula="of:=VLOOKUP([.$J10];[$lookup.$A$2:.$D$257];2)" office:value-type="float" office:value="0" calcext:value-type="float">
            <text:p>0</text:p>
          </table:table-cell>
          <table:table-cell table:formula="of:=VLOOKUP([.$J10];[$lookup.$A$2:.$D$257];3)" office:value-type="float" office:value="0" calcext:value-type="float">
            <text:p>0</text:p>
          </table:table-cell>
          <table:table-cell table:formula="of:=VLOOKUP([.$J10];[$lookup.$A$2:.$D$257];4)" office:value-type="float" office:value="0" calcext:value-type="float">
            <text:p>0</text:p>
          </table:table-cell>
          <table:table-cell/>
          <table:table-cell table:formula="of:=[.B10]-[.L10]" office:value-type="float" office:value="37" calcext:value-type="float">
            <text:p>37</text:p>
          </table:table-cell>
          <table:table-cell table:formula="of:=[.C10]-[.M10]" office:value-type="float" office:value="0" calcext:value-type="float">
            <text:p>0</text:p>
          </table:table-cell>
          <table:table-cell table:formula="of:=[.D10]-[.N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  <table:table-cell table:formula="of:=[.P10]+[.Q10]+[.R10]+[.L10]+[.M10]+[.N10]" office:value-type="float" office:value="174" calcext:value-type="float">
            <text:p>174</text:p>
          </table:table-cell>
          <table:table-cell table:formula="of:=[.$U$1]&amp;[.Q10]&amp;[.$V$1]&amp;[.P10]&amp;[.$V$1]&amp;[.R10]&amp;[.$V$1]&amp;[.S10]&amp;[.$W$1]&amp;[.$V$1]" office:value-type="string" office:string-value="{0,37,137,0}," calcext:value-type="string">
            <text:p>{0,37,137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[.D11]+[.C11]+[.B11]" office:value-type="float" office:value="217" calcext:value-type="float">
            <text:p>217</text:p>
          </table:table-cell>
          <table:table-cell/>
          <table:table-cell table:formula="of:=VLOOKUP([.B11];[$lookup.$B$1:.$E$257]; 4)" office:value-type="float" office:value="41" calcext:value-type="float">
            <text:p>41</text:p>
          </table:table-cell>
          <table:table-cell table:formula="of:=VLOOKUP([.C11];[$lookup.$C$1:.$E$257]; 3)" office:value-type="float" office:value="0" calcext:value-type="float">
            <text:p>0</text:p>
          </table:table-cell>
          <table:table-cell table:formula="of:=VLOOKUP([.D11];[$lookup.$D$1:.$E$257]; 2)" office:value-type="float" office:value="137" calcext:value-type="float">
            <text:p>137</text:p>
          </table:table-cell>
          <table:table-cell table:formula="of:=SMALL([.G11:.I11];1)" office:value-type="float" office:value="0" calcext:value-type="float">
            <text:p>0</text:p>
          </table:table-cell>
          <table:table-cell/>
          <table:table-cell table:formula="of:=VLOOKUP([.$J11];[$lookup.$A$2:.$D$257];2)" office:value-type="float" office:value="0" calcext:value-type="float">
            <text:p>0</text:p>
          </table:table-cell>
          <table:table-cell table:formula="of:=VLOOKUP([.$J11];[$lookup.$A$2:.$D$257];3)" office:value-type="float" office:value="0" calcext:value-type="float">
            <text:p>0</text:p>
          </table:table-cell>
          <table:table-cell table:formula="of:=VLOOKUP([.$J11];[$lookup.$A$2:.$D$257];4)" office:value-type="float" office:value="0" calcext:value-type="float">
            <text:p>0</text:p>
          </table:table-cell>
          <table:table-cell/>
          <table:table-cell table:formula="of:=[.B11]-[.L11]" office:value-type="float" office:value="61" calcext:value-type="float">
            <text:p>61</text:p>
          </table:table-cell>
          <table:table-cell table:formula="of:=[.C11]-[.M11]" office:value-type="float" office:value="0" calcext:value-type="float">
            <text:p>0</text:p>
          </table:table-cell>
          <table:table-cell table:formula="of:=[.D11]-[.N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  <table:table-cell table:formula="of:=[.P11]+[.Q11]+[.R11]+[.L11]+[.M11]+[.N11]" office:value-type="float" office:value="217" calcext:value-type="float">
            <text:p>217</text:p>
          </table:table-cell>
          <table:table-cell table:formula="of:=[.$U$1]&amp;[.Q11]&amp;[.$V$1]&amp;[.P11]&amp;[.$V$1]&amp;[.R11]&amp;[.$V$1]&amp;[.S11]&amp;[.$W$1]&amp;[.$V$1]" office:value-type="string" office:string-value="{0,61,156,0}," calcext:value-type="string">
            <text:p>{0,61,15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D12]+[.C12]+[.B12]" office:value-type="float" office:value="259" calcext:value-type="float">
            <text:p>259</text:p>
          </table:table-cell>
          <table:table-cell/>
          <table:table-cell table:formula="of:=VLOOKUP([.B12];[$lookup.$B$1:.$E$257]; 4)" office:value-type="float" office:value="55" calcext:value-type="float">
            <text:p>55</text:p>
          </table:table-cell>
          <table:table-cell table:formula="of:=VLOOKUP([.C12];[$lookup.$C$1:.$E$257]; 3)" office:value-type="float" office:value="0" calcext:value-type="float">
            <text:p>0</text:p>
          </table:table-cell>
          <table:table-cell table:formula="of:=VLOOKUP([.D12];[$lookup.$D$1:.$E$257]; 2)" office:value-type="float" office:value="146" calcext:value-type="float">
            <text:p>146</text:p>
          </table:table-cell>
          <table:table-cell table:formula="of:=SMALL([.G12:.I12];1)" office:value-type="float" office:value="0" calcext:value-type="float">
            <text:p>0</text:p>
          </table:table-cell>
          <table:table-cell/>
          <table:table-cell table:formula="of:=VLOOKUP([.$J12];[$lookup.$A$2:.$D$257];2)" office:value-type="float" office:value="0" calcext:value-type="float">
            <text:p>0</text:p>
          </table:table-cell>
          <table:table-cell table:formula="of:=VLOOKUP([.$J12];[$lookup.$A$2:.$D$257];3)" office:value-type="float" office:value="0" calcext:value-type="float">
            <text:p>0</text:p>
          </table:table-cell>
          <table:table-cell table:formula="of:=VLOOKUP([.$J12];[$lookup.$A$2:.$D$257];4)" office:value-type="float" office:value="0" calcext:value-type="float">
            <text:p>0</text:p>
          </table:table-cell>
          <table:table-cell/>
          <table:table-cell table:formula="of:=[.B12]-[.L12]" office:value-type="float" office:value="89" calcext:value-type="float">
            <text:p>89</text:p>
          </table:table-cell>
          <table:table-cell table:formula="of:=[.C12]-[.M12]" office:value-type="float" office:value="0" calcext:value-type="float">
            <text:p>0</text:p>
          </table:table-cell>
          <table:table-cell table:formula="of:=[.D12]-[.N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  <table:table-cell table:formula="of:=[.P12]+[.Q12]+[.R12]+[.L12]+[.M12]+[.N12]" office:value-type="float" office:value="259" calcext:value-type="float">
            <text:p>259</text:p>
          </table:table-cell>
          <table:table-cell table:formula="of:=[.$U$1]&amp;[.Q12]&amp;[.$V$1]&amp;[.P12]&amp;[.$V$1]&amp;[.R12]&amp;[.$V$1]&amp;[.S12]&amp;[.$W$1]&amp;[.$V$1]" office:value-type="string" office:string-value="{0,89,170,0}," calcext:value-type="string">
            <text:p>{0,89,170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[.D13]+[.C13]+[.B13]" office:value-type="float" office:value="302" calcext:value-type="float">
            <text:p>302</text:p>
          </table:table-cell>
          <table:table-cell/>
          <table:table-cell table:formula="of:=VLOOKUP([.B13];[$lookup.$B$1:.$E$257]; 4)" office:value-type="float" office:value="68" calcext:value-type="float">
            <text:p>68</text:p>
          </table:table-cell>
          <table:table-cell table:formula="of:=VLOOKUP([.C13];[$lookup.$C$1:.$E$257]; 3)" office:value-type="float" office:value="3" calcext:value-type="float">
            <text:p>3</text:p>
          </table:table-cell>
          <table:table-cell table:formula="of:=VLOOKUP([.D13];[$lookup.$D$1:.$E$257]; 2)" office:value-type="float" office:value="153" calcext:value-type="float">
            <text:p>153</text:p>
          </table:table-cell>
          <table:table-cell table:formula="of:=SMALL([.G13:.I13];1)" office:value-type="float" office:value="3" calcext:value-type="float">
            <text:p>3</text:p>
          </table:table-cell>
          <table:table-cell/>
          <table:table-cell table:formula="of:=VLOOKUP([.$J13];[$lookup.$A$2:.$D$257];2)" office:value-type="float" office:value="2" calcext:value-type="float">
            <text:p>2</text:p>
          </table:table-cell>
          <table:table-cell table:formula="of:=VLOOKUP([.$J13];[$lookup.$A$2:.$D$257];3)" office:value-type="float" office:value="2" calcext:value-type="float">
            <text:p>2</text:p>
          </table:table-cell>
          <table:table-cell table:formula="of:=VLOOKUP([.$J13];[$lookup.$A$2:.$D$257];4)" office:value-type="float" office:value="1" calcext:value-type="float">
            <text:p>1</text:p>
          </table:table-cell>
          <table:table-cell/>
          <table:table-cell table:formula="of:=[.B13]-[.L13]" office:value-type="float" office:value="117" calcext:value-type="float">
            <text:p>117</text:p>
          </table:table-cell>
          <table:table-cell table:formula="of:=[.C13]-[.M13]" office:value-type="float" office:value="0" calcext:value-type="float">
            <text:p>0</text:p>
          </table:table-cell>
          <table:table-cell table:formula="of:=[.D13]-[.N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  <table:table-cell table:formula="of:=[.P13]+[.Q13]+[.R13]+[.L13]+[.M13]+[.N13]" office:value-type="float" office:value="302" calcext:value-type="float">
            <text:p>302</text:p>
          </table:table-cell>
          <table:table-cell table:formula="of:=[.$U$1]&amp;[.Q13]&amp;[.$V$1]&amp;[.P13]&amp;[.$V$1]&amp;[.R13]&amp;[.$V$1]&amp;[.S13]&amp;[.$W$1]&amp;[.$V$1]" office:value-type="string" office:string-value="{0,117,180,3}," calcext:value-type="string">
            <text:p>{0,117,180,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[.D14]+[.C14]+[.B14]" office:value-type="float" office:value="342" calcext:value-type="float">
            <text:p>342</text:p>
          </table:table-cell>
          <table:table-cell/>
          <table:table-cell table:formula="of:=VLOOKUP([.B14];[$lookup.$B$1:.$E$257]; 4)" office:value-type="float" office:value="82" calcext:value-type="float">
            <text:p>82</text:p>
          </table:table-cell>
          <table:table-cell table:formula="of:=VLOOKUP([.C14];[$lookup.$C$1:.$E$257]; 3)" office:value-type="float" office:value="6" calcext:value-type="float">
            <text:p>6</text:p>
          </table:table-cell>
          <table:table-cell table:formula="of:=VLOOKUP([.D14];[$lookup.$D$1:.$E$257]; 2)" office:value-type="float" office:value="156" calcext:value-type="float">
            <text:p>156</text:p>
          </table:table-cell>
          <table:table-cell table:formula="of:=SMALL([.G14:.I14];1)" office:value-type="float" office:value="6" calcext:value-type="float">
            <text:p>6</text:p>
          </table:table-cell>
          <table:table-cell/>
          <table:table-cell table:formula="of:=VLOOKUP([.$J14];[$lookup.$A$2:.$D$257];2)" office:value-type="float" office:value="5" calcext:value-type="float">
            <text:p>5</text:p>
          </table:table-cell>
          <table:table-cell table:formula="of:=VLOOKUP([.$J14];[$lookup.$A$2:.$D$257];3)" office:value-type="float" office:value="5" calcext:value-type="float">
            <text:p>5</text:p>
          </table:table-cell>
          <table:table-cell table:formula="of:=VLOOKUP([.$J14];[$lookup.$A$2:.$D$257];4)" office:value-type="float" office:value="2" calcext:value-type="float">
            <text:p>2</text:p>
          </table:table-cell>
          <table:table-cell/>
          <table:table-cell table:formula="of:=[.B14]-[.L14]" office:value-type="float" office:value="146" calcext:value-type="float">
            <text:p>146</text:p>
          </table:table-cell>
          <table:table-cell table:formula="of:=[.C14]-[.M14]" office:value-type="float" office:value="0" calcext:value-type="float">
            <text:p>0</text:p>
          </table:table-cell>
          <table:table-cell table:formula="of:=[.D14]-[.N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  <table:table-cell table:formula="of:=[.P14]+[.Q14]+[.R14]+[.L14]+[.M14]+[.N14]" office:value-type="float" office:value="342" calcext:value-type="float">
            <text:p>342</text:p>
          </table:table-cell>
          <table:table-cell table:formula="of:=[.$U$1]&amp;[.Q14]&amp;[.$V$1]&amp;[.P14]&amp;[.$V$1]&amp;[.R14]&amp;[.$V$1]&amp;[.S14]&amp;[.$W$1]&amp;[.$V$1]" office:value-type="string" office:string-value="{0,146,184,6}," calcext:value-type="string">
            <text:p>{0,146,184,6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[.D15]+[.C15]+[.B15]" office:value-type="float" office:value="355" calcext:value-type="float">
            <text:p>355</text:p>
          </table:table-cell>
          <table:table-cell/>
          <table:table-cell table:formula="of:=VLOOKUP([.B15];[$lookup.$B$1:.$E$257]; 4)" office:value-type="float" office:value="85" calcext:value-type="float">
            <text:p>85</text:p>
          </table:table-cell>
          <table:table-cell table:formula="of:=VLOOKUP([.C15];[$lookup.$C$1:.$E$257]; 3)" office:value-type="float" office:value="9" calcext:value-type="float">
            <text:p>9</text:p>
          </table:table-cell>
          <table:table-cell table:formula="of:=VLOOKUP([.D15];[$lookup.$D$1:.$E$257]; 2)" office:value-type="float" office:value="157" calcext:value-type="float">
            <text:p>157</text:p>
          </table:table-cell>
          <table:table-cell table:formula="of:=SMALL([.G15:.I15];1)" office:value-type="float" office:value="9" calcext:value-type="float">
            <text:p>9</text:p>
          </table:table-cell>
          <table:table-cell/>
          <table:table-cell table:formula="of:=VLOOKUP([.$J15];[$lookup.$A$2:.$D$257];2)" office:value-type="float" office:value="8" calcext:value-type="float">
            <text:p>8</text:p>
          </table:table-cell>
          <table:table-cell table:formula="of:=VLOOKUP([.$J15];[$lookup.$A$2:.$D$257];3)" office:value-type="float" office:value="8" calcext:value-type="float">
            <text:p>8</text:p>
          </table:table-cell>
          <table:table-cell table:formula="of:=VLOOKUP([.$J15];[$lookup.$A$2:.$D$257];4)" office:value-type="float" office:value="3" calcext:value-type="float">
            <text:p>3</text:p>
          </table:table-cell>
          <table:table-cell/>
          <table:table-cell table:formula="of:=[.B15]-[.L15]" office:value-type="float" office:value="150" calcext:value-type="float">
            <text:p>150</text:p>
          </table:table-cell>
          <table:table-cell table:formula="of:=[.C15]-[.M15]" office:value-type="float" office:value="0" calcext:value-type="float">
            <text:p>0</text:p>
          </table:table-cell>
          <table:table-cell table:formula="of:=[.D15]-[.N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  <table:table-cell table:formula="of:=[.P15]+[.Q15]+[.R15]+[.L15]+[.M15]+[.N15]" office:value-type="float" office:value="355" calcext:value-type="float">
            <text:p>355</text:p>
          </table:table-cell>
          <table:table-cell table:formula="of:=[.$U$1]&amp;[.Q15]&amp;[.$V$1]&amp;[.P15]&amp;[.$V$1]&amp;[.R15]&amp;[.$V$1]&amp;[.S15]&amp;[.$W$1]&amp;[.$V$1]" office:value-type="string" office:string-value="{0,150,186,9}," calcext:value-type="string">
            <text:p>{0,150,186,9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[.D16]+[.C16]+[.B16]" office:value-type="float" office:value="340" calcext:value-type="float">
            <text:p>340</text:p>
          </table:table-cell>
          <table:table-cell/>
          <table:table-cell table:formula="of:=VLOOKUP([.B16];[$lookup.$B$1:.$E$257]; 4)" office:value-type="float" office:value="87" calcext:value-type="float">
            <text:p>87</text:p>
          </table:table-cell>
          <table:table-cell table:formula="of:=VLOOKUP([.C16];[$lookup.$C$1:.$E$257]; 3)" office:value-type="float" office:value="15" calcext:value-type="float">
            <text:p>15</text:p>
          </table:table-cell>
          <table:table-cell table:formula="of:=VLOOKUP([.D16];[$lookup.$D$1:.$E$257]; 2)" office:value-type="float" office:value="140" calcext:value-type="float">
            <text:p>140</text:p>
          </table:table-cell>
          <table:table-cell table:formula="of:=SMALL([.G16:.I16];1)" office:value-type="float" office:value="15" calcext:value-type="float">
            <text:p>15</text:p>
          </table:table-cell>
          <table:table-cell/>
          <table:table-cell table:formula="of:=VLOOKUP([.$J16];[$lookup.$A$2:.$D$257];2)" office:value-type="float" office:value="16" calcext:value-type="float">
            <text:p>16</text:p>
          </table:table-cell>
          <table:table-cell table:formula="of:=VLOOKUP([.$J16];[$lookup.$A$2:.$D$257];3)" office:value-type="float" office:value="15" calcext:value-type="float">
            <text:p>15</text:p>
          </table:table-cell>
          <table:table-cell table:formula="of:=VLOOKUP([.$J16];[$lookup.$A$2:.$D$257];4)" office:value-type="float" office:value="7" calcext:value-type="float">
            <text:p>7</text:p>
          </table:table-cell>
          <table:table-cell/>
          <table:table-cell table:formula="of:=[.B16]-[.L16]" office:value-type="float" office:value="147" calcext:value-type="float">
            <text:p>147</text:p>
          </table:table-cell>
          <table:table-cell table:formula="of:=[.C16]-[.M16]" office:value-type="float" office:value="1" calcext:value-type="float">
            <text:p>1</text:p>
          </table:table-cell>
          <table:table-cell table:formula="of:=[.D16]-[.N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  <table:table-cell table:formula="of:=[.P16]+[.Q16]+[.R16]+[.L16]+[.M16]+[.N16]" office:value-type="float" office:value="340" calcext:value-type="float">
            <text:p>340</text:p>
          </table:table-cell>
          <table:table-cell table:formula="of:=[.$U$1]&amp;[.Q16]&amp;[.$V$1]&amp;[.P16]&amp;[.$V$1]&amp;[.R16]&amp;[.$V$1]&amp;[.S16]&amp;[.$W$1]&amp;[.$V$1]" office:value-type="string" office:string-value="{1,147,154,15}," calcext:value-type="string">
            <text:p>{1,147,154,15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[.D17]+[.C17]+[.B17]" office:value-type="float" office:value="343" calcext:value-type="float">
            <text:p>343</text:p>
          </table:table-cell>
          <table:table-cell/>
          <table:table-cell table:formula="of:=VLOOKUP([.B17];[$lookup.$B$1:.$E$257]; 4)" office:value-type="float" office:value="104" calcext:value-type="float">
            <text:p>104</text:p>
          </table:table-cell>
          <table:table-cell table:formula="of:=VLOOKUP([.C17];[$lookup.$C$1:.$E$257]; 3)" office:value-type="float" office:value="23" calcext:value-type="float">
            <text:p>23</text:p>
          </table:table-cell>
          <table:table-cell table:formula="of:=VLOOKUP([.D17];[$lookup.$D$1:.$E$257]; 2)" office:value-type="float" office:value="109" calcext:value-type="float">
            <text:p>109</text:p>
          </table:table-cell>
          <table:table-cell table:formula="of:=SMALL([.G17:.I17];1)" office:value-type="float" office:value="23" calcext:value-type="float">
            <text:p>23</text:p>
          </table:table-cell>
          <table:table-cell/>
          <table:table-cell table:formula="of:=VLOOKUP([.$J17];[$lookup.$A$2:.$D$257];2)" office:value-type="float" office:value="29" calcext:value-type="float">
            <text:p>29</text:p>
          </table:table-cell>
          <table:table-cell table:formula="of:=VLOOKUP([.$J17];[$lookup.$A$2:.$D$257];3)" office:value-type="float" office:value="26" calcext:value-type="float">
            <text:p>26</text:p>
          </table:table-cell>
          <table:table-cell table:formula="of:=VLOOKUP([.$J17];[$lookup.$A$2:.$D$257];4)" office:value-type="float" office:value="13" calcext:value-type="float">
            <text:p>13</text:p>
          </table:table-cell>
          <table:table-cell/>
          <table:table-cell table:formula="of:=[.B17]-[.L17]" office:value-type="float" office:value="175" calcext:value-type="float">
            <text:p>175</text:p>
          </table:table-cell>
          <table:table-cell table:formula="of:=[.C17]-[.M17]" office:value-type="float" office:value="0" calcext:value-type="float">
            <text:p>0</text:p>
          </table:table-cell>
          <table:table-cell table:formula="of:=[.D17]-[.N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  <table:table-cell table:formula="of:=[.P17]+[.Q17]+[.R17]+[.L17]+[.M17]+[.N17]" office:value-type="float" office:value="343" calcext:value-type="float">
            <text:p>343</text:p>
          </table:table-cell>
          <table:table-cell table:formula="of:=[.$U$1]&amp;[.Q17]&amp;[.$V$1]&amp;[.P17]&amp;[.$V$1]&amp;[.R17]&amp;[.$V$1]&amp;[.S17]&amp;[.$W$1]&amp;[.$V$1]" office:value-type="string" office:string-value="{0,175,100,23}," calcext:value-type="string">
            <text:p>{0,175,100,2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[.D18]+[.C18]+[.B18]" office:value-type="float" office:value="340" calcext:value-type="float">
            <text:p>340</text:p>
          </table:table-cell>
          <table:table-cell/>
          <table:table-cell table:formula="of:=VLOOKUP([.B18];[$lookup.$B$1:.$E$257]; 4)" office:value-type="float" office:value="119" calcext:value-type="float">
            <text:p>119</text:p>
          </table:table-cell>
          <table:table-cell table:formula="of:=VLOOKUP([.C18];[$lookup.$C$1:.$E$257]; 3)" office:value-type="float" office:value="30" calcext:value-type="float">
            <text:p>30</text:p>
          </table:table-cell>
          <table:table-cell table:formula="of:=VLOOKUP([.D18];[$lookup.$D$1:.$E$257]; 2)" office:value-type="float" office:value="69" calcext:value-type="float">
            <text:p>69</text:p>
          </table:table-cell>
          <table:table-cell table:formula="of:=SMALL([.G18:.I18];1)" office:value-type="float" office:value="30" calcext:value-type="float">
            <text:p>30</text:p>
          </table:table-cell>
          <table:table-cell/>
          <table:table-cell table:formula="of:=VLOOKUP([.$J18];[$lookup.$A$2:.$D$257];2)" office:value-type="float" office:value="41" calcext:value-type="float">
            <text:p>41</text:p>
          </table:table-cell>
          <table:table-cell table:formula="of:=VLOOKUP([.$J18];[$lookup.$A$2:.$D$257];3)" office:value-type="float" office:value="36" calcext:value-type="float">
            <text:p>36</text:p>
          </table:table-cell>
          <table:table-cell table:formula="of:=VLOOKUP([.$J18];[$lookup.$A$2:.$D$257];4)" office:value-type="float" office:value="19" calcext:value-type="float">
            <text:p>19</text:p>
          </table:table-cell>
          <table:table-cell/>
          <table:table-cell table:formula="of:=[.B18]-[.L18]" office:value-type="float" office:value="202" calcext:value-type="float">
            <text:p>202</text:p>
          </table:table-cell>
          <table:table-cell table:formula="of:=[.C18]-[.M18]" office:value-type="float" office:value="1" calcext:value-type="float">
            <text:p>1</text:p>
          </table:table-cell>
          <table:table-cell table:formula="of:=[.D18]-[.N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  <table:table-cell table:formula="of:=[.P18]+[.Q18]+[.R18]+[.L18]+[.M18]+[.N18]" office:value-type="float" office:value="340" calcext:value-type="float">
            <text:p>340</text:p>
          </table:table-cell>
          <table:table-cell table:formula="of:=[.$U$1]&amp;[.Q18]&amp;[.$V$1]&amp;[.P18]&amp;[.$V$1]&amp;[.R18]&amp;[.$V$1]&amp;[.S18]&amp;[.$W$1]&amp;[.$V$1]" office:value-type="string" office:string-value="{1,202,41,30}," calcext:value-type="string">
            <text:p>{1,202,41,3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9]+[.C19]+[.B19]" office:value-type="float" office:value="350" calcext:value-type="float">
            <text:p>350</text:p>
          </table:table-cell>
          <table:table-cell/>
          <table:table-cell table:formula="of:=VLOOKUP([.B19];[$lookup.$B$1:.$E$257]; 4)" office:value-type="float" office:value="123" calcext:value-type="float">
            <text:p>123</text:p>
          </table:table-cell>
          <table:table-cell table:formula="of:=VLOOKUP([.C19];[$lookup.$C$1:.$E$257]; 3)" office:value-type="float" office:value="60" calcext:value-type="float">
            <text:p>60</text:p>
          </table:table-cell>
          <table:table-cell table:formula="of:=VLOOKUP([.D19];[$lookup.$D$1:.$E$257]; 2)" office:value-type="float" office:value="18" calcext:value-type="float">
            <text:p>18</text:p>
          </table:table-cell>
          <table:table-cell table:formula="of:=SMALL([.G19:.I19];1)" office:value-type="float" office:value="18" calcext:value-type="float">
            <text:p>18</text:p>
          </table:table-cell>
          <table:table-cell/>
          <table:table-cell table:formula="of:=VLOOKUP([.$J19];[$lookup.$A$2:.$D$257];2)" office:value-type="float" office:value="21" calcext:value-type="float">
            <text:p>21</text:p>
          </table:table-cell>
          <table:table-cell table:formula="of:=VLOOKUP([.$J19];[$lookup.$A$2:.$D$257];3)" office:value-type="float" office:value="19" calcext:value-type="float">
            <text:p>19</text:p>
          </table:table-cell>
          <table:table-cell table:formula="of:=VLOOKUP([.$J19];[$lookup.$A$2:.$D$257];4)" office:value-type="float" office:value="9" calcext:value-type="float">
            <text:p>9</text:p>
          </table:table-cell>
          <table:table-cell/>
          <table:table-cell table:formula="of:=[.B19]-[.L19]" office:value-type="float" office:value="234" calcext:value-type="float">
            <text:p>234</text:p>
          </table:table-cell>
          <table:table-cell table:formula="of:=[.C19]-[.M19]" office:value-type="float" office:value="67" calcext:value-type="float">
            <text:p>67</text:p>
          </table:table-cell>
          <table:table-cell table:formula="of:=[.D19]-[.N19]" office:value-type="float" office:value="0" calcext:value-type="float">
            <text:p>0</text:p>
          </table:table-cell>
          <table:table-cell table:formula="of:=[.J19]" office:value-type="float" office:value="18" calcext:value-type="float">
            <text:p>18</text:p>
          </table:table-cell>
          <table:table-cell table:formula="of:=[.P19]+[.Q19]+[.R19]+[.L19]+[.M19]+[.N19]" office:value-type="float" office:value="350" calcext:value-type="float">
            <text:p>350</text:p>
          </table:table-cell>
          <table:table-cell table:formula="of:=[.$U$1]&amp;[.Q19]&amp;[.$V$1]&amp;[.P19]&amp;[.$V$1]&amp;[.R19]&amp;[.$V$1]&amp;[.S19]&amp;[.$W$1]&amp;[.$V$1]" office:value-type="string" office:string-value="{67,234,0,18}," calcext:value-type="string">
            <text:p>{67,234,0,18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D20]+[.C20]+[.B20]" office:value-type="float" office:value="376" calcext:value-type="float">
            <text:p>376</text:p>
          </table:table-cell>
          <table:table-cell/>
          <table:table-cell table:formula="of:=VLOOKUP([.B20];[$lookup.$B$1:.$E$257]; 4)" office:value-type="float" office:value="123" calcext:value-type="float">
            <text:p>123</text:p>
          </table:table-cell>
          <table:table-cell table:formula="of:=VLOOKUP([.C20];[$lookup.$C$1:.$E$257]; 3)" office:value-type="float" office:value="78" calcext:value-type="float">
            <text:p>78</text:p>
          </table:table-cell>
          <table:table-cell table:formula="of:=VLOOKUP([.D20];[$lookup.$D$1:.$E$257]; 2)" office:value-type="float" office:value="2" calcext:value-type="float">
            <text:p>2</text:p>
          </table:table-cell>
          <table:table-cell table:formula="of:=SMALL([.G20:.I20];1)" office:value-type="float" office:value="2" calcext:value-type="float">
            <text:p>2</text:p>
          </table:table-cell>
          <table:table-cell/>
          <table:table-cell table:formula="of:=VLOOKUP([.$J20];[$lookup.$A$2:.$D$257];2)" office:value-type="float" office:value="1" calcext:value-type="float">
            <text:p>1</text:p>
          </table:table-cell>
          <table:table-cell table:formula="of:=VLOOKUP([.$J20];[$lookup.$A$2:.$D$257];3)" office:value-type="float" office:value="1" calcext:value-type="float">
            <text:p>1</text:p>
          </table:table-cell>
          <table:table-cell table:formula="of:=VLOOKUP([.$J20];[$lookup.$A$2:.$D$257];4)" office:value-type="float" office:value="0" calcext:value-type="float">
            <text:p>0</text:p>
          </table:table-cell>
          <table:table-cell/>
          <table:table-cell table:formula="of:=[.B20]-[.L20]" office:value-type="float" office:value="254" calcext:value-type="float">
            <text:p>254</text:p>
          </table:table-cell>
          <table:table-cell table:formula="of:=[.C20]-[.M20]" office:value-type="float" office:value="120" calcext:value-type="float">
            <text:p>120</text:p>
          </table:table-cell>
          <table:table-cell table:formula="of:=[.D20]-[.N20]" office:value-type="float" office:value="0" calcext:value-type="float">
            <text:p>0</text:p>
          </table:table-cell>
          <table:table-cell table:formula="of:=[.J20]" office:value-type="float" office:value="2" calcext:value-type="float">
            <text:p>2</text:p>
          </table:table-cell>
          <table:table-cell table:formula="of:=[.P20]+[.Q20]+[.R20]+[.L20]+[.M20]+[.N20]" office:value-type="float" office:value="376" calcext:value-type="float">
            <text:p>376</text:p>
          </table:table-cell>
          <table:table-cell table:formula="of:=[.$U$1]&amp;[.Q20]&amp;[.$V$1]&amp;[.P20]&amp;[.$V$1]&amp;[.R20]&amp;[.$V$1]&amp;[.S20]&amp;[.$W$1]&amp;[.$V$1]" office:value-type="string" office:string-value="{120,254,0,2}," calcext:value-type="string">
            <text:p>{120,254,0,2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D21]+[.C21]+[.B21]" office:value-type="float" office:value="410" calcext:value-type="float">
            <text:p>410</text:p>
          </table:table-cell>
          <table:table-cell/>
          <table:table-cell table:formula="of:=VLOOKUP([.B21];[$lookup.$B$1:.$E$257]; 4)" office:value-type="float" office:value="123" calcext:value-type="float">
            <text:p>123</text:p>
          </table:table-cell>
          <table:table-cell table:formula="of:=VLOOKUP([.C21];[$lookup.$C$1:.$E$257]; 3)" office:value-type="float" office:value="95" calcext:value-type="float">
            <text:p>95</text:p>
          </table:table-cell>
          <table:table-cell table:formula="of:=VLOOKUP([.D21];[$lookup.$D$1:.$E$257]; 2)" office:value-type="float" office:value="7" calcext:value-type="float">
            <text:p>7</text:p>
          </table:table-cell>
          <table:table-cell table:formula="of:=SMALL([.G21:.I21];1)" office:value-type="float" office:value="7" calcext:value-type="float">
            <text:p>7</text:p>
          </table:table-cell>
          <table:table-cell/>
          <table:table-cell table:formula="of:=VLOOKUP([.$J21];[$lookup.$A$2:.$D$257];2)" office:value-type="float" office:value="6" calcext:value-type="float">
            <text:p>6</text:p>
          </table:table-cell>
          <table:table-cell table:formula="of:=VLOOKUP([.$J21];[$lookup.$A$2:.$D$257];3)" office:value-type="float" office:value="6" calcext:value-type="float">
            <text:p>6</text:p>
          </table:table-cell>
          <table:table-cell table:formula="of:=VLOOKUP([.$J21];[$lookup.$A$2:.$D$257];4)" office:value-type="float" office:value="2" calcext:value-type="float">
            <text:p>2</text:p>
          </table:table-cell>
          <table:table-cell/>
          <table:table-cell table:formula="of:=[.B21]-[.L21]" office:value-type="float" office:value="249" calcext:value-type="float">
            <text:p>249</text:p>
          </table:table-cell>
          <table:table-cell table:formula="of:=[.C21]-[.M21]" office:value-type="float" office:value="147" calcext:value-type="float">
            <text:p>147</text:p>
          </table:table-cell>
          <table:table-cell table:formula="of:=[.D21]-[.N21]" office:value-type="float" office:value="0" calcext:value-type="float">
            <text:p>0</text:p>
          </table:table-cell>
          <table:table-cell table:formula="of:=[.J21]" office:value-type="float" office:value="7" calcext:value-type="float">
            <text:p>7</text:p>
          </table:table-cell>
          <table:table-cell table:formula="of:=[.P21]+[.Q21]+[.R21]+[.L21]+[.M21]+[.N21]" office:value-type="float" office:value="410" calcext:value-type="float">
            <text:p>410</text:p>
          </table:table-cell>
          <table:table-cell table:formula="of:=[.$U$1]&amp;[.Q21]&amp;[.$V$1]&amp;[.P21]&amp;[.$V$1]&amp;[.R21]&amp;[.$V$1]&amp;[.S21]&amp;[.$W$1]&amp;[.$V$1]" office:value-type="string" office:string-value="{147,249,0,7}," calcext:value-type="string">
            <text:p>{147,249,0,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[.D22]+[.C22]+[.B22]" office:value-type="float" office:value="460" calcext:value-type="float">
            <text:p>460</text:p>
          </table:table-cell>
          <table:table-cell/>
          <table:table-cell table:formula="of:=VLOOKUP([.B22];[$lookup.$B$1:.$E$257]; 4)" office:value-type="float" office:value="123" calcext:value-type="float">
            <text:p>123</text:p>
          </table:table-cell>
          <table:table-cell table:formula="of:=VLOOKUP([.C22];[$lookup.$C$1:.$E$257]; 3)" office:value-type="float" office:value="108" calcext:value-type="float">
            <text:p>108</text:p>
          </table:table-cell>
          <table:table-cell table:formula="of:=VLOOKUP([.D22];[$lookup.$D$1:.$E$257]; 2)" office:value-type="float" office:value="37" calcext:value-type="float">
            <text:p>37</text:p>
          </table:table-cell>
          <table:table-cell table:formula="of:=SMALL([.G22:.I22];1)" office:value-type="float" office:value="37" calcext:value-type="float">
            <text:p>37</text:p>
          </table:table-cell>
          <table:table-cell/>
          <table:table-cell table:formula="of:=VLOOKUP([.$J22];[$lookup.$A$2:.$D$257];2)" office:value-type="float" office:value="53" calcext:value-type="float">
            <text:p>53</text:p>
          </table:table-cell>
          <table:table-cell table:formula="of:=VLOOKUP([.$J22];[$lookup.$A$2:.$D$257];3)" office:value-type="float" office:value="47" calcext:value-type="float">
            <text:p>47</text:p>
          </table:table-cell>
          <table:table-cell table:formula="of:=VLOOKUP([.$J22];[$lookup.$A$2:.$D$257];4)" office:value-type="float" office:value="25" calcext:value-type="float">
            <text:p>25</text:p>
          </table:table-cell>
          <table:table-cell/>
          <table:table-cell table:formula="of:=[.B22]-[.L22]" office:value-type="float" office:value="202" calcext:value-type="float">
            <text:p>202</text:p>
          </table:table-cell>
          <table:table-cell table:formula="of:=[.C22]-[.M22]" office:value-type="float" office:value="133" calcext:value-type="float">
            <text:p>133</text:p>
          </table:table-cell>
          <table:table-cell table:formula="of:=[.D22]-[.N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  <table:table-cell table:formula="of:=[.P22]+[.Q22]+[.R22]+[.L22]+[.M22]+[.N22]" office:value-type="float" office:value="460" calcext:value-type="float">
            <text:p>460</text:p>
          </table:table-cell>
          <table:table-cell table:formula="of:=[.$U$1]&amp;[.Q22]&amp;[.$V$1]&amp;[.P22]&amp;[.$V$1]&amp;[.R22]&amp;[.$V$1]&amp;[.S22]&amp;[.$W$1]&amp;[.$V$1]" office:value-type="string" office:string-value="{133,202,0,37}," calcext:value-type="string">
            <text:p>{133,202,0,3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D23]+[.C23]+[.B23]" office:value-type="float" office:value="530" calcext:value-type="float">
            <text:p>530</text:p>
          </table:table-cell>
          <table:table-cell/>
          <table:table-cell table:formula="of:=VLOOKUP([.B23];[$lookup.$B$1:.$E$257]; 4)" office:value-type="float" office:value="123" calcext:value-type="float">
            <text:p>123</text:p>
          </table:table-cell>
          <table:table-cell table:formula="of:=VLOOKUP([.C23];[$lookup.$C$1:.$E$257]; 3)" office:value-type="float" office:value="127" calcext:value-type="float">
            <text:p>127</text:p>
          </table:table-cell>
          <table:table-cell table:formula="of:=VLOOKUP([.D23];[$lookup.$D$1:.$E$257]; 2)" office:value-type="float" office:value="64" calcext:value-type="float">
            <text:p>64</text:p>
          </table:table-cell>
          <table:table-cell table:formula="of:=SMALL([.G23:.I23];1)" office:value-type="float" office:value="64" calcext:value-type="float">
            <text:p>64</text:p>
          </table:table-cell>
          <table:table-cell/>
          <table:table-cell table:formula="of:=VLOOKUP([.$J23];[$lookup.$A$2:.$D$257];2)" office:value-type="float" office:value="109" calcext:value-type="float">
            <text:p>109</text:p>
          </table:table-cell>
          <table:table-cell table:formula="of:=VLOOKUP([.$J23];[$lookup.$A$2:.$D$257];3)" office:value-type="float" office:value="94" calcext:value-type="float">
            <text:p>94</text:p>
          </table:table-cell>
          <table:table-cell table:formula="of:=VLOOKUP([.$J23];[$lookup.$A$2:.$D$257];4)" office:value-type="float" office:value="54" calcext:value-type="float">
            <text:p>54</text:p>
          </table:table-cell>
          <table:table-cell/>
          <table:table-cell table:formula="of:=[.B23]-[.L23]" office:value-type="float" office:value="146" calcext:value-type="float">
            <text:p>146</text:p>
          </table:table-cell>
          <table:table-cell table:formula="of:=[.C23]-[.M23]" office:value-type="float" office:value="127" calcext:value-type="float">
            <text:p>127</text:p>
          </table:table-cell>
          <table:table-cell table:formula="of:=[.D23]-[.N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  <table:table-cell table:formula="of:=[.P23]+[.Q23]+[.R23]+[.L23]+[.M23]+[.N23]" office:value-type="float" office:value="530" calcext:value-type="float">
            <text:p>530</text:p>
          </table:table-cell>
          <table:table-cell table:formula="of:=[.$U$1]&amp;[.Q23]&amp;[.$V$1]&amp;[.P23]&amp;[.$V$1]&amp;[.R23]&amp;[.$V$1]&amp;[.S23]&amp;[.$W$1]&amp;[.$V$1]" office:value-type="string" office:string-value="{127,146,0,64}," calcext:value-type="string">
            <text:p>{127,146,0,6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[.D24]+[.C24]+[.B24]" office:value-type="float" office:value="586" calcext:value-type="float">
            <text:p>586</text:p>
          </table:table-cell>
          <table:table-cell/>
          <table:table-cell table:formula="of:=VLOOKUP([.B24];[$lookup.$B$1:.$E$257]; 4)" office:value-type="float" office:value="123" calcext:value-type="float">
            <text:p>123</text:p>
          </table:table-cell>
          <table:table-cell table:formula="of:=VLOOKUP([.C24];[$lookup.$C$1:.$E$257]; 3)" office:value-type="float" office:value="136" calcext:value-type="float">
            <text:p>136</text:p>
          </table:table-cell>
          <table:table-cell table:formula="of:=VLOOKUP([.D24];[$lookup.$D$1:.$E$257]; 2)" office:value-type="float" office:value="93" calcext:value-type="float">
            <text:p>93</text:p>
          </table:table-cell>
          <table:table-cell table:formula="of:=SMALL([.G24:.I24];1)" office:value-type="float" office:value="93" calcext:value-type="float">
            <text:p>93</text:p>
          </table:table-cell>
          <table:table-cell/>
          <table:table-cell table:formula="of:=VLOOKUP([.$J24];[$lookup.$A$2:.$D$257];2)" office:value-type="float" office:value="176" calcext:value-type="float">
            <text:p>176</text:p>
          </table:table-cell>
          <table:table-cell table:formula="of:=VLOOKUP([.$J24];[$lookup.$A$2:.$D$257];3)" office:value-type="float" office:value="149" calcext:value-type="float">
            <text:p>149</text:p>
          </table:table-cell>
          <table:table-cell table:formula="of:=VLOOKUP([.$J24];[$lookup.$A$2:.$D$257];4)" office:value-type="float" office:value="90" calcext:value-type="float">
            <text:p>90</text:p>
          </table:table-cell>
          <table:table-cell/>
          <table:table-cell table:formula="of:=[.B24]-[.L24]" office:value-type="float" office:value="79" calcext:value-type="float">
            <text:p>79</text:p>
          </table:table-cell>
          <table:table-cell table:formula="of:=[.C24]-[.M24]" office:value-type="float" office:value="92" calcext:value-type="float">
            <text:p>92</text:p>
          </table:table-cell>
          <table:table-cell table:formula="of:=[.D24]-[.N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  <table:table-cell table:formula="of:=[.P24]+[.Q24]+[.R24]+[.L24]+[.M24]+[.N24]" office:value-type="float" office:value="586" calcext:value-type="float">
            <text:p>586</text:p>
          </table:table-cell>
          <table:table-cell table:formula="of:=[.$U$1]&amp;[.Q24]&amp;[.$V$1]&amp;[.P24]&amp;[.$V$1]&amp;[.R24]&amp;[.$V$1]&amp;[.S24]&amp;[.$W$1]&amp;[.$V$1]" office:value-type="string" office:string-value="{92,79,0,93}," calcext:value-type="string">
            <text:p>{92,79,0,9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[.D25]+[.C25]+[.B25]" office:value-type="float" office:value="628" calcext:value-type="float">
            <text:p>628</text:p>
          </table:table-cell>
          <table:table-cell/>
          <table:table-cell table:formula="of:=VLOOKUP([.B25];[$lookup.$B$1:.$E$257]; 4)" office:value-type="float" office:value="123" calcext:value-type="float">
            <text:p>123</text:p>
          </table:table-cell>
          <table:table-cell table:formula="of:=VLOOKUP([.C25];[$lookup.$C$1:.$E$257]; 3)" office:value-type="float" office:value="141" calcext:value-type="float">
            <text:p>141</text:p>
          </table:table-cell>
          <table:table-cell table:formula="of:=VLOOKUP([.D25];[$lookup.$D$1:.$E$257]; 2)" office:value-type="float" office:value="114" calcext:value-type="float">
            <text:p>114</text:p>
          </table:table-cell>
          <table:table-cell table:formula="of:=SMALL([.G25:.I25];1)" office:value-type="float" office:value="114" calcext:value-type="float">
            <text:p>114</text:p>
          </table:table-cell>
          <table:table-cell/>
          <table:table-cell table:formula="of:=VLOOKUP([.$J25];[$lookup.$A$2:.$D$257];2)" office:value-type="float" office:value="230" calcext:value-type="float">
            <text:p>230</text:p>
          </table:table-cell>
          <table:table-cell table:formula="of:=VLOOKUP([.$J25];[$lookup.$A$2:.$D$257];3)" office:value-type="float" office:value="193" calcext:value-type="float">
            <text:p>193</text:p>
          </table:table-cell>
          <table:table-cell table:formula="of:=VLOOKUP([.$J25];[$lookup.$A$2:.$D$257];4)" office:value-type="float" office:value="120" calcext:value-type="float">
            <text:p>120</text:p>
          </table:table-cell>
          <table:table-cell/>
          <table:table-cell table:formula="of:=[.B25]-[.L25]" office:value-type="float" office:value="25" calcext:value-type="float">
            <text:p>25</text:p>
          </table:table-cell>
          <table:table-cell table:formula="of:=[.C25]-[.M25]" office:value-type="float" office:value="59" calcext:value-type="float">
            <text:p>59</text:p>
          </table:table-cell>
          <table:table-cell table:formula="of:=[.D25]-[.N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  <table:table-cell table:formula="of:=[.P25]+[.Q25]+[.R25]+[.L25]+[.M25]+[.N25]" office:value-type="float" office:value="628" calcext:value-type="float">
            <text:p>628</text:p>
          </table:table-cell>
          <table:table-cell table:formula="of:=[.$U$1]&amp;[.Q25]&amp;[.$V$1]&amp;[.P25]&amp;[.$V$1]&amp;[.R25]&amp;[.$V$1]&amp;[.S25]&amp;[.$W$1]&amp;[.$V$1]" office:value-type="string" office:string-value="{59,25,1,114}," calcext:value-type="string">
            <text:p>{59,25,1,11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[.D26]+[.C26]+[.B26]" office:value-type="float" office:value="665" calcext:value-type="float">
            <text:p>665</text:p>
          </table:table-cell>
          <table:table-cell/>
          <table:table-cell table:formula="of:=VLOOKUP([.B26];[$lookup.$B$1:.$E$257]; 4)" office:value-type="float" office:value="123" calcext:value-type="float">
            <text:p>123</text:p>
          </table:table-cell>
          <table:table-cell table:formula="of:=VLOOKUP([.C26];[$lookup.$C$1:.$E$257]; 3)" office:value-type="float" office:value="142" calcext:value-type="float">
            <text:p>142</text:p>
          </table:table-cell>
          <table:table-cell table:formula="of:=VLOOKUP([.D26];[$lookup.$D$1:.$E$257]; 2)" office:value-type="float" office:value="137" calcext:value-type="float">
            <text:p>137</text:p>
          </table:table-cell>
          <table:table-cell table:formula="of:=SMALL([.G26:.I26];1)" office:value-type="float" office:value="123" calcext:value-type="float">
            <text:p>123</text:p>
          </table:table-cell>
          <table:table-cell/>
          <table:table-cell table:formula="of:=VLOOKUP([.$J26];[$lookup.$A$2:.$D$257];2)" office:value-type="float" office:value="254" calcext:value-type="float">
            <text:p>254</text:p>
          </table:table-cell>
          <table:table-cell table:formula="of:=VLOOKUP([.$J26];[$lookup.$A$2:.$D$257];3)" office:value-type="float" office:value="212" calcext:value-type="float">
            <text:p>212</text:p>
          </table:table-cell>
          <table:table-cell table:formula="of:=VLOOKUP([.$J26];[$lookup.$A$2:.$D$257];4)" office:value-type="float" office:value="134" calcext:value-type="float">
            <text:p>134</text:p>
          </table:table-cell>
          <table:table-cell/>
          <table:table-cell table:formula="of:=[.B26]-[.L26]" office:value-type="float" office:value="1" calcext:value-type="float">
            <text:p>1</text:p>
          </table:table-cell>
          <table:table-cell table:formula="of:=[.C26]-[.M26]" office:value-type="float" office:value="42" calcext:value-type="float">
            <text:p>42</text:p>
          </table:table-cell>
          <table:table-cell table:formula="of:=[.D26]-[.N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  <table:table-cell table:formula="of:=[.P26]+[.Q26]+[.R26]+[.L26]+[.M26]+[.N26]" office:value-type="float" office:value="665" calcext:value-type="float">
            <text:p>665</text:p>
          </table:table-cell>
          <table:table-cell table:formula="of:=[.$U$1]&amp;[.Q26]&amp;[.$V$1]&amp;[.P26]&amp;[.$V$1]&amp;[.R26]&amp;[.$V$1]&amp;[.S26]&amp;[.$W$1]&amp;[.$V$1]" office:value-type="string" office:string-value="{42,1,22,123}," calcext:value-type="string">
            <text:p>{42,1,22,123},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[.D27]+[.C27]+[.B27]" office:value-type="float" office:value="702" calcext:value-type="float">
            <text:p>702</text:p>
          </table:table-cell>
          <table:table-cell/>
          <table:table-cell table:formula="of:=VLOOKUP([.B27];[$lookup.$B$1:.$E$257]; 4)" office:value-type="float" office:value="123" calcext:value-type="float">
            <text:p>123</text:p>
          </table:table-cell>
          <table:table-cell table:formula="of:=VLOOKUP([.C27];[$lookup.$C$1:.$E$257]; 3)" office:value-type="float" office:value="142" calcext:value-type="float">
            <text:p>142</text:p>
          </table:table-cell>
          <table:table-cell table:formula="of:=VLOOKUP([.D27];[$lookup.$D$1:.$E$257]; 2)" office:value-type="float" office:value="159" calcext:value-type="float">
            <text:p>159</text:p>
          </table:table-cell>
          <table:table-cell table:formula="of:=SMALL([.G27:.I27];1)" office:value-type="float" office:value="123" calcext:value-type="float">
            <text:p>123</text:p>
          </table:table-cell>
          <table:table-cell/>
          <table:table-cell table:formula="of:=VLOOKUP([.$J27];[$lookup.$A$2:.$D$257];2)" office:value-type="float" office:value="254" calcext:value-type="float">
            <text:p>254</text:p>
          </table:table-cell>
          <table:table-cell table:formula="of:=VLOOKUP([.$J27];[$lookup.$A$2:.$D$257];3)" office:value-type="float" office:value="212" calcext:value-type="float">
            <text:p>212</text:p>
          </table:table-cell>
          <table:table-cell table:formula="of:=VLOOKUP([.$J27];[$lookup.$A$2:.$D$257];4)" office:value-type="float" office:value="134" calcext:value-type="float">
            <text:p>134</text:p>
          </table:table-cell>
          <table:table-cell/>
          <table:table-cell table:formula="of:=[.B27]-[.L27]" office:value-type="float" office:value="1" calcext:value-type="float">
            <text:p>1</text:p>
          </table:table-cell>
          <table:table-cell table:formula="of:=[.C27]-[.M27]" office:value-type="float" office:value="43" calcext:value-type="float">
            <text:p>43</text:p>
          </table:table-cell>
          <table:table-cell table:formula="of:=[.D27]-[.N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  <table:table-cell table:formula="of:=[.P27]+[.Q27]+[.R27]+[.L27]+[.M27]+[.N27]" office:value-type="float" office:value="702" calcext:value-type="float">
            <text:p>702</text:p>
          </table:table-cell>
          <table:table-cell table:formula="of:=[.$U$1]&amp;[.Q27]&amp;[.$V$1]&amp;[.P27]&amp;[.$V$1]&amp;[.R27]&amp;[.$V$1]&amp;[.S27]&amp;[.$W$1]&amp;[.$V$1]" office:value-type="string" office:string-value="{43,1,58,123}," calcext:value-type="string">
            <text:p>{43,1,58,123},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formula="of:=ROUND([.B27]+([.B27] * [.$A$3] / 100);0)" office:value-type="float" office:value="319" calcext:value-type="float">
            <text:p>319</text:p>
          </table:table-cell>
          <table:table-cell table:formula="of:=[.B28]" office:value-type="float" office:value="319" calcext:value-type="float">
            <text:p>319</text:p>
          </table:table-cell>
          <table:table-cell table:formula="of:=ROUND([.C28]*192/255;0)" office:value-type="float" office:value="240" calcext:value-type="float">
            <text:p>240</text:p>
          </table:table-cell>
          <table:table-cell table:formula="of:=[.D28]+[.C28]+[.B28]" office:value-type="float" office:value="878" calcext:value-type="float">
            <text:p>878</text:p>
          </table:table-cell>
          <table:table-cell/>
          <table:table-cell table:formula="of:=VLOOKUP([.B28];[$lookup.$B$1:.$E$257]; 4)" office:value-type="float" office:value="146" calcext:value-type="float">
            <text:p>146</text:p>
          </table:table-cell>
          <table:table-cell table:formula="of:=VLOOKUP([.C28];[$lookup.$C$1:.$E$257]; 3)" office:value-type="float" office:value="170" calcext:value-type="float">
            <text:p>170</text:p>
          </table:table-cell>
          <table:table-cell table:formula="of:=VLOOKUP([.D28];[$lookup.$D$1:.$E$257]; 2)" office:value-type="float" office:value="187" calcext:value-type="float">
            <text:p>187</text:p>
          </table:table-cell>
          <table:table-cell table:formula="of:=SMALL([.G28:.I28];1)" office:value-type="float" office:value="146" calcext:value-type="float">
            <text:p>146</text:p>
          </table:table-cell>
          <table:table-cell/>
          <table:table-cell table:formula="of:=VLOOKUP([.$J28];[$lookup.$A$2:.$D$257];2)" office:value-type="float" office:value="317" calcext:value-type="float">
            <text:p>317</text:p>
          </table:table-cell>
          <table:table-cell table:formula="of:=VLOOKUP([.$J28];[$lookup.$A$2:.$D$257];3)" office:value-type="float" office:value="262" calcext:value-type="float">
            <text:p>262</text:p>
          </table:table-cell>
          <table:table-cell table:formula="of:=VLOOKUP([.$J28];[$lookup.$A$2:.$D$257];4)" office:value-type="float" office:value="170" calcext:value-type="float">
            <text:p>170</text:p>
          </table:table-cell>
          <table:table-cell/>
          <table:table-cell table:formula="of:=[.B28]-[.L28]" office:value-type="float" office:value="2" calcext:value-type="float">
            <text:p>2</text:p>
          </table:table-cell>
          <table:table-cell table:formula="of:=[.C28]-[.M28]" office:value-type="float" office:value="57" calcext:value-type="float">
            <text:p>57</text:p>
          </table:table-cell>
          <table:table-cell table:formula="of:=[.D28]-[.N28]" office:value-type="float" office:value="70" calcext:value-type="float">
            <text:p>70</text:p>
          </table:table-cell>
          <table:table-cell table:formula="of:=[.J28]" office:value-type="float" office:value="146" calcext:value-type="float">
            <text:p>146</text:p>
          </table:table-cell>
          <table:table-cell table:formula="of:=[.P28]+[.Q28]+[.R28]+[.L28]+[.M28]+[.N28]" office:value-type="float" office:value="878" calcext:value-type="float">
            <text:p>878</text:p>
          </table:table-cell>
          <table:table-cell table:formula="of:=[.$U$1]&amp;[.Q28]&amp;[.$V$1]&amp;[.P28]&amp;[.$V$1]&amp;[.R28]&amp;[.$V$1]&amp;[.S28]&amp;[.$W$1]&amp;[.$V$1]" office:value-type="string" office:string-value="{57,2,70,146}," calcext:value-type="string">
            <text:p>{57,2,70,146},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formula="of:=ROUND([.B28]+([.B28] * [.$A$3] / 100);0)" office:value-type="float" office:value="399" calcext:value-type="float">
            <text:p>399</text:p>
          </table:table-cell>
          <table:table-cell table:formula="of:=[.B29]" office:value-type="float" office:value="399" calcext:value-type="float">
            <text:p>399</text:p>
          </table:table-cell>
          <table:table-cell table:formula="of:=ROUND([.C29]*192/255;0)" office:value-type="float" office:value="300" calcext:value-type="float">
            <text:p>300</text:p>
          </table:table-cell>
          <table:table-cell table:formula="of:=[.D29]+[.C29]+[.B29]" office:value-type="float" office:value="1098" calcext:value-type="float">
            <text:p>1098</text:p>
          </table:table-cell>
          <table:table-cell/>
          <table:table-cell table:formula="of:=VLOOKUP([.B29];[$lookup.$B$1:.$E$257]; 4)" office:value-type="float" office:value="174" calcext:value-type="float">
            <text:p>174</text:p>
          </table:table-cell>
          <table:table-cell table:formula="of:=VLOOKUP([.C29];[$lookup.$C$1:.$E$257]; 3)" office:value-type="float" office:value="204" calcext:value-type="float">
            <text:p>204</text:p>
          </table:table-cell>
          <table:table-cell table:formula="of:=VLOOKUP([.D29];[$lookup.$D$1:.$E$257]; 2)" office:value-type="float" office:value="219" calcext:value-type="float">
            <text:p>219</text:p>
          </table:table-cell>
          <table:table-cell table:formula="of:=SMALL([.G29:.I29];1)" office:value-type="float" office:value="174" calcext:value-type="float">
            <text:p>174</text:p>
          </table:table-cell>
          <table:table-cell/>
          <table:table-cell table:formula="of:=VLOOKUP([.$J29];[$lookup.$A$2:.$D$257];2)" office:value-type="float" office:value="398" calcext:value-type="float">
            <text:p>398</text:p>
          </table:table-cell>
          <table:table-cell table:formula="of:=VLOOKUP([.$J29];[$lookup.$A$2:.$D$257];3)" office:value-type="float" office:value="327" calcext:value-type="float">
            <text:p>327</text:p>
          </table:table-cell>
          <table:table-cell table:formula="of:=VLOOKUP([.$J29];[$lookup.$A$2:.$D$257];4)" office:value-type="float" office:value="217" calcext:value-type="float">
            <text:p>217</text:p>
          </table:table-cell>
          <table:table-cell/>
          <table:table-cell table:formula="of:=[.B29]-[.L29]" office:value-type="float" office:value="1" calcext:value-type="float">
            <text:p>1</text:p>
          </table:table-cell>
          <table:table-cell table:formula="of:=[.C29]-[.M29]" office:value-type="float" office:value="72" calcext:value-type="float">
            <text:p>72</text:p>
          </table:table-cell>
          <table:table-cell table:formula="of:=[.D29]-[.N29]" office:value-type="float" office:value="83" calcext:value-type="float">
            <text:p>83</text:p>
          </table:table-cell>
          <table:table-cell table:formula="of:=[.J29]" office:value-type="float" office:value="174" calcext:value-type="float">
            <text:p>174</text:p>
          </table:table-cell>
          <table:table-cell table:formula="of:=[.P29]+[.Q29]+[.R29]+[.L29]+[.M29]+[.N29]" office:value-type="float" office:value="1098" calcext:value-type="float">
            <text:p>1098</text:p>
          </table:table-cell>
          <table:table-cell table:formula="of:=[.$U$1]&amp;[.Q29]&amp;[.$V$1]&amp;[.P29]&amp;[.$V$1]&amp;[.R29]&amp;[.$V$1]&amp;[.S29]&amp;[.$W$1]&amp;[.$V$1]" office:value-type="string" office:string-value="{72,1,83,174}," calcext:value-type="string">
            <text:p>{72,1,83,174},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formula="of:=ROUND([.B29]+([.B29] * [.$A$3] / 100);0)" office:value-type="float" office:value="499" calcext:value-type="float">
            <text:p>499</text:p>
          </table:table-cell>
          <table:table-cell table:formula="of:=[.B30]" office:value-type="float" office:value="499" calcext:value-type="float">
            <text:p>499</text:p>
          </table:table-cell>
          <table:table-cell table:formula="of:=ROUND([.C30]*192/255;0)" office:value-type="float" office:value="376" calcext:value-type="float">
            <text:p>376</text:p>
          </table:table-cell>
          <table:table-cell table:formula="of:=[.D30]+[.C30]+[.B30]" office:value-type="float" office:value="1374" calcext:value-type="float">
            <text:p>1374</text:p>
          </table:table-cell>
          <table:table-cell/>
          <table:table-cell table:formula="of:=VLOOKUP([.B30];[$lookup.$B$1:.$E$257]; 4)" office:value-type="float" office:value="207" calcext:value-type="float">
            <text:p>207</text:p>
          </table:table-cell>
          <table:table-cell table:formula="of:=VLOOKUP([.C30];[$lookup.$C$1:.$E$257]; 3)" office:value-type="float" office:value="244" calcext:value-type="float">
            <text:p>244</text:p>
          </table:table-cell>
          <table:table-cell table:formula="of:=VLOOKUP([.D30];[$lookup.$D$1:.$E$257]; 2)" office:value-type="float" office:value="255" calcext:value-type="float">
            <text:p>255</text:p>
          </table:table-cell>
          <table:table-cell table:formula="of:=SMALL([.G30:.I30];1)" office:value-type="float" office:value="207" calcext:value-type="float">
            <text:p>207</text:p>
          </table:table-cell>
          <table:table-cell/>
          <table:table-cell table:formula="of:=VLOOKUP([.$J30];[$lookup.$A$2:.$D$257];2)" office:value-type="float" office:value="499" calcext:value-type="float">
            <text:p>499</text:p>
          </table:table-cell>
          <table:table-cell table:formula="of:=VLOOKUP([.$J30];[$lookup.$A$2:.$D$257];3)" office:value-type="float" office:value="406" calcext:value-type="float">
            <text:p>406</text:p>
          </table:table-cell>
          <table:table-cell table:formula="of:=VLOOKUP([.$J30];[$lookup.$A$2:.$D$257];4)" office:value-type="float" office:value="277" calcext:value-type="float">
            <text:p>277</text:p>
          </table:table-cell>
          <table:table-cell/>
          <table:table-cell table:formula="of:=[.B30]-[.L30]" office:value-type="float" office:value="0" calcext:value-type="float">
            <text:p>0</text:p>
          </table:table-cell>
          <table:table-cell table:formula="of:=[.C30]-[.M30]" office:value-type="float" office:value="93" calcext:value-type="float">
            <text:p>93</text:p>
          </table:table-cell>
          <table:table-cell table:formula="of:=[.D30]-[.N30]" office:value-type="float" office:value="99" calcext:value-type="float">
            <text:p>99</text:p>
          </table:table-cell>
          <table:table-cell table:formula="of:=[.J30]" office:value-type="float" office:value="207" calcext:value-type="float">
            <text:p>207</text:p>
          </table:table-cell>
          <table:table-cell table:formula="of:=[.P30]+[.Q30]+[.R30]+[.L30]+[.M30]+[.N30]" office:value-type="float" office:value="1374" calcext:value-type="float">
            <text:p>1374</text:p>
          </table:table-cell>
          <table:table-cell table:formula="of:=[.$U$1]&amp;[.Q30]&amp;[.$V$1]&amp;[.P30]&amp;[.$V$1]&amp;[.R30]&amp;[.$V$1]&amp;[.S30]&amp;[.$W$1]&amp;[.$V$1]" office:value-type="string" office:string-value="{93,0,99,207}," calcext:value-type="string">
            <text:p>{93,0,99,207},</text:p>
          </table:table-cell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ROUND([.B30]+([.B30] * [.$A$3] / 100);0)" office:value-type="float" office:value="625" calcext:value-type="float">
            <text:p>625</text:p>
          </table:table-cell>
          <table:table-cell table:formula="of:=[.B31]" office:value-type="float" office:value="625" calcext:value-type="float">
            <text:p>625</text:p>
          </table:table-cell>
          <table:table-cell table:formula="of:=ROUND([.C31]*192/255;0)" office:value-type="float" office:value="471" calcext:value-type="float">
            <text:p>471</text:p>
          </table:table-cell>
          <table:table-cell table:formula="of:=[.D31]+[.C31]+[.B31]" office:value-type="float" office:value="1721" calcext:value-type="float">
            <text:p>1721</text:p>
          </table:table-cell>
          <table:table-cell/>
          <table:table-cell table:formula="of:=VLOOKUP([.B31];[$lookup.$B$1:.$E$257]; 4)" office:value-type="float" office:value="246" calcext:value-type="float">
            <text:p>246</text:p>
          </table:table-cell>
          <table:table-cell table:formula="of:=VLOOKUP([.C31];[$lookup.$C$1:.$E$257]; 3)" office:value-type="float" office:value="255" calcext:value-type="float">
            <text:p>255</text:p>
          </table:table-cell>
          <table:table-cell table:formula="of:=VLOOKUP([.D31];[$lookup.$D$1:.$E$257]; 2)" office:value-type="float" office:value="255" calcext:value-type="float">
            <text:p>255</text:p>
          </table:table-cell>
          <table:table-cell table:formula="of:=SMALL([.G31:.I31];1)" office:value-type="float" office:value="246" calcext:value-type="float">
            <text:p>246</text:p>
          </table:table-cell>
          <table:table-cell/>
          <table:table-cell table:formula="of:=VLOOKUP([.$J31];[$lookup.$A$2:.$D$257];2)" office:value-type="float" office:value="625" calcext:value-type="float">
            <text:p>625</text:p>
          </table:table-cell>
          <table:table-cell table:formula="of:=VLOOKUP([.$J31];[$lookup.$A$2:.$D$257];3)" office:value-type="float" office:value="504" calcext:value-type="float">
            <text:p>504</text:p>
          </table:table-cell>
          <table:table-cell table:formula="of:=VLOOKUP([.$J31];[$lookup.$A$2:.$D$257];4)" office:value-type="float" office:value="353" calcext:value-type="float">
            <text:p>353</text:p>
          </table:table-cell>
          <table:table-cell/>
          <table:table-cell table:formula="of:=[.B31]-[.L31]" office:value-type="float" office:value="0" calcext:value-type="float">
            <text:p>0</text:p>
          </table:table-cell>
          <table:table-cell table:formula="of:=[.C31]-[.M31]" office:value-type="float" office:value="121" calcext:value-type="float">
            <text:p>121</text:p>
          </table:table-cell>
          <table:table-cell table:formula="of:=[.D31]-[.N31]" office:value-type="float" office:value="118" calcext:value-type="float">
            <text:p>118</text:p>
          </table:table-cell>
          <table:table-cell table:formula="of:=[.J31]" office:value-type="float" office:value="246" calcext:value-type="float">
            <text:p>246</text:p>
          </table:table-cell>
          <table:table-cell table:formula="of:=[.P31]+[.Q31]+[.R31]+[.L31]+[.M31]+[.N31]" office:value-type="float" office:value="1721" calcext:value-type="float">
            <text:p>1721</text:p>
          </table:table-cell>
          <table:table-cell table:formula="of:=[.$U$1]&amp;[.Q31]&amp;[.$V$1]&amp;[.P31]&amp;[.$V$1]&amp;[.R31]&amp;[.$V$1]&amp;[.S31]&amp;[.$W$1]&amp;[.$V$1]" office:value-type="string" office:string-value="{121,0,118,246}," calcext:value-type="string">
            <text:p>{121,0,118,246},</text:p>
          </table:table-cell>
          <table:table-cell table:number-columns-repeated="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formula="of:=ROUND([.B31]+([.B31] * [.$A$3] / 100);0)" office:value-type="float" office:value="782" calcext:value-type="float">
            <text:p>782</text:p>
          </table:table-cell>
          <table:table-cell table:formula="of:=[.B32]" office:value-type="float" office:value="782" calcext:value-type="float">
            <text:p>782</text:p>
          </table:table-cell>
          <table:table-cell table:formula="of:=ROUND([.C32]*192/255;0)" office:value-type="float" office:value="589" calcext:value-type="float">
            <text:p>589</text:p>
          </table:table-cell>
          <table:table-cell table:formula="of:=[.D32]+[.C32]+[.B32]" office:value-type="float" office:value="2153" calcext:value-type="float">
            <text:p>2153</text:p>
          </table:table-cell>
          <table:table-cell/>
          <table:table-cell table:formula="of:=VLOOKUP([.B32];[$lookup.$B$1:.$E$257]; 4)" office:value-type="float" office:value="255" calcext:value-type="float">
            <text:p>255</text:p>
          </table:table-cell>
          <table:table-cell table:formula="of:=VLOOKUP([.C32];[$lookup.$C$1:.$E$257]; 3)" office:value-type="float" office:value="255" calcext:value-type="float">
            <text:p>255</text:p>
          </table:table-cell>
          <table:table-cell table:formula="of:=VLOOKUP([.D32];[$lookup.$D$1:.$E$257]; 2)" office:value-type="float" office:value="255" calcext:value-type="float">
            <text:p>255</text:p>
          </table:table-cell>
          <table:table-cell table:formula="of:=SMALL([.G32:.I32];1)" office:value-type="float" office:value="255" calcext:value-type="float">
            <text:p>255</text:p>
          </table:table-cell>
          <table:table-cell/>
          <table:table-cell table:formula="of:=VLOOKUP([.$J32];[$lookup.$A$2:.$D$257];2)" office:value-type="float" office:value="655" calcext:value-type="float">
            <text:p>655</text:p>
          </table:table-cell>
          <table:table-cell table:formula="of:=VLOOKUP([.$J32];[$lookup.$A$2:.$D$257];3)" office:value-type="float" office:value="527" calcext:value-type="float">
            <text:p>527</text:p>
          </table:table-cell>
          <table:table-cell table:formula="of:=VLOOKUP([.$J32];[$lookup.$A$2:.$D$257];4)" office:value-type="float" office:value="371" calcext:value-type="float">
            <text:p>371</text:p>
          </table:table-cell>
          <table:table-cell/>
          <table:table-cell table:formula="of:=[.B32]-[.L32]" office:value-type="float" office:value="127" calcext:value-type="float">
            <text:p>127</text:p>
          </table:table-cell>
          <table:table-cell table:formula="of:=[.C32]-[.M32]" office:value-type="float" office:value="255" calcext:value-type="float">
            <text:p>255</text:p>
          </table:table-cell>
          <table:table-cell table:formula="of:=[.D32]-[.N32]" office:value-type="float" office:value="218" calcext:value-type="float">
            <text:p>218</text:p>
          </table:table-cell>
          <table:table-cell table:formula="of:=[.J32]" office:value-type="float" office:value="255" calcext:value-type="float">
            <text:p>255</text:p>
          </table:table-cell>
          <table:table-cell table:formula="of:=[.P32]+[.Q32]+[.R32]+[.L32]+[.M32]+[.N32]" office:value-type="float" office:value="2153" calcext:value-type="float">
            <text:p>2153</text:p>
          </table:table-cell>
          <table:table-cell table:formula="of:=[.$U$1]&amp;[.Q32]&amp;[.$V$1]&amp;[.P32]&amp;[.$V$1]&amp;[.R32]&amp;[.$V$1]&amp;[.S32]&amp;[.$W$1]&amp;[.$V$1]" office:value-type="string" office:string-value="{255,127,218,255}," calcext:value-type="string">
            <text:p>{255,127,218,255},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formula="of:=ROUND([.B32]+([.B32] * [.$A$3] / 100);0)" office:value-type="float" office:value="979" calcext:value-type="float">
            <text:p>979</text:p>
          </table:table-cell>
          <table:table-cell table:formula="of:=[.B33]" office:value-type="float" office:value="979" calcext:value-type="float">
            <text:p>979</text:p>
          </table:table-cell>
          <table:table-cell table:formula="of:=ROUND([.C33]*192/255;0)" office:value-type="float" office:value="737" calcext:value-type="float">
            <text:p>737</text:p>
          </table:table-cell>
          <table:table-cell table:formula="of:=[.D33]+[.C33]+[.B33]" office:value-type="float" office:value="2695" calcext:value-type="float">
            <text:p>2695</text:p>
          </table:table-cell>
          <table:table-cell/>
          <table:table-cell table:formula="of:=VLOOKUP([.B33];[$lookup.$B$1:.$E$257]; 4)" office:value-type="float" office:value="255" calcext:value-type="float">
            <text:p>255</text:p>
          </table:table-cell>
          <table:table-cell table:formula="of:=VLOOKUP([.C33];[$lookup.$C$1:.$E$257]; 3)" office:value-type="float" office:value="255" calcext:value-type="float">
            <text:p>255</text:p>
          </table:table-cell>
          <table:table-cell table:formula="of:=VLOOKUP([.D33];[$lookup.$D$1:.$E$257]; 2)" office:value-type="float" office:value="255" calcext:value-type="float">
            <text:p>255</text:p>
          </table:table-cell>
          <table:table-cell table:formula="of:=SMALL([.G33:.I33];1)" office:value-type="float" office:value="255" calcext:value-type="float">
            <text:p>255</text:p>
          </table:table-cell>
          <table:table-cell/>
          <table:table-cell table:formula="of:=VLOOKUP([.$J33];[$lookup.$A$2:.$D$257];2)" office:value-type="float" office:value="655" calcext:value-type="float">
            <text:p>655</text:p>
          </table:table-cell>
          <table:table-cell table:formula="of:=VLOOKUP([.$J33];[$lookup.$A$2:.$D$257];3)" office:value-type="float" office:value="527" calcext:value-type="float">
            <text:p>527</text:p>
          </table:table-cell>
          <table:table-cell table:formula="of:=VLOOKUP([.$J33];[$lookup.$A$2:.$D$257];4)" office:value-type="float" office:value="371" calcext:value-type="float">
            <text:p>371</text:p>
          </table:table-cell>
          <table:table-cell/>
          <table:table-cell table:formula="of:=[.B33]-[.L33]" office:value-type="float" office:value="324" calcext:value-type="float">
            <text:p>324</text:p>
          </table:table-cell>
          <table:table-cell table:formula="of:=[.C33]-[.M33]" office:value-type="float" office:value="452" calcext:value-type="float">
            <text:p>452</text:p>
          </table:table-cell>
          <table:table-cell table:formula="of:=[.D33]-[.N33]" office:value-type="float" office:value="366" calcext:value-type="float">
            <text:p>366</text:p>
          </table:table-cell>
          <table:table-cell table:formula="of:=[.J33]" office:value-type="float" office:value="255" calcext:value-type="float">
            <text:p>255</text:p>
          </table:table-cell>
          <table:table-cell table:formula="of:=[.P33]+[.Q33]+[.R33]+[.L33]+[.M33]+[.N33]"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formula="of:=ROUND([.B33]+([.B33] * [.$A$3] / 100);0)" office:value-type="float" office:value="1225" calcext:value-type="float">
            <text:p>1225</text:p>
          </table:table-cell>
          <table:table-cell table:formula="of:=[.B34]" office:value-type="float" office:value="1225" calcext:value-type="float">
            <text:p>1225</text:p>
          </table:table-cell>
          <table:table-cell table:formula="of:=ROUND([.C34]*192/255;0)" office:value-type="float" office:value="922" calcext:value-type="float">
            <text:p>922</text:p>
          </table:table-cell>
          <table:table-cell table:formula="of:=[.D34]+[.C34]+[.B34]" office:value-type="float" office:value="3372" calcext:value-type="float">
            <text:p>3372</text:p>
          </table:table-cell>
          <table:table-cell/>
          <table:table-cell table:formula="of:=VLOOKUP([.B34];[$lookup.$B$1:.$E$257]; 4)" office:value-type="float" office:value="255" calcext:value-type="float">
            <text:p>255</text:p>
          </table:table-cell>
          <table:table-cell table:formula="of:=VLOOKUP([.C34];[$lookup.$C$1:.$E$257]; 3)" office:value-type="float" office:value="255" calcext:value-type="float">
            <text:p>255</text:p>
          </table:table-cell>
          <table:table-cell table:formula="of:=VLOOKUP([.D34];[$lookup.$D$1:.$E$257]; 2)" office:value-type="float" office:value="255" calcext:value-type="float">
            <text:p>255</text:p>
          </table:table-cell>
          <table:table-cell table:formula="of:=SMALL([.G34:.I34];1)" office:value-type="float" office:value="255" calcext:value-type="float">
            <text:p>255</text:p>
          </table:table-cell>
          <table:table-cell/>
          <table:table-cell table:formula="of:=VLOOKUP([.$J34];[$lookup.$A$2:.$D$257];2)" office:value-type="float" office:value="655" calcext:value-type="float">
            <text:p>655</text:p>
          </table:table-cell>
          <table:table-cell table:formula="of:=VLOOKUP([.$J34];[$lookup.$A$2:.$D$257];3)" office:value-type="float" office:value="527" calcext:value-type="float">
            <text:p>527</text:p>
          </table:table-cell>
          <table:table-cell table:formula="of:=VLOOKUP([.$J34];[$lookup.$A$2:.$D$257];4)" office:value-type="float" office:value="371" calcext:value-type="float">
            <text:p>371</text:p>
          </table:table-cell>
          <table:table-cell/>
          <table:table-cell table:formula="of:=[.B34]-[.L34]" office:value-type="float" office:value="570" calcext:value-type="float">
            <text:p>570</text:p>
          </table:table-cell>
          <table:table-cell table:formula="of:=[.C34]-[.M34]" office:value-type="float" office:value="698" calcext:value-type="float">
            <text:p>698</text:p>
          </table:table-cell>
          <table:table-cell table:formula="of:=[.D34]-[.N34]" office:value-type="float" office:value="551" calcext:value-type="float">
            <text:p>551</text:p>
          </table:table-cell>
          <table:table-cell table:formula="of:=[.J34]" office:value-type="float" office:value="255" calcext:value-type="float">
            <text:p>255</text:p>
          </table:table-cell>
          <table:table-cell table:formula="of:=[.P34]+[.Q34]+[.R34]+[.L34]+[.M34]+[.N34]"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formula="of:=ROUND([.B34]+([.B34] * [.$A$3] / 100);0)" office:value-type="float" office:value="1533" calcext:value-type="float">
            <text:p>1533</text:p>
          </table:table-cell>
          <table:table-cell table:formula="of:=[.B35]" office:value-type="float" office:value="1533" calcext:value-type="float">
            <text:p>1533</text:p>
          </table:table-cell>
          <table:table-cell table:formula="of:=ROUND([.C35]*192/255;0)" office:value-type="float" office:value="1154" calcext:value-type="float">
            <text:p>1154</text:p>
          </table:table-cell>
          <table:table-cell table:formula="of:=[.D35]+[.C35]+[.B35]" office:value-type="float" office:value="4220" calcext:value-type="float">
            <text:p>4220</text:p>
          </table:table-cell>
          <table:table-cell/>
          <table:table-cell table:formula="of:=VLOOKUP([.B35];[$lookup.$B$1:.$E$257]; 4)" office:value-type="float" office:value="255" calcext:value-type="float">
            <text:p>255</text:p>
          </table:table-cell>
          <table:table-cell table:formula="of:=VLOOKUP([.C35];[$lookup.$C$1:.$E$257]; 3)" office:value-type="float" office:value="255" calcext:value-type="float">
            <text:p>255</text:p>
          </table:table-cell>
          <table:table-cell table:formula="of:=VLOOKUP([.D35];[$lookup.$D$1:.$E$257]; 2)" office:value-type="float" office:value="255" calcext:value-type="float">
            <text:p>255</text:p>
          </table:table-cell>
          <table:table-cell table:formula="of:=SMALL([.G35:.I35];1)" office:value-type="float" office:value="255" calcext:value-type="float">
            <text:p>255</text:p>
          </table:table-cell>
          <table:table-cell/>
          <table:table-cell table:formula="of:=VLOOKUP([.$J35];[$lookup.$A$2:.$D$257];2)" office:value-type="float" office:value="655" calcext:value-type="float">
            <text:p>655</text:p>
          </table:table-cell>
          <table:table-cell table:formula="of:=VLOOKUP([.$J35];[$lookup.$A$2:.$D$257];3)" office:value-type="float" office:value="527" calcext:value-type="float">
            <text:p>527</text:p>
          </table:table-cell>
          <table:table-cell table:formula="of:=VLOOKUP([.$J35];[$lookup.$A$2:.$D$257];4)" office:value-type="float" office:value="371" calcext:value-type="float">
            <text:p>371</text:p>
          </table:table-cell>
          <table:table-cell/>
          <table:table-cell table:formula="of:=[.B35]-[.L35]" office:value-type="float" office:value="878" calcext:value-type="float">
            <text:p>878</text:p>
          </table:table-cell>
          <table:table-cell table:formula="of:=[.C35]-[.M35]" office:value-type="float" office:value="1006" calcext:value-type="float">
            <text:p>1006</text:p>
          </table:table-cell>
          <table:table-cell table:formula="of:=[.D35]-[.N35]" office:value-type="float" office:value="783" calcext:value-type="float">
            <text:p>783</text:p>
          </table:table-cell>
          <table:table-cell table:formula="of:=[.J35]" office:value-type="float" office:value="255" calcext:value-type="float">
            <text:p>255</text:p>
          </table:table-cell>
          <table:table-cell table:formula="of:=[.P35]+[.Q35]+[.R35]+[.L35]+[.M35]+[.N35]"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formula="of:=ROUND([.B35]+([.B35] * [.$A$3] / 100);0)" office:value-type="float" office:value="1919" calcext:value-type="float">
            <text:p>1919</text:p>
          </table:table-cell>
          <table:table-cell table:formula="of:=[.B36]" office:value-type="float" office:value="1919" calcext:value-type="float">
            <text:p>1919</text:p>
          </table:table-cell>
          <table:table-cell table:formula="of:=ROUND([.C36]*192/255;0)" office:value-type="float" office:value="1445" calcext:value-type="float">
            <text:p>1445</text:p>
          </table:table-cell>
          <table:table-cell table:formula="of:=[.D36]+[.C36]+[.B36]" office:value-type="float" office:value="5283" calcext:value-type="float">
            <text:p>5283</text:p>
          </table:table-cell>
          <table:table-cell/>
          <table:table-cell table:formula="of:=VLOOKUP([.B36];[$lookup.$B$1:.$E$257]; 4)" office:value-type="float" office:value="255" calcext:value-type="float">
            <text:p>255</text:p>
          </table:table-cell>
          <table:table-cell table:formula="of:=VLOOKUP([.C36];[$lookup.$C$1:.$E$257]; 3)" office:value-type="float" office:value="255" calcext:value-type="float">
            <text:p>255</text:p>
          </table:table-cell>
          <table:table-cell table:formula="of:=VLOOKUP([.D36];[$lookup.$D$1:.$E$257]; 2)" office:value-type="float" office:value="255" calcext:value-type="float">
            <text:p>255</text:p>
          </table:table-cell>
          <table:table-cell table:formula="of:=SMALL([.G36:.I36];1)" office:value-type="float" office:value="255" calcext:value-type="float">
            <text:p>255</text:p>
          </table:table-cell>
          <table:table-cell/>
          <table:table-cell table:formula="of:=VLOOKUP([.$J36];[$lookup.$A$2:.$D$257];2)" office:value-type="float" office:value="655" calcext:value-type="float">
            <text:p>655</text:p>
          </table:table-cell>
          <table:table-cell table:formula="of:=VLOOKUP([.$J36];[$lookup.$A$2:.$D$257];3)" office:value-type="float" office:value="527" calcext:value-type="float">
            <text:p>527</text:p>
          </table:table-cell>
          <table:table-cell table:formula="of:=VLOOKUP([.$J36];[$lookup.$A$2:.$D$257];4)" office:value-type="float" office:value="371" calcext:value-type="float">
            <text:p>371</text:p>
          </table:table-cell>
          <table:table-cell/>
          <table:table-cell table:formula="of:=[.B36]-[.L36]" office:value-type="float" office:value="1264" calcext:value-type="float">
            <text:p>1264</text:p>
          </table:table-cell>
          <table:table-cell table:formula="of:=[.C36]-[.M36]" office:value-type="float" office:value="1392" calcext:value-type="float">
            <text:p>1392</text:p>
          </table:table-cell>
          <table:table-cell table:formula="of:=[.D36]-[.N36]" office:value-type="float" office:value="1074" calcext:value-type="float">
            <text:p>1074</text:p>
          </table:table-cell>
          <table:table-cell table:formula="of:=[.J36]" office:value-type="float" office:value="255" calcext:value-type="float">
            <text:p>255</text:p>
          </table:table-cell>
          <table:table-cell table:formula="of:=[.P36]+[.Q36]+[.R36]+[.L36]+[.M36]+[.N36]" office:value-type="float" office:value="5283" calcext:value-type="float">
            <text:p>5283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formula="of:=ROUND([.B36]+([.B36] * [.$A$3] / 100);0)" office:value-type="float" office:value="2402" calcext:value-type="float">
            <text:p>2402</text:p>
          </table:table-cell>
          <table:table-cell table:formula="of:=[.B37]" office:value-type="float" office:value="2402" calcext:value-type="float">
            <text:p>2402</text:p>
          </table:table-cell>
          <table:table-cell table:formula="of:=ROUND([.C37]*192/255;0)" office:value-type="float" office:value="1809" calcext:value-type="float">
            <text:p>1809</text:p>
          </table:table-cell>
          <table:table-cell table:formula="of:=[.D37]+[.C37]+[.B37]" office:value-type="float" office:value="6613" calcext:value-type="float">
            <text:p>6613</text:p>
          </table:table-cell>
          <table:table-cell/>
          <table:table-cell table:formula="of:=VLOOKUP([.B37];[$lookup.$B$1:.$E$257]; 4)" office:value-type="float" office:value="255" calcext:value-type="float">
            <text:p>255</text:p>
          </table:table-cell>
          <table:table-cell table:formula="of:=VLOOKUP([.C37];[$lookup.$C$1:.$E$257]; 3)" office:value-type="float" office:value="255" calcext:value-type="float">
            <text:p>255</text:p>
          </table:table-cell>
          <table:table-cell table:formula="of:=VLOOKUP([.D37];[$lookup.$D$1:.$E$257]; 2)" office:value-type="float" office:value="255" calcext:value-type="float">
            <text:p>255</text:p>
          </table:table-cell>
          <table:table-cell table:formula="of:=SMALL([.G37:.I37];1)" office:value-type="float" office:value="255" calcext:value-type="float">
            <text:p>255</text:p>
          </table:table-cell>
          <table:table-cell/>
          <table:table-cell table:formula="of:=VLOOKUP([.$J37];[$lookup.$A$2:.$D$257];2)" office:value-type="float" office:value="655" calcext:value-type="float">
            <text:p>655</text:p>
          </table:table-cell>
          <table:table-cell table:formula="of:=VLOOKUP([.$J37];[$lookup.$A$2:.$D$257];3)" office:value-type="float" office:value="527" calcext:value-type="float">
            <text:p>527</text:p>
          </table:table-cell>
          <table:table-cell table:formula="of:=VLOOKUP([.$J37];[$lookup.$A$2:.$D$257];4)" office:value-type="float" office:value="371" calcext:value-type="float">
            <text:p>371</text:p>
          </table:table-cell>
          <table:table-cell/>
          <table:table-cell table:formula="of:=[.B37]-[.L37]" office:value-type="float" office:value="1747" calcext:value-type="float">
            <text:p>1747</text:p>
          </table:table-cell>
          <table:table-cell table:formula="of:=[.C37]-[.M37]" office:value-type="float" office:value="1875" calcext:value-type="float">
            <text:p>1875</text:p>
          </table:table-cell>
          <table:table-cell table:formula="of:=[.D37]-[.N37]" office:value-type="float" office:value="1438" calcext:value-type="float">
            <text:p>1438</text:p>
          </table:table-cell>
          <table:table-cell table:formula="of:=[.J37]" office:value-type="float" office:value="255" calcext:value-type="float">
            <text:p>255</text:p>
          </table:table-cell>
          <table:table-cell table:formula="of:=[.P37]+[.Q37]+[.R37]+[.L37]+[.M37]+[.N37]" office:value-type="float" office:value="6613" calcext:value-type="float">
            <text:p>6613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formula="of:=ROUND([.B37]+([.B37] * [.$A$3] / 100);0)" office:value-type="float" office:value="3006" calcext:value-type="float">
            <text:p>3006</text:p>
          </table:table-cell>
          <table:table-cell table:formula="of:=[.B38]" office:value-type="float" office:value="3006" calcext:value-type="float">
            <text:p>3006</text:p>
          </table:table-cell>
          <table:table-cell table:formula="of:=ROUND([.C38]*192/255;0)" office:value-type="float" office:value="2263" calcext:value-type="float">
            <text:p>2263</text:p>
          </table:table-cell>
          <table:table-cell table:formula="of:=[.D38]+[.C38]+[.B38]" office:value-type="float" office:value="8275" calcext:value-type="float">
            <text:p>8275</text:p>
          </table:table-cell>
          <table:table-cell/>
          <table:table-cell table:formula="of:=VLOOKUP([.B38];[$lookup.$B$1:.$E$257]; 4)" office:value-type="float" office:value="255" calcext:value-type="float">
            <text:p>255</text:p>
          </table:table-cell>
          <table:table-cell table:formula="of:=VLOOKUP([.C38];[$lookup.$C$1:.$E$257]; 3)" office:value-type="float" office:value="255" calcext:value-type="float">
            <text:p>255</text:p>
          </table:table-cell>
          <table:table-cell table:formula="of:=VLOOKUP([.D38];[$lookup.$D$1:.$E$257]; 2)" office:value-type="float" office:value="255" calcext:value-type="float">
            <text:p>255</text:p>
          </table:table-cell>
          <table:table-cell table:formula="of:=SMALL([.G38:.I38];1)" office:value-type="float" office:value="255" calcext:value-type="float">
            <text:p>255</text:p>
          </table:table-cell>
          <table:table-cell/>
          <table:table-cell table:formula="of:=VLOOKUP([.$J38];[$lookup.$A$2:.$D$257];2)" office:value-type="float" office:value="655" calcext:value-type="float">
            <text:p>655</text:p>
          </table:table-cell>
          <table:table-cell table:formula="of:=VLOOKUP([.$J38];[$lookup.$A$2:.$D$257];3)" office:value-type="float" office:value="527" calcext:value-type="float">
            <text:p>527</text:p>
          </table:table-cell>
          <table:table-cell table:formula="of:=VLOOKUP([.$J38];[$lookup.$A$2:.$D$257];4)" office:value-type="float" office:value="371" calcext:value-type="float">
            <text:p>371</text:p>
          </table:table-cell>
          <table:table-cell/>
          <table:table-cell table:formula="of:=[.B38]-[.L38]" office:value-type="float" office:value="2351" calcext:value-type="float">
            <text:p>2351</text:p>
          </table:table-cell>
          <table:table-cell table:formula="of:=[.C38]-[.M38]" office:value-type="float" office:value="2479" calcext:value-type="float">
            <text:p>2479</text:p>
          </table:table-cell>
          <table:table-cell table:formula="of:=[.D38]-[.N38]" office:value-type="float" office:value="1892" calcext:value-type="float">
            <text:p>1892</text:p>
          </table:table-cell>
          <table:table-cell table:formula="of:=[.J38]" office:value-type="float" office:value="255" calcext:value-type="float">
            <text:p>255</text:p>
          </table:table-cell>
          <table:table-cell table:formula="of:=[.P38]+[.Q38]+[.R38]+[.L38]+[.M38]+[.N38]" office:value-type="float" office:value="8275" calcext:value-type="float">
            <text:p>8275</text:p>
          </table:table-cell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formula="of:=ROUND([.B38]+([.B38] * [.$A$3] / 100);0)" office:value-type="float" office:value="3762" calcext:value-type="float">
            <text:p>3762</text:p>
          </table:table-cell>
          <table:table-cell table:formula="of:=[.B39]" office:value-type="float" office:value="3762" calcext:value-type="float">
            <text:p>3762</text:p>
          </table:table-cell>
          <table:table-cell table:formula="of:=ROUND([.C39]*192/255;0)" office:value-type="float" office:value="2833" calcext:value-type="float">
            <text:p>2833</text:p>
          </table:table-cell>
          <table:table-cell table:formula="of:=[.D39]+[.C39]+[.B39]" office:value-type="float" office:value="10357" calcext:value-type="float">
            <text:p>10357</text:p>
          </table:table-cell>
          <table:table-cell/>
          <table:table-cell table:formula="of:=VLOOKUP([.B39];[$lookup.$B$1:.$E$257]; 4)" office:value-type="float" office:value="255" calcext:value-type="float">
            <text:p>255</text:p>
          </table:table-cell>
          <table:table-cell table:formula="of:=VLOOKUP([.C39];[$lookup.$C$1:.$E$257]; 3)" office:value-type="float" office:value="255" calcext:value-type="float">
            <text:p>255</text:p>
          </table:table-cell>
          <table:table-cell table:formula="of:=VLOOKUP([.D39];[$lookup.$D$1:.$E$257]; 2)" office:value-type="float" office:value="255" calcext:value-type="float">
            <text:p>255</text:p>
          </table:table-cell>
          <table:table-cell table:formula="of:=SMALL([.G39:.I39];1)" office:value-type="float" office:value="255" calcext:value-type="float">
            <text:p>255</text:p>
          </table:table-cell>
          <table:table-cell/>
          <table:table-cell table:formula="of:=VLOOKUP([.$J39];[$lookup.$A$2:.$D$257];2)" office:value-type="float" office:value="655" calcext:value-type="float">
            <text:p>655</text:p>
          </table:table-cell>
          <table:table-cell table:formula="of:=VLOOKUP([.$J39];[$lookup.$A$2:.$D$257];3)" office:value-type="float" office:value="527" calcext:value-type="float">
            <text:p>527</text:p>
          </table:table-cell>
          <table:table-cell table:formula="of:=VLOOKUP([.$J39];[$lookup.$A$2:.$D$257];4)" office:value-type="float" office:value="371" calcext:value-type="float">
            <text:p>371</text:p>
          </table:table-cell>
          <table:table-cell/>
          <table:table-cell table:formula="of:=[.B39]-[.L39]" office:value-type="float" office:value="3107" calcext:value-type="float">
            <text:p>3107</text:p>
          </table:table-cell>
          <table:table-cell table:formula="of:=[.C39]-[.M39]" office:value-type="float" office:value="3235" calcext:value-type="float">
            <text:p>3235</text:p>
          </table:table-cell>
          <table:table-cell table:formula="of:=[.D39]-[.N39]" office:value-type="float" office:value="2462" calcext:value-type="float">
            <text:p>2462</text:p>
          </table:table-cell>
          <table:table-cell table:formula="of:=[.J39]" office:value-type="float" office:value="255" calcext:value-type="float">
            <text:p>255</text:p>
          </table:table-cell>
          <table:table-cell table:formula="of:=[.P39]+[.Q39]+[.R39]+[.L39]+[.M39]+[.N39]" office:value-type="float" office:value="10357" calcext:value-type="float">
            <text:p>10357</text:p>
          </table:table-cell>
          <table:table-cell table:number-columns-repeated="3"/>
        </table:table-row>
        <table:table-row table:style-name="ro1" table:number-rows-repeated="33">
          <table:table-cell table:style-name="ce8"/>
          <table:table-cell table:number-columns-repeated="22"/>
        </table:table-row>
        <table:table-row table:style-name="ro1" table:number-rows-repeated="104850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heet4.P1:Sheet4.S1048576">
            <calcext:condition calcext:apply-style-name="Bad" calcext:value="&gt;255" calcext:base-cell-address="Sheet4.P1"/>
            <calcext:condition calcext:apply-style-name="Bad" calcext:value="&lt;0" calcext:base-cell-address="Sheet4.P1"/>
          </calcext:conditional-format>
        </calcext:conditional-formats>
      </table:table>
      <table:table table:name="Sheet4_2" table:style-name="ta1">
        <table:shapes>
          <draw:frame draw:z-index="0" draw:style-name="gr1" draw:text-style-name="P1" svg:width="771.59pt" svg:height="377.97pt" svg:x="878.43pt" svg:y="15.82pt">
            <draw:object draw:notify-on-update-of-ranges="Sheet4_2.B1:Sheet4_2.B1 Sheet4_2.B2:Sheet4_2.B72 Sheet4_2.C1:Sheet4_2.C1 Sheet4_2.C2:Sheet4_2.C72 Sheet4_2.D1:Sheet4_2.D1 Sheet4_2.D2:Sheet4_2.D72 Sheet4_2.F1:Sheet4_2.F1 Sheet4_2.F2:Sheet4_2.F72 Sheet4_2.G1:Sheet4_2.G1 Sheet4_2.G2:Sheet4_2.G72 Sheet4_2.H1:Sheet4_2.H1 Sheet4_2.H2:Sheet4_2.H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ce7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2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VLOOKUP([.F2];[$lookup.$B$1:.$E$257]; 4)" office:value-type="float" office:value="1" calcext:value-type="float">
            <text:p>1</text:p>
          </table:table-cell>
          <table:table-cell table:formula="of:=VLOOKUP([.G2];[$lookup.$C$1:.$E$257]; 3)" office:value-type="float" office:value="0" calcext:value-type="float">
            <text:p>0</text:p>
          </table:table-cell>
          <table:table-cell table:formula="of:=VLOOKUP([.H2];[$lookup.$D$1:.$E$257]; 2)" office:value-type="float" office:value="2" calcext:value-type="float">
            <text:p>2</text:p>
          </table:table-cell>
          <table:table-cell table:formula="of:=SMALL([.J2:.L2];1)" office:value-type="float" office:value="0" calcext:value-type="float">
            <text:p>0</text:p>
          </table:table-cell>
          <table:table-cell/>
          <table:table-cell table:formula="of:=VLOOKUP([.$M2];[$lookup.$A$2:.$D$257];2)" office:value-type="float" office:value="0" calcext:value-type="float">
            <text:p>0</text:p>
          </table:table-cell>
          <table:table-cell table:formula="of:=VLOOKUP([.$M2];[$lookup.$A$2:.$D$257];3)" office:value-type="float" office:value="0" calcext:value-type="float">
            <text:p>0</text:p>
          </table:table-cell>
          <table:table-cell table:formula="of:=VLOOKUP([.$M2];[$lookup.$A$2:.$D$257];4)" office:value-type="float" office:value="0" calcext:value-type="float">
            <text:p>0</text:p>
          </table:table-cell>
          <table:table-cell/>
          <table:table-cell table:formula="of:=[.F2]-[.O2]" office:value-type="float" office:value="0" calcext:value-type="float">
            <text:p>0</text:p>
          </table:table-cell>
          <table:table-cell table:formula="of:=[.G2]-[.P2]" office:value-type="float" office:value="0" calcext:value-type="float">
            <text:p>0</text:p>
          </table:table-cell>
          <table:table-cell table:formula="of:=[.H2]-[.Q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2]+9" office:value-type="float" office:value="9" calcext:value-type="float">
            <text:p>9</text:p>
          </table:table-cell>
          <table:table-cell/>
          <table:table-cell table:formula="of:=VLOOKUP([.F3];[$lookup.$B$1:.$E$257]; 4)" office:value-type="string" office:string-value="" calcext:value-type="error">
            <text:p>#N/A</text:p>
          </table:table-cell>
          <table:table-cell table:formula="of:=VLOOKUP([.G3];[$lookup.$C$1:.$E$257]; 3)" office:value-type="string" office:string-value="" calcext:value-type="error">
            <text:p>#N/A</text:p>
          </table:table-cell>
          <table:table-cell table:formula="of:=VLOOKUP([.H3];[$lookup.$D$1:.$E$257]; 2)" office:value-type="float" office:value="18" calcext:value-type="float">
            <text:p>18</text:p>
          </table:table-cell>
          <table:table-cell table:formula="of:=SMALL([.J3:.L3];1)" office:value-type="string" office:string-value="" calcext:value-type="error">
            <text:p>#N/A</text:p>
          </table:table-cell>
          <table:table-cell/>
          <table:table-cell table:formula="of:=VLOOKUP([.$M3];[$lookup.$A$2:.$D$257];2)" office:value-type="string" office:string-value="" calcext:value-type="error">
            <text:p>#N/A</text:p>
          </table:table-cell>
          <table:table-cell table:formula="of:=VLOOKUP([.$M3];[$lookup.$A$2:.$D$257];3)" office:value-type="string" office:string-value="" calcext:value-type="error">
            <text:p>#N/A</text:p>
          </table:table-cell>
          <table:table-cell table:formula="of:=VLOOKUP([.$M3];[$lookup.$A$2:.$D$257];4)" office:value-type="string" office:string-value="" calcext:value-type="error">
            <text:p>#N/A</text:p>
          </table:table-cell>
          <table:table-cell/>
          <table:table-cell table:formula="of:=[.F3]-[.O3]" office:value-type="string" office:string-value="" calcext:value-type="error">
            <text:p>#N/A</text:p>
          </table:table-cell>
          <table:table-cell table:formula="of:=[.G3]-[.P3]" office:value-type="string" office:string-value="" calcext:value-type="error">
            <text:p>#N/A</text:p>
          </table:table-cell>
          <table:table-cell table:formula="of:=[.H3]-[.Q3]" office:value-type="string" office:string-value="" calcext:value-type="error">
            <text:p>#N/A</text:p>
          </table:table-cell>
          <table:table-cell table:formula="of:=[.M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/>
          <table:table-cell table:formula="of:=[.H3]+18" office:value-type="float" office:value="27" calcext:value-type="float">
            <text:p>27</text:p>
          </table:table-cell>
          <table:table-cell/>
          <table:table-cell table:formula="of:=VLOOKUP([.F4];[$lookup.$B$1:.$E$257]; 4)" office:value-type="string" office:string-value="" calcext:value-type="error">
            <text:p>#N/A</text:p>
          </table:table-cell>
          <table:table-cell table:formula="of:=VLOOKUP([.G4];[$lookup.$C$1:.$E$257]; 3)" office:value-type="string" office:string-value="" calcext:value-type="error">
            <text:p>#N/A</text:p>
          </table:table-cell>
          <table:table-cell table:formula="of:=VLOOKUP([.H4];[$lookup.$D$1:.$E$257]; 2)" office:value-type="float" office:value="39" calcext:value-type="float">
            <text:p>39</text:p>
          </table:table-cell>
          <table:table-cell table:formula="of:=SMALL([.J4:.L4];1)" office:value-type="string" office:string-value="" calcext:value-type="error">
            <text:p>#N/A</text:p>
          </table:table-cell>
          <table:table-cell/>
          <table:table-cell table:formula="of:=VLOOKUP([.$M4];[$lookup.$A$2:.$D$257];2)" office:value-type="string" office:string-value="" calcext:value-type="error">
            <text:p>#N/A</text:p>
          </table:table-cell>
          <table:table-cell table:formula="of:=VLOOKUP([.$M4];[$lookup.$A$2:.$D$257];3)" office:value-type="string" office:string-value="" calcext:value-type="error">
            <text:p>#N/A</text:p>
          </table:table-cell>
          <table:table-cell table:formula="of:=VLOOKUP([.$M4];[$lookup.$A$2:.$D$257];4)" office:value-type="string" office:string-value="" calcext:value-type="error">
            <text:p>#N/A</text:p>
          </table:table-cell>
          <table:table-cell/>
          <table:table-cell table:formula="of:=[.F4]-[.O4]" office:value-type="string" office:string-value="" calcext:value-type="error">
            <text:p>#N/A</text:p>
          </table:table-cell>
          <table:table-cell table:formula="of:=[.G4]-[.P4]" office:value-type="string" office:string-value="" calcext:value-type="error">
            <text:p>#N/A</text:p>
          </table:table-cell>
          <table:table-cell table:formula="of:=[.H4]-[.Q4]" office:value-type="string" office:string-value="" calcext:value-type="error">
            <text:p>#N/A</text:p>
          </table:table-cell>
          <table:table-cell table:formula="of:=[.M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table:formula="of:=[.H4]+18" office:value-type="float" office:value="45" calcext:value-type="float">
            <text:p>45</text:p>
          </table:table-cell>
          <table:table-cell/>
          <table:table-cell table:formula="of:=VLOOKUP([.F5];[$lookup.$B$1:.$E$257]; 4)" office:value-type="string" office:string-value="" calcext:value-type="error">
            <text:p>#N/A</text:p>
          </table:table-cell>
          <table:table-cell table:formula="of:=VLOOKUP([.G5];[$lookup.$C$1:.$E$257]; 3)" office:value-type="string" office:string-value="" calcext:value-type="error">
            <text:p>#N/A</text:p>
          </table:table-cell>
          <table:table-cell table:formula="of:=VLOOKUP([.H5];[$lookup.$D$1:.$E$257]; 2)" office:value-type="float" office:value="56" calcext:value-type="float">
            <text:p>56</text:p>
          </table:table-cell>
          <table:table-cell table:formula="of:=SMALL([.J5:.L5];1)" office:value-type="string" office:string-value="" calcext:value-type="error">
            <text:p>#N/A</text:p>
          </table:table-cell>
          <table:table-cell/>
          <table:table-cell table:formula="of:=VLOOKUP([.$M5];[$lookup.$A$2:.$D$257];2)" office:value-type="string" office:string-value="" calcext:value-type="error">
            <text:p>#N/A</text:p>
          </table:table-cell>
          <table:table-cell table:formula="of:=VLOOKUP([.$M5];[$lookup.$A$2:.$D$257];3)" office:value-type="string" office:string-value="" calcext:value-type="error">
            <text:p>#N/A</text:p>
          </table:table-cell>
          <table:table-cell table:formula="of:=VLOOKUP([.$M5];[$lookup.$A$2:.$D$257];4)" office:value-type="string" office:string-value="" calcext:value-type="error">
            <text:p>#N/A</text:p>
          </table:table-cell>
          <table:table-cell/>
          <table:table-cell table:formula="of:=[.F5]-[.O5]" office:value-type="string" office:string-value="" calcext:value-type="error">
            <text:p>#N/A</text:p>
          </table:table-cell>
          <table:table-cell table:formula="of:=[.G5]-[.P5]" office:value-type="string" office:string-value="" calcext:value-type="error">
            <text:p>#N/A</text:p>
          </table:table-cell>
          <table:table-cell table:formula="of:=[.H5]-[.Q5]" office:value-type="string" office:string-value="" calcext:value-type="error">
            <text:p>#N/A</text:p>
          </table:table-cell>
          <table:table-cell table:formula="of:=[.M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/>
          <table:table-cell table:formula="of:=[.H5]+18" office:value-type="float" office:value="63" calcext:value-type="float">
            <text:p>63</text:p>
          </table:table-cell>
          <table:table-cell/>
          <table:table-cell table:formula="of:=VLOOKUP([.F6];[$lookup.$B$1:.$E$257]; 4)" office:value-type="string" office:string-value="" calcext:value-type="error">
            <text:p>#N/A</text:p>
          </table:table-cell>
          <table:table-cell table:formula="of:=VLOOKUP([.G6];[$lookup.$C$1:.$E$257]; 3)" office:value-type="string" office:string-value="" calcext:value-type="error">
            <text:p>#N/A</text:p>
          </table:table-cell>
          <table:table-cell table:formula="of:=VLOOKUP([.H6];[$lookup.$D$1:.$E$257]; 2)" office:value-type="float" office:value="72" calcext:value-type="float">
            <text:p>72</text:p>
          </table:table-cell>
          <table:table-cell table:formula="of:=SMALL([.J6:.L6];1)" office:value-type="string" office:string-value="" calcext:value-type="error">
            <text:p>#N/A</text:p>
          </table:table-cell>
          <table:table-cell/>
          <table:table-cell table:formula="of:=VLOOKUP([.$M6];[$lookup.$A$2:.$D$257];2)" office:value-type="string" office:string-value="" calcext:value-type="error">
            <text:p>#N/A</text:p>
          </table:table-cell>
          <table:table-cell table:formula="of:=VLOOKUP([.$M6];[$lookup.$A$2:.$D$257];3)" office:value-type="string" office:string-value="" calcext:value-type="error">
            <text:p>#N/A</text:p>
          </table:table-cell>
          <table:table-cell table:formula="of:=VLOOKUP([.$M6];[$lookup.$A$2:.$D$257];4)" office:value-type="string" office:string-value="" calcext:value-type="error">
            <text:p>#N/A</text:p>
          </table:table-cell>
          <table:table-cell/>
          <table:table-cell table:formula="of:=[.F6]-[.O6]" office:value-type="string" office:string-value="" calcext:value-type="error">
            <text:p>#N/A</text:p>
          </table:table-cell>
          <table:table-cell table:formula="of:=[.G6]-[.P6]" office:value-type="string" office:string-value="" calcext:value-type="error">
            <text:p>#N/A</text:p>
          </table:table-cell>
          <table:table-cell table:formula="of:=[.H6]-[.Q6]" office:value-type="string" office:string-value="" calcext:value-type="error">
            <text:p>#N/A</text:p>
          </table:table-cell>
          <table:table-cell table:formula="of:=[.M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  <table:table-cell table:formula="of:=[.H6]+18" office:value-type="float" office:value="81" calcext:value-type="float">
            <text:p>81</text:p>
          </table:table-cell>
          <table:table-cell/>
          <table:table-cell table:formula="of:=VLOOKUP([.F7];[$lookup.$B$1:.$E$257]; 4)" office:value-type="string" office:string-value="" calcext:value-type="error">
            <text:p>#N/A</text:p>
          </table:table-cell>
          <table:table-cell table:formula="of:=VLOOKUP([.G7];[$lookup.$C$1:.$E$257]; 3)" office:value-type="string" office:string-value="" calcext:value-type="error">
            <text:p>#N/A</text:p>
          </table:table-cell>
          <table:table-cell table:formula="of:=VLOOKUP([.H7];[$lookup.$D$1:.$E$257]; 2)" office:value-type="float" office:value="86" calcext:value-type="float">
            <text:p>86</text:p>
          </table:table-cell>
          <table:table-cell table:formula="of:=SMALL([.J7:.L7];1)" office:value-type="string" office:string-value="" calcext:value-type="error">
            <text:p>#N/A</text:p>
          </table:table-cell>
          <table:table-cell/>
          <table:table-cell table:formula="of:=VLOOKUP([.$M7];[$lookup.$A$2:.$D$257];2)" office:value-type="string" office:string-value="" calcext:value-type="error">
            <text:p>#N/A</text:p>
          </table:table-cell>
          <table:table-cell table:formula="of:=VLOOKUP([.$M7];[$lookup.$A$2:.$D$257];3)" office:value-type="string" office:string-value="" calcext:value-type="error">
            <text:p>#N/A</text:p>
          </table:table-cell>
          <table:table-cell table:formula="of:=VLOOKUP([.$M7];[$lookup.$A$2:.$D$257];4)" office:value-type="string" office:string-value="" calcext:value-type="error">
            <text:p>#N/A</text:p>
          </table:table-cell>
          <table:table-cell/>
          <table:table-cell table:formula="of:=[.F7]-[.O7]" office:value-type="string" office:string-value="" calcext:value-type="error">
            <text:p>#N/A</text:p>
          </table:table-cell>
          <table:table-cell table:formula="of:=[.G7]-[.P7]" office:value-type="string" office:string-value="" calcext:value-type="error">
            <text:p>#N/A</text:p>
          </table:table-cell>
          <table:table-cell table:formula="of:=[.H7]-[.Q7]" office:value-type="string" office:string-value="" calcext:value-type="error">
            <text:p>#N/A</text:p>
          </table:table-cell>
          <table:table-cell table:formula="of:=[.M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3"/>
          <table:table-cell table:formula="of:=[.H7]+18" office:value-type="float" office:value="99" calcext:value-type="float">
            <text:p>99</text:p>
          </table:table-cell>
          <table:table-cell/>
          <table:table-cell table:formula="of:=VLOOKUP([.F8];[$lookup.$B$1:.$E$257]; 4)" office:value-type="string" office:string-value="" calcext:value-type="error">
            <text:p>#N/A</text:p>
          </table:table-cell>
          <table:table-cell table:formula="of:=VLOOKUP([.G8];[$lookup.$C$1:.$E$257]; 3)" office:value-type="string" office:string-value="" calcext:value-type="error">
            <text:p>#N/A</text:p>
          </table:table-cell>
          <table:table-cell table:formula="of:=VLOOKUP([.H8];[$lookup.$D$1:.$E$257]; 2)" office:value-type="float" office:value="99" calcext:value-type="float">
            <text:p>99</text:p>
          </table:table-cell>
          <table:table-cell table:formula="of:=SMALL([.J8:.L8];1)" office:value-type="string" office:string-value="" calcext:value-type="error">
            <text:p>#N/A</text:p>
          </table:table-cell>
          <table:table-cell/>
          <table:table-cell table:formula="of:=VLOOKUP([.$M8];[$lookup.$A$2:.$D$257];2)" office:value-type="string" office:string-value="" calcext:value-type="error">
            <text:p>#N/A</text:p>
          </table:table-cell>
          <table:table-cell table:formula="of:=VLOOKUP([.$M8];[$lookup.$A$2:.$D$257];3)" office:value-type="string" office:string-value="" calcext:value-type="error">
            <text:p>#N/A</text:p>
          </table:table-cell>
          <table:table-cell table:formula="of:=VLOOKUP([.$M8];[$lookup.$A$2:.$D$257];4)" office:value-type="string" office:string-value="" calcext:value-type="error">
            <text:p>#N/A</text:p>
          </table:table-cell>
          <table:table-cell/>
          <table:table-cell table:formula="of:=[.F8]-[.O8]" office:value-type="string" office:string-value="" calcext:value-type="error">
            <text:p>#N/A</text:p>
          </table:table-cell>
          <table:table-cell table:formula="of:=[.G8]-[.P8]" office:value-type="string" office:string-value="" calcext:value-type="error">
            <text:p>#N/A</text:p>
          </table:table-cell>
          <table:table-cell table:formula="of:=[.H8]-[.Q8]" office:value-type="string" office:string-value="" calcext:value-type="error">
            <text:p>#N/A</text:p>
          </table:table-cell>
          <table:table-cell table:formula="of:=[.M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3"/>
          <table:table-cell table:formula="of:=[.H8]+18" office:value-type="float" office:value="117" calcext:value-type="float">
            <text:p>117</text:p>
          </table:table-cell>
          <table:table-cell/>
          <table:table-cell table:formula="of:=VLOOKUP([.F9];[$lookup.$B$1:.$E$257]; 4)" office:value-type="string" office:string-value="" calcext:value-type="error">
            <text:p>#N/A</text:p>
          </table:table-cell>
          <table:table-cell table:formula="of:=VLOOKUP([.G9];[$lookup.$C$1:.$E$257]; 3)" office:value-type="string" office:string-value="" calcext:value-type="error">
            <text:p>#N/A</text:p>
          </table:table-cell>
          <table:table-cell table:formula="of:=VLOOKUP([.H9];[$lookup.$D$1:.$E$257]; 2)" office:value-type="float" office:value="112" calcext:value-type="float">
            <text:p>112</text:p>
          </table:table-cell>
          <table:table-cell table:formula="of:=SMALL([.J9:.L9];1)" office:value-type="string" office:string-value="" calcext:value-type="error">
            <text:p>#N/A</text:p>
          </table:table-cell>
          <table:table-cell/>
          <table:table-cell table:formula="of:=VLOOKUP([.$M9];[$lookup.$A$2:.$D$257];2)" office:value-type="string" office:string-value="" calcext:value-type="error">
            <text:p>#N/A</text:p>
          </table:table-cell>
          <table:table-cell table:formula="of:=VLOOKUP([.$M9];[$lookup.$A$2:.$D$257];3)" office:value-type="string" office:string-value="" calcext:value-type="error">
            <text:p>#N/A</text:p>
          </table:table-cell>
          <table:table-cell table:formula="of:=VLOOKUP([.$M9];[$lookup.$A$2:.$D$257];4)" office:value-type="string" office:string-value="" calcext:value-type="error">
            <text:p>#N/A</text:p>
          </table:table-cell>
          <table:table-cell/>
          <table:table-cell table:formula="of:=[.F9]-[.O9]" office:value-type="string" office:string-value="" calcext:value-type="error">
            <text:p>#N/A</text:p>
          </table:table-cell>
          <table:table-cell table:formula="of:=[.G9]-[.P9]" office:value-type="string" office:string-value="" calcext:value-type="error">
            <text:p>#N/A</text:p>
          </table:table-cell>
          <table:table-cell table:formula="of:=[.H9]-[.Q9]" office:value-type="string" office:string-value="" calcext:value-type="error">
            <text:p>#N/A</text:p>
          </table:table-cell>
          <table:table-cell table:formula="of:=[.M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3"/>
          <table:table-cell table:formula="of:=[.H9]+18" office:value-type="float" office:value="135" calcext:value-type="float">
            <text:p>135</text:p>
          </table:table-cell>
          <table:table-cell/>
          <table:table-cell table:formula="of:=VLOOKUP([.F10];[$lookup.$B$1:.$E$257]; 4)" office:value-type="string" office:string-value="" calcext:value-type="error">
            <text:p>#N/A</text:p>
          </table:table-cell>
          <table:table-cell table:formula="of:=VLOOKUP([.G10];[$lookup.$C$1:.$E$257]; 3)" office:value-type="string" office:string-value="" calcext:value-type="error">
            <text:p>#N/A</text:p>
          </table:table-cell>
          <table:table-cell table:formula="of:=VLOOKUP([.H10];[$lookup.$D$1:.$E$257]; 2)" office:value-type="float" office:value="124" calcext:value-type="float">
            <text:p>124</text:p>
          </table:table-cell>
          <table:table-cell table:formula="of:=SMALL([.J10:.L10];1)" office:value-type="string" office:string-value="" calcext:value-type="error">
            <text:p>#N/A</text:p>
          </table:table-cell>
          <table:table-cell/>
          <table:table-cell table:formula="of:=VLOOKUP([.$M10];[$lookup.$A$2:.$D$257];2)" office:value-type="string" office:string-value="" calcext:value-type="error">
            <text:p>#N/A</text:p>
          </table:table-cell>
          <table:table-cell table:formula="of:=VLOOKUP([.$M10];[$lookup.$A$2:.$D$257];3)" office:value-type="string" office:string-value="" calcext:value-type="error">
            <text:p>#N/A</text:p>
          </table:table-cell>
          <table:table-cell table:formula="of:=VLOOKUP([.$M10];[$lookup.$A$2:.$D$257];4)" office:value-type="string" office:string-value="" calcext:value-type="error">
            <text:p>#N/A</text:p>
          </table:table-cell>
          <table:table-cell/>
          <table:table-cell table:formula="of:=[.F10]-[.O10]" office:value-type="string" office:string-value="" calcext:value-type="error">
            <text:p>#N/A</text:p>
          </table:table-cell>
          <table:table-cell table:formula="of:=[.G10]-[.P10]" office:value-type="string" office:string-value="" calcext:value-type="error">
            <text:p>#N/A</text:p>
          </table:table-cell>
          <table:table-cell table:formula="of:=[.H10]-[.Q10]" office:value-type="string" office:string-value="" calcext:value-type="error">
            <text:p>#N/A</text:p>
          </table:table-cell>
          <table:table-cell table:formula="of:=[.M1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3"/>
          <table:table-cell table:formula="of:=[.H10]+18" office:value-type="float" office:value="153" calcext:value-type="float">
            <text:p>153</text:p>
          </table:table-cell>
          <table:table-cell/>
          <table:table-cell table:formula="of:=VLOOKUP([.F11];[$lookup.$B$1:.$E$257]; 4)" office:value-type="string" office:string-value="" calcext:value-type="error">
            <text:p>#N/A</text:p>
          </table:table-cell>
          <table:table-cell table:formula="of:=VLOOKUP([.G11];[$lookup.$C$1:.$E$257]; 3)" office:value-type="string" office:string-value="" calcext:value-type="error">
            <text:p>#N/A</text:p>
          </table:table-cell>
          <table:table-cell table:formula="of:=VLOOKUP([.H11];[$lookup.$D$1:.$E$257]; 2)" office:value-type="float" office:value="135" calcext:value-type="float">
            <text:p>135</text:p>
          </table:table-cell>
          <table:table-cell table:formula="of:=SMALL([.J11:.L11];1)" office:value-type="string" office:string-value="" calcext:value-type="error">
            <text:p>#N/A</text:p>
          </table:table-cell>
          <table:table-cell/>
          <table:table-cell table:formula="of:=VLOOKUP([.$M11];[$lookup.$A$2:.$D$257];2)" office:value-type="string" office:string-value="" calcext:value-type="error">
            <text:p>#N/A</text:p>
          </table:table-cell>
          <table:table-cell table:formula="of:=VLOOKUP([.$M11];[$lookup.$A$2:.$D$257];3)" office:value-type="string" office:string-value="" calcext:value-type="error">
            <text:p>#N/A</text:p>
          </table:table-cell>
          <table:table-cell table:formula="of:=VLOOKUP([.$M11];[$lookup.$A$2:.$D$257];4)" office:value-type="string" office:string-value="" calcext:value-type="error">
            <text:p>#N/A</text:p>
          </table:table-cell>
          <table:table-cell/>
          <table:table-cell table:formula="of:=[.F11]-[.O11]" office:value-type="string" office:string-value="" calcext:value-type="error">
            <text:p>#N/A</text:p>
          </table:table-cell>
          <table:table-cell table:formula="of:=[.G11]-[.P11]" office:value-type="string" office:string-value="" calcext:value-type="error">
            <text:p>#N/A</text:p>
          </table:table-cell>
          <table:table-cell table:formula="of:=[.H11]-[.Q11]" office:value-type="string" office:string-value="" calcext:value-type="error">
            <text:p>#N/A</text:p>
          </table:table-cell>
          <table:table-cell table:formula="of:=[.M1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3"/>
          <table:table-cell table:formula="of:=[.H11]+18" office:value-type="float" office:value="171" calcext:value-type="float">
            <text:p>171</text:p>
          </table:table-cell>
          <table:table-cell/>
          <table:table-cell table:formula="of:=VLOOKUP([.F12];[$lookup.$B$1:.$E$257]; 4)" office:value-type="string" office:string-value="" calcext:value-type="error">
            <text:p>#N/A</text:p>
          </table:table-cell>
          <table:table-cell table:formula="of:=VLOOKUP([.G12];[$lookup.$C$1:.$E$257]; 3)" office:value-type="string" office:string-value="" calcext:value-type="error">
            <text:p>#N/A</text:p>
          </table:table-cell>
          <table:table-cell table:formula="of:=VLOOKUP([.H12];[$lookup.$D$1:.$E$257]; 2)" office:value-type="float" office:value="147" calcext:value-type="float">
            <text:p>147</text:p>
          </table:table-cell>
          <table:table-cell table:formula="of:=SMALL([.J12:.L12];1)" office:value-type="string" office:string-value="" calcext:value-type="error">
            <text:p>#N/A</text:p>
          </table:table-cell>
          <table:table-cell/>
          <table:table-cell table:formula="of:=VLOOKUP([.$M12];[$lookup.$A$2:.$D$257];2)" office:value-type="string" office:string-value="" calcext:value-type="error">
            <text:p>#N/A</text:p>
          </table:table-cell>
          <table:table-cell table:formula="of:=VLOOKUP([.$M12];[$lookup.$A$2:.$D$257];3)" office:value-type="string" office:string-value="" calcext:value-type="error">
            <text:p>#N/A</text:p>
          </table:table-cell>
          <table:table-cell table:formula="of:=VLOOKUP([.$M12];[$lookup.$A$2:.$D$257];4)" office:value-type="string" office:string-value="" calcext:value-type="error">
            <text:p>#N/A</text:p>
          </table:table-cell>
          <table:table-cell/>
          <table:table-cell table:formula="of:=[.F12]-[.O12]" office:value-type="string" office:string-value="" calcext:value-type="error">
            <text:p>#N/A</text:p>
          </table:table-cell>
          <table:table-cell table:formula="of:=[.G12]-[.P12]" office:value-type="string" office:string-value="" calcext:value-type="error">
            <text:p>#N/A</text:p>
          </table:table-cell>
          <table:table-cell table:formula="of:=[.H12]-[.Q12]" office:value-type="string" office:string-value="" calcext:value-type="error">
            <text:p>#N/A</text:p>
          </table:table-cell>
          <table:table-cell table:formula="of:=[.M1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3"/>
          <table:table-cell table:formula="of:=[.H12]+9" office:value-type="float" office:value="180" calcext:value-type="float">
            <text:p>180</text:p>
          </table:table-cell>
          <table:table-cell/>
          <table:table-cell table:formula="of:=VLOOKUP([.F13];[$lookup.$B$1:.$E$257]; 4)" office:value-type="string" office:string-value="" calcext:value-type="error">
            <text:p>#N/A</text:p>
          </table:table-cell>
          <table:table-cell table:formula="of:=VLOOKUP([.G13];[$lookup.$C$1:.$E$257]; 3)" office:value-type="string" office:string-value="" calcext:value-type="error">
            <text:p>#N/A</text:p>
          </table:table-cell>
          <table:table-cell table:formula="of:=VLOOKUP([.H13];[$lookup.$D$1:.$E$257]; 2)" office:value-type="float" office:value="152" calcext:value-type="float">
            <text:p>152</text:p>
          </table:table-cell>
          <table:table-cell table:formula="of:=SMALL([.J13:.L13];1)" office:value-type="string" office:string-value="" calcext:value-type="error">
            <text:p>#N/A</text:p>
          </table:table-cell>
          <table:table-cell/>
          <table:table-cell table:formula="of:=VLOOKUP([.$M13];[$lookup.$A$2:.$D$257];2)" office:value-type="string" office:string-value="" calcext:value-type="error">
            <text:p>#N/A</text:p>
          </table:table-cell>
          <table:table-cell table:formula="of:=VLOOKUP([.$M13];[$lookup.$A$2:.$D$257];3)" office:value-type="string" office:string-value="" calcext:value-type="error">
            <text:p>#N/A</text:p>
          </table:table-cell>
          <table:table-cell table:formula="of:=VLOOKUP([.$M13];[$lookup.$A$2:.$D$257];4)" office:value-type="string" office:string-value="" calcext:value-type="error">
            <text:p>#N/A</text:p>
          </table:table-cell>
          <table:table-cell/>
          <table:table-cell table:formula="of:=[.F13]-[.O13]" office:value-type="string" office:string-value="" calcext:value-type="error">
            <text:p>#N/A</text:p>
          </table:table-cell>
          <table:table-cell table:formula="of:=[.G13]-[.P13]" office:value-type="string" office:string-value="" calcext:value-type="error">
            <text:p>#N/A</text:p>
          </table:table-cell>
          <table:table-cell table:formula="of:=[.H13]-[.Q13]" office:value-type="string" office:string-value="" calcext:value-type="error">
            <text:p>#N/A</text:p>
          </table:table-cell>
          <table:table-cell table:formula="of:=[.M1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3"/>
          <table:table-cell table:formula="of:=[.H13]+9" office:value-type="float" office:value="189" calcext:value-type="float">
            <text:p>189</text:p>
          </table:table-cell>
          <table:table-cell/>
          <table:table-cell table:formula="of:=VLOOKUP([.F14];[$lookup.$B$1:.$E$257]; 4)" office:value-type="string" office:string-value="" calcext:value-type="error">
            <text:p>#N/A</text:p>
          </table:table-cell>
          <table:table-cell table:formula="of:=VLOOKUP([.G14];[$lookup.$C$1:.$E$257]; 3)" office:value-type="string" office:string-value="" calcext:value-type="error">
            <text:p>#N/A</text:p>
          </table:table-cell>
          <table:table-cell table:formula="of:=VLOOKUP([.H14];[$lookup.$D$1:.$E$257]; 2)" office:value-type="float" office:value="157" calcext:value-type="float">
            <text:p>157</text:p>
          </table:table-cell>
          <table:table-cell table:formula="of:=SMALL([.J14:.L14];1)" office:value-type="string" office:string-value="" calcext:value-type="error">
            <text:p>#N/A</text:p>
          </table:table-cell>
          <table:table-cell/>
          <table:table-cell table:formula="of:=VLOOKUP([.$M14];[$lookup.$A$2:.$D$257];2)" office:value-type="string" office:string-value="" calcext:value-type="error">
            <text:p>#N/A</text:p>
          </table:table-cell>
          <table:table-cell table:formula="of:=VLOOKUP([.$M14];[$lookup.$A$2:.$D$257];3)" office:value-type="string" office:string-value="" calcext:value-type="error">
            <text:p>#N/A</text:p>
          </table:table-cell>
          <table:table-cell table:formula="of:=VLOOKUP([.$M14];[$lookup.$A$2:.$D$257];4)" office:value-type="string" office:string-value="" calcext:value-type="error">
            <text:p>#N/A</text:p>
          </table:table-cell>
          <table:table-cell/>
          <table:table-cell table:formula="of:=[.F14]-[.O14]" office:value-type="string" office:string-value="" calcext:value-type="error">
            <text:p>#N/A</text:p>
          </table:table-cell>
          <table:table-cell table:formula="of:=[.G14]-[.P14]" office:value-type="string" office:string-value="" calcext:value-type="error">
            <text:p>#N/A</text:p>
          </table:table-cell>
          <table:table-cell table:formula="of:=[.H14]-[.Q14]" office:value-type="string" office:string-value="" calcext:value-type="error">
            <text:p>#N/A</text:p>
          </table:table-cell>
          <table:table-cell table:formula="of:=[.M1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3"/>
          <table:table-cell table:formula="of:=[.H14]+9" office:value-type="float" office:value="198" calcext:value-type="float">
            <text:p>198</text:p>
          </table:table-cell>
          <table:table-cell/>
          <table:table-cell table:formula="of:=VLOOKUP([.F15];[$lookup.$B$1:.$E$257]; 4)" office:value-type="string" office:string-value="" calcext:value-type="error">
            <text:p>#N/A</text:p>
          </table:table-cell>
          <table:table-cell table:formula="of:=VLOOKUP([.G15];[$lookup.$C$1:.$E$257]; 3)" office:value-type="string" office:string-value="" calcext:value-type="error">
            <text:p>#N/A</text:p>
          </table:table-cell>
          <table:table-cell table:formula="of:=VLOOKUP([.H15];[$lookup.$D$1:.$E$257]; 2)" office:value-type="float" office:value="163" calcext:value-type="float">
            <text:p>163</text:p>
          </table:table-cell>
          <table:table-cell table:formula="of:=SMALL([.J15:.L15];1)" office:value-type="string" office:string-value="" calcext:value-type="error">
            <text:p>#N/A</text:p>
          </table:table-cell>
          <table:table-cell/>
          <table:table-cell table:formula="of:=VLOOKUP([.$M15];[$lookup.$A$2:.$D$257];2)" office:value-type="string" office:string-value="" calcext:value-type="error">
            <text:p>#N/A</text:p>
          </table:table-cell>
          <table:table-cell table:formula="of:=VLOOKUP([.$M15];[$lookup.$A$2:.$D$257];3)" office:value-type="string" office:string-value="" calcext:value-type="error">
            <text:p>#N/A</text:p>
          </table:table-cell>
          <table:table-cell table:formula="of:=VLOOKUP([.$M15];[$lookup.$A$2:.$D$257];4)" office:value-type="string" office:string-value="" calcext:value-type="error">
            <text:p>#N/A</text:p>
          </table:table-cell>
          <table:table-cell/>
          <table:table-cell table:formula="of:=[.F15]-[.O15]" office:value-type="string" office:string-value="" calcext:value-type="error">
            <text:p>#N/A</text:p>
          </table:table-cell>
          <table:table-cell table:formula="of:=[.G15]-[.P15]" office:value-type="string" office:string-value="" calcext:value-type="error">
            <text:p>#N/A</text:p>
          </table:table-cell>
          <table:table-cell table:formula="of:=[.H15]-[.Q15]" office:value-type="string" office:string-value="" calcext:value-type="error">
            <text:p>#N/A</text:p>
          </table:table-cell>
          <table:table-cell table:formula="of:=[.M1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3"/>
          <table:table-cell table:formula="of:=[.H15]-25" office:value-type="float" office:value="173" calcext:value-type="float">
            <text:p>173</text:p>
          </table:table-cell>
          <table:table-cell/>
          <table:table-cell table:formula="of:=VLOOKUP([.F16];[$lookup.$B$1:.$E$257]; 4)" office:value-type="string" office:string-value="" calcext:value-type="error">
            <text:p>#N/A</text:p>
          </table:table-cell>
          <table:table-cell table:formula="of:=VLOOKUP([.G16];[$lookup.$C$1:.$E$257]; 3)" office:value-type="string" office:string-value="" calcext:value-type="error">
            <text:p>#N/A</text:p>
          </table:table-cell>
          <table:table-cell table:formula="of:=VLOOKUP([.H16];[$lookup.$D$1:.$E$257]; 2)" office:value-type="float" office:value="148" calcext:value-type="float">
            <text:p>148</text:p>
          </table:table-cell>
          <table:table-cell table:formula="of:=SMALL([.J16:.L16];1)" office:value-type="string" office:string-value="" calcext:value-type="error">
            <text:p>#N/A</text:p>
          </table:table-cell>
          <table:table-cell/>
          <table:table-cell table:formula="of:=VLOOKUP([.$M16];[$lookup.$A$2:.$D$257];2)" office:value-type="string" office:string-value="" calcext:value-type="error">
            <text:p>#N/A</text:p>
          </table:table-cell>
          <table:table-cell table:formula="of:=VLOOKUP([.$M16];[$lookup.$A$2:.$D$257];3)" office:value-type="string" office:string-value="" calcext:value-type="error">
            <text:p>#N/A</text:p>
          </table:table-cell>
          <table:table-cell table:formula="of:=VLOOKUP([.$M16];[$lookup.$A$2:.$D$257];4)" office:value-type="string" office:string-value="" calcext:value-type="error">
            <text:p>#N/A</text:p>
          </table:table-cell>
          <table:table-cell/>
          <table:table-cell table:formula="of:=[.F16]-[.O16]" office:value-type="string" office:string-value="" calcext:value-type="error">
            <text:p>#N/A</text:p>
          </table:table-cell>
          <table:table-cell table:formula="of:=[.G16]-[.P16]" office:value-type="string" office:string-value="" calcext:value-type="error">
            <text:p>#N/A</text:p>
          </table:table-cell>
          <table:table-cell table:formula="of:=[.H16]-[.Q16]" office:value-type="string" office:string-value="" calcext:value-type="error">
            <text:p>#N/A</text:p>
          </table:table-cell>
          <table:table-cell table:formula="of:=[.M1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3"/>
          <table:table-cell table:formula="of:=[.H16]-25" office:value-type="float" office:value="148" calcext:value-type="float">
            <text:p>148</text:p>
          </table:table-cell>
          <table:table-cell/>
          <table:table-cell table:formula="of:=VLOOKUP([.F17];[$lookup.$B$1:.$E$257]; 4)" office:value-type="string" office:string-value="" calcext:value-type="error">
            <text:p>#N/A</text:p>
          </table:table-cell>
          <table:table-cell table:formula="of:=VLOOKUP([.G17];[$lookup.$C$1:.$E$257]; 3)" office:value-type="string" office:string-value="" calcext:value-type="error">
            <text:p>#N/A</text:p>
          </table:table-cell>
          <table:table-cell table:formula="of:=VLOOKUP([.H17];[$lookup.$D$1:.$E$257]; 2)" office:value-type="float" office:value="132" calcext:value-type="float">
            <text:p>132</text:p>
          </table:table-cell>
          <table:table-cell table:formula="of:=SMALL([.J17:.L17];1)" office:value-type="string" office:string-value="" calcext:value-type="error">
            <text:p>#N/A</text:p>
          </table:table-cell>
          <table:table-cell/>
          <table:table-cell table:formula="of:=VLOOKUP([.$M17];[$lookup.$A$2:.$D$257];2)" office:value-type="string" office:string-value="" calcext:value-type="error">
            <text:p>#N/A</text:p>
          </table:table-cell>
          <table:table-cell table:formula="of:=VLOOKUP([.$M17];[$lookup.$A$2:.$D$257];3)" office:value-type="string" office:string-value="" calcext:value-type="error">
            <text:p>#N/A</text:p>
          </table:table-cell>
          <table:table-cell table:formula="of:=VLOOKUP([.$M17];[$lookup.$A$2:.$D$257];4)" office:value-type="string" office:string-value="" calcext:value-type="error">
            <text:p>#N/A</text:p>
          </table:table-cell>
          <table:table-cell/>
          <table:table-cell table:formula="of:=[.F17]-[.O17]" office:value-type="string" office:string-value="" calcext:value-type="error">
            <text:p>#N/A</text:p>
          </table:table-cell>
          <table:table-cell table:formula="of:=[.G17]-[.P17]" office:value-type="string" office:string-value="" calcext:value-type="error">
            <text:p>#N/A</text:p>
          </table:table-cell>
          <table:table-cell table:formula="of:=[.H17]-[.Q17]" office:value-type="string" office:string-value="" calcext:value-type="error">
            <text:p>#N/A</text:p>
          </table:table-cell>
          <table:table-cell table:formula="of:=[.M1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/>
          <table:table-cell table:formula="of:=[.H17]-25" office:value-type="float" office:value="123" calcext:value-type="float">
            <text:p>123</text:p>
          </table:table-cell>
          <table:table-cell/>
          <table:table-cell table:formula="of:=VLOOKUP([.F18];[$lookup.$B$1:.$E$257]; 4)" office:value-type="string" office:string-value="" calcext:value-type="error">
            <text:p>#N/A</text:p>
          </table:table-cell>
          <table:table-cell table:formula="of:=VLOOKUP([.G18];[$lookup.$C$1:.$E$257]; 3)" office:value-type="string" office:string-value="" calcext:value-type="error">
            <text:p>#N/A</text:p>
          </table:table-cell>
          <table:table-cell table:formula="of:=VLOOKUP([.H18];[$lookup.$D$1:.$E$257]; 2)" office:value-type="float" office:value="116" calcext:value-type="float">
            <text:p>116</text:p>
          </table:table-cell>
          <table:table-cell table:formula="of:=SMALL([.J18:.L18];1)" office:value-type="string" office:string-value="" calcext:value-type="error">
            <text:p>#N/A</text:p>
          </table:table-cell>
          <table:table-cell/>
          <table:table-cell table:formula="of:=VLOOKUP([.$M18];[$lookup.$A$2:.$D$257];2)" office:value-type="string" office:string-value="" calcext:value-type="error">
            <text:p>#N/A</text:p>
          </table:table-cell>
          <table:table-cell table:formula="of:=VLOOKUP([.$M18];[$lookup.$A$2:.$D$257];3)" office:value-type="string" office:string-value="" calcext:value-type="error">
            <text:p>#N/A</text:p>
          </table:table-cell>
          <table:table-cell table:formula="of:=VLOOKUP([.$M18];[$lookup.$A$2:.$D$257];4)" office:value-type="string" office:string-value="" calcext:value-type="error">
            <text:p>#N/A</text:p>
          </table:table-cell>
          <table:table-cell/>
          <table:table-cell table:formula="of:=[.F18]-[.O18]" office:value-type="string" office:string-value="" calcext:value-type="error">
            <text:p>#N/A</text:p>
          </table:table-cell>
          <table:table-cell table:formula="of:=[.G18]-[.P18]" office:value-type="string" office:string-value="" calcext:value-type="error">
            <text:p>#N/A</text:p>
          </table:table-cell>
          <table:table-cell table:formula="of:=[.H18]-[.Q18]" office:value-type="string" office:string-value="" calcext:value-type="error">
            <text:p>#N/A</text:p>
          </table:table-cell>
          <table:table-cell table:formula="of:=[.M1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18]-25" office:value-type="float" office:value="98" calcext:value-type="float">
            <text:p>98</text:p>
          </table:table-cell>
          <table:table-cell/>
          <table:table-cell table:formula="of:=VLOOKUP([.F19];[$lookup.$B$1:.$E$257]; 4)" office:value-type="string" office:string-value="" calcext:value-type="error">
            <text:p>#N/A</text:p>
          </table:table-cell>
          <table:table-cell table:formula="of:=VLOOKUP([.G19];[$lookup.$C$1:.$E$257]; 3)" office:value-type="string" office:string-value="" calcext:value-type="error">
            <text:p>#N/A</text:p>
          </table:table-cell>
          <table:table-cell table:formula="of:=VLOOKUP([.H19];[$lookup.$D$1:.$E$257]; 2)" office:value-type="float" office:value="98" calcext:value-type="float">
            <text:p>98</text:p>
          </table:table-cell>
          <table:table-cell table:formula="of:=SMALL([.J19:.L19];1)" office:value-type="string" office:string-value="" calcext:value-type="error">
            <text:p>#N/A</text:p>
          </table:table-cell>
          <table:table-cell/>
          <table:table-cell table:formula="of:=VLOOKUP([.$M19];[$lookup.$A$2:.$D$257];2)" office:value-type="string" office:string-value="" calcext:value-type="error">
            <text:p>#N/A</text:p>
          </table:table-cell>
          <table:table-cell table:formula="of:=VLOOKUP([.$M19];[$lookup.$A$2:.$D$257];3)" office:value-type="string" office:string-value="" calcext:value-type="error">
            <text:p>#N/A</text:p>
          </table:table-cell>
          <table:table-cell table:formula="of:=VLOOKUP([.$M19];[$lookup.$A$2:.$D$257];4)" office:value-type="string" office:string-value="" calcext:value-type="error">
            <text:p>#N/A</text:p>
          </table:table-cell>
          <table:table-cell/>
          <table:table-cell table:formula="of:=[.F19]-[.O19]" office:value-type="string" office:string-value="" calcext:value-type="error">
            <text:p>#N/A</text:p>
          </table:table-cell>
          <table:table-cell table:formula="of:=[.G19]-[.P19]" office:value-type="string" office:string-value="" calcext:value-type="error">
            <text:p>#N/A</text:p>
          </table:table-cell>
          <table:table-cell table:formula="of:=[.H19]-[.Q19]" office:value-type="string" office:string-value="" calcext:value-type="error">
            <text:p>#N/A</text:p>
          </table:table-cell>
          <table:table-cell table:formula="of:=[.M1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[.H19]-25" office:value-type="float" office:value="73" calcext:value-type="float">
            <text:p>73</text:p>
          </table:table-cell>
          <table:table-cell/>
          <table:table-cell table:formula="of:=VLOOKUP([.F20];[$lookup.$B$1:.$E$257]; 4)" office:value-type="string" office:string-value="" calcext:value-type="error">
            <text:p>#N/A</text:p>
          </table:table-cell>
          <table:table-cell table:formula="of:=VLOOKUP([.G20];[$lookup.$C$1:.$E$257]; 3)" office:value-type="string" office:string-value="" calcext:value-type="error">
            <text:p>#N/A</text:p>
          </table:table-cell>
          <table:table-cell table:formula="of:=VLOOKUP([.H20];[$lookup.$D$1:.$E$257]; 2)" office:value-type="float" office:value="80" calcext:value-type="float">
            <text:p>80</text:p>
          </table:table-cell>
          <table:table-cell table:formula="of:=SMALL([.J20:.L20];1)" office:value-type="string" office:string-value="" calcext:value-type="error">
            <text:p>#N/A</text:p>
          </table:table-cell>
          <table:table-cell/>
          <table:table-cell table:formula="of:=VLOOKUP([.$M20];[$lookup.$A$2:.$D$257];2)" office:value-type="string" office:string-value="" calcext:value-type="error">
            <text:p>#N/A</text:p>
          </table:table-cell>
          <table:table-cell table:formula="of:=VLOOKUP([.$M20];[$lookup.$A$2:.$D$257];3)" office:value-type="string" office:string-value="" calcext:value-type="error">
            <text:p>#N/A</text:p>
          </table:table-cell>
          <table:table-cell table:formula="of:=VLOOKUP([.$M20];[$lookup.$A$2:.$D$257];4)" office:value-type="string" office:string-value="" calcext:value-type="error">
            <text:p>#N/A</text:p>
          </table:table-cell>
          <table:table-cell/>
          <table:table-cell table:formula="of:=[.F20]-[.O20]" office:value-type="string" office:string-value="" calcext:value-type="error">
            <text:p>#N/A</text:p>
          </table:table-cell>
          <table:table-cell table:formula="of:=[.G20]-[.P20]" office:value-type="string" office:string-value="" calcext:value-type="error">
            <text:p>#N/A</text:p>
          </table:table-cell>
          <table:table-cell table:formula="of:=[.H20]-[.Q20]" office:value-type="string" office:string-value="" calcext:value-type="error">
            <text:p>#N/A</text:p>
          </table:table-cell>
          <table:table-cell table:formula="of:=[.M2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  <table:table-cell table:formula="of:=VLOOKUP([.F21];[$lookup.$B$1:.$E$257]; 4)" office:value-type="string" office:string-value="" calcext:value-type="error">
            <text:p>#N/A</text:p>
          </table:table-cell>
          <table:table-cell table:formula="of:=VLOOKUP([.G21];[$lookup.$C$1:.$E$257]; 3)" office:value-type="string" office:string-value="" calcext:value-type="error">
            <text:p>#N/A</text:p>
          </table:table-cell>
          <table:table-cell table:formula="of:=VLOOKUP([.H21];[$lookup.$D$1:.$E$257]; 2)" office:value-type="string" office:string-value="" calcext:value-type="error">
            <text:p>#N/A</text:p>
          </table:table-cell>
          <table:table-cell table:formula="of:=SMALL([.J21:.L21];1)" office:value-type="string" office:string-value="" calcext:value-type="error">
            <text:p>#N/A</text:p>
          </table:table-cell>
          <table:table-cell/>
          <table:table-cell table:formula="of:=VLOOKUP([.$M21];[$lookup.$A$2:.$D$257];2)" office:value-type="string" office:string-value="" calcext:value-type="error">
            <text:p>#N/A</text:p>
          </table:table-cell>
          <table:table-cell table:formula="of:=VLOOKUP([.$M21];[$lookup.$A$2:.$D$257];3)" office:value-type="string" office:string-value="" calcext:value-type="error">
            <text:p>#N/A</text:p>
          </table:table-cell>
          <table:table-cell table:formula="of:=VLOOKUP([.$M21];[$lookup.$A$2:.$D$257];4)" office:value-type="string" office:string-value="" calcext:value-type="error">
            <text:p>#N/A</text:p>
          </table:table-cell>
          <table:table-cell/>
          <table:table-cell table:formula="of:=[.F21]-[.O21]" office:value-type="string" office:string-value="" calcext:value-type="error">
            <text:p>#N/A</text:p>
          </table:table-cell>
          <table:table-cell table:formula="of:=[.G21]-[.P21]" office:value-type="string" office:string-value="" calcext:value-type="error">
            <text:p>#N/A</text:p>
          </table:table-cell>
          <table:table-cell table:formula="of:=[.H21]-[.Q21]" office:value-type="string" office:string-value="" calcext:value-type="error">
            <text:p>#N/A</text:p>
          </table:table-cell>
          <table:table-cell table:formula="of:=[.M2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table:formula="of:=VLOOKUP([.F22];[$lookup.$B$1:.$E$257]; 4)" office:value-type="string" office:string-value="" calcext:value-type="error">
            <text:p>#N/A</text:p>
          </table:table-cell>
          <table:table-cell table:formula="of:=VLOOKUP([.G22];[$lookup.$C$1:.$E$257]; 3)" office:value-type="string" office:string-value="" calcext:value-type="error">
            <text:p>#N/A</text:p>
          </table:table-cell>
          <table:table-cell table:formula="of:=VLOOKUP([.H22];[$lookup.$D$1:.$E$257]; 2)" office:value-type="string" office:string-value="" calcext:value-type="error">
            <text:p>#N/A</text:p>
          </table:table-cell>
          <table:table-cell table:formula="of:=SMALL([.J22:.L22];1)" office:value-type="string" office:string-value="" calcext:value-type="error">
            <text:p>#N/A</text:p>
          </table:table-cell>
          <table:table-cell/>
          <table:table-cell table:formula="of:=VLOOKUP([.$M22];[$lookup.$A$2:.$D$257];2)" office:value-type="string" office:string-value="" calcext:value-type="error">
            <text:p>#N/A</text:p>
          </table:table-cell>
          <table:table-cell table:formula="of:=VLOOKUP([.$M22];[$lookup.$A$2:.$D$257];3)" office:value-type="string" office:string-value="" calcext:value-type="error">
            <text:p>#N/A</text:p>
          </table:table-cell>
          <table:table-cell table:formula="of:=VLOOKUP([.$M22];[$lookup.$A$2:.$D$257];4)" office:value-type="string" office:string-value="" calcext:value-type="error">
            <text:p>#N/A</text:p>
          </table:table-cell>
          <table:table-cell/>
          <table:table-cell table:formula="of:=[.F22]-[.O22]" office:value-type="string" office:string-value="" calcext:value-type="error">
            <text:p>#N/A</text:p>
          </table:table-cell>
          <table:table-cell table:formula="of:=[.G22]-[.P22]" office:value-type="string" office:string-value="" calcext:value-type="error">
            <text:p>#N/A</text:p>
          </table:table-cell>
          <table:table-cell table:formula="of:=[.H22]-[.Q22]" office:value-type="string" office:string-value="" calcext:value-type="error">
            <text:p>#N/A</text:p>
          </table:table-cell>
          <table:table-cell table:formula="of:=[.M2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"/>
          <table:table-cell table:formula="of:=VLOOKUP([.F23];[$lookup.$B$1:.$E$257]; 4)" office:value-type="string" office:string-value="" calcext:value-type="error">
            <text:p>#N/A</text:p>
          </table:table-cell>
          <table:table-cell table:formula="of:=VLOOKUP([.G23];[$lookup.$C$1:.$E$257]; 3)" office:value-type="string" office:string-value="" calcext:value-type="error">
            <text:p>#N/A</text:p>
          </table:table-cell>
          <table:table-cell table:formula="of:=VLOOKUP([.H23];[$lookup.$D$1:.$E$257]; 2)" office:value-type="string" office:string-value="" calcext:value-type="error">
            <text:p>#N/A</text:p>
          </table:table-cell>
          <table:table-cell table:formula="of:=SMALL([.J23:.L23];1)" office:value-type="string" office:string-value="" calcext:value-type="error">
            <text:p>#N/A</text:p>
          </table:table-cell>
          <table:table-cell/>
          <table:table-cell table:formula="of:=VLOOKUP([.$M23];[$lookup.$A$2:.$D$257];2)" office:value-type="string" office:string-value="" calcext:value-type="error">
            <text:p>#N/A</text:p>
          </table:table-cell>
          <table:table-cell table:formula="of:=VLOOKUP([.$M23];[$lookup.$A$2:.$D$257];3)" office:value-type="string" office:string-value="" calcext:value-type="error">
            <text:p>#N/A</text:p>
          </table:table-cell>
          <table:table-cell table:formula="of:=VLOOKUP([.$M23];[$lookup.$A$2:.$D$257];4)" office:value-type="string" office:string-value="" calcext:value-type="error">
            <text:p>#N/A</text:p>
          </table:table-cell>
          <table:table-cell/>
          <table:table-cell table:formula="of:=[.F23]-[.O23]" office:value-type="string" office:string-value="" calcext:value-type="error">
            <text:p>#N/A</text:p>
          </table:table-cell>
          <table:table-cell table:formula="of:=[.G23]-[.P23]" office:value-type="string" office:string-value="" calcext:value-type="error">
            <text:p>#N/A</text:p>
          </table:table-cell>
          <table:table-cell table:formula="of:=[.H23]-[.Q23]" office:value-type="string" office:string-value="" calcext:value-type="error">
            <text:p>#N/A</text:p>
          </table:table-cell>
          <table:table-cell table:formula="of:=[.M2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"/>
          <table:table-cell table:formula="of:=VLOOKUP([.F24];[$lookup.$B$1:.$E$257]; 4)" office:value-type="string" office:string-value="" calcext:value-type="error">
            <text:p>#N/A</text:p>
          </table:table-cell>
          <table:table-cell table:formula="of:=VLOOKUP([.G24];[$lookup.$C$1:.$E$257]; 3)" office:value-type="string" office:string-value="" calcext:value-type="error">
            <text:p>#N/A</text:p>
          </table:table-cell>
          <table:table-cell table:formula="of:=VLOOKUP([.H24];[$lookup.$D$1:.$E$257]; 2)" office:value-type="string" office:string-value="" calcext:value-type="error">
            <text:p>#N/A</text:p>
          </table:table-cell>
          <table:table-cell table:formula="of:=SMALL([.J24:.L24];1)" office:value-type="string" office:string-value="" calcext:value-type="error">
            <text:p>#N/A</text:p>
          </table:table-cell>
          <table:table-cell/>
          <table:table-cell table:formula="of:=VLOOKUP([.$M24];[$lookup.$A$2:.$D$257];2)" office:value-type="string" office:string-value="" calcext:value-type="error">
            <text:p>#N/A</text:p>
          </table:table-cell>
          <table:table-cell table:formula="of:=VLOOKUP([.$M24];[$lookup.$A$2:.$D$257];3)" office:value-type="string" office:string-value="" calcext:value-type="error">
            <text:p>#N/A</text:p>
          </table:table-cell>
          <table:table-cell table:formula="of:=VLOOKUP([.$M24];[$lookup.$A$2:.$D$257];4)" office:value-type="string" office:string-value="" calcext:value-type="error">
            <text:p>#N/A</text:p>
          </table:table-cell>
          <table:table-cell/>
          <table:table-cell table:formula="of:=[.F24]-[.O24]" office:value-type="string" office:string-value="" calcext:value-type="error">
            <text:p>#N/A</text:p>
          </table:table-cell>
          <table:table-cell table:formula="of:=[.G24]-[.P24]" office:value-type="string" office:string-value="" calcext:value-type="error">
            <text:p>#N/A</text:p>
          </table:table-cell>
          <table:table-cell table:formula="of:=[.H24]-[.Q24]" office:value-type="string" office:string-value="" calcext:value-type="error">
            <text:p>#N/A</text:p>
          </table:table-cell>
          <table:table-cell table:formula="of:=[.M2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5"/>
          <table:table-cell table:formula="of:=VLOOKUP([.F25];[$lookup.$B$1:.$E$257]; 4)" office:value-type="string" office:string-value="" calcext:value-type="error">
            <text:p>#N/A</text:p>
          </table:table-cell>
          <table:table-cell table:formula="of:=VLOOKUP([.G25];[$lookup.$C$1:.$E$257]; 3)" office:value-type="string" office:string-value="" calcext:value-type="error">
            <text:p>#N/A</text:p>
          </table:table-cell>
          <table:table-cell table:formula="of:=VLOOKUP([.H25];[$lookup.$D$1:.$E$257]; 2)" office:value-type="string" office:string-value="" calcext:value-type="error">
            <text:p>#N/A</text:p>
          </table:table-cell>
          <table:table-cell table:formula="of:=SMALL([.J25:.L25];1)" office:value-type="string" office:string-value="" calcext:value-type="error">
            <text:p>#N/A</text:p>
          </table:table-cell>
          <table:table-cell/>
          <table:table-cell table:formula="of:=VLOOKUP([.$M25];[$lookup.$A$2:.$D$257];2)" office:value-type="string" office:string-value="" calcext:value-type="error">
            <text:p>#N/A</text:p>
          </table:table-cell>
          <table:table-cell table:formula="of:=VLOOKUP([.$M25];[$lookup.$A$2:.$D$257];3)" office:value-type="string" office:string-value="" calcext:value-type="error">
            <text:p>#N/A</text:p>
          </table:table-cell>
          <table:table-cell table:formula="of:=VLOOKUP([.$M25];[$lookup.$A$2:.$D$257];4)" office:value-type="string" office:string-value="" calcext:value-type="error">
            <text:p>#N/A</text:p>
          </table:table-cell>
          <table:table-cell/>
          <table:table-cell table:formula="of:=[.F25]-[.O25]" office:value-type="string" office:string-value="" calcext:value-type="error">
            <text:p>#N/A</text:p>
          </table:table-cell>
          <table:table-cell table:formula="of:=[.G25]-[.P25]" office:value-type="string" office:string-value="" calcext:value-type="error">
            <text:p>#N/A</text:p>
          </table:table-cell>
          <table:table-cell table:formula="of:=[.H25]-[.Q25]" office:value-type="string" office:string-value="" calcext:value-type="error">
            <text:p>#N/A</text:p>
          </table:table-cell>
          <table:table-cell table:formula="of:=[.M2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5"/>
          <table:table-cell table:formula="of:=VLOOKUP([.F26];[$lookup.$B$1:.$E$257]; 4)" office:value-type="string" office:string-value="" calcext:value-type="error">
            <text:p>#N/A</text:p>
          </table:table-cell>
          <table:table-cell table:formula="of:=VLOOKUP([.G26];[$lookup.$C$1:.$E$257]; 3)" office:value-type="string" office:string-value="" calcext:value-type="error">
            <text:p>#N/A</text:p>
          </table:table-cell>
          <table:table-cell table:formula="of:=VLOOKUP([.H26];[$lookup.$D$1:.$E$257]; 2)" office:value-type="string" office:string-value="" calcext:value-type="error">
            <text:p>#N/A</text:p>
          </table:table-cell>
          <table:table-cell table:formula="of:=SMALL([.J26:.L26];1)" office:value-type="string" office:string-value="" calcext:value-type="error">
            <text:p>#N/A</text:p>
          </table:table-cell>
          <table:table-cell/>
          <table:table-cell table:formula="of:=VLOOKUP([.$M26];[$lookup.$A$2:.$D$257];2)" office:value-type="string" office:string-value="" calcext:value-type="error">
            <text:p>#N/A</text:p>
          </table:table-cell>
          <table:table-cell table:formula="of:=VLOOKUP([.$M26];[$lookup.$A$2:.$D$257];3)" office:value-type="string" office:string-value="" calcext:value-type="error">
            <text:p>#N/A</text:p>
          </table:table-cell>
          <table:table-cell table:formula="of:=VLOOKUP([.$M26];[$lookup.$A$2:.$D$257];4)" office:value-type="string" office:string-value="" calcext:value-type="error">
            <text:p>#N/A</text:p>
          </table:table-cell>
          <table:table-cell/>
          <table:table-cell table:formula="of:=[.F26]-[.O26]" office:value-type="string" office:string-value="" calcext:value-type="error">
            <text:p>#N/A</text:p>
          </table:table-cell>
          <table:table-cell table:formula="of:=[.G26]-[.P26]" office:value-type="string" office:string-value="" calcext:value-type="error">
            <text:p>#N/A</text:p>
          </table:table-cell>
          <table:table-cell table:formula="of:=[.H26]-[.Q26]" office:value-type="string" office:string-value="" calcext:value-type="error">
            <text:p>#N/A</text:p>
          </table:table-cell>
          <table:table-cell table:formula="of:=[.M26]" office:value-type="string" office:string-value="" calcext:value-type="error">
            <text:p>#N/A</text:p>
          </table:table-cell>
        </table:table-row>
        <table:table-row table:style-name="ro1">
          <table:table-cell table:style-name="ce7"/>
          <table:table-cell table:number-columns-repeated="2" table:style-name="Default" office:value-type="float" office:value="255" calcext:value-type="float">
            <text:p>255</text:p>
          </table:table-cell>
          <table:table-cell table:style-name="Default" office:value-type="float" office:value="192" calcext:value-type="float">
            <text:p>192</text:p>
          </table:table-cell>
          <table:table-cell table:style-name="ce7"/>
          <table:table-cell table:number-columns-repeated="4"/>
          <table:table-cell table:formula="of:=VLOOKUP([.F27];[$lookup.$B$1:.$E$257]; 4)" office:value-type="string" office:string-value="" calcext:value-type="error">
            <text:p>#N/A</text:p>
          </table:table-cell>
          <table:table-cell table:formula="of:=VLOOKUP([.G27];[$lookup.$C$1:.$E$257]; 3)" office:value-type="string" office:string-value="" calcext:value-type="error">
            <text:p>#N/A</text:p>
          </table:table-cell>
          <table:table-cell table:formula="of:=VLOOKUP([.H27];[$lookup.$D$1:.$E$257]; 2)" office:value-type="string" office:string-value="" calcext:value-type="error">
            <text:p>#N/A</text:p>
          </table:table-cell>
          <table:table-cell table:formula="of:=SMALL([.J27:.L27];1)" office:value-type="string" office:string-value="" calcext:value-type="error">
            <text:p>#N/A</text:p>
          </table:table-cell>
          <table:table-cell/>
          <table:table-cell table:formula="of:=VLOOKUP([.$M27];[$lookup.$A$2:.$D$257];2)" office:value-type="string" office:string-value="" calcext:value-type="error">
            <text:p>#N/A</text:p>
          </table:table-cell>
          <table:table-cell table:formula="of:=VLOOKUP([.$M27];[$lookup.$A$2:.$D$257];3)" office:value-type="string" office:string-value="" calcext:value-type="error">
            <text:p>#N/A</text:p>
          </table:table-cell>
          <table:table-cell table:formula="of:=VLOOKUP([.$M27];[$lookup.$A$2:.$D$257];4)" office:value-type="string" office:string-value="" calcext:value-type="error">
            <text:p>#N/A</text:p>
          </table:table-cell>
          <table:table-cell/>
          <table:table-cell table:formula="of:=[.F27]-[.O27]" office:value-type="string" office:string-value="" calcext:value-type="error">
            <text:p>#N/A</text:p>
          </table:table-cell>
          <table:table-cell table:formula="of:=[.G27]-[.P27]" office:value-type="string" office:string-value="" calcext:value-type="error">
            <text:p>#N/A</text:p>
          </table:table-cell>
          <table:table-cell table:formula="of:=[.H27]-[.Q27]" office:value-type="string" office:string-value="" calcext:value-type="error">
            <text:p>#N/A</text:p>
          </table:table-cell>
          <table:table-cell table:formula="of:=[.M27]" office:value-type="string" office:string-value="" calcext:value-type="error">
            <text:p>#N/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formula="of:=ROUND([.F27]+([.F27] * [.$A$3] / 100);0)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formula="of:=ROUND([.G28]*192/255;0)" office:value-type="float" office:value="0" calcext:value-type="float">
            <text:p>0</text:p>
          </table:table-cell>
          <table:table-cell/>
          <table:table-cell table:formula="of:=VLOOKUP([.F28];[$lookup.$B$1:.$E$257]; 4)" office:value-type="float" office:value="1" calcext:value-type="float">
            <text:p>1</text:p>
          </table:table-cell>
          <table:table-cell table:formula="of:=VLOOKUP([.G28];[$lookup.$C$1:.$E$257]; 3)" office:value-type="float" office:value="0" calcext:value-type="float">
            <text:p>0</text:p>
          </table:table-cell>
          <table:table-cell table:formula="of:=VLOOKUP([.H28];[$lookup.$D$1:.$E$257]; 2)" office:value-type="float" office:value="2" calcext:value-type="float">
            <text:p>2</text:p>
          </table:table-cell>
          <table:table-cell table:formula="of:=SMALL([.J28:.L28];1)" office:value-type="float" office:value="0" calcext:value-type="float">
            <text:p>0</text:p>
          </table:table-cell>
          <table:table-cell/>
          <table:table-cell table:formula="of:=VLOOKUP([.$M28];[$lookup.$A$2:.$D$257];2)" office:value-type="float" office:value="0" calcext:value-type="float">
            <text:p>0</text:p>
          </table:table-cell>
          <table:table-cell table:formula="of:=VLOOKUP([.$M28];[$lookup.$A$2:.$D$257];3)" office:value-type="float" office:value="0" calcext:value-type="float">
            <text:p>0</text:p>
          </table:table-cell>
          <table:table-cell table:formula="of:=VLOOKUP([.$M28];[$lookup.$A$2:.$D$257];4)" office:value-type="float" office:value="0" calcext:value-type="float">
            <text:p>0</text:p>
          </table:table-cell>
          <table:table-cell/>
          <table:table-cell table:formula="of:=[.F28]-[.O28]" office:value-type="float" office:value="0" calcext:value-type="float">
            <text:p>0</text:p>
          </table:table-cell>
          <table:table-cell table:formula="of:=[.G28]-[.P28]" office:value-type="float" office:value="0" calcext:value-type="float">
            <text:p>0</text:p>
          </table:table-cell>
          <table:table-cell table:formula="of:=[.H28]-[.Q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8"/>
          <table:table-cell table:formula="of:=ROUND([.F28]+([.F28] * [.$A$3] / 100);0)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formula="of:=ROUND([.G29]*192/255;0)" office:value-type="float" office:value="0" calcext:value-type="float">
            <text:p>0</text:p>
          </table:table-cell>
          <table:table-cell/>
          <table:table-cell table:formula="of:=VLOOKUP([.F29];[$lookup.$B$1:.$E$257]; 4)" office:value-type="float" office:value="1" calcext:value-type="float">
            <text:p>1</text:p>
          </table:table-cell>
          <table:table-cell table:formula="of:=VLOOKUP([.G29];[$lookup.$C$1:.$E$257]; 3)" office:value-type="float" office:value="0" calcext:value-type="float">
            <text:p>0</text:p>
          </table:table-cell>
          <table:table-cell table:formula="of:=VLOOKUP([.H29];[$lookup.$D$1:.$E$257]; 2)" office:value-type="float" office:value="2" calcext:value-type="float">
            <text:p>2</text:p>
          </table:table-cell>
          <table:table-cell table:formula="of:=SMALL([.J29:.L29];1)" office:value-type="float" office:value="0" calcext:value-type="float">
            <text:p>0</text:p>
          </table:table-cell>
          <table:table-cell/>
          <table:table-cell table:formula="of:=VLOOKUP([.$M29];[$lookup.$A$2:.$D$257];2)" office:value-type="float" office:value="0" calcext:value-type="float">
            <text:p>0</text:p>
          </table:table-cell>
          <table:table-cell table:formula="of:=VLOOKUP([.$M29];[$lookup.$A$2:.$D$257];3)" office:value-type="float" office:value="0" calcext:value-type="float">
            <text:p>0</text:p>
          </table:table-cell>
          <table:table-cell table:formula="of:=VLOOKUP([.$M29];[$lookup.$A$2:.$D$257];4)" office:value-type="float" office:value="0" calcext:value-type="float">
            <text:p>0</text:p>
          </table:table-cell>
          <table:table-cell/>
          <table:table-cell table:formula="of:=[.F29]-[.O29]" office:value-type="float" office:value="0" calcext:value-type="float">
            <text:p>0</text:p>
          </table:table-cell>
          <table:table-cell table:formula="of:=[.G29]-[.P29]" office:value-type="float" office:value="0" calcext:value-type="float">
            <text:p>0</text:p>
          </table:table-cell>
          <table:table-cell table:formula="of:=[.H29]-[.Q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formula="of:=ROUND([.F29]+([.F29] * [.$A$3] / 100);0)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formula="of:=ROUND([.G30]*192/255;0)" office:value-type="float" office:value="0" calcext:value-type="float">
            <text:p>0</text:p>
          </table:table-cell>
          <table:table-cell/>
          <table:table-cell table:formula="of:=VLOOKUP([.F30];[$lookup.$B$1:.$E$257]; 4)" office:value-type="float" office:value="1" calcext:value-type="float">
            <text:p>1</text:p>
          </table:table-cell>
          <table:table-cell table:formula="of:=VLOOKUP([.G30];[$lookup.$C$1:.$E$257]; 3)" office:value-type="float" office:value="0" calcext:value-type="float">
            <text:p>0</text:p>
          </table:table-cell>
          <table:table-cell table:formula="of:=VLOOKUP([.H30];[$lookup.$D$1:.$E$257]; 2)" office:value-type="float" office:value="2" calcext:value-type="float">
            <text:p>2</text:p>
          </table:table-cell>
          <table:table-cell table:formula="of:=SMALL([.J30:.L30];1)" office:value-type="float" office:value="0" calcext:value-type="float">
            <text:p>0</text:p>
          </table:table-cell>
          <table:table-cell/>
          <table:table-cell table:formula="of:=VLOOKUP([.$M30];[$lookup.$A$2:.$D$257];2)" office:value-type="float" office:value="0" calcext:value-type="float">
            <text:p>0</text:p>
          </table:table-cell>
          <table:table-cell table:formula="of:=VLOOKUP([.$M30];[$lookup.$A$2:.$D$257];3)" office:value-type="float" office:value="0" calcext:value-type="float">
            <text:p>0</text:p>
          </table:table-cell>
          <table:table-cell table:formula="of:=VLOOKUP([.$M30];[$lookup.$A$2:.$D$257];4)" office:value-type="float" office:value="0" calcext:value-type="float">
            <text:p>0</text:p>
          </table:table-cell>
          <table:table-cell/>
          <table:table-cell table:formula="of:=[.F30]-[.O30]" office:value-type="float" office:value="0" calcext:value-type="float">
            <text:p>0</text:p>
          </table:table-cell>
          <table:table-cell table:formula="of:=[.G30]-[.P30]" office:value-type="float" office:value="0" calcext:value-type="float">
            <text:p>0</text:p>
          </table:table-cell>
          <table:table-cell table:formula="of:=[.H30]-[.Q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8"/>
          <table:table-cell table:formula="of:=ROUND([.F30]+([.F30] * [.$A$3] / 100);0)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ROUND([.G31]*192/255;0)" office:value-type="float" office:value="0" calcext:value-type="float">
            <text:p>0</text:p>
          </table:table-cell>
          <table:table-cell/>
          <table:table-cell table:formula="of:=VLOOKUP([.F31];[$lookup.$B$1:.$E$257]; 4)" office:value-type="float" office:value="1" calcext:value-type="float">
            <text:p>1</text:p>
          </table:table-cell>
          <table:table-cell table:formula="of:=VLOOKUP([.G31];[$lookup.$C$1:.$E$257]; 3)" office:value-type="float" office:value="0" calcext:value-type="float">
            <text:p>0</text:p>
          </table:table-cell>
          <table:table-cell table:formula="of:=VLOOKUP([.H31];[$lookup.$D$1:.$E$257]; 2)" office:value-type="float" office:value="2" calcext:value-type="float">
            <text:p>2</text:p>
          </table:table-cell>
          <table:table-cell table:formula="of:=SMALL([.J31:.L31];1)" office:value-type="float" office:value="0" calcext:value-type="float">
            <text:p>0</text:p>
          </table:table-cell>
          <table:table-cell/>
          <table:table-cell table:formula="of:=VLOOKUP([.$M31];[$lookup.$A$2:.$D$257];2)" office:value-type="float" office:value="0" calcext:value-type="float">
            <text:p>0</text:p>
          </table:table-cell>
          <table:table-cell table:formula="of:=VLOOKUP([.$M31];[$lookup.$A$2:.$D$257];3)" office:value-type="float" office:value="0" calcext:value-type="float">
            <text:p>0</text:p>
          </table:table-cell>
          <table:table-cell table:formula="of:=VLOOKUP([.$M31];[$lookup.$A$2:.$D$257];4)" office:value-type="float" office:value="0" calcext:value-type="float">
            <text:p>0</text:p>
          </table:table-cell>
          <table:table-cell/>
          <table:table-cell table:formula="of:=[.F31]-[.O31]" office:value-type="float" office:value="0" calcext:value-type="float">
            <text:p>0</text:p>
          </table:table-cell>
          <table:table-cell table:formula="of:=[.G31]-[.P31]" office:value-type="float" office:value="0" calcext:value-type="float">
            <text:p>0</text:p>
          </table:table-cell>
          <table:table-cell table:formula="of:=[.H31]-[.Q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8"/>
          <table:table-cell table:formula="of:=ROUND([.F31]+([.F31] * [.$A$3] / 100);0)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ROUND([.G32]*192/255;0)" office:value-type="float" office:value="0" calcext:value-type="float">
            <text:p>0</text:p>
          </table:table-cell>
          <table:table-cell/>
          <table:table-cell table:formula="of:=VLOOKUP([.F32];[$lookup.$B$1:.$E$257]; 4)" office:value-type="float" office:value="1" calcext:value-type="float">
            <text:p>1</text:p>
          </table:table-cell>
          <table:table-cell table:formula="of:=VLOOKUP([.G32];[$lookup.$C$1:.$E$257]; 3)" office:value-type="float" office:value="0" calcext:value-type="float">
            <text:p>0</text:p>
          </table:table-cell>
          <table:table-cell table:formula="of:=VLOOKUP([.H32];[$lookup.$D$1:.$E$257]; 2)" office:value-type="float" office:value="2" calcext:value-type="float">
            <text:p>2</text:p>
          </table:table-cell>
          <table:table-cell table:formula="of:=SMALL([.J32:.L32];1)" office:value-type="float" office:value="0" calcext:value-type="float">
            <text:p>0</text:p>
          </table:table-cell>
          <table:table-cell/>
          <table:table-cell table:formula="of:=VLOOKUP([.$M32];[$lookup.$A$2:.$D$257];2)" office:value-type="float" office:value="0" calcext:value-type="float">
            <text:p>0</text:p>
          </table:table-cell>
          <table:table-cell table:formula="of:=VLOOKUP([.$M32];[$lookup.$A$2:.$D$257];3)" office:value-type="float" office:value="0" calcext:value-type="float">
            <text:p>0</text:p>
          </table:table-cell>
          <table:table-cell table:formula="of:=VLOOKUP([.$M32];[$lookup.$A$2:.$D$257];4)" office:value-type="float" office:value="0" calcext:value-type="float">
            <text:p>0</text:p>
          </table:table-cell>
          <table:table-cell/>
          <table:table-cell table:formula="of:=[.F32]-[.O32]" office:value-type="float" office:value="0" calcext:value-type="float">
            <text:p>0</text:p>
          </table:table-cell>
          <table:table-cell table:formula="of:=[.G32]-[.P32]" office:value-type="float" office:value="0" calcext:value-type="float">
            <text:p>0</text:p>
          </table:table-cell>
          <table:table-cell table:formula="of:=[.H32]-[.Q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3"/>
          <table:table-cell table:style-name="ce8"/>
          <table:table-cell table:formula="of:=ROUND([.F32]+([.F32] * [.$A$3] / 100);0)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ROUND([.G33]*192/255;0)" office:value-type="float" office:value="0" calcext:value-type="float">
            <text:p>0</text:p>
          </table:table-cell>
          <table:table-cell/>
          <table:table-cell table:formula="of:=VLOOKUP([.F33];[$lookup.$B$1:.$E$257]; 4)" office:value-type="float" office:value="1" calcext:value-type="float">
            <text:p>1</text:p>
          </table:table-cell>
          <table:table-cell table:formula="of:=VLOOKUP([.G33];[$lookup.$C$1:.$E$257]; 3)" office:value-type="float" office:value="0" calcext:value-type="float">
            <text:p>0</text:p>
          </table:table-cell>
          <table:table-cell table:formula="of:=VLOOKUP([.H33];[$lookup.$D$1:.$E$257]; 2)" office:value-type="float" office:value="2" calcext:value-type="float">
            <text:p>2</text:p>
          </table:table-cell>
          <table:table-cell table:formula="of:=SMALL([.J33:.L33];1)" office:value-type="float" office:value="0" calcext:value-type="float">
            <text:p>0</text:p>
          </table:table-cell>
          <table:table-cell/>
          <table:table-cell table:formula="of:=VLOOKUP([.$M33];[$lookup.$A$2:.$D$257];2)" office:value-type="float" office:value="0" calcext:value-type="float">
            <text:p>0</text:p>
          </table:table-cell>
          <table:table-cell table:formula="of:=VLOOKUP([.$M33];[$lookup.$A$2:.$D$257];3)" office:value-type="float" office:value="0" calcext:value-type="float">
            <text:p>0</text:p>
          </table:table-cell>
          <table:table-cell table:formula="of:=VLOOKUP([.$M33];[$lookup.$A$2:.$D$257];4)" office:value-type="float" office:value="0" calcext:value-type="float">
            <text:p>0</text:p>
          </table:table-cell>
          <table:table-cell/>
          <table:table-cell table:formula="of:=[.F33]-[.O33]" office:value-type="float" office:value="0" calcext:value-type="float">
            <text:p>0</text:p>
          </table:table-cell>
          <table:table-cell table:formula="of:=[.G33]-[.P33]" office:value-type="float" office:value="0" calcext:value-type="float">
            <text:p>0</text:p>
          </table:table-cell>
          <table:table-cell table:formula="of:=[.H33]-[.Q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3"/>
          <table:table-cell table:style-name="ce8"/>
          <table:table-cell table:formula="of:=ROUND([.F33]+([.F33] * [.$A$3] / 100);0)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ROUND([.G34]*192/255;0)" office:value-type="float" office:value="0" calcext:value-type="float">
            <text:p>0</text:p>
          </table:table-cell>
          <table:table-cell/>
          <table:table-cell table:formula="of:=VLOOKUP([.F34];[$lookup.$B$1:.$E$257]; 4)" office:value-type="float" office:value="1" calcext:value-type="float">
            <text:p>1</text:p>
          </table:table-cell>
          <table:table-cell table:formula="of:=VLOOKUP([.G34];[$lookup.$C$1:.$E$257]; 3)" office:value-type="float" office:value="0" calcext:value-type="float">
            <text:p>0</text:p>
          </table:table-cell>
          <table:table-cell table:formula="of:=VLOOKUP([.H34];[$lookup.$D$1:.$E$257]; 2)" office:value-type="float" office:value="2" calcext:value-type="float">
            <text:p>2</text:p>
          </table:table-cell>
          <table:table-cell table:formula="of:=SMALL([.J34:.L34];1)" office:value-type="float" office:value="0" calcext:value-type="float">
            <text:p>0</text:p>
          </table:table-cell>
          <table:table-cell/>
          <table:table-cell table:formula="of:=VLOOKUP([.$M34];[$lookup.$A$2:.$D$257];2)" office:value-type="float" office:value="0" calcext:value-type="float">
            <text:p>0</text:p>
          </table:table-cell>
          <table:table-cell table:formula="of:=VLOOKUP([.$M34];[$lookup.$A$2:.$D$257];3)" office:value-type="float" office:value="0" calcext:value-type="float">
            <text:p>0</text:p>
          </table:table-cell>
          <table:table-cell table:formula="of:=VLOOKUP([.$M34];[$lookup.$A$2:.$D$257];4)" office:value-type="float" office:value="0" calcext:value-type="float">
            <text:p>0</text:p>
          </table:table-cell>
          <table:table-cell/>
          <table:table-cell table:formula="of:=[.F34]-[.O34]" office:value-type="float" office:value="0" calcext:value-type="float">
            <text:p>0</text:p>
          </table:table-cell>
          <table:table-cell table:formula="of:=[.G34]-[.P34]" office:value-type="float" office:value="0" calcext:value-type="float">
            <text:p>0</text:p>
          </table:table-cell>
          <table:table-cell table:formula="of:=[.H34]-[.Q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8"/>
          <table:table-cell table:formula="of:=ROUND([.F34]+([.F34] * [.$A$3] / 100);0)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ROUND([.G35]*192/255;0)" office:value-type="float" office:value="0" calcext:value-type="float">
            <text:p>0</text:p>
          </table:table-cell>
          <table:table-cell/>
          <table:table-cell table:formula="of:=VLOOKUP([.F35];[$lookup.$B$1:.$E$257]; 4)" office:value-type="float" office:value="1" calcext:value-type="float">
            <text:p>1</text:p>
          </table:table-cell>
          <table:table-cell table:formula="of:=VLOOKUP([.G35];[$lookup.$C$1:.$E$257]; 3)" office:value-type="float" office:value="0" calcext:value-type="float">
            <text:p>0</text:p>
          </table:table-cell>
          <table:table-cell table:formula="of:=VLOOKUP([.H35];[$lookup.$D$1:.$E$257]; 2)" office:value-type="float" office:value="2" calcext:value-type="float">
            <text:p>2</text:p>
          </table:table-cell>
          <table:table-cell table:formula="of:=SMALL([.J35:.L35];1)" office:value-type="float" office:value="0" calcext:value-type="float">
            <text:p>0</text:p>
          </table:table-cell>
          <table:table-cell/>
          <table:table-cell table:formula="of:=VLOOKUP([.$M35];[$lookup.$A$2:.$D$257];2)" office:value-type="float" office:value="0" calcext:value-type="float">
            <text:p>0</text:p>
          </table:table-cell>
          <table:table-cell table:formula="of:=VLOOKUP([.$M35];[$lookup.$A$2:.$D$257];3)" office:value-type="float" office:value="0" calcext:value-type="float">
            <text:p>0</text:p>
          </table:table-cell>
          <table:table-cell table:formula="of:=VLOOKUP([.$M35];[$lookup.$A$2:.$D$257];4)" office:value-type="float" office:value="0" calcext:value-type="float">
            <text:p>0</text:p>
          </table:table-cell>
          <table:table-cell/>
          <table:table-cell table:formula="of:=[.F35]-[.O35]" office:value-type="float" office:value="0" calcext:value-type="float">
            <text:p>0</text:p>
          </table:table-cell>
          <table:table-cell table:formula="of:=[.G35]-[.P35]" office:value-type="float" office:value="0" calcext:value-type="float">
            <text:p>0</text:p>
          </table:table-cell>
          <table:table-cell table:formula="of:=[.H35]-[.Q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3"/>
          <table:table-cell table:style-name="ce8"/>
          <table:table-cell table:formula="of:=ROUND([.F35]+([.F35] * [.$A$3] / 100);0)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ROUND([.G36]*192/255;0)" office:value-type="float" office:value="0" calcext:value-type="float">
            <text:p>0</text:p>
          </table:table-cell>
          <table:table-cell/>
          <table:table-cell table:formula="of:=VLOOKUP([.F36];[$lookup.$B$1:.$E$257]; 4)" office:value-type="float" office:value="1" calcext:value-type="float">
            <text:p>1</text:p>
          </table:table-cell>
          <table:table-cell table:formula="of:=VLOOKUP([.G36];[$lookup.$C$1:.$E$257]; 3)" office:value-type="float" office:value="0" calcext:value-type="float">
            <text:p>0</text:p>
          </table:table-cell>
          <table:table-cell table:formula="of:=VLOOKUP([.H36];[$lookup.$D$1:.$E$257]; 2)" office:value-type="float" office:value="2" calcext:value-type="float">
            <text:p>2</text:p>
          </table:table-cell>
          <table:table-cell table:formula="of:=SMALL([.J36:.L36];1)" office:value-type="float" office:value="0" calcext:value-type="float">
            <text:p>0</text:p>
          </table:table-cell>
          <table:table-cell/>
          <table:table-cell table:formula="of:=VLOOKUP([.$M36];[$lookup.$A$2:.$D$257];2)" office:value-type="float" office:value="0" calcext:value-type="float">
            <text:p>0</text:p>
          </table:table-cell>
          <table:table-cell table:formula="of:=VLOOKUP([.$M36];[$lookup.$A$2:.$D$257];3)" office:value-type="float" office:value="0" calcext:value-type="float">
            <text:p>0</text:p>
          </table:table-cell>
          <table:table-cell table:formula="of:=VLOOKUP([.$M36];[$lookup.$A$2:.$D$257];4)" office:value-type="float" office:value="0" calcext:value-type="float">
            <text:p>0</text:p>
          </table:table-cell>
          <table:table-cell/>
          <table:table-cell table:formula="of:=[.F36]-[.O36]" office:value-type="float" office:value="0" calcext:value-type="float">
            <text:p>0</text:p>
          </table:table-cell>
          <table:table-cell table:formula="of:=[.G36]-[.P36]" office:value-type="float" office:value="0" calcext:value-type="float">
            <text:p>0</text:p>
          </table:table-cell>
          <table:table-cell table:formula="of:=[.H36]-[.Q36]" office:value-type="float" office:value="0" calcext:value-type="float">
            <text:p>0</text:p>
          </table:table-cell>
          <table:table-cell table:formula="of:=[.M3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ROUND([.F36]+([.F36] * [.$A$3] / 100);0)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ROUND([.G37]*192/255;0)" office:value-type="float" office:value="0" calcext:value-type="float">
            <text:p>0</text:p>
          </table:table-cell>
          <table:table-cell/>
          <table:table-cell table:formula="of:=VLOOKUP([.F37];[$lookup.$B$1:.$E$257]; 4)" office:value-type="float" office:value="1" calcext:value-type="float">
            <text:p>1</text:p>
          </table:table-cell>
          <table:table-cell table:formula="of:=VLOOKUP([.G37];[$lookup.$C$1:.$E$257]; 3)" office:value-type="float" office:value="0" calcext:value-type="float">
            <text:p>0</text:p>
          </table:table-cell>
          <table:table-cell table:formula="of:=VLOOKUP([.H37];[$lookup.$D$1:.$E$257]; 2)" office:value-type="float" office:value="2" calcext:value-type="float">
            <text:p>2</text:p>
          </table:table-cell>
          <table:table-cell table:formula="of:=SMALL([.J37:.L37];1)" office:value-type="float" office:value="0" calcext:value-type="float">
            <text:p>0</text:p>
          </table:table-cell>
          <table:table-cell/>
          <table:table-cell table:formula="of:=VLOOKUP([.$M37];[$lookup.$A$2:.$D$257];2)" office:value-type="float" office:value="0" calcext:value-type="float">
            <text:p>0</text:p>
          </table:table-cell>
          <table:table-cell table:formula="of:=VLOOKUP([.$M37];[$lookup.$A$2:.$D$257];3)" office:value-type="float" office:value="0" calcext:value-type="float">
            <text:p>0</text:p>
          </table:table-cell>
          <table:table-cell table:formula="of:=VLOOKUP([.$M37];[$lookup.$A$2:.$D$257];4)" office:value-type="float" office:value="0" calcext:value-type="float">
            <text:p>0</text:p>
          </table:table-cell>
          <table:table-cell/>
          <table:table-cell table:formula="of:=[.F37]-[.O37]" office:value-type="float" office:value="0" calcext:value-type="float">
            <text:p>0</text:p>
          </table:table-cell>
          <table:table-cell table:formula="of:=[.G37]-[.P37]" office:value-type="float" office:value="0" calcext:value-type="float">
            <text:p>0</text:p>
          </table:table-cell>
          <table:table-cell table:formula="of:=[.H37]-[.Q37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3"/>
          <table:table-cell table:style-name="ce8"/>
          <table:table-cell table:formula="of:=ROUND([.F37]+([.F37] * [.$A$3] / 100);0)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ROUND([.G38]*192/255;0)" office:value-type="float" office:value="0" calcext:value-type="float">
            <text:p>0</text:p>
          </table:table-cell>
          <table:table-cell/>
          <table:table-cell table:formula="of:=VLOOKUP([.F38];[$lookup.$B$1:.$E$257]; 4)" office:value-type="float" office:value="1" calcext:value-type="float">
            <text:p>1</text:p>
          </table:table-cell>
          <table:table-cell table:formula="of:=VLOOKUP([.G38];[$lookup.$C$1:.$E$257]; 3)" office:value-type="float" office:value="0" calcext:value-type="float">
            <text:p>0</text:p>
          </table:table-cell>
          <table:table-cell table:formula="of:=VLOOKUP([.H38];[$lookup.$D$1:.$E$257]; 2)" office:value-type="float" office:value="2" calcext:value-type="float">
            <text:p>2</text:p>
          </table:table-cell>
          <table:table-cell table:formula="of:=SMALL([.J38:.L38];1)" office:value-type="float" office:value="0" calcext:value-type="float">
            <text:p>0</text:p>
          </table:table-cell>
          <table:table-cell/>
          <table:table-cell table:formula="of:=VLOOKUP([.$M38];[$lookup.$A$2:.$D$257];2)" office:value-type="float" office:value="0" calcext:value-type="float">
            <text:p>0</text:p>
          </table:table-cell>
          <table:table-cell table:formula="of:=VLOOKUP([.$M38];[$lookup.$A$2:.$D$257];3)" office:value-type="float" office:value="0" calcext:value-type="float">
            <text:p>0</text:p>
          </table:table-cell>
          <table:table-cell table:formula="of:=VLOOKUP([.$M38];[$lookup.$A$2:.$D$257];4)" office:value-type="float" office:value="0" calcext:value-type="float">
            <text:p>0</text:p>
          </table:table-cell>
          <table:table-cell/>
          <table:table-cell table:formula="of:=[.F38]-[.O38]" office:value-type="float" office:value="0" calcext:value-type="float">
            <text:p>0</text:p>
          </table:table-cell>
          <table:table-cell table:formula="of:=[.G38]-[.P38]" office:value-type="float" office:value="0" calcext:value-type="float">
            <text:p>0</text:p>
          </table:table-cell>
          <table:table-cell table:formula="of:=[.H38]-[.Q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3"/>
          <table:table-cell table:style-name="ce8"/>
          <table:table-cell table:formula="of:=ROUND([.F38]+([.F38] * [.$A$3] / 100);0)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ROUND([.G39]*192/255;0)" office:value-type="float" office:value="0" calcext:value-type="float">
            <text:p>0</text:p>
          </table:table-cell>
          <table:table-cell/>
          <table:table-cell table:formula="of:=VLOOKUP([.F39];[$lookup.$B$1:.$E$257]; 4)" office:value-type="float" office:value="1" calcext:value-type="float">
            <text:p>1</text:p>
          </table:table-cell>
          <table:table-cell table:formula="of:=VLOOKUP([.G39];[$lookup.$C$1:.$E$257]; 3)" office:value-type="float" office:value="0" calcext:value-type="float">
            <text:p>0</text:p>
          </table:table-cell>
          <table:table-cell table:formula="of:=VLOOKUP([.H39];[$lookup.$D$1:.$E$257]; 2)" office:value-type="float" office:value="2" calcext:value-type="float">
            <text:p>2</text:p>
          </table:table-cell>
          <table:table-cell table:formula="of:=SMALL([.J39:.L39];1)" office:value-type="float" office:value="0" calcext:value-type="float">
            <text:p>0</text:p>
          </table:table-cell>
          <table:table-cell/>
          <table:table-cell table:formula="of:=VLOOKUP([.$M39];[$lookup.$A$2:.$D$257];2)" office:value-type="float" office:value="0" calcext:value-type="float">
            <text:p>0</text:p>
          </table:table-cell>
          <table:table-cell table:formula="of:=VLOOKUP([.$M39];[$lookup.$A$2:.$D$257];3)" office:value-type="float" office:value="0" calcext:value-type="float">
            <text:p>0</text:p>
          </table:table-cell>
          <table:table-cell table:formula="of:=VLOOKUP([.$M39];[$lookup.$A$2:.$D$257];4)" office:value-type="float" office:value="0" calcext:value-type="float">
            <text:p>0</text:p>
          </table:table-cell>
          <table:table-cell/>
          <table:table-cell table:formula="of:=[.F39]-[.O39]" office:value-type="float" office:value="0" calcext:value-type="float">
            <text:p>0</text:p>
          </table:table-cell>
          <table:table-cell table:formula="of:=[.G39]-[.P39]" office:value-type="float" office:value="0" calcext:value-type="float">
            <text:p>0</text:p>
          </table:table-cell>
          <table:table-cell table:formula="of:=[.H39]-[.Q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3"/>
          <table:table-cell table:style-name="ce8"/>
          <table:table-cell table:formula="of:=ROUND([.F39]+([.F39] * [.$A$3] / 100);0)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ROUND([.G40]*192/255;0)" office:value-type="float" office:value="0" calcext:value-type="float">
            <text:p>0</text:p>
          </table:table-cell>
          <table:table-cell/>
          <table:table-cell table:formula="of:=VLOOKUP([.F40];[$lookup.$B$1:.$E$257]; 4)" office:value-type="float" office:value="1" calcext:value-type="float">
            <text:p>1</text:p>
          </table:table-cell>
          <table:table-cell table:formula="of:=VLOOKUP([.G40];[$lookup.$C$1:.$E$257]; 3)" office:value-type="float" office:value="0" calcext:value-type="float">
            <text:p>0</text:p>
          </table:table-cell>
          <table:table-cell table:formula="of:=VLOOKUP([.H40];[$lookup.$D$1:.$E$257]; 2)" office:value-type="float" office:value="2" calcext:value-type="float">
            <text:p>2</text:p>
          </table:table-cell>
          <table:table-cell table:formula="of:=SMALL([.J40:.L40];1)" office:value-type="float" office:value="0" calcext:value-type="float">
            <text:p>0</text:p>
          </table:table-cell>
          <table:table-cell/>
          <table:table-cell table:formula="of:=VLOOKUP([.$M40];[$lookup.$A$2:.$D$257];2)" office:value-type="float" office:value="0" calcext:value-type="float">
            <text:p>0</text:p>
          </table:table-cell>
          <table:table-cell table:formula="of:=VLOOKUP([.$M40];[$lookup.$A$2:.$D$257];3)" office:value-type="float" office:value="0" calcext:value-type="float">
            <text:p>0</text:p>
          </table:table-cell>
          <table:table-cell table:formula="of:=VLOOKUP([.$M40];[$lookup.$A$2:.$D$257];4)" office:value-type="float" office:value="0" calcext:value-type="float">
            <text:p>0</text:p>
          </table:table-cell>
          <table:table-cell/>
          <table:table-cell table:formula="of:=[.F40]-[.O40]" office:value-type="float" office:value="0" calcext:value-type="float">
            <text:p>0</text:p>
          </table:table-cell>
          <table:table-cell table:formula="of:=[.G40]-[.P40]" office:value-type="float" office:value="0" calcext:value-type="float">
            <text:p>0</text:p>
          </table:table-cell>
          <table:table-cell table:formula="of:=[.H40]-[.Q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3"/>
          <table:table-cell table:style-name="ce8"/>
          <table:table-cell table:formula="of:=ROUND([.F40]+([.F40] * [.$A$3] / 100);0)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ROUND([.G41]*192/255;0)" office:value-type="float" office:value="0" calcext:value-type="float">
            <text:p>0</text:p>
          </table:table-cell>
          <table:table-cell/>
          <table:table-cell table:formula="of:=VLOOKUP([.F41];[$lookup.$B$1:.$E$257]; 4)" office:value-type="float" office:value="1" calcext:value-type="float">
            <text:p>1</text:p>
          </table:table-cell>
          <table:table-cell table:formula="of:=VLOOKUP([.G41];[$lookup.$C$1:.$E$257]; 3)" office:value-type="float" office:value="0" calcext:value-type="float">
            <text:p>0</text:p>
          </table:table-cell>
          <table:table-cell table:formula="of:=VLOOKUP([.H41];[$lookup.$D$1:.$E$257]; 2)" office:value-type="float" office:value="2" calcext:value-type="float">
            <text:p>2</text:p>
          </table:table-cell>
          <table:table-cell table:formula="of:=SMALL([.J41:.L41];1)" office:value-type="float" office:value="0" calcext:value-type="float">
            <text:p>0</text:p>
          </table:table-cell>
          <table:table-cell/>
          <table:table-cell table:formula="of:=VLOOKUP([.$M41];[$lookup.$A$2:.$D$257];2)" office:value-type="float" office:value="0" calcext:value-type="float">
            <text:p>0</text:p>
          </table:table-cell>
          <table:table-cell table:formula="of:=VLOOKUP([.$M41];[$lookup.$A$2:.$D$257];3)" office:value-type="float" office:value="0" calcext:value-type="float">
            <text:p>0</text:p>
          </table:table-cell>
          <table:table-cell table:formula="of:=VLOOKUP([.$M41];[$lookup.$A$2:.$D$257];4)" office:value-type="float" office:value="0" calcext:value-type="float">
            <text:p>0</text:p>
          </table:table-cell>
          <table:table-cell/>
          <table:table-cell table:formula="of:=[.F41]-[.O41]" office:value-type="float" office:value="0" calcext:value-type="float">
            <text:p>0</text:p>
          </table:table-cell>
          <table:table-cell table:formula="of:=[.G41]-[.P41]" office:value-type="float" office:value="0" calcext:value-type="float">
            <text:p>0</text:p>
          </table:table-cell>
          <table:table-cell table:formula="of:=[.H41]-[.Q41]" office:value-type="float" office:value="0" calcext:value-type="float">
            <text:p>0</text:p>
          </table:table-cell>
          <table:table-cell table:formula="of:=[.M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formula="of:=ROUND([.F41]+([.F41] * [.$A$3] / 100);0)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ROUND([.G42]*192/255;0)" office:value-type="float" office:value="0" calcext:value-type="float">
            <text:p>0</text:p>
          </table:table-cell>
          <table:table-cell/>
          <table:table-cell table:formula="of:=VLOOKUP([.F42];[$lookup.$B$1:.$E$257]; 4)" office:value-type="float" office:value="1" calcext:value-type="float">
            <text:p>1</text:p>
          </table:table-cell>
          <table:table-cell table:formula="of:=VLOOKUP([.G42];[$lookup.$C$1:.$E$257]; 3)" office:value-type="float" office:value="0" calcext:value-type="float">
            <text:p>0</text:p>
          </table:table-cell>
          <table:table-cell table:formula="of:=VLOOKUP([.H42];[$lookup.$D$1:.$E$257]; 2)" office:value-type="float" office:value="2" calcext:value-type="float">
            <text:p>2</text:p>
          </table:table-cell>
          <table:table-cell table:formula="of:=SMALL([.J42:.L42];1)" office:value-type="float" office:value="0" calcext:value-type="float">
            <text:p>0</text:p>
          </table:table-cell>
          <table:table-cell/>
          <table:table-cell table:formula="of:=VLOOKUP([.$M42];[$lookup.$A$2:.$D$257];2)" office:value-type="float" office:value="0" calcext:value-type="float">
            <text:p>0</text:p>
          </table:table-cell>
          <table:table-cell table:formula="of:=VLOOKUP([.$M42];[$lookup.$A$2:.$D$257];3)" office:value-type="float" office:value="0" calcext:value-type="float">
            <text:p>0</text:p>
          </table:table-cell>
          <table:table-cell table:formula="of:=VLOOKUP([.$M42];[$lookup.$A$2:.$D$257];4)" office:value-type="float" office:value="0" calcext:value-type="float">
            <text:p>0</text:p>
          </table:table-cell>
          <table:table-cell/>
          <table:table-cell table:formula="of:=[.F42]-[.O42]" office:value-type="float" office:value="0" calcext:value-type="float">
            <text:p>0</text:p>
          </table:table-cell>
          <table:table-cell table:formula="of:=[.G42]-[.P42]" office:value-type="float" office:value="0" calcext:value-type="float">
            <text:p>0</text:p>
          </table:table-cell>
          <table:table-cell table:formula="of:=[.H42]-[.Q42]" office:value-type="float" office:value="0" calcext:value-type="float">
            <text:p>0</text:p>
          </table:table-cell>
          <table:table-cell table:formula="of:=[.M4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3"/>
          <table:table-cell table:style-name="ce8"/>
          <table:table-cell table:formula="of:=ROUND([.F42]+([.F42] * [.$A$3] / 100);0)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ROUND([.G43]*192/255;0)" office:value-type="float" office:value="0" calcext:value-type="float">
            <text:p>0</text:p>
          </table:table-cell>
          <table:table-cell/>
          <table:table-cell table:formula="of:=VLOOKUP([.F43];[$lookup.$B$1:.$E$257]; 4)" office:value-type="float" office:value="1" calcext:value-type="float">
            <text:p>1</text:p>
          </table:table-cell>
          <table:table-cell table:formula="of:=VLOOKUP([.G43];[$lookup.$C$1:.$E$257]; 3)" office:value-type="float" office:value="0" calcext:value-type="float">
            <text:p>0</text:p>
          </table:table-cell>
          <table:table-cell table:formula="of:=VLOOKUP([.H43];[$lookup.$D$1:.$E$257]; 2)" office:value-type="float" office:value="2" calcext:value-type="float">
            <text:p>2</text:p>
          </table:table-cell>
          <table:table-cell table:formula="of:=SMALL([.J43:.L43];1)" office:value-type="float" office:value="0" calcext:value-type="float">
            <text:p>0</text:p>
          </table:table-cell>
          <table:table-cell/>
          <table:table-cell table:formula="of:=VLOOKUP([.$M43];[$lookup.$A$2:.$D$257];2)" office:value-type="float" office:value="0" calcext:value-type="float">
            <text:p>0</text:p>
          </table:table-cell>
          <table:table-cell table:formula="of:=VLOOKUP([.$M43];[$lookup.$A$2:.$D$257];3)" office:value-type="float" office:value="0" calcext:value-type="float">
            <text:p>0</text:p>
          </table:table-cell>
          <table:table-cell table:formula="of:=VLOOKUP([.$M43];[$lookup.$A$2:.$D$257];4)" office:value-type="float" office:value="0" calcext:value-type="float">
            <text:p>0</text:p>
          </table:table-cell>
          <table:table-cell/>
          <table:table-cell table:formula="of:=[.F43]-[.O43]" office:value-type="float" office:value="0" calcext:value-type="float">
            <text:p>0</text:p>
          </table:table-cell>
          <table:table-cell table:formula="of:=[.G43]-[.P43]" office:value-type="float" office:value="0" calcext:value-type="float">
            <text:p>0</text:p>
          </table:table-cell>
          <table:table-cell table:formula="of:=[.H43]-[.Q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3"/>
          <table:table-cell table:style-name="ce8"/>
          <table:table-cell table:formula="of:=ROUND([.F43]+([.F43] * [.$A$3] / 100);0)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ROUND([.G44]*192/255;0)" office:value-type="float" office:value="0" calcext:value-type="float">
            <text:p>0</text:p>
          </table:table-cell>
          <table:table-cell/>
          <table:table-cell table:formula="of:=VLOOKUP([.F44];[$lookup.$B$1:.$E$257]; 4)" office:value-type="float" office:value="1" calcext:value-type="float">
            <text:p>1</text:p>
          </table:table-cell>
          <table:table-cell table:formula="of:=VLOOKUP([.G44];[$lookup.$C$1:.$E$257]; 3)" office:value-type="float" office:value="0" calcext:value-type="float">
            <text:p>0</text:p>
          </table:table-cell>
          <table:table-cell table:formula="of:=VLOOKUP([.H44];[$lookup.$D$1:.$E$257]; 2)" office:value-type="float" office:value="2" calcext:value-type="float">
            <text:p>2</text:p>
          </table:table-cell>
          <table:table-cell table:formula="of:=SMALL([.J44:.L44];1)" office:value-type="float" office:value="0" calcext:value-type="float">
            <text:p>0</text:p>
          </table:table-cell>
          <table:table-cell/>
          <table:table-cell table:formula="of:=VLOOKUP([.$M44];[$lookup.$A$2:.$D$257];2)" office:value-type="float" office:value="0" calcext:value-type="float">
            <text:p>0</text:p>
          </table:table-cell>
          <table:table-cell table:formula="of:=VLOOKUP([.$M44];[$lookup.$A$2:.$D$257];3)" office:value-type="float" office:value="0" calcext:value-type="float">
            <text:p>0</text:p>
          </table:table-cell>
          <table:table-cell table:formula="of:=VLOOKUP([.$M44];[$lookup.$A$2:.$D$257];4)" office:value-type="float" office:value="0" calcext:value-type="float">
            <text:p>0</text:p>
          </table:table-cell>
          <table:table-cell/>
          <table:table-cell table:formula="of:=[.F44]-[.O44]" office:value-type="float" office:value="0" calcext:value-type="float">
            <text:p>0</text:p>
          </table:table-cell>
          <table:table-cell table:formula="of:=[.G44]-[.P44]" office:value-type="float" office:value="0" calcext:value-type="float">
            <text:p>0</text:p>
          </table:table-cell>
          <table:table-cell table:formula="of:=[.H44]-[.Q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/>
          <table:table-cell table:formula="of:=ROUND([.F44]+([.F44] * [.$A$3] / 100);0)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ROUND([.G45]*192/255;0)" office:value-type="float" office:value="0" calcext:value-type="float">
            <text:p>0</text:p>
          </table:table-cell>
          <table:table-cell/>
          <table:table-cell table:formula="of:=VLOOKUP([.F45];[$lookup.$B$1:.$E$257]; 4)" office:value-type="float" office:value="1" calcext:value-type="float">
            <text:p>1</text:p>
          </table:table-cell>
          <table:table-cell table:formula="of:=VLOOKUP([.G45];[$lookup.$C$1:.$E$257]; 3)" office:value-type="float" office:value="0" calcext:value-type="float">
            <text:p>0</text:p>
          </table:table-cell>
          <table:table-cell table:formula="of:=VLOOKUP([.H45];[$lookup.$D$1:.$E$257]; 2)" office:value-type="float" office:value="2" calcext:value-type="float">
            <text:p>2</text:p>
          </table:table-cell>
          <table:table-cell table:formula="of:=SMALL([.J45:.L45];1)" office:value-type="float" office:value="0" calcext:value-type="float">
            <text:p>0</text:p>
          </table:table-cell>
          <table:table-cell/>
          <table:table-cell table:formula="of:=VLOOKUP([.$M45];[$lookup.$A$2:.$D$257];2)" office:value-type="float" office:value="0" calcext:value-type="float">
            <text:p>0</text:p>
          </table:table-cell>
          <table:table-cell table:formula="of:=VLOOKUP([.$M45];[$lookup.$A$2:.$D$257];3)" office:value-type="float" office:value="0" calcext:value-type="float">
            <text:p>0</text:p>
          </table:table-cell>
          <table:table-cell table:formula="of:=VLOOKUP([.$M45];[$lookup.$A$2:.$D$257];4)" office:value-type="float" office:value="0" calcext:value-type="float">
            <text:p>0</text:p>
          </table:table-cell>
          <table:table-cell/>
          <table:table-cell table:formula="of:=[.F45]-[.O45]" office:value-type="float" office:value="0" calcext:value-type="float">
            <text:p>0</text:p>
          </table:table-cell>
          <table:table-cell table:formula="of:=[.G45]-[.P45]" office:value-type="float" office:value="0" calcext:value-type="float">
            <text:p>0</text:p>
          </table:table-cell>
          <table:table-cell table:formula="of:=[.H45]-[.Q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3"/>
          <table:table-cell table:style-name="ce8"/>
          <table:table-cell table:formula="of:=ROUND([.F45]+([.F45] * [.$A$3] / 100);0)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ROUND([.G46]*192/255;0)" office:value-type="float" office:value="0" calcext:value-type="float">
            <text:p>0</text:p>
          </table:table-cell>
          <table:table-cell/>
          <table:table-cell table:formula="of:=VLOOKUP([.F46];[$lookup.$B$1:.$E$257]; 4)" office:value-type="float" office:value="1" calcext:value-type="float">
            <text:p>1</text:p>
          </table:table-cell>
          <table:table-cell table:formula="of:=VLOOKUP([.G46];[$lookup.$C$1:.$E$257]; 3)" office:value-type="float" office:value="0" calcext:value-type="float">
            <text:p>0</text:p>
          </table:table-cell>
          <table:table-cell table:formula="of:=VLOOKUP([.H46];[$lookup.$D$1:.$E$257]; 2)" office:value-type="float" office:value="2" calcext:value-type="float">
            <text:p>2</text:p>
          </table:table-cell>
          <table:table-cell table:formula="of:=SMALL([.J46:.L46];1)" office:value-type="float" office:value="0" calcext:value-type="float">
            <text:p>0</text:p>
          </table:table-cell>
          <table:table-cell/>
          <table:table-cell table:formula="of:=VLOOKUP([.$M46];[$lookup.$A$2:.$D$257];2)" office:value-type="float" office:value="0" calcext:value-type="float">
            <text:p>0</text:p>
          </table:table-cell>
          <table:table-cell table:formula="of:=VLOOKUP([.$M46];[$lookup.$A$2:.$D$257];3)" office:value-type="float" office:value="0" calcext:value-type="float">
            <text:p>0</text:p>
          </table:table-cell>
          <table:table-cell table:formula="of:=VLOOKUP([.$M46];[$lookup.$A$2:.$D$257];4)" office:value-type="float" office:value="0" calcext:value-type="float">
            <text:p>0</text:p>
          </table:table-cell>
          <table:table-cell/>
          <table:table-cell table:formula="of:=[.F46]-[.O46]" office:value-type="float" office:value="0" calcext:value-type="float">
            <text:p>0</text:p>
          </table:table-cell>
          <table:table-cell table:formula="of:=[.G46]-[.P46]" office:value-type="float" office:value="0" calcext:value-type="float">
            <text:p>0</text:p>
          </table:table-cell>
          <table:table-cell table:formula="of:=[.H46]-[.Q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ROUND([.F46]+([.F46] * [.$A$3] / 100);0)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ROUND([.G47]*192/255;0)" office:value-type="float" office:value="0" calcext:value-type="float">
            <text:p>0</text:p>
          </table:table-cell>
          <table:table-cell/>
          <table:table-cell table:formula="of:=VLOOKUP([.F47];[$lookup.$B$1:.$E$257]; 4)" office:value-type="float" office:value="1" calcext:value-type="float">
            <text:p>1</text:p>
          </table:table-cell>
          <table:table-cell table:formula="of:=VLOOKUP([.G47];[$lookup.$C$1:.$E$257]; 3)" office:value-type="float" office:value="0" calcext:value-type="float">
            <text:p>0</text:p>
          </table:table-cell>
          <table:table-cell table:formula="of:=VLOOKUP([.H47];[$lookup.$D$1:.$E$257]; 2)" office:value-type="float" office:value="2" calcext:value-type="float">
            <text:p>2</text:p>
          </table:table-cell>
          <table:table-cell table:formula="of:=SMALL([.J47:.L47];1)" office:value-type="float" office:value="0" calcext:value-type="float">
            <text:p>0</text:p>
          </table:table-cell>
          <table:table-cell/>
          <table:table-cell table:formula="of:=VLOOKUP([.$M47];[$lookup.$A$2:.$D$257];2)" office:value-type="float" office:value="0" calcext:value-type="float">
            <text:p>0</text:p>
          </table:table-cell>
          <table:table-cell table:formula="of:=VLOOKUP([.$M47];[$lookup.$A$2:.$D$257];3)" office:value-type="float" office:value="0" calcext:value-type="float">
            <text:p>0</text:p>
          </table:table-cell>
          <table:table-cell table:formula="of:=VLOOKUP([.$M47];[$lookup.$A$2:.$D$257];4)" office:value-type="float" office:value="0" calcext:value-type="float">
            <text:p>0</text:p>
          </table:table-cell>
          <table:table-cell/>
          <table:table-cell table:formula="of:=[.F47]-[.O47]" office:value-type="float" office:value="0" calcext:value-type="float">
            <text:p>0</text:p>
          </table:table-cell>
          <table:table-cell table:formula="of:=[.G47]-[.P47]" office:value-type="float" office:value="0" calcext:value-type="float">
            <text:p>0</text:p>
          </table:table-cell>
          <table:table-cell table:formula="of:=[.H47]-[.Q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3"/>
          <table:table-cell table:style-name="ce8"/>
          <table:table-cell table:formula="of:=ROUND([.F47]+([.F47] * [.$A$3] / 100);0)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ROUND([.G48]*192/255;0)" office:value-type="float" office:value="0" calcext:value-type="float">
            <text:p>0</text:p>
          </table:table-cell>
          <table:table-cell/>
          <table:table-cell table:formula="of:=VLOOKUP([.F48];[$lookup.$B$1:.$E$257]; 4)" office:value-type="float" office:value="1" calcext:value-type="float">
            <text:p>1</text:p>
          </table:table-cell>
          <table:table-cell table:formula="of:=VLOOKUP([.G48];[$lookup.$C$1:.$E$257]; 3)" office:value-type="float" office:value="0" calcext:value-type="float">
            <text:p>0</text:p>
          </table:table-cell>
          <table:table-cell table:formula="of:=VLOOKUP([.H48];[$lookup.$D$1:.$E$257]; 2)" office:value-type="float" office:value="2" calcext:value-type="float">
            <text:p>2</text:p>
          </table:table-cell>
          <table:table-cell table:formula="of:=SMALL([.J48:.L48];1)" office:value-type="float" office:value="0" calcext:value-type="float">
            <text:p>0</text:p>
          </table:table-cell>
          <table:table-cell/>
          <table:table-cell table:formula="of:=VLOOKUP([.$M48];[$lookup.$A$2:.$D$257];2)" office:value-type="float" office:value="0" calcext:value-type="float">
            <text:p>0</text:p>
          </table:table-cell>
          <table:table-cell table:formula="of:=VLOOKUP([.$M48];[$lookup.$A$2:.$D$257];3)" office:value-type="float" office:value="0" calcext:value-type="float">
            <text:p>0</text:p>
          </table:table-cell>
          <table:table-cell table:formula="of:=VLOOKUP([.$M48];[$lookup.$A$2:.$D$257];4)" office:value-type="float" office:value="0" calcext:value-type="float">
            <text:p>0</text:p>
          </table:table-cell>
          <table:table-cell/>
          <table:table-cell table:formula="of:=[.F48]-[.O48]" office:value-type="float" office:value="0" calcext:value-type="float">
            <text:p>0</text:p>
          </table:table-cell>
          <table:table-cell table:formula="of:=[.G48]-[.P48]" office:value-type="float" office:value="0" calcext:value-type="float">
            <text:p>0</text:p>
          </table:table-cell>
          <table:table-cell table:formula="of:=[.H48]-[.Q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style-name="ce8"/>
          <table:table-cell table:formula="of:=ROUND([.F48]+([.F48] * [.$A$3] / 100);0)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ROUND([.G49]*192/255;0)" office:value-type="float" office:value="0" calcext:value-type="float">
            <text:p>0</text:p>
          </table:table-cell>
          <table:table-cell/>
          <table:table-cell table:formula="of:=VLOOKUP([.F49];[$lookup.$B$1:.$E$257]; 4)" office:value-type="float" office:value="1" calcext:value-type="float">
            <text:p>1</text:p>
          </table:table-cell>
          <table:table-cell table:formula="of:=VLOOKUP([.G49];[$lookup.$C$1:.$E$257]; 3)" office:value-type="float" office:value="0" calcext:value-type="float">
            <text:p>0</text:p>
          </table:table-cell>
          <table:table-cell table:formula="of:=VLOOKUP([.H49];[$lookup.$D$1:.$E$257]; 2)" office:value-type="float" office:value="2" calcext:value-type="float">
            <text:p>2</text:p>
          </table:table-cell>
          <table:table-cell table:formula="of:=SMALL([.J49:.L49];1)" office:value-type="float" office:value="0" calcext:value-type="float">
            <text:p>0</text:p>
          </table:table-cell>
          <table:table-cell/>
          <table:table-cell table:formula="of:=VLOOKUP([.$M49];[$lookup.$A$2:.$D$257];2)" office:value-type="float" office:value="0" calcext:value-type="float">
            <text:p>0</text:p>
          </table:table-cell>
          <table:table-cell table:formula="of:=VLOOKUP([.$M49];[$lookup.$A$2:.$D$257];3)" office:value-type="float" office:value="0" calcext:value-type="float">
            <text:p>0</text:p>
          </table:table-cell>
          <table:table-cell table:formula="of:=VLOOKUP([.$M49];[$lookup.$A$2:.$D$257];4)" office:value-type="float" office:value="0" calcext:value-type="float">
            <text:p>0</text:p>
          </table:table-cell>
          <table:table-cell/>
          <table:table-cell table:formula="of:=[.F49]-[.O49]" office:value-type="float" office:value="0" calcext:value-type="float">
            <text:p>0</text:p>
          </table:table-cell>
          <table:table-cell table:formula="of:=[.G49]-[.P49]" office:value-type="float" office:value="0" calcext:value-type="float">
            <text:p>0</text:p>
          </table:table-cell>
          <table:table-cell table:formula="of:=[.H49]-[.Q49]" office:value-type="float" office:value="0" calcext:value-type="float">
            <text:p>0</text:p>
          </table:table-cell>
          <table:table-cell table:formula="of:=[.M4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3"/>
          <table:table-cell table:style-name="ce8"/>
          <table:table-cell table:formula="of:=ROUND([.F49]+([.F49] * [.$A$3] / 100);0)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ROUND([.G50]*192/255;0)" office:value-type="float" office:value="0" calcext:value-type="float">
            <text:p>0</text:p>
          </table:table-cell>
          <table:table-cell/>
          <table:table-cell table:formula="of:=VLOOKUP([.F50];[$lookup.$B$1:.$E$257]; 4)" office:value-type="float" office:value="1" calcext:value-type="float">
            <text:p>1</text:p>
          </table:table-cell>
          <table:table-cell table:formula="of:=VLOOKUP([.G50];[$lookup.$C$1:.$E$257]; 3)" office:value-type="float" office:value="0" calcext:value-type="float">
            <text:p>0</text:p>
          </table:table-cell>
          <table:table-cell table:formula="of:=VLOOKUP([.H50];[$lookup.$D$1:.$E$257]; 2)" office:value-type="float" office:value="2" calcext:value-type="float">
            <text:p>2</text:p>
          </table:table-cell>
          <table:table-cell table:formula="of:=SMALL([.J50:.L50];1)" office:value-type="float" office:value="0" calcext:value-type="float">
            <text:p>0</text:p>
          </table:table-cell>
          <table:table-cell/>
          <table:table-cell table:formula="of:=VLOOKUP([.$M50];[$lookup.$A$2:.$D$257];2)" office:value-type="float" office:value="0" calcext:value-type="float">
            <text:p>0</text:p>
          </table:table-cell>
          <table:table-cell table:formula="of:=VLOOKUP([.$M50];[$lookup.$A$2:.$D$257];3)" office:value-type="float" office:value="0" calcext:value-type="float">
            <text:p>0</text:p>
          </table:table-cell>
          <table:table-cell table:formula="of:=VLOOKUP([.$M50];[$lookup.$A$2:.$D$257];4)" office:value-type="float" office:value="0" calcext:value-type="float">
            <text:p>0</text:p>
          </table:table-cell>
          <table:table-cell/>
          <table:table-cell table:formula="of:=[.F50]-[.O50]" office:value-type="float" office:value="0" calcext:value-type="float">
            <text:p>0</text:p>
          </table:table-cell>
          <table:table-cell table:formula="of:=[.G50]-[.P50]" office:value-type="float" office:value="0" calcext:value-type="float">
            <text:p>0</text:p>
          </table:table-cell>
          <table:table-cell table:formula="of:=[.H50]-[.Q50]" office:value-type="float" office:value="0" calcext:value-type="float">
            <text:p>0</text:p>
          </table:table-cell>
          <table:table-cell table:formula="of:=[.M5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3"/>
          <table:table-cell table:style-name="ce8"/>
          <table:table-cell table:formula="of:=ROUND([.F50]+([.F50] * [.$A$3] / 100);0)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ROUND([.G51]*192/255;0)" office:value-type="float" office:value="0" calcext:value-type="float">
            <text:p>0</text:p>
          </table:table-cell>
          <table:table-cell/>
          <table:table-cell table:formula="of:=VLOOKUP([.F51];[$lookup.$B$1:.$E$257]; 4)" office:value-type="float" office:value="1" calcext:value-type="float">
            <text:p>1</text:p>
          </table:table-cell>
          <table:table-cell table:formula="of:=VLOOKUP([.G51];[$lookup.$C$1:.$E$257]; 3)" office:value-type="float" office:value="0" calcext:value-type="float">
            <text:p>0</text:p>
          </table:table-cell>
          <table:table-cell table:formula="of:=VLOOKUP([.H51];[$lookup.$D$1:.$E$257]; 2)" office:value-type="float" office:value="2" calcext:value-type="float">
            <text:p>2</text:p>
          </table:table-cell>
          <table:table-cell table:formula="of:=SMALL([.J51:.L51];1)" office:value-type="float" office:value="0" calcext:value-type="float">
            <text:p>0</text:p>
          </table:table-cell>
          <table:table-cell/>
          <table:table-cell table:formula="of:=VLOOKUP([.$M51];[$lookup.$A$2:.$D$257];2)" office:value-type="float" office:value="0" calcext:value-type="float">
            <text:p>0</text:p>
          </table:table-cell>
          <table:table-cell table:formula="of:=VLOOKUP([.$M51];[$lookup.$A$2:.$D$257];3)" office:value-type="float" office:value="0" calcext:value-type="float">
            <text:p>0</text:p>
          </table:table-cell>
          <table:table-cell table:formula="of:=VLOOKUP([.$M51];[$lookup.$A$2:.$D$257];4)" office:value-type="float" office:value="0" calcext:value-type="float">
            <text:p>0</text:p>
          </table:table-cell>
          <table:table-cell/>
          <table:table-cell table:formula="of:=[.F51]-[.O51]" office:value-type="float" office:value="0" calcext:value-type="float">
            <text:p>0</text:p>
          </table:table-cell>
          <table:table-cell table:formula="of:=[.G51]-[.P51]" office:value-type="float" office:value="0" calcext:value-type="float">
            <text:p>0</text:p>
          </table:table-cell>
          <table:table-cell table:formula="of:=[.H51]-[.Q51]" office:value-type="float" office:value="0" calcext:value-type="float">
            <text:p>0</text:p>
          </table:table-cell>
          <table:table-cell table:formula="of:=[.M5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ROUND([.F51]+([.F51] * [.$A$3] / 100);0)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ROUND([.G52]*192/255;0)" office:value-type="float" office:value="0" calcext:value-type="float">
            <text:p>0</text:p>
          </table:table-cell>
          <table:table-cell/>
          <table:table-cell table:formula="of:=VLOOKUP([.F52];[$lookup.$B$1:.$E$257]; 4)" office:value-type="float" office:value="1" calcext:value-type="float">
            <text:p>1</text:p>
          </table:table-cell>
          <table:table-cell table:formula="of:=VLOOKUP([.G52];[$lookup.$C$1:.$E$257]; 3)" office:value-type="float" office:value="0" calcext:value-type="float">
            <text:p>0</text:p>
          </table:table-cell>
          <table:table-cell table:formula="of:=VLOOKUP([.H52];[$lookup.$D$1:.$E$257]; 2)" office:value-type="float" office:value="2" calcext:value-type="float">
            <text:p>2</text:p>
          </table:table-cell>
          <table:table-cell table:formula="of:=SMALL([.J52:.L52];1)" office:value-type="float" office:value="0" calcext:value-type="float">
            <text:p>0</text:p>
          </table:table-cell>
          <table:table-cell/>
          <table:table-cell table:formula="of:=VLOOKUP([.$M52];[$lookup.$A$2:.$D$257];2)" office:value-type="float" office:value="0" calcext:value-type="float">
            <text:p>0</text:p>
          </table:table-cell>
          <table:table-cell table:formula="of:=VLOOKUP([.$M52];[$lookup.$A$2:.$D$257];3)" office:value-type="float" office:value="0" calcext:value-type="float">
            <text:p>0</text:p>
          </table:table-cell>
          <table:table-cell table:formula="of:=VLOOKUP([.$M52];[$lookup.$A$2:.$D$257];4)" office:value-type="float" office:value="0" calcext:value-type="float">
            <text:p>0</text:p>
          </table:table-cell>
          <table:table-cell/>
          <table:table-cell table:formula="of:=[.F52]-[.O52]" office:value-type="float" office:value="0" calcext:value-type="float">
            <text:p>0</text:p>
          </table:table-cell>
          <table:table-cell table:formula="of:=[.G52]-[.P52]" office:value-type="float" office:value="0" calcext:value-type="float">
            <text:p>0</text:p>
          </table:table-cell>
          <table:table-cell table:formula="of:=[.H52]-[.Q52]" office:value-type="float" office:value="0" calcext:value-type="float">
            <text:p>0</text:p>
          </table:table-cell>
          <table:table-cell table:formula="of:=[.M5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3"/>
          <table:table-cell table:style-name="ce8"/>
          <table:table-cell table:formula="of:=ROUND([.F52]+([.F52] * [.$A$3] / 100);0)" office:value-type="float" office:value="0" calcext:value-type="float">
            <text:p>0</text:p>
          </table:table-cell>
          <table:table-cell table:formula="of:=[.F53]" office:value-type="float" office:value="0" calcext:value-type="float">
            <text:p>0</text:p>
          </table:table-cell>
          <table:table-cell table:formula="of:=ROUND([.G53]*192/255;0)" office:value-type="float" office:value="0" calcext:value-type="float">
            <text:p>0</text:p>
          </table:table-cell>
          <table:table-cell/>
          <table:table-cell table:formula="of:=VLOOKUP([.F53];[$lookup.$B$1:.$E$257]; 4)" office:value-type="float" office:value="1" calcext:value-type="float">
            <text:p>1</text:p>
          </table:table-cell>
          <table:table-cell table:formula="of:=VLOOKUP([.G53];[$lookup.$C$1:.$E$257]; 3)" office:value-type="float" office:value="0" calcext:value-type="float">
            <text:p>0</text:p>
          </table:table-cell>
          <table:table-cell table:formula="of:=VLOOKUP([.H53];[$lookup.$D$1:.$E$257]; 2)" office:value-type="float" office:value="2" calcext:value-type="float">
            <text:p>2</text:p>
          </table:table-cell>
          <table:table-cell table:formula="of:=SMALL([.J53:.L53];1)" office:value-type="float" office:value="0" calcext:value-type="float">
            <text:p>0</text:p>
          </table:table-cell>
          <table:table-cell/>
          <table:table-cell table:formula="of:=VLOOKUP([.$M53];[$lookup.$A$2:.$D$257];2)" office:value-type="float" office:value="0" calcext:value-type="float">
            <text:p>0</text:p>
          </table:table-cell>
          <table:table-cell table:formula="of:=VLOOKUP([.$M53];[$lookup.$A$2:.$D$257];3)" office:value-type="float" office:value="0" calcext:value-type="float">
            <text:p>0</text:p>
          </table:table-cell>
          <table:table-cell table:formula="of:=VLOOKUP([.$M53];[$lookup.$A$2:.$D$257];4)" office:value-type="float" office:value="0" calcext:value-type="float">
            <text:p>0</text:p>
          </table:table-cell>
          <table:table-cell/>
          <table:table-cell table:formula="of:=[.F53]-[.O53]" office:value-type="float" office:value="0" calcext:value-type="float">
            <text:p>0</text:p>
          </table:table-cell>
          <table:table-cell table:formula="of:=[.G53]-[.P53]" office:value-type="float" office:value="0" calcext:value-type="float">
            <text:p>0</text:p>
          </table:table-cell>
          <table:table-cell table:formula="of:=[.H53]-[.Q53]" office:value-type="float" office:value="0" calcext:value-type="float">
            <text:p>0</text:p>
          </table:table-cell>
          <table:table-cell table:formula="of:=[.M5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3"/>
          <table:table-cell table:style-name="ce8"/>
          <table:table-cell table:formula="of:=ROUND([.F53]+([.F53] * [.$A$3] / 100);0)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formula="of:=ROUND([.G54]*192/255;0)" office:value-type="float" office:value="0" calcext:value-type="float">
            <text:p>0</text:p>
          </table:table-cell>
          <table:table-cell/>
          <table:table-cell table:formula="of:=VLOOKUP([.F54];[$lookup.$B$1:.$E$257]; 4)" office:value-type="float" office:value="1" calcext:value-type="float">
            <text:p>1</text:p>
          </table:table-cell>
          <table:table-cell table:formula="of:=VLOOKUP([.G54];[$lookup.$C$1:.$E$257]; 3)" office:value-type="float" office:value="0" calcext:value-type="float">
            <text:p>0</text:p>
          </table:table-cell>
          <table:table-cell table:formula="of:=VLOOKUP([.H54];[$lookup.$D$1:.$E$257]; 2)" office:value-type="float" office:value="2" calcext:value-type="float">
            <text:p>2</text:p>
          </table:table-cell>
          <table:table-cell table:formula="of:=SMALL([.J54:.L54];1)" office:value-type="float" office:value="0" calcext:value-type="float">
            <text:p>0</text:p>
          </table:table-cell>
          <table:table-cell/>
          <table:table-cell table:formula="of:=VLOOKUP([.$M54];[$lookup.$A$2:.$D$257];2)" office:value-type="float" office:value="0" calcext:value-type="float">
            <text:p>0</text:p>
          </table:table-cell>
          <table:table-cell table:formula="of:=VLOOKUP([.$M54];[$lookup.$A$2:.$D$257];3)" office:value-type="float" office:value="0" calcext:value-type="float">
            <text:p>0</text:p>
          </table:table-cell>
          <table:table-cell table:formula="of:=VLOOKUP([.$M54];[$lookup.$A$2:.$D$257];4)" office:value-type="float" office:value="0" calcext:value-type="float">
            <text:p>0</text:p>
          </table:table-cell>
          <table:table-cell/>
          <table:table-cell table:formula="of:=[.F54]-[.O54]" office:value-type="float" office:value="0" calcext:value-type="float">
            <text:p>0</text:p>
          </table:table-cell>
          <table:table-cell table:formula="of:=[.G54]-[.P54]" office:value-type="float" office:value="0" calcext:value-type="float">
            <text:p>0</text:p>
          </table:table-cell>
          <table:table-cell table:formula="of:=[.H54]-[.Q54]" office:value-type="float" office:value="0" calcext:value-type="float">
            <text:p>0</text:p>
          </table:table-cell>
          <table:table-cell table:formula="of:=[.M5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3"/>
          <table:table-cell table:style-name="ce8"/>
          <table:table-cell table:formula="of:=ROUND([.F54]+([.F54] * [.$A$3] / 100);0)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ROUND([.G55]*192/255;0)" office:value-type="float" office:value="0" calcext:value-type="float">
            <text:p>0</text:p>
          </table:table-cell>
          <table:table-cell/>
          <table:table-cell table:formula="of:=VLOOKUP([.F55];[$lookup.$B$1:.$E$257]; 4)" office:value-type="float" office:value="1" calcext:value-type="float">
            <text:p>1</text:p>
          </table:table-cell>
          <table:table-cell table:formula="of:=VLOOKUP([.G55];[$lookup.$C$1:.$E$257]; 3)" office:value-type="float" office:value="0" calcext:value-type="float">
            <text:p>0</text:p>
          </table:table-cell>
          <table:table-cell table:formula="of:=VLOOKUP([.H55];[$lookup.$D$1:.$E$257]; 2)" office:value-type="float" office:value="2" calcext:value-type="float">
            <text:p>2</text:p>
          </table:table-cell>
          <table:table-cell table:formula="of:=SMALL([.J55:.L55];1)" office:value-type="float" office:value="0" calcext:value-type="float">
            <text:p>0</text:p>
          </table:table-cell>
          <table:table-cell/>
          <table:table-cell table:formula="of:=VLOOKUP([.$M55];[$lookup.$A$2:.$D$257];2)" office:value-type="float" office:value="0" calcext:value-type="float">
            <text:p>0</text:p>
          </table:table-cell>
          <table:table-cell table:formula="of:=VLOOKUP([.$M55];[$lookup.$A$2:.$D$257];3)" office:value-type="float" office:value="0" calcext:value-type="float">
            <text:p>0</text:p>
          </table:table-cell>
          <table:table-cell table:formula="of:=VLOOKUP([.$M55];[$lookup.$A$2:.$D$257];4)" office:value-type="float" office:value="0" calcext:value-type="float">
            <text:p>0</text:p>
          </table:table-cell>
          <table:table-cell/>
          <table:table-cell table:formula="of:=[.F55]-[.O55]" office:value-type="float" office:value="0" calcext:value-type="float">
            <text:p>0</text:p>
          </table:table-cell>
          <table:table-cell table:formula="of:=[.G55]-[.P55]" office:value-type="float" office:value="0" calcext:value-type="float">
            <text:p>0</text:p>
          </table:table-cell>
          <table:table-cell table:formula="of:=[.H55]-[.Q55]" office:value-type="float" office:value="0" calcext:value-type="float">
            <text:p>0</text:p>
          </table:table-cell>
          <table:table-cell table:formula="of:=[.M5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3"/>
          <table:table-cell table:style-name="ce8"/>
          <table:table-cell table:formula="of:=ROUND([.F55]+([.F55] * [.$A$3] / 100);0)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ROUND([.G56]*192/255;0)" office:value-type="float" office:value="0" calcext:value-type="float">
            <text:p>0</text:p>
          </table:table-cell>
          <table:table-cell/>
          <table:table-cell table:formula="of:=VLOOKUP([.F56];[$lookup.$B$1:.$E$257]; 4)" office:value-type="float" office:value="1" calcext:value-type="float">
            <text:p>1</text:p>
          </table:table-cell>
          <table:table-cell table:formula="of:=VLOOKUP([.G56];[$lookup.$C$1:.$E$257]; 3)" office:value-type="float" office:value="0" calcext:value-type="float">
            <text:p>0</text:p>
          </table:table-cell>
          <table:table-cell table:formula="of:=VLOOKUP([.H56];[$lookup.$D$1:.$E$257]; 2)" office:value-type="float" office:value="2" calcext:value-type="float">
            <text:p>2</text:p>
          </table:table-cell>
          <table:table-cell table:formula="of:=SMALL([.J56:.L56];1)" office:value-type="float" office:value="0" calcext:value-type="float">
            <text:p>0</text:p>
          </table:table-cell>
          <table:table-cell/>
          <table:table-cell table:formula="of:=VLOOKUP([.$M56];[$lookup.$A$2:.$D$257];2)" office:value-type="float" office:value="0" calcext:value-type="float">
            <text:p>0</text:p>
          </table:table-cell>
          <table:table-cell table:formula="of:=VLOOKUP([.$M56];[$lookup.$A$2:.$D$257];3)" office:value-type="float" office:value="0" calcext:value-type="float">
            <text:p>0</text:p>
          </table:table-cell>
          <table:table-cell table:formula="of:=VLOOKUP([.$M56];[$lookup.$A$2:.$D$257];4)" office:value-type="float" office:value="0" calcext:value-type="float">
            <text:p>0</text:p>
          </table:table-cell>
          <table:table-cell/>
          <table:table-cell table:formula="of:=[.F56]-[.O56]" office:value-type="float" office:value="0" calcext:value-type="float">
            <text:p>0</text:p>
          </table:table-cell>
          <table:table-cell table:formula="of:=[.G56]-[.P56]" office:value-type="float" office:value="0" calcext:value-type="float">
            <text:p>0</text:p>
          </table:table-cell>
          <table:table-cell table:formula="of:=[.H56]-[.Q56]" office:value-type="float" office:value="0" calcext:value-type="float">
            <text:p>0</text:p>
          </table:table-cell>
          <table:table-cell table:formula="of:=[.M5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formula="of:=ROUND([.F56]+([.F56] * [.$A$3] / 100);0)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ROUND([.G57]*192/255;0)" office:value-type="float" office:value="0" calcext:value-type="float">
            <text:p>0</text:p>
          </table:table-cell>
          <table:table-cell/>
          <table:table-cell table:formula="of:=VLOOKUP([.F57];[$lookup.$B$1:.$E$257]; 4)" office:value-type="float" office:value="1" calcext:value-type="float">
            <text:p>1</text:p>
          </table:table-cell>
          <table:table-cell table:formula="of:=VLOOKUP([.G57];[$lookup.$C$1:.$E$257]; 3)" office:value-type="float" office:value="0" calcext:value-type="float">
            <text:p>0</text:p>
          </table:table-cell>
          <table:table-cell table:formula="of:=VLOOKUP([.H57];[$lookup.$D$1:.$E$257]; 2)" office:value-type="float" office:value="2" calcext:value-type="float">
            <text:p>2</text:p>
          </table:table-cell>
          <table:table-cell table:formula="of:=SMALL([.J57:.L57];1)" office:value-type="float" office:value="0" calcext:value-type="float">
            <text:p>0</text:p>
          </table:table-cell>
          <table:table-cell/>
          <table:table-cell table:formula="of:=VLOOKUP([.$M57];[$lookup.$A$2:.$D$257];2)" office:value-type="float" office:value="0" calcext:value-type="float">
            <text:p>0</text:p>
          </table:table-cell>
          <table:table-cell table:formula="of:=VLOOKUP([.$M57];[$lookup.$A$2:.$D$257];3)" office:value-type="float" office:value="0" calcext:value-type="float">
            <text:p>0</text:p>
          </table:table-cell>
          <table:table-cell table:formula="of:=VLOOKUP([.$M57];[$lookup.$A$2:.$D$257];4)" office:value-type="float" office:value="0" calcext:value-type="float">
            <text:p>0</text:p>
          </table:table-cell>
          <table:table-cell/>
          <table:table-cell table:formula="of:=[.F57]-[.O57]" office:value-type="float" office:value="0" calcext:value-type="float">
            <text:p>0</text:p>
          </table:table-cell>
          <table:table-cell table:formula="of:=[.G57]-[.P57]" office:value-type="float" office:value="0" calcext:value-type="float">
            <text:p>0</text:p>
          </table:table-cell>
          <table:table-cell table:formula="of:=[.H57]-[.Q57]" office:value-type="float" office:value="0" calcext:value-type="float">
            <text:p>0</text:p>
          </table:table-cell>
          <table:table-cell table:formula="of:=[.M5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3"/>
          <table:table-cell table:style-name="ce8"/>
          <table:table-cell table:formula="of:=ROUND([.F57]+([.F57] * [.$A$3] / 100);0)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ROUND([.G58]*192/255;0)" office:value-type="float" office:value="0" calcext:value-type="float">
            <text:p>0</text:p>
          </table:table-cell>
          <table:table-cell/>
          <table:table-cell table:formula="of:=VLOOKUP([.F58];[$lookup.$B$1:.$E$257]; 4)" office:value-type="float" office:value="1" calcext:value-type="float">
            <text:p>1</text:p>
          </table:table-cell>
          <table:table-cell table:formula="of:=VLOOKUP([.G58];[$lookup.$C$1:.$E$257]; 3)" office:value-type="float" office:value="0" calcext:value-type="float">
            <text:p>0</text:p>
          </table:table-cell>
          <table:table-cell table:formula="of:=VLOOKUP([.H58];[$lookup.$D$1:.$E$257]; 2)" office:value-type="float" office:value="2" calcext:value-type="float">
            <text:p>2</text:p>
          </table:table-cell>
          <table:table-cell table:formula="of:=SMALL([.J58:.L58];1)" office:value-type="float" office:value="0" calcext:value-type="float">
            <text:p>0</text:p>
          </table:table-cell>
          <table:table-cell/>
          <table:table-cell table:formula="of:=VLOOKUP([.$M58];[$lookup.$A$2:.$D$257];2)" office:value-type="float" office:value="0" calcext:value-type="float">
            <text:p>0</text:p>
          </table:table-cell>
          <table:table-cell table:formula="of:=VLOOKUP([.$M58];[$lookup.$A$2:.$D$257];3)" office:value-type="float" office:value="0" calcext:value-type="float">
            <text:p>0</text:p>
          </table:table-cell>
          <table:table-cell table:formula="of:=VLOOKUP([.$M58];[$lookup.$A$2:.$D$257];4)" office:value-type="float" office:value="0" calcext:value-type="float">
            <text:p>0</text:p>
          </table:table-cell>
          <table:table-cell/>
          <table:table-cell table:formula="of:=[.F58]-[.O58]" office:value-type="float" office:value="0" calcext:value-type="float">
            <text:p>0</text:p>
          </table:table-cell>
          <table:table-cell table:formula="of:=[.G58]-[.P58]" office:value-type="float" office:value="0" calcext:value-type="float">
            <text:p>0</text:p>
          </table:table-cell>
          <table:table-cell table:formula="of:=[.H58]-[.Q58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style-name="ce8"/>
          <table:table-cell table:formula="of:=ROUND([.F58]+([.F58] * [.$A$3] / 100);0)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ROUND([.G59]*192/255;0)" office:value-type="float" office:value="0" calcext:value-type="float">
            <text:p>0</text:p>
          </table:table-cell>
          <table:table-cell/>
          <table:table-cell table:formula="of:=VLOOKUP([.F59];[$lookup.$B$1:.$E$257]; 4)" office:value-type="float" office:value="1" calcext:value-type="float">
            <text:p>1</text:p>
          </table:table-cell>
          <table:table-cell table:formula="of:=VLOOKUP([.G59];[$lookup.$C$1:.$E$257]; 3)" office:value-type="float" office:value="0" calcext:value-type="float">
            <text:p>0</text:p>
          </table:table-cell>
          <table:table-cell table:formula="of:=VLOOKUP([.H59];[$lookup.$D$1:.$E$257]; 2)" office:value-type="float" office:value="2" calcext:value-type="float">
            <text:p>2</text:p>
          </table:table-cell>
          <table:table-cell table:formula="of:=SMALL([.J59:.L59];1)" office:value-type="float" office:value="0" calcext:value-type="float">
            <text:p>0</text:p>
          </table:table-cell>
          <table:table-cell/>
          <table:table-cell table:formula="of:=VLOOKUP([.$M59];[$lookup.$A$2:.$D$257];2)" office:value-type="float" office:value="0" calcext:value-type="float">
            <text:p>0</text:p>
          </table:table-cell>
          <table:table-cell table:formula="of:=VLOOKUP([.$M59];[$lookup.$A$2:.$D$257];3)" office:value-type="float" office:value="0" calcext:value-type="float">
            <text:p>0</text:p>
          </table:table-cell>
          <table:table-cell table:formula="of:=VLOOKUP([.$M59];[$lookup.$A$2:.$D$257];4)" office:value-type="float" office:value="0" calcext:value-type="float">
            <text:p>0</text:p>
          </table:table-cell>
          <table:table-cell/>
          <table:table-cell table:formula="of:=[.F59]-[.O59]" office:value-type="float" office:value="0" calcext:value-type="float">
            <text:p>0</text:p>
          </table:table-cell>
          <table:table-cell table:formula="of:=[.G59]-[.P59]" office:value-type="float" office:value="0" calcext:value-type="float">
            <text:p>0</text:p>
          </table:table-cell>
          <table:table-cell table:formula="of:=[.H59]-[.Q59]" office:value-type="float" office:value="0" calcext:value-type="float">
            <text:p>0</text:p>
          </table:table-cell>
          <table:table-cell table:formula="of:=[.M5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ce8"/>
          <table:table-cell table:formula="of:=ROUND([.F59]+([.F59] * [.$A$3] / 100);0)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ROUND([.G60]*192/255;0)" office:value-type="float" office:value="0" calcext:value-type="float">
            <text:p>0</text:p>
          </table:table-cell>
          <table:table-cell/>
          <table:table-cell table:formula="of:=VLOOKUP([.F60];[$lookup.$B$1:.$E$257]; 4)" office:value-type="float" office:value="1" calcext:value-type="float">
            <text:p>1</text:p>
          </table:table-cell>
          <table:table-cell table:formula="of:=VLOOKUP([.G60];[$lookup.$C$1:.$E$257]; 3)" office:value-type="float" office:value="0" calcext:value-type="float">
            <text:p>0</text:p>
          </table:table-cell>
          <table:table-cell table:formula="of:=VLOOKUP([.H60];[$lookup.$D$1:.$E$257]; 2)" office:value-type="float" office:value="2" calcext:value-type="float">
            <text:p>2</text:p>
          </table:table-cell>
          <table:table-cell table:formula="of:=SMALL([.J60:.L60];1)" office:value-type="float" office:value="0" calcext:value-type="float">
            <text:p>0</text:p>
          </table:table-cell>
          <table:table-cell/>
          <table:table-cell table:formula="of:=VLOOKUP([.$M60];[$lookup.$A$2:.$D$257];2)" office:value-type="float" office:value="0" calcext:value-type="float">
            <text:p>0</text:p>
          </table:table-cell>
          <table:table-cell table:formula="of:=VLOOKUP([.$M60];[$lookup.$A$2:.$D$257];3)" office:value-type="float" office:value="0" calcext:value-type="float">
            <text:p>0</text:p>
          </table:table-cell>
          <table:table-cell table:formula="of:=VLOOKUP([.$M60];[$lookup.$A$2:.$D$257];4)" office:value-type="float" office:value="0" calcext:value-type="float">
            <text:p>0</text:p>
          </table:table-cell>
          <table:table-cell/>
          <table:table-cell table:formula="of:=[.F60]-[.O60]" office:value-type="float" office:value="0" calcext:value-type="float">
            <text:p>0</text:p>
          </table:table-cell>
          <table:table-cell table:formula="of:=[.G60]-[.P60]" office:value-type="float" office:value="0" calcext:value-type="float">
            <text:p>0</text:p>
          </table:table-cell>
          <table:table-cell table:formula="of:=[.H60]-[.Q60]" office:value-type="float" office:value="0" calcext:value-type="float">
            <text:p>0</text:p>
          </table:table-cell>
          <table:table-cell table:formula="of:=[.M6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3"/>
          <table:table-cell table:style-name="ce8"/>
          <table:table-cell table:formula="of:=ROUND([.F60]+([.F60] * [.$A$3] / 100);0)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ROUND([.G61]*192/255;0)" office:value-type="float" office:value="0" calcext:value-type="float">
            <text:p>0</text:p>
          </table:table-cell>
          <table:table-cell/>
          <table:table-cell table:formula="of:=VLOOKUP([.F61];[$lookup.$B$1:.$E$257]; 4)" office:value-type="float" office:value="1" calcext:value-type="float">
            <text:p>1</text:p>
          </table:table-cell>
          <table:table-cell table:formula="of:=VLOOKUP([.G61];[$lookup.$C$1:.$E$257]; 3)" office:value-type="float" office:value="0" calcext:value-type="float">
            <text:p>0</text:p>
          </table:table-cell>
          <table:table-cell table:formula="of:=VLOOKUP([.H61];[$lookup.$D$1:.$E$257]; 2)" office:value-type="float" office:value="2" calcext:value-type="float">
            <text:p>2</text:p>
          </table:table-cell>
          <table:table-cell table:formula="of:=SMALL([.J61:.L61];1)" office:value-type="float" office:value="0" calcext:value-type="float">
            <text:p>0</text:p>
          </table:table-cell>
          <table:table-cell/>
          <table:table-cell table:formula="of:=VLOOKUP([.$M61];[$lookup.$A$2:.$D$257];2)" office:value-type="float" office:value="0" calcext:value-type="float">
            <text:p>0</text:p>
          </table:table-cell>
          <table:table-cell table:formula="of:=VLOOKUP([.$M61];[$lookup.$A$2:.$D$257];3)" office:value-type="float" office:value="0" calcext:value-type="float">
            <text:p>0</text:p>
          </table:table-cell>
          <table:table-cell table:formula="of:=VLOOKUP([.$M61];[$lookup.$A$2:.$D$257];4)" office:value-type="float" office:value="0" calcext:value-type="float">
            <text:p>0</text:p>
          </table:table-cell>
          <table:table-cell/>
          <table:table-cell table:formula="of:=[.F61]-[.O61]" office:value-type="float" office:value="0" calcext:value-type="float">
            <text:p>0</text:p>
          </table:table-cell>
          <table:table-cell table:formula="of:=[.G61]-[.P61]" office:value-type="float" office:value="0" calcext:value-type="float">
            <text:p>0</text:p>
          </table:table-cell>
          <table:table-cell table:formula="of:=[.H61]-[.Q61]" office:value-type="float" office:value="0" calcext:value-type="float">
            <text:p>0</text:p>
          </table:table-cell>
          <table:table-cell table:formula="of:=[.M6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formula="of:=ROUND([.F61]+([.F61] * [.$A$3] / 100);0)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ROUND([.G62]*192/255;0)" office:value-type="float" office:value="0" calcext:value-type="float">
            <text:p>0</text:p>
          </table:table-cell>
          <table:table-cell/>
          <table:table-cell table:formula="of:=VLOOKUP([.F62];[$lookup.$B$1:.$E$257]; 4)" office:value-type="float" office:value="1" calcext:value-type="float">
            <text:p>1</text:p>
          </table:table-cell>
          <table:table-cell table:formula="of:=VLOOKUP([.G62];[$lookup.$C$1:.$E$257]; 3)" office:value-type="float" office:value="0" calcext:value-type="float">
            <text:p>0</text:p>
          </table:table-cell>
          <table:table-cell table:formula="of:=VLOOKUP([.H62];[$lookup.$D$1:.$E$257]; 2)" office:value-type="float" office:value="2" calcext:value-type="float">
            <text:p>2</text:p>
          </table:table-cell>
          <table:table-cell table:formula="of:=SMALL([.J62:.L62];1)" office:value-type="float" office:value="0" calcext:value-type="float">
            <text:p>0</text:p>
          </table:table-cell>
          <table:table-cell/>
          <table:table-cell table:formula="of:=VLOOKUP([.$M62];[$lookup.$A$2:.$D$257];2)" office:value-type="float" office:value="0" calcext:value-type="float">
            <text:p>0</text:p>
          </table:table-cell>
          <table:table-cell table:formula="of:=VLOOKUP([.$M62];[$lookup.$A$2:.$D$257];3)" office:value-type="float" office:value="0" calcext:value-type="float">
            <text:p>0</text:p>
          </table:table-cell>
          <table:table-cell table:formula="of:=VLOOKUP([.$M62];[$lookup.$A$2:.$D$257];4)" office:value-type="float" office:value="0" calcext:value-type="float">
            <text:p>0</text:p>
          </table:table-cell>
          <table:table-cell/>
          <table:table-cell table:formula="of:=[.F62]-[.O62]" office:value-type="float" office:value="0" calcext:value-type="float">
            <text:p>0</text:p>
          </table:table-cell>
          <table:table-cell table:formula="of:=[.G62]-[.P62]" office:value-type="float" office:value="0" calcext:value-type="float">
            <text:p>0</text:p>
          </table:table-cell>
          <table:table-cell table:formula="of:=[.H62]-[.Q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3"/>
          <table:table-cell table:style-name="ce8"/>
          <table:table-cell table:formula="of:=ROUND([.F62]+([.F62] * [.$A$3] / 100);0)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ROUND([.G63]*192/255;0)" office:value-type="float" office:value="0" calcext:value-type="float">
            <text:p>0</text:p>
          </table:table-cell>
          <table:table-cell/>
          <table:table-cell table:formula="of:=VLOOKUP([.F63];[$lookup.$B$1:.$E$257]; 4)" office:value-type="float" office:value="1" calcext:value-type="float">
            <text:p>1</text:p>
          </table:table-cell>
          <table:table-cell table:formula="of:=VLOOKUP([.G63];[$lookup.$C$1:.$E$257]; 3)" office:value-type="float" office:value="0" calcext:value-type="float">
            <text:p>0</text:p>
          </table:table-cell>
          <table:table-cell table:formula="of:=VLOOKUP([.H63];[$lookup.$D$1:.$E$257]; 2)" office:value-type="float" office:value="2" calcext:value-type="float">
            <text:p>2</text:p>
          </table:table-cell>
          <table:table-cell table:formula="of:=SMALL([.J63:.L63];1)" office:value-type="float" office:value="0" calcext:value-type="float">
            <text:p>0</text:p>
          </table:table-cell>
          <table:table-cell/>
          <table:table-cell table:formula="of:=VLOOKUP([.$M63];[$lookup.$A$2:.$D$257];2)" office:value-type="float" office:value="0" calcext:value-type="float">
            <text:p>0</text:p>
          </table:table-cell>
          <table:table-cell table:formula="of:=VLOOKUP([.$M63];[$lookup.$A$2:.$D$257];3)" office:value-type="float" office:value="0" calcext:value-type="float">
            <text:p>0</text:p>
          </table:table-cell>
          <table:table-cell table:formula="of:=VLOOKUP([.$M63];[$lookup.$A$2:.$D$257];4)" office:value-type="float" office:value="0" calcext:value-type="float">
            <text:p>0</text:p>
          </table:table-cell>
          <table:table-cell/>
          <table:table-cell table:formula="of:=[.F63]-[.O63]" office:value-type="float" office:value="0" calcext:value-type="float">
            <text:p>0</text:p>
          </table:table-cell>
          <table:table-cell table:formula="of:=[.G63]-[.P63]" office:value-type="float" office:value="0" calcext:value-type="float">
            <text:p>0</text:p>
          </table:table-cell>
          <table:table-cell table:formula="of:=[.H63]-[.Q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3"/>
          <table:table-cell table:style-name="ce8"/>
          <table:table-cell table:formula="of:=ROUND([.F63]+([.F63] * [.$A$3] / 100);0)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ROUND([.G64]*192/255;0)" office:value-type="float" office:value="0" calcext:value-type="float">
            <text:p>0</text:p>
          </table:table-cell>
          <table:table-cell/>
          <table:table-cell table:formula="of:=VLOOKUP([.F64];[$lookup.$B$1:.$E$257]; 4)" office:value-type="float" office:value="1" calcext:value-type="float">
            <text:p>1</text:p>
          </table:table-cell>
          <table:table-cell table:formula="of:=VLOOKUP([.G64];[$lookup.$C$1:.$E$257]; 3)" office:value-type="float" office:value="0" calcext:value-type="float">
            <text:p>0</text:p>
          </table:table-cell>
          <table:table-cell table:formula="of:=VLOOKUP([.H64];[$lookup.$D$1:.$E$257]; 2)" office:value-type="float" office:value="2" calcext:value-type="float">
            <text:p>2</text:p>
          </table:table-cell>
          <table:table-cell table:formula="of:=SMALL([.J64:.L64];1)" office:value-type="float" office:value="0" calcext:value-type="float">
            <text:p>0</text:p>
          </table:table-cell>
          <table:table-cell/>
          <table:table-cell table:formula="of:=VLOOKUP([.$M64];[$lookup.$A$2:.$D$257];2)" office:value-type="float" office:value="0" calcext:value-type="float">
            <text:p>0</text:p>
          </table:table-cell>
          <table:table-cell table:formula="of:=VLOOKUP([.$M64];[$lookup.$A$2:.$D$257];3)" office:value-type="float" office:value="0" calcext:value-type="float">
            <text:p>0</text:p>
          </table:table-cell>
          <table:table-cell table:formula="of:=VLOOKUP([.$M64];[$lookup.$A$2:.$D$257];4)" office:value-type="float" office:value="0" calcext:value-type="float">
            <text:p>0</text:p>
          </table:table-cell>
          <table:table-cell/>
          <table:table-cell table:formula="of:=[.F64]-[.O64]" office:value-type="float" office:value="0" calcext:value-type="float">
            <text:p>0</text:p>
          </table:table-cell>
          <table:table-cell table:formula="of:=[.G64]-[.P64]" office:value-type="float" office:value="0" calcext:value-type="float">
            <text:p>0</text:p>
          </table:table-cell>
          <table:table-cell table:formula="of:=[.H64]-[.Q64]" office:value-type="float" office:value="0" calcext:value-type="float">
            <text:p>0</text:p>
          </table:table-cell>
          <table:table-cell table:formula="of:=[.M6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formula="of:=ROUND([.F64]+([.F64] * [.$A$3] / 100);0)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formula="of:=ROUND([.G65]*192/255;0)" office:value-type="float" office:value="0" calcext:value-type="float">
            <text:p>0</text:p>
          </table:table-cell>
          <table:table-cell/>
          <table:table-cell table:formula="of:=VLOOKUP([.F65];[$lookup.$B$1:.$E$257]; 4)" office:value-type="float" office:value="1" calcext:value-type="float">
            <text:p>1</text:p>
          </table:table-cell>
          <table:table-cell table:formula="of:=VLOOKUP([.G65];[$lookup.$C$1:.$E$257]; 3)" office:value-type="float" office:value="0" calcext:value-type="float">
            <text:p>0</text:p>
          </table:table-cell>
          <table:table-cell table:formula="of:=VLOOKUP([.H65];[$lookup.$D$1:.$E$257]; 2)" office:value-type="float" office:value="2" calcext:value-type="float">
            <text:p>2</text:p>
          </table:table-cell>
          <table:table-cell table:formula="of:=SMALL([.J65:.L65];1)" office:value-type="float" office:value="0" calcext:value-type="float">
            <text:p>0</text:p>
          </table:table-cell>
          <table:table-cell/>
          <table:table-cell table:formula="of:=VLOOKUP([.$M65];[$lookup.$A$2:.$D$257];2)" office:value-type="float" office:value="0" calcext:value-type="float">
            <text:p>0</text:p>
          </table:table-cell>
          <table:table-cell table:formula="of:=VLOOKUP([.$M65];[$lookup.$A$2:.$D$257];3)" office:value-type="float" office:value="0" calcext:value-type="float">
            <text:p>0</text:p>
          </table:table-cell>
          <table:table-cell table:formula="of:=VLOOKUP([.$M65];[$lookup.$A$2:.$D$257];4)" office:value-type="float" office:value="0" calcext:value-type="float">
            <text:p>0</text:p>
          </table:table-cell>
          <table:table-cell/>
          <table:table-cell table:formula="of:=[.F65]-[.O65]" office:value-type="float" office:value="0" calcext:value-type="float">
            <text:p>0</text:p>
          </table:table-cell>
          <table:table-cell table:formula="of:=[.G65]-[.P65]" office:value-type="float" office:value="0" calcext:value-type="float">
            <text:p>0</text:p>
          </table:table-cell>
          <table:table-cell table:formula="of:=[.H65]-[.Q65]" office:value-type="float" office:value="0" calcext:value-type="float">
            <text:p>0</text:p>
          </table:table-cell>
          <table:table-cell table:formula="of:=[.M6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3"/>
          <table:table-cell table:style-name="ce8"/>
          <table:table-cell table:formula="of:=ROUND([.F65]+([.F65] * [.$A$3] / 100);0)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ROUND([.G66]*192/255;0)" office:value-type="float" office:value="0" calcext:value-type="float">
            <text:p>0</text:p>
          </table:table-cell>
          <table:table-cell/>
          <table:table-cell table:formula="of:=VLOOKUP([.F66];[$lookup.$B$1:.$E$257]; 4)" office:value-type="float" office:value="1" calcext:value-type="float">
            <text:p>1</text:p>
          </table:table-cell>
          <table:table-cell table:formula="of:=VLOOKUP([.G66];[$lookup.$C$1:.$E$257]; 3)" office:value-type="float" office:value="0" calcext:value-type="float">
            <text:p>0</text:p>
          </table:table-cell>
          <table:table-cell table:formula="of:=VLOOKUP([.H66];[$lookup.$D$1:.$E$257]; 2)" office:value-type="float" office:value="2" calcext:value-type="float">
            <text:p>2</text:p>
          </table:table-cell>
          <table:table-cell table:formula="of:=SMALL([.J66:.L66];1)" office:value-type="float" office:value="0" calcext:value-type="float">
            <text:p>0</text:p>
          </table:table-cell>
          <table:table-cell/>
          <table:table-cell table:formula="of:=VLOOKUP([.$M66];[$lookup.$A$2:.$D$257];2)" office:value-type="float" office:value="0" calcext:value-type="float">
            <text:p>0</text:p>
          </table:table-cell>
          <table:table-cell table:formula="of:=VLOOKUP([.$M66];[$lookup.$A$2:.$D$257];3)" office:value-type="float" office:value="0" calcext:value-type="float">
            <text:p>0</text:p>
          </table:table-cell>
          <table:table-cell table:formula="of:=VLOOKUP([.$M66];[$lookup.$A$2:.$D$257];4)" office:value-type="float" office:value="0" calcext:value-type="float">
            <text:p>0</text:p>
          </table:table-cell>
          <table:table-cell/>
          <table:table-cell table:formula="of:=[.F66]-[.O66]" office:value-type="float" office:value="0" calcext:value-type="float">
            <text:p>0</text:p>
          </table:table-cell>
          <table:table-cell table:formula="of:=[.G66]-[.P66]" office:value-type="float" office:value="0" calcext:value-type="float">
            <text:p>0</text:p>
          </table:table-cell>
          <table:table-cell table:formula="of:=[.H66]-[.Q66]" office:value-type="float" office:value="0" calcext:value-type="float">
            <text:p>0</text:p>
          </table:table-cell>
          <table:table-cell table:formula="of:=[.M6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formula="of:=ROUND([.F66]+([.F66] * [.$A$3] / 100);0)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ROUND([.G67]*192/255;0)" office:value-type="float" office:value="0" calcext:value-type="float">
            <text:p>0</text:p>
          </table:table-cell>
          <table:table-cell/>
          <table:table-cell table:formula="of:=VLOOKUP([.F67];[$lookup.$B$1:.$E$257]; 4)" office:value-type="float" office:value="1" calcext:value-type="float">
            <text:p>1</text:p>
          </table:table-cell>
          <table:table-cell table:formula="of:=VLOOKUP([.G67];[$lookup.$C$1:.$E$257]; 3)" office:value-type="float" office:value="0" calcext:value-type="float">
            <text:p>0</text:p>
          </table:table-cell>
          <table:table-cell table:formula="of:=VLOOKUP([.H67];[$lookup.$D$1:.$E$257]; 2)" office:value-type="float" office:value="2" calcext:value-type="float">
            <text:p>2</text:p>
          </table:table-cell>
          <table:table-cell table:formula="of:=SMALL([.J67:.L67];1)" office:value-type="float" office:value="0" calcext:value-type="float">
            <text:p>0</text:p>
          </table:table-cell>
          <table:table-cell/>
          <table:table-cell table:formula="of:=VLOOKUP([.$M67];[$lookup.$A$2:.$D$257];2)" office:value-type="float" office:value="0" calcext:value-type="float">
            <text:p>0</text:p>
          </table:table-cell>
          <table:table-cell table:formula="of:=VLOOKUP([.$M67];[$lookup.$A$2:.$D$257];3)" office:value-type="float" office:value="0" calcext:value-type="float">
            <text:p>0</text:p>
          </table:table-cell>
          <table:table-cell table:formula="of:=VLOOKUP([.$M67];[$lookup.$A$2:.$D$257];4)" office:value-type="float" office:value="0" calcext:value-type="float">
            <text:p>0</text:p>
          </table:table-cell>
          <table:table-cell/>
          <table:table-cell table:formula="of:=[.F67]-[.O67]" office:value-type="float" office:value="0" calcext:value-type="float">
            <text:p>0</text:p>
          </table:table-cell>
          <table:table-cell table:formula="of:=[.G67]-[.P67]" office:value-type="float" office:value="0" calcext:value-type="float">
            <text:p>0</text:p>
          </table:table-cell>
          <table:table-cell table:formula="of:=[.H67]-[.Q67]" office:value-type="float" office:value="0" calcext:value-type="float">
            <text:p>0</text:p>
          </table:table-cell>
          <table:table-cell table:formula="of:=[.M6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3"/>
          <table:table-cell table:style-name="ce8"/>
          <table:table-cell table:formula="of:=ROUND([.F67]+([.F67] * [.$A$3] / 100);0)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ROUND([.G68]*192/255;0)" office:value-type="float" office:value="0" calcext:value-type="float">
            <text:p>0</text:p>
          </table:table-cell>
          <table:table-cell/>
          <table:table-cell table:formula="of:=VLOOKUP([.F68];[$lookup.$B$1:.$E$257]; 4)" office:value-type="float" office:value="1" calcext:value-type="float">
            <text:p>1</text:p>
          </table:table-cell>
          <table:table-cell table:formula="of:=VLOOKUP([.G68];[$lookup.$C$1:.$E$257]; 3)" office:value-type="float" office:value="0" calcext:value-type="float">
            <text:p>0</text:p>
          </table:table-cell>
          <table:table-cell table:formula="of:=VLOOKUP([.H68];[$lookup.$D$1:.$E$257]; 2)" office:value-type="float" office:value="2" calcext:value-type="float">
            <text:p>2</text:p>
          </table:table-cell>
          <table:table-cell table:formula="of:=SMALL([.J68:.L68];1)" office:value-type="float" office:value="0" calcext:value-type="float">
            <text:p>0</text:p>
          </table:table-cell>
          <table:table-cell/>
          <table:table-cell table:formula="of:=VLOOKUP([.$M68];[$lookup.$A$2:.$D$257];2)" office:value-type="float" office:value="0" calcext:value-type="float">
            <text:p>0</text:p>
          </table:table-cell>
          <table:table-cell table:formula="of:=VLOOKUP([.$M68];[$lookup.$A$2:.$D$257];3)" office:value-type="float" office:value="0" calcext:value-type="float">
            <text:p>0</text:p>
          </table:table-cell>
          <table:table-cell table:formula="of:=VLOOKUP([.$M68];[$lookup.$A$2:.$D$257];4)" office:value-type="float" office:value="0" calcext:value-type="float">
            <text:p>0</text:p>
          </table:table-cell>
          <table:table-cell/>
          <table:table-cell table:formula="of:=[.F68]-[.O68]" office:value-type="float" office:value="0" calcext:value-type="float">
            <text:p>0</text:p>
          </table:table-cell>
          <table:table-cell table:formula="of:=[.G68]-[.P68]" office:value-type="float" office:value="0" calcext:value-type="float">
            <text:p>0</text:p>
          </table:table-cell>
          <table:table-cell table:formula="of:=[.H68]-[.Q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3"/>
          <table:table-cell table:style-name="ce8"/>
          <table:table-cell table:formula="of:=ROUND([.F68]+([.F68] * [.$A$3] / 100);0)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ROUND([.G69]*192/255;0)" office:value-type="float" office:value="0" calcext:value-type="float">
            <text:p>0</text:p>
          </table:table-cell>
          <table:table-cell/>
          <table:table-cell table:formula="of:=VLOOKUP([.F69];[$lookup.$B$1:.$E$257]; 4)" office:value-type="float" office:value="1" calcext:value-type="float">
            <text:p>1</text:p>
          </table:table-cell>
          <table:table-cell table:formula="of:=VLOOKUP([.G69];[$lookup.$C$1:.$E$257]; 3)" office:value-type="float" office:value="0" calcext:value-type="float">
            <text:p>0</text:p>
          </table:table-cell>
          <table:table-cell table:formula="of:=VLOOKUP([.H69];[$lookup.$D$1:.$E$257]; 2)" office:value-type="float" office:value="2" calcext:value-type="float">
            <text:p>2</text:p>
          </table:table-cell>
          <table:table-cell table:formula="of:=SMALL([.J69:.L69];1)" office:value-type="float" office:value="0" calcext:value-type="float">
            <text:p>0</text:p>
          </table:table-cell>
          <table:table-cell/>
          <table:table-cell table:formula="of:=VLOOKUP([.$M69];[$lookup.$A$2:.$D$257];2)" office:value-type="float" office:value="0" calcext:value-type="float">
            <text:p>0</text:p>
          </table:table-cell>
          <table:table-cell table:formula="of:=VLOOKUP([.$M69];[$lookup.$A$2:.$D$257];3)" office:value-type="float" office:value="0" calcext:value-type="float">
            <text:p>0</text:p>
          </table:table-cell>
          <table:table-cell table:formula="of:=VLOOKUP([.$M69];[$lookup.$A$2:.$D$257];4)" office:value-type="float" office:value="0" calcext:value-type="float">
            <text:p>0</text:p>
          </table:table-cell>
          <table:table-cell/>
          <table:table-cell table:formula="of:=[.F69]-[.O69]" office:value-type="float" office:value="0" calcext:value-type="float">
            <text:p>0</text:p>
          </table:table-cell>
          <table:table-cell table:formula="of:=[.G69]-[.P69]" office:value-type="float" office:value="0" calcext:value-type="float">
            <text:p>0</text:p>
          </table:table-cell>
          <table:table-cell table:formula="of:=[.H69]-[.Q69]" office:value-type="float" office:value="0" calcext:value-type="float">
            <text:p>0</text:p>
          </table:table-cell>
          <table:table-cell table:formula="of:=[.M6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3"/>
          <table:table-cell table:style-name="ce8"/>
          <table:table-cell table:formula="of:=ROUND([.F69]+([.F69] * [.$A$3] / 100);0)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ROUND([.G70]*192/255;0)" office:value-type="float" office:value="0" calcext:value-type="float">
            <text:p>0</text:p>
          </table:table-cell>
          <table:table-cell/>
          <table:table-cell table:formula="of:=VLOOKUP([.F70];[$lookup.$B$1:.$E$257]; 4)" office:value-type="float" office:value="1" calcext:value-type="float">
            <text:p>1</text:p>
          </table:table-cell>
          <table:table-cell table:formula="of:=VLOOKUP([.G70];[$lookup.$C$1:.$E$257]; 3)" office:value-type="float" office:value="0" calcext:value-type="float">
            <text:p>0</text:p>
          </table:table-cell>
          <table:table-cell table:formula="of:=VLOOKUP([.H70];[$lookup.$D$1:.$E$257]; 2)" office:value-type="float" office:value="2" calcext:value-type="float">
            <text:p>2</text:p>
          </table:table-cell>
          <table:table-cell table:formula="of:=SMALL([.J70:.L70];1)" office:value-type="float" office:value="0" calcext:value-type="float">
            <text:p>0</text:p>
          </table:table-cell>
          <table:table-cell/>
          <table:table-cell table:formula="of:=VLOOKUP([.$M70];[$lookup.$A$2:.$D$257];2)" office:value-type="float" office:value="0" calcext:value-type="float">
            <text:p>0</text:p>
          </table:table-cell>
          <table:table-cell table:formula="of:=VLOOKUP([.$M70];[$lookup.$A$2:.$D$257];3)" office:value-type="float" office:value="0" calcext:value-type="float">
            <text:p>0</text:p>
          </table:table-cell>
          <table:table-cell table:formula="of:=VLOOKUP([.$M70];[$lookup.$A$2:.$D$257];4)" office:value-type="float" office:value="0" calcext:value-type="float">
            <text:p>0</text:p>
          </table:table-cell>
          <table:table-cell/>
          <table:table-cell table:formula="of:=[.F70]-[.O70]" office:value-type="float" office:value="0" calcext:value-type="float">
            <text:p>0</text:p>
          </table:table-cell>
          <table:table-cell table:formula="of:=[.G70]-[.P70]" office:value-type="float" office:value="0" calcext:value-type="float">
            <text:p>0</text:p>
          </table:table-cell>
          <table:table-cell table:formula="of:=[.H70]-[.Q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formula="of:=ROUND([.F70]+([.F70] * [.$A$3] / 100);0)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ROUND([.G71]*192/255;0)" office:value-type="float" office:value="0" calcext:value-type="float">
            <text:p>0</text:p>
          </table:table-cell>
          <table:table-cell/>
          <table:table-cell table:formula="of:=VLOOKUP([.F71];[$lookup.$B$1:.$E$257]; 4)" office:value-type="float" office:value="1" calcext:value-type="float">
            <text:p>1</text:p>
          </table:table-cell>
          <table:table-cell table:formula="of:=VLOOKUP([.G71];[$lookup.$C$1:.$E$257]; 3)" office:value-type="float" office:value="0" calcext:value-type="float">
            <text:p>0</text:p>
          </table:table-cell>
          <table:table-cell table:formula="of:=VLOOKUP([.H71];[$lookup.$D$1:.$E$257]; 2)" office:value-type="float" office:value="2" calcext:value-type="float">
            <text:p>2</text:p>
          </table:table-cell>
          <table:table-cell table:formula="of:=SMALL([.J71:.L71];1)" office:value-type="float" office:value="0" calcext:value-type="float">
            <text:p>0</text:p>
          </table:table-cell>
          <table:table-cell/>
          <table:table-cell table:formula="of:=VLOOKUP([.$M71];[$lookup.$A$2:.$D$257];2)" office:value-type="float" office:value="0" calcext:value-type="float">
            <text:p>0</text:p>
          </table:table-cell>
          <table:table-cell table:formula="of:=VLOOKUP([.$M71];[$lookup.$A$2:.$D$257];3)" office:value-type="float" office:value="0" calcext:value-type="float">
            <text:p>0</text:p>
          </table:table-cell>
          <table:table-cell table:formula="of:=VLOOKUP([.$M71];[$lookup.$A$2:.$D$257];4)" office:value-type="float" office:value="0" calcext:value-type="float">
            <text:p>0</text:p>
          </table:table-cell>
          <table:table-cell/>
          <table:table-cell table:formula="of:=[.F71]-[.O71]" office:value-type="float" office:value="0" calcext:value-type="float">
            <text:p>0</text:p>
          </table:table-cell>
          <table:table-cell table:formula="of:=[.G71]-[.P71]" office:value-type="float" office:value="0" calcext:value-type="float">
            <text:p>0</text:p>
          </table:table-cell>
          <table:table-cell table:formula="of:=[.H71]-[.Q71]" office:value-type="float" office:value="0" calcext:value-type="float">
            <text:p>0</text:p>
          </table:table-cell>
          <table:table-cell table:formula="of:=[.M7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formula="of:=ROUND([.F71]+([.F71] * [.$A$3] / 100);0)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ROUND([.G72]*192/255;0)" office:value-type="float" office:value="0" calcext:value-type="float">
            <text:p>0</text:p>
          </table:table-cell>
          <table:table-cell/>
          <table:table-cell table:formula="of:=VLOOKUP([.F72];[$lookup.$B$1:.$E$257]; 4)" office:value-type="float" office:value="1" calcext:value-type="float">
            <text:p>1</text:p>
          </table:table-cell>
          <table:table-cell table:formula="of:=VLOOKUP([.G72];[$lookup.$C$1:.$E$257]; 3)" office:value-type="float" office:value="0" calcext:value-type="float">
            <text:p>0</text:p>
          </table:table-cell>
          <table:table-cell table:formula="of:=VLOOKUP([.H72];[$lookup.$D$1:.$E$257]; 2)" office:value-type="float" office:value="2" calcext:value-type="float">
            <text:p>2</text:p>
          </table:table-cell>
          <table:table-cell table:formula="of:=SMALL([.J72:.L72];1)" office:value-type="float" office:value="0" calcext:value-type="float">
            <text:p>0</text:p>
          </table:table-cell>
          <table:table-cell/>
          <table:table-cell table:formula="of:=VLOOKUP([.$M72];[$lookup.$A$2:.$D$257];2)" office:value-type="float" office:value="0" calcext:value-type="float">
            <text:p>0</text:p>
          </table:table-cell>
          <table:table-cell table:formula="of:=VLOOKUP([.$M72];[$lookup.$A$2:.$D$257];3)" office:value-type="float" office:value="0" calcext:value-type="float">
            <text:p>0</text:p>
          </table:table-cell>
          <table:table-cell table:formula="of:=VLOOKUP([.$M72];[$lookup.$A$2:.$D$257];4)" office:value-type="float" office:value="0" calcext:value-type="float">
            <text:p>0</text:p>
          </table:table-cell>
          <table:table-cell/>
          <table:table-cell table:formula="of:=[.F72]-[.O72]" office:value-type="float" office:value="0" calcext:value-type="float">
            <text:p>0</text:p>
          </table:table-cell>
          <table:table-cell table:formula="of:=[.G72]-[.P72]" office:value-type="float" office:value="0" calcext:value-type="float">
            <text:p>0</text:p>
          </table:table-cell>
          <table:table-cell table:formula="of:=[.H72]-[.Q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</table:table-row>
        <table:table-row table:style-name="ro1" table:number-rows-repeated="104850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Sheet4_2.S1:Sheet4_2.V1048576">
            <calcext:condition calcext:apply-style-name="Bad" calcext:value="&gt;255" calcext:base-cell-address="Sheet4_2.S1"/>
            <calcext:condition calcext:apply-style-name="Bad" calcext:value="&lt;0" calcext:base-cell-address="Sheet4_2.S1"/>
          </calcext:conditional-format>
        </calcext:conditional-formats>
      </table:table>
      <table:table table:name="Interpolat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From Value</text:p>
          </table:table-cell>
          <table:table-cell office:value-type="string" calcext:value-type="string">
            <text:p>To Value</text:p>
          </table:table-cell>
          <table:table-cell/>
          <table:table-cell office:value-type="string" calcext:value-type="string">
            <text:p>Interpolated Value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]+([.E3]-[.B3])*(([.C2]-[.B2])/([.C3]-[.B3]))" office:value-type="float" office:value="55" calcext:value-type="float">
            <text:p>55</text:p>
          </table:table-cell>
          <table:table-cell table:formula="of:=(([.B2]*([.C3]-[.E3]))+([.C2]*([.E3]-[.B3])))/([.C3]-[.B3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Color</text:p>
          </table:table-cell>
          <table:table-cell office:value-type="string" calcext:value-type="string">
            <text:p>EndColor</text:p>
          </table:table-cell>
          <table:table-cell/>
          <table:table-cell table:formula="of:=[.B5]&amp;&quot;+(&quot;&amp;[.E6]&amp;&quot;-&quot;&amp;[.B6]&amp;&quot;)*((&quot;&amp;[.C5]&amp;&quot;-&quot;&amp;[.B5]&amp;&quot;)/(&quot;&amp;[.C6]&amp;&quot;-&quot;&amp;[.B6]&amp;&quot;))&quot;" office:value-type="string" office:string-value="StartColor+(TargetTime-StartTime)*((EndColor-StartColor)/(EndTime-StartTime))" calcext:value-type="string">
            <text:p>StartColor+(TargetTime-StartTime)*((EndColor-StartColor)/(EndTime-StartTime))</text:p>
          </table:table-cell>
          <table:table-cell table:formula="of:=&quot;((&quot;&amp;[.B5]&amp;&quot;*(&quot;&amp;[.C6]&amp;&quot;-&quot;&amp;[.E6]&amp;&quot;))+(&quot;&amp;[.C5]&amp;&quot;*(&quot;&amp;[.E6]&amp;&quot;-&quot;&amp;[.B6]&amp;&quot;)))/(&quot;&amp;[.C6]&amp;&quot;-&quot;&amp;[.B6]&amp;&quot;)&quot;" office:value-type="string" office:string-value="((StartColor*(EndTime-TargetTime))+(EndColor*(TargetTime-StartTime)))/(EndTime-StartTime)" calcext:value-type="string">
            <text:p>((StartColor*(EndTime-TargetTime))+(EndColor*(TargetTime-StartTime)))/(EndTime-StartTime)</text:p>
          </table:table-cell>
        </table:table-row>
        <table:table-row table:style-name="ro1"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/>
          <table:table-cell office:value-type="string" calcext:value-type="string">
            <text:p>TargetTim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ColorTime</text:p>
          </table:table-cell>
          <table:table-cell office:value-type="string" calcext:value-type="string">
            <text:p>EndColorTime</text:p>
          </table:table-cell>
          <table:table-cell table:number-columns-repeated="3"/>
        </table:table-row>
        <table:table-row table:style-name="ro1">
          <table:table-cell/>
          <table:table-cell table:formula="of:=[.B5]&amp;&quot;*(&quot;&amp;[.C6]&amp;&quot;-&quot;&amp;[.E6]&amp;&quot;)&quot;" office:value-type="string" office:string-value="StartColor*(EndTime-TargetTime)" calcext:value-type="string">
            <text:p>StartColor*(EndTime-TargetTime)</text:p>
          </table:table-cell>
          <table:table-cell table:formula="of:=[.C5]&amp;&quot;*(&quot;&amp;[.E6]&amp;&quot;-&quot;&amp;[.B6]&amp;&quot;)&quot;" office:value-type="string" office:string-value="EndColor*(TargetTime-StartTime)" calcext:value-type="string">
            <text:p>EndColor*(TargetTime-StartTime)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60*60*1000/100" office:value-type="float" office:value="36000" calcext:value-type="float">
            <text:p>36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1" calcext:value-type="float">
            <text:p>116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4"/>
          <table:table-cell table:formula="of:=[.E18]/[.E15]" office:value-type="float" office:value="2.15331610680448" calcext:value-type="float">
            <text:p>2.15331610680448</text:p>
          </table:table-cell>
          <table:table-cell/>
        </table:table-row>
      </table:table>
      <table:table table:name="Sheet7" table:style-name="ta1">
        <table:table-column table:style-name="co1" table:number-columns-repeated="4" table:default-cell-style-name="Default"/>
        <table:table-column table:style-name="co1" table:default-cell-style-name="ce13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OD([.$C$1]+[.A2];4)" office:value-type="float" office:value="0" calcext:value-type="float">
            <text:p>0</text:p>
          </table:table-cell>
          <table:table-cell/>
          <table:table-cell table:formula="of:=[.B2]&lt;=[.C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$C$1]+[.A3];4)" office:value-type="float" office:value="0" calcext:value-type="float">
            <text:p>0</text:p>
          </table:table-cell>
          <table:table-cell/>
          <table:table-cell table:formula="of:=[.B3]&lt;=[.C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$C$1]+[.A4];4)" office:value-type="float" office:value="0" calcext:value-type="float">
            <text:p>0</text:p>
          </table:table-cell>
          <table:table-cell/>
          <table:table-cell table:formula="of:=[.B4]&lt;=[.C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[.$C$1]+[.A5];4)" office:value-type="float" office:value="0" calcext:value-type="float">
            <text:p>0</text:p>
          </table:table-cell>
          <table:table-cell/>
          <table:table-cell table:formula="of:=[.B5]&lt;=[.C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[.$C$1]+[.A6];4)" office:value-type="float" office:value="1" calcext:value-type="float">
            <text:p>1</text:p>
          </table:table-cell>
          <table:table-cell/>
          <table:table-cell table:formula="of:=[.B6]&lt;=[.C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$C$1]+[.A7];4)" office:value-type="float" office:value="1" calcext:value-type="float">
            <text:p>1</text:p>
          </table:table-cell>
          <table:table-cell/>
          <table:table-cell table:formula="of:=[.B7]&lt;=[.C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$C$1]+[.A8];4)" office:value-type="float" office:value="1" calcext:value-type="float">
            <text:p>1</text:p>
          </table:table-cell>
          <table:table-cell/>
          <table:table-cell table:formula="of:=[.B8]&lt;=[.C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$C$1]+[.A9];4)" office:value-type="float" office:value="1" calcext:value-type="float">
            <text:p>1</text:p>
          </table:table-cell>
          <table:table-cell/>
          <table:table-cell table:formula="of:=[.B9]&lt;=[.C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$C$1]+[.A10];4)" office:value-type="float" office:value="2" calcext:value-type="float">
            <text:p>2</text:p>
          </table:table-cell>
          <table:table-cell/>
          <table:table-cell table:formula="of:=[.B10]&lt;=[.C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$C$1]+[.A11];4)" office:value-type="float" office:value="2" calcext:value-type="float">
            <text:p>2</text:p>
          </table:table-cell>
          <table:table-cell/>
          <table:table-cell table:formula="of:=[.B11]&lt;=[.C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$C$1]+[.A12];4)" office:value-type="float" office:value="2" calcext:value-type="float">
            <text:p>2</text:p>
          </table:table-cell>
          <table:table-cell/>
          <table:table-cell table:formula="of:=[.B12]&lt;=[.C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$C$1]+[.A13];4)" office:value-type="float" office:value="2" calcext:value-type="float">
            <text:p>2</text:p>
          </table:table-cell>
          <table:table-cell/>
          <table:table-cell table:formula="of:=[.B13]&lt;=[.C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[.$C$1]+[.A14];4)" office:value-type="float" office:value="3" calcext:value-type="float">
            <text:p>3</text:p>
          </table:table-cell>
          <table:table-cell/>
          <table:table-cell table:formula="of:=[.B14]&lt;=[.C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$C$1]+[.A15];4)" office:value-type="float" office:value="3" calcext:value-type="float">
            <text:p>3</text:p>
          </table:table-cell>
          <table:table-cell/>
          <table:table-cell table:formula="of:=[.B15]&lt;=[.C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$C$1]+[.A16];4)" office:value-type="float" office:value="3" calcext:value-type="float">
            <text:p>3</text:p>
          </table:table-cell>
          <table:table-cell/>
          <table:table-cell table:formula="of:=[.B16]&lt;=[.C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$C$1]+[.A17];4)" office:value-type="float" office:value="3" calcext:value-type="float">
            <text:p>3</text:p>
          </table:table-cell>
          <table:table-cell/>
          <table:table-cell table:formula="of:=[.B17]&lt;=[.C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OD([.$C$1]+[.A18];4)" office:value-type="float" office:value="0" calcext:value-type="float">
            <text:p>0</text:p>
          </table:table-cell>
          <table:table-cell/>
          <table:table-cell table:formula="of:=[.B18]&lt;=[.C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OD([.$C$1]+[.A19];4)" office:value-type="float" office:value="0" calcext:value-type="float">
            <text:p>0</text:p>
          </table:table-cell>
          <table:table-cell/>
          <table:table-cell table:formula="of:=[.B19]&lt;=[.C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$C$1]+[.A20];4)" office:value-type="float" office:value="0" calcext:value-type="float">
            <text:p>0</text:p>
          </table:table-cell>
          <table:table-cell/>
          <table:table-cell table:formula="of:=[.B20]&lt;=[.C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OD([.$C$1]+[.A21];4)" office:value-type="float" office:value="0" calcext:value-type="float">
            <text:p>0</text:p>
          </table:table-cell>
          <table:table-cell/>
          <table:table-cell table:formula="of:=[.B21]&lt;=[.C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OD([.$C$1]+[.A22];4)" office:value-type="float" office:value="1" calcext:value-type="float">
            <text:p>1</text:p>
          </table:table-cell>
          <table:table-cell/>
          <table:table-cell table:formula="of:=[.B22]&lt;=[.C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$C$1]+[.A23];4)" office:value-type="float" office:value="1" calcext:value-type="float">
            <text:p>1</text:p>
          </table:table-cell>
          <table:table-cell/>
          <table:table-cell table:formula="of:=[.B23]&lt;=[.C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MOD([.$C$1]+[.A24];4)" office:value-type="float" office:value="1" calcext:value-type="float">
            <text:p>1</text:p>
          </table:table-cell>
          <table:table-cell/>
          <table:table-cell table:formula="of:=[.B24]&lt;=[.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MOD([.$C$1]+[.A25];4)" office:value-type="float" office:value="1" calcext:value-type="float">
            <text:p>1</text:p>
          </table:table-cell>
          <table:table-cell/>
          <table:table-cell table:formula="of:=[.B25]&lt;=[.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OD([.$C$1]+[.A26];4)" office:value-type="float" office:value="2" calcext:value-type="float">
            <text:p>2</text:p>
          </table:table-cell>
          <table:table-cell/>
          <table:table-cell table:formula="of:=[.B26]&lt;=[.C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OD([.$C$1]+[.A27];4)" office:value-type="float" office:value="2" calcext:value-type="float">
            <text:p>2</text:p>
          </table:table-cell>
          <table:table-cell/>
          <table:table-cell table:formula="of:=[.B27]&lt;=[.C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$C$1]+[.A28];4)" office:value-type="float" office:value="2" calcext:value-type="float">
            <text:p>2</text:p>
          </table:table-cell>
          <table:table-cell/>
          <table:table-cell table:formula="of:=[.B28]&lt;=[.C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MOD([.$C$1]+[.A29];4)" office:value-type="float" office:value="2" calcext:value-type="float">
            <text:p>2</text:p>
          </table:table-cell>
          <table:table-cell/>
          <table:table-cell table:formula="of:=[.B29]&lt;=[.C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MOD([.$C$1]+[.A30];4)" office:value-type="float" office:value="3" calcext:value-type="float">
            <text:p>3</text:p>
          </table:table-cell>
          <table:table-cell/>
          <table:table-cell table:formula="of:=[.B30]&lt;=[.C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MOD([.$C$1]+[.A31];4)" office:value-type="float" office:value="3" calcext:value-type="float">
            <text:p>3</text:p>
          </table:table-cell>
          <table:table-cell/>
          <table:table-cell table:formula="of:=[.B31]&lt;=[.C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MOD([.$C$1]+[.A32];4)" office:value-type="float" office:value="3" calcext:value-type="float">
            <text:p>3</text:p>
          </table:table-cell>
          <table:table-cell/>
          <table:table-cell table:formula="of:=[.B32]&lt;=[.C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MOD([.$C$1]+[.A33];4)" office:value-type="float" office:value="3" calcext:value-type="float">
            <text:p>3</text:p>
          </table:table-cell>
          <table:table-cell/>
          <table:table-cell table:formula="of:=[.B33]&lt;=[.C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MOD([.$C$1]+[.A34];4)" office:value-type="float" office:value="0" calcext:value-type="float">
            <text:p>0</text:p>
          </table:table-cell>
          <table:table-cell/>
          <table:table-cell table:formula="of:=[.B34]&lt;=[.C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OD([.$C$1]+[.A35];4)" office:value-type="float" office:value="0" calcext:value-type="float">
            <text:p>0</text:p>
          </table:table-cell>
          <table:table-cell/>
          <table:table-cell table:formula="of:=[.B35]&lt;=[.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MOD([.$C$1]+[.A36];4)" office:value-type="float" office:value="0" calcext:value-type="float">
            <text:p>0</text:p>
          </table:table-cell>
          <table:table-cell/>
          <table:table-cell table:formula="of:=[.B36]&lt;=[.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MOD([.$C$1]+[.A37];4)" office:value-type="float" office:value="0" calcext:value-type="float">
            <text:p>0</text:p>
          </table:table-cell>
          <table:table-cell/>
          <table:table-cell table:formula="of:=[.B37]&lt;=[.C37]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5:46:16.454138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1:55:07.260469914</meta:creation-date>
    <dc:date>2019-10-06T21:28:34.194567422</dc:date>
    <meta:editing-duration>PT24M1S</meta:editing-duration>
    <meta:editing-cycles>4</meta:editing-cycles>
    <meta:generator>LibreOffice/6.2.7.1$Linux_X86_64 LibreOffice_project/20$Build-1</meta:generator>
    <meta:document-statistic meta:table-count="7" meta:cell-count="548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89cm" svg:y="3.705cm" style:legend-expansion="high" chart:style-name="ch2"/>
        <chart:plot-area chart:style-name="ch3" table:cell-range-address="Sheet1.B4:Sheet1.E259 Sheet1.C3:Sheet1.E3" chart:data-source-has-labels="row" svg:x="0.319cm" svg:y="0.18cm" svg:width="13.751cm" svg:height="8.645cm">
          <chartooo:coordinate-region svg:x="0.94cm" svg:y="0.379cm" svg:width="12.6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7" chart:values-cell-range-address="Sheet1.D4:Sheet1.D259" chart:label-cell-address="Sheet1.D3:Sheet1.D3" chart:class="chart:scatter">
            <chart:data-point chart:repeated="256"/>
          </chart:series>
          <chart:series chart:style-name="ch8" chart:values-cell-range-address="Sheet1.E4:Sheet1.E259" chart:label-cell-address="Sheet1.E3:Sheet1.E3" chart:class="chart:scatte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57cm" svg:height="18.329cm" xlink:href=".." xlink:type="simple" chart:class="chart:scatter" chart:style-name="ch1">
        <chart:legend chart:legend-position="end" svg:x="21.548cm" svg:y="7.62cm" style:legend-expansion="high" chart:style-name="ch2"/>
        <chart:plot-area chart:style-name="ch3" table:cell-range-address="Sheet1.B4:Sheet1.H259 Sheet1.C3:Sheet1.H3" chart:data-source-has-labels="row" svg:x="0.463cm" svg:y="0.366cm" svg:width="20.622cm" svg:height="17.597cm">
          <chartooo:coordinate-region svg:x="1.27cm" svg:y="0.565cm" svg:width="19.815cm" svg:height="16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8" chart:values-cell-range-address="Sheet1.D4:Sheet1.D259" chart:label-cell-address="Sheet1.D3:Sheet1.D3" chart:class="chart:scatter">
            <chart:data-point chart:repeated="256"/>
          </chart:series>
          <chart:series chart:style-name="ch9" chart:values-cell-range-address="Sheet1.E4:Sheet1.E259" chart:label-cell-address="Sheet1.E3:Sheet1.E3" chart:class="chart:scatter">
            <chart:data-point chart:repeated="256"/>
          </chart:series>
          <chart:series chart:style-name="ch10" chart:values-cell-range-address="Sheet1.F4:Sheet1.F259" chart:label-cell-address="Sheet1.F3:Sheet1.F3" chart:class="chart:scatter">
            <chart:data-point chart:repeated="256"/>
          </chart:series>
          <chart:series chart:style-name="ch11" chart:values-cell-range-address="Sheet1.G4:Sheet1.G259" chart:label-cell-address="Sheet1.G3:Sheet1.G3" chart:class="chart:scatter">
            <chart:data-point chart:repeated="256"/>
          </chart:series>
          <chart:series chart:style-name="ch12" chart:values-cell-range-address="Sheet1.H4:Sheet1.H259" chart:label-cell-address="Sheet1.H3:Sheet1.H3" chart:class="chart:scatter">
            <chart:data-point chart:repeated="2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  <table:table-cell office:value-type="string">
                <text:p>R</text:p>
                <draw:g>
                  <svg:desc>Sheet1.F3:Sheet1.F3</svg:desc>
                </draw:g>
              </table:table-cell>
              <table:table-cell office:value-type="string">
                <text:p>G</text:p>
                <draw:g>
                  <svg:desc>Sheet1.G3:Sheet1.G3</svg:desc>
                </draw:g>
              </table:table-cell>
              <table:table-cell office:value-type="string">
                <text:p>B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  <table:table-cell office:value-type="float" office:value="0">
                <text:p>0</text:p>
                <draw:g>
                  <svg:desc>Sheet1.F4:Sheet1.F259</svg:desc>
                </draw:g>
              </table:table-cell>
              <table:table-cell office:value-type="float" office:value="0">
                <text:p>0</text:p>
                <draw:g>
                  <svg:desc>Sheet1.G4:Sheet1.G259</svg:desc>
                </draw:g>
              </table:table-cell>
              <table:table-cell office:value-type="float" office:value="0">
                <text:p>0</text:p>
                <draw:g>
                  <svg:desc>Sheet1.H4:Sheet1.H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059697225828">
                <text:p>0.487059697225828</text:p>
              </table:table-cell>
              <table:table-cell office:value-type="float" office:value="0.51697315395717">
                <text:p>0.51697315395717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928165041009">
                <text:p>1.19928165041009</text:p>
              </table:table-cell>
              <table:table-cell office:value-type="float" office:value="1.22957630590253">
                <text:p>1.22957630590253</text:p>
              </table:table-cell>
              <table:table-cell office:value-type="float" office:value="0.418255821036509">
                <text:p>0.418255821036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160758496041">
                <text:p>2.03160758496041</text:p>
              </table:table-cell>
              <table:table-cell office:value-type="float" office:value="2.04112479995136">
                <text:p>2.04112479995136</text:p>
              </table:table-cell>
              <table:table-cell office:value-type="float" office:value="0.737852845754809">
                <text:p>0.73785284575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297780785891">
                <text:p>2.95297780785891</text:p>
              </table:table-cell>
              <table:table-cell office:value-type="float" office:value="2.9244417828361">
                <text:p>2.9244417828361</text:p>
              </table:table-cell>
              <table:table-cell office:value-type="float" office:value="1.10378372916897">
                <text:p>1.1037837291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678255646109">
                <text:p>3.94678255646109</text:p>
              </table:table-cell>
              <table:table-cell office:value-type="float" office:value="3.86527587846973">
                <text:p>3.86527587846973</text:p>
              </table:table-cell>
              <table:table-cell office:value-type="float" office:value="1.50854408413629">
                <text:p>1.5085440841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240465666634">
                <text:p>5.00240465666634</text:p>
              </table:table-cell>
              <table:table-cell office:value-type="float" office:value="4.85464026942133">
                <text:p>4.85464026942133</text:p>
              </table:table-cell>
              <table:table-cell office:value-type="float" office:value="1.94720533391953">
                <text:p>1.9472053339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1237015434487">
                <text:p>6.11237015434487</text:p>
              </table:table-cell>
              <table:table-cell office:value-type="float" office:value="5.886274906776">
                <text:p>5.886274906776</text:p>
              </table:table-cell>
              <table:table-cell office:value-type="float" office:value="2.41622434618606">
                <text:p>2.41622434618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7108426175402">
                <text:p>7.27108426175402</text:p>
              </table:table-cell>
              <table:table-cell office:value-type="float" office:value="6.95553395111986">
                <text:p>6.95553395111986</text:p>
              </table:table-cell>
              <table:table-cell office:value-type="float" office:value="2.91290272484173">
                <text:p>2.9129027248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417555338185">
                <text:p>8.47417555338185</text:p>
              </table:table-cell>
              <table:table-cell office:value-type="float" office:value="8.05881391922652">
                <text:p>8.05881391922652</text:p>
              </table:table-cell>
              <table:table-cell office:value-type="float" office:value="3.43510101865636">
                <text:p>3.43510101865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.71811859014848">
                <text:p>9.71811859014848</text:p>
              </table:table-cell>
              <table:table-cell office:value-type="float" office:value="9.19322715224919">
                <text:p>9.19322715224919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.3564007508293">
                <text:p>10.3564007508293</text:p>
              </table:table-cell>
              <table:table-cell office:value-type="float" office:value="4.54935428506906">
                <text:p>4.54935428506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173650926907">
                <text:p>12.3173650926907</text:p>
              </table:table-cell>
              <table:table-cell office:value-type="float" office:value="11.5463454983491">
                <text:p>11.5463454983491</text:p>
              </table:table-cell>
              <table:table-cell office:value-type="float" office:value="5.13870568401198">
                <text:p>5.13870568401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81127424315">
                <text:p>13.6681127424315</text:p>
              </table:table-cell>
              <table:table-cell office:value-type="float" office:value="12.7613664969879">
                <text:p>12.7613664969879</text:p>
              </table:table-cell>
              <table:table-cell office:value-type="float" office:value="5.74805206466641">
                <text:p>5.7480520646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504207356358">
                <text:p>15.0504207356358</text:p>
              </table:table-cell>
              <table:table-cell office:value-type="float" office:value="14">
                <text:p>14</text:p>
              </table:table-cell>
              <table:table-cell office:value-type="float" office:value="6.37645427798914">
                <text:p>6.37645427798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26911722857">
                <text:p>16.4626911722857</text:p>
              </table:table-cell>
              <table:table-cell office:value-type="float" office:value="15.2609674096384">
                <text:p>15.2609674096384</text:p>
              </table:table-cell>
              <table:table-cell office:value-type="float" office:value="7.02308238006931">
                <text:p>7.02308238006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035095356372">
                <text:p>17.9035095356372</text:p>
              </table:table-cell>
              <table:table-cell office:value-type="float" office:value="16.5431409266295">
                <text:p>16.5431409266295</text:p>
              </table:table-cell>
              <table:table-cell office:value-type="float" office:value="7.68719637748116">
                <text:p>7.68719637748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716133560297">
                <text:p>19.3716133560297</text:p>
              </table:table-cell>
              <table:table-cell office:value-type="float" office:value="17.8455173469748">
                <text:p>17.8455173469748</text:p>
              </table:table-cell>
              <table:table-cell office:value-type="float" office:value="8.36813137830412">
                <text:p>8.36813137830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58677805003">
                <text:p>20.8658677805003</text:p>
              </table:table-cell>
              <table:table-cell office:value-type="float" office:value="19.1671977024543">
                <text:p>19.1671977024543</text:p>
              </table:table-cell>
              <table:table-cell office:value-type="float" office:value="9.06528593684219">
                <text:p>9.06528593684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52462225635">
                <text:p>22.3852462225635</text:p>
              </table:table-cell>
              <table:table-cell office:value-type="float" office:value="20.5073711858136">
                <text:p>20.5073711858136</text:p>
              </table:table-cell>
              <table:table-cell office:value-type="float" office:value="9.77811276329702">
                <text:p>9.77811276329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288148209694">
                <text:p>23.9288148209694</text:p>
              </table:table-cell>
              <table:table-cell office:value-type="float" office:value="21.8653022785819">
                <text:p>21.8653022785819</text:p>
              </table:table-cell>
              <table:table-cell office:value-type="float" office:value="10.5061112176151">
                <text:p>10.506111217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957198026899">
                <text:p>25.4957198026899</text:p>
              </table:table-cell>
              <table:table-cell office:value-type="float" office:value="23.2403203137068">
                <text:p>23.2403203137068</text:p>
              </table:table-cell>
              <table:table-cell office:value-type="float" office:value="11.2488211716461">
                <text:p>11.2488211716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851770935882">
                <text:p>27.0851770935882</text:p>
              </table:table-cell>
              <table:table-cell office:value-type="float" office:value="24.6318109174115">
                <text:p>24.6318109174115</text:p>
              </table:table-cell>
              <table:table-cell office:value-type="float" office:value="12.0058179361144">
                <text:p>12.0058179361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964636920339">
                <text:p>28.6964636920339</text:p>
              </table:table-cell>
              <table:table-cell office:value-type="float" office:value="26.0392089211718">
                <text:p>26.0392089211718</text:p>
              </table:table-cell>
              <table:table-cell office:value-type="float" office:value="12.776708027119">
                <text:p>12.776708027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89104419917">
                <text:p>30.3289104419917</text:p>
              </table:table-cell>
              <table:table-cell office:value-type="float" office:value="27.4619924378329">
                <text:p>27.4619924378329</text:p>
              </table:table-cell>
              <table:table-cell office:value-type="float" office:value="13.5611256023749">
                <text:p>13.5611256023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1.981895929203">
                <text:p>31.981895929203</text:p>
              </table:table-cell>
              <table:table-cell office:value-type="float" office:value="28.8996778697674">
                <text:p>28.8996778697674</text:p>
              </table:table-cell>
              <table:table-cell office:value-type="float" office:value="14.3587294374629">
                <text:p>14.3587294374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54841287626">
                <text:p>33.654841287626</text:p>
              </table:table-cell>
              <table:table-cell office:value-type="float" office:value="30.3518156707506">
                <text:p>30.3518156707506</text:p>
              </table:table-cell>
              <table:table-cell office:value-type="float" office:value="15.1692003417236">
                <text:p>15.1692003417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3472057503339">
                <text:p>35.3472057503339</text:p>
              </table:table-cell>
              <table:table-cell office:value-type="float" office:value="31.8179867229416">
                <text:p>31.8179867229416</text:p>
              </table:table-cell>
              <table:table-cell office:value-type="float" office:value="15.992238935262">
                <text:p>15.992238935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0584828143369">
                <text:p>37.0584828143369</text:p>
              </table:table-cell>
              <table:table-cell office:value-type="float" office:value="33.2977992200762">
                <text:p>33.2977992200762</text:p>
              </table:table-cell>
              <table:table-cell office:value-type="float" office:value="16.8275637249767">
                <text:p>16.8275637249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881969155629">
                <text:p>38.7881969155629</text:p>
              </table:table-cell>
              <table:table-cell office:value-type="float" office:value="34.7908859704787">
                <text:p>34.7908859704787</text:p>
              </table:table-cell>
              <table:table-cell office:value-type="float" office:value="17.6749094300534">
                <text:p>17.674909430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359005307645">
                <text:p>40.5359005307645</text:p>
              </table:table-cell>
              <table:table-cell office:value-type="float" office:value="36.2969020507332">
                <text:p>36.2969020507332</text:p>
              </table:table-cell>
              <table:table-cell office:value-type="float" office:value="18.5340255170224">
                <text:p>18.5340255170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011716390434">
                <text:p>42.3011716390434</text:p>
              </table:table-cell>
              <table:table-cell office:value-type="float" office:value="37.8155227541885">
                <text:p>37.8155227541885</text:p>
              </table:table-cell>
              <table:table-cell office:value-type="float" office:value="19.4046749119825">
                <text:p>19.4046749119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36114881344">
                <text:p>44.0836114881344</text:p>
              </table:table-cell>
              <table:table-cell office:value-type="float" office:value="39.3464417888809">
                <text:p>39.3464417888809</text:p>
              </table:table-cell>
              <table:table-cell office:value-type="float" office:value="20.2866328635023">
                <text:p>20.2866328635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82842620425">
                <text:p>45.882842620425</text:p>
              </table:table-cell>
              <table:table-cell office:value-type="float" office:value="40.8893696876645">
                <text:p>40.8893696876645</text:p>
              </table:table-cell>
              <table:table-cell office:value-type="float" office:value="21.1796859343719">
                <text:p>21.1796859343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985071215076">
                <text:p>47.6985071215076</text:p>
              </table:table-cell>
              <table:table-cell office:value-type="float" office:value="42.4440323998538">
                <text:p>42.4440323998538</text:p>
              </table:table-cell>
              <table:table-cell office:value-type="float" office:value="22.0836311041183">
                <text:p>22.0836311041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302650603349">
                <text:p>49.5302650603349</text:p>
              </table:table-cell>
              <table:table-cell office:value-type="float" office:value="44.0101700389027">
                <text:p>44.0101700389027</text:p>
              </table:table-cell>
              <table:table-cell office:value-type="float" office:value="22.9982749671914">
                <text:p>22.9982749671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77930951132">
                <text:p>51.3777930951132</text:p>
              </table:table-cell>
              <table:table-cell office:value-type="float" office:value="45.5875357648449">
                <text:p>45.5875357648449</text:p>
              </table:table-cell>
              <table:table-cell office:value-type="float" office:value="23.9234330141631">
                <text:p>23.9234330141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07832231848">
                <text:p>53.2407832231848</text:p>
              </table:table-cell>
              <table:table-cell office:value-type="float" office:value="47.1758947836385">
                <text:p>47.1758947836385</text:p>
              </table:table-cell>
              <table:table-cell office:value-type="float" office:value="24.8589289852627">
                <text:p>24.8589289852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189416565188">
                <text:p>55.1189416565188</text:p>
              </table:table-cell>
              <table:table-cell office:value-type="float" office:value="48.7750234483427">
                <text:p>48.7750234483427</text:p>
              </table:table-cell>
              <table:table-cell office:value-type="float" office:value="25.8045942871996">
                <text:p>25.8045942871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119878072009">
                <text:p>57.0119878072009</text:p>
              </table:table-cell>
              <table:table-cell office:value-type="float" office:value="50.3847084493449">
                <text:p>50.3847084493449</text:p>
              </table:table-cell>
              <table:table-cell office:value-type="float" office:value="26.7602674655629">
                <text:p>26.7602674655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8.9196533696029">
                <text:p>58.9196533696029</text:p>
              </table:table-cell>
              <table:table-cell office:value-type="float" office:value="52.0047460827495">
                <text:p>52.0047460827495</text:p>
              </table:table-cell>
              <table:table-cell office:value-type="float" office:value="27.7257937262059">
                <text:p>27.7257937262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416814878231">
                <text:p>60.8416814878231</text:p>
              </table:table-cell>
              <table:table-cell office:value-type="float" office:value="53.634941587611">
                <text:p>53.634941587611</text:p>
              </table:table-cell>
              <table:table-cell office:value-type="float" office:value="28.7010244999491">
                <text:p>28.7010244999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777825998578">
                <text:p>62.777825998578</text:p>
              </table:table-cell>
              <table:table-cell office:value-type="float" office:value="55.2751085440047">
                <text:p>55.2751085440047</text:p>
              </table:table-cell>
              <table:table-cell office:value-type="float" office:value="29.6858170457133">
                <text:p>29.6858170457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78507410665">
                <text:p>64.7278507410665</text:p>
              </table:table-cell>
              <table:table-cell office:value-type="float" office:value="56.9250683250314">
                <text:p>56.9250683250314</text:p>
              </table:table-cell>
              <table:table-cell office:value-type="float" office:value="30.680034087852">
                <text:p>30.680034087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915289264575">
                <text:p>66.6915289264575</text:p>
              </table:table-cell>
              <table:table-cell office:value-type="float" office:value="58.5846495967749">
                <text:p>58.5846495967749</text:p>
              </table:table-cell>
              <table:table-cell office:value-type="float" office:value="31.683543484004">
                <text:p>31.683543484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686425606042">
                <text:p>68.6686425606042</text:p>
              </table:table-cell>
              <table:table-cell office:value-type="float" office:value="60.2536878610199">
                <text:p>60.2536878610199</text:p>
              </table:table-cell>
              <table:table-cell office:value-type="float" office:value="32.6962179202605">
                <text:p>32.6962179202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589819144055">
                <text:p>70.6589819144055</text:p>
              </table:table-cell>
              <table:table-cell office:value-type="float" office:value="61.9320250361996">
                <text:p>61.9320250361996</text:p>
              </table:table-cell>
              <table:table-cell office:value-type="float" office:value="33.7179346308381">
                <text:p>33.717934630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623450369276">
                <text:p>72.6623450369276</text:p>
              </table:table-cell>
              <table:table-cell office:value-type="float" office:value="63.619509072614">
                <text:p>63.619509072614</text:p>
              </table:table-cell>
              <table:table-cell office:value-type="float" office:value="34.7485751397972">
                <text:p>34.7485751397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785373069928">
                <text:p>74.6785373069928</text:p>
              </table:table-cell>
              <table:table-cell office:value-type="float" office:value="65.3159935984435">
                <text:p>65.3159935984435</text:p>
              </table:table-cell>
              <table:table-cell office:value-type="float" office:value="35.788025022637">
                <text:p>35.788025022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073710194568">
                <text:p>76.7073710194568</text:p>
              </table:table-cell>
              <table:table-cell office:value-type="float" office:value="67.0213375935016">
                <text:p>67.0213375935016</text:p>
              </table:table-cell>
              <table:table-cell office:value-type="float" office:value="36.8361736858522">
                <text:p>36.8361736858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  <table:table-cell office:value-type="float" office:value="78.7486650028336">
                <text:p>78.7486650028336</text:p>
              </table:table-cell>
              <table:table-cell office:value-type="float" office:value="68.7354050880283">
                <text:p>68.7354050880283</text:p>
              </table:table-cell>
              <table:table-cell office:value-type="float" office:value="37.89291416276">
                <text:p>37.8929141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022442653124">
                <text:p>80.8022442653124</text:p>
              </table:table-cell>
              <table:table-cell office:value-type="float" office:value="70.4580648841393">
                <text:p>70.4580648841393</text:p>
              </table:table-cell>
              <table:table-cell office:value-type="float" office:value="38.9581429240904">
                <text:p>38.9581429240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679396665411">
                <text:p>82.8679396665411</text:p>
              </table:table-cell>
              <table:table-cell office:value-type="float" office:value="72.1891902978154">
                <text:p>72.1891902978154</text:p>
              </table:table-cell>
              <table:table-cell office:value-type="float" office:value="40.0317597020064">
                <text:p>40.0317597020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455876128389">
                <text:p>84.9455876128389</text:p>
              </table:table-cell>
              <table:table-cell office:value-type="float" office:value="73.9286589195483">
                <text:p>73.9286589195483</text:p>
              </table:table-cell>
              <table:table-cell office:value-type="float" office:value="41.1136673263564">
                <text:p>41.1136673263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350297737537">
                <text:p>87.0350297737537</text:p>
              </table:table-cell>
              <table:table-cell office:value-type="float" office:value="75.6763523919684">
                <text:p>75.6763523919684</text:p>
              </table:table-cell>
              <table:table-cell office:value-type="float" office:value="42.2037715720971">
                <text:p>42.2037715720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1128181019">
                <text:p>89.1361128181019</text:p>
              </table:table-cell>
              <table:table-cell office:value-type="float" office:value="77.4321562029558">
                <text:p>77.4321562029558</text:p>
              </table:table-cell>
              <table:table-cell office:value-type="float" office:value="43.3019810169284">
                <text:p>43.3019810169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2486881678191">
                <text:p>91.2486881678191</text:p>
              </table:table-cell>
              <table:table-cell office:value-type="float" office:value="79.1959594928933">
                <text:p>79.1959594928933</text:p>
              </table:table-cell>
              <table:table-cell office:value-type="float" office:value="44.4082069082834">
                <text:p>44.4082069082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726117681221">
                <text:p>93.3726117681221</text:p>
              </table:table-cell>
              <table:table-cell office:value-type="float" office:value="80.9676548748601">
                <text:p>80.9676548748601</text:p>
              </table:table-cell>
              <table:table-cell office:value-type="float" office:value="45.5223630389033">
                <text:p>45.522363038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5077438726356">
                <text:p>95.5077438726356</text:p>
              </table:table-cell>
              <table:table-cell office:value-type="float" office:value="82.7471382666832">
                <text:p>82.7471382666832</text:p>
              </table:table-cell>
              <table:table-cell office:value-type="float" office:value="46.6443656302999">
                <text:p>46.6443656302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6539488422637">
                <text:p>97.6539488422637</text:p>
              </table:table-cell>
              <table:table-cell office:value-type="float" office:value="84.5343087338752">
                <text:p>84.5343087338752</text:p>
              </table:table-cell>
              <table:table-cell office:value-type="float" office:value="47.7741332234789">
                <text:p>47.7741332234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99.8110949567119">
                <text:p>99.8110949567119</text:p>
              </table:table-cell>
              <table:table-cell office:value-type="float" office:value="86.3290683425775">
                <text:p>86.3290683425775</text:p>
              </table:table-cell>
              <table:table-cell office:value-type="float" office:value="48.9115865763554">
                <text:p>48.9115865763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79054237662">
                <text:p>101.979054237662</text:p>
              </table:table-cell>
              <table:table-cell office:value-type="float" office:value="88.1313220217172">
                <text:p>88.1313220217172</text:p>
              </table:table-cell>
              <table:table-cell office:value-type="float" office:value="50.0566485673466">
                <text:p>50.0566485673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57702282705">
                <text:p>104.157702282705</text:p>
              </table:table-cell>
              <table:table-cell office:value-type="float" office:value="89.9409774336565">
                <text:p>89.9409774336565</text:p>
              </table:table-cell>
              <table:table-cell office:value-type="float" office:value="51.2092441046745">
                <text:p>51.2092441046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46918109207">
                <text:p>106.346918109207</text:p>
              </table:table-cell>
              <table:table-cell office:value-type="float" office:value="91.7579448526841">
                <text:p>91.7579448526841</text:p>
              </table:table-cell>
              <table:table-cell office:value-type="float" office:value="52.3693000409532">
                <text:p>52.369300040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546584007369">
                <text:p>108.546584007369</text:p>
              </table:table-cell>
              <table:table-cell office:value-type="float" office:value="93.5821370507552">
                <text:p>93.5821370507552</text:p>
              </table:table-cell>
              <table:table-cell office:value-type="float" office:value="53.5367450926732">
                <text:p>53.5367450926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75658540181">
                <text:p>110.75658540181</text:p>
              </table:table-cell>
              <table:table-cell office:value-type="float" office:value="95.4134691899405">
                <text:p>95.4134691899405</text:p>
              </table:table-cell>
              <table:table-cell office:value-type="float" office:value="54.7115097642308">
                <text:p>54.711509764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76810721041">
                <text:p>112.976810721041</text:p>
              </table:table-cell>
              <table:table-cell office:value-type="float" office:value="97.2518587210943">
                <text:p>97.2518587210943</text:p>
              </table:table-cell>
              <table:table-cell office:value-type="float" office:value="55.8935262761782">
                <text:p>55.8935262761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207151274277">
                <text:p>115.207151274277</text:p>
              </table:table-cell>
              <table:table-cell office:value-type="float" office:value="99.0972252882915">
                <text:p>99.0972252882915</text:p>
              </table:table-cell>
              <table:table-cell office:value-type="float" office:value="57.0827284974006">
                <text:p>57.0827284974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447501135074">
                <text:p>117.447501135074</text:p>
              </table:table-cell>
              <table:table-cell office:value-type="float" office:value="100.949490638624">
                <text:p>100.949490638624</text:p>
              </table:table-cell>
              <table:table-cell office:value-type="float" office:value="58.279051880949">
                <text:p>58.279051880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7757031303">
                <text:p>119.697757031303</text:p>
              </table:table-cell>
              <table:table-cell office:value-type="float" office:value="102.808578536985">
                <text:p>102.808578536985</text:p>
              </table:table-cell>
              <table:table-cell office:value-type="float" office:value="59.4824334032803">
                <text:p>59.4824334032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21.957818241048">
                <text:p>121.957818241048</text:p>
              </table:table-cell>
              <table:table-cell office:value-type="float" office:value="104.674414685485">
                <text:p>104.674414685485</text:p>
              </table:table-cell>
              <table:table-cell office:value-type="float" office:value="60.6928115066786">
                <text:p>60.6928115066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227586494013">
                <text:p>124.227586494013</text:p>
              </table:table-cell>
              <table:table-cell office:value-type="float" office:value="106.546926647209">
                <text:p>106.546926647209</text:p>
              </table:table-cell>
              <table:table-cell office:value-type="float" office:value="61.9101260446453">
                <text:p>61.9101260446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506965878079">
                <text:p>126.506965878079</text:p>
              </table:table-cell>
              <table:table-cell office:value-type="float" office:value="108.426043773989">
                <text:p>108.426043773989</text:p>
              </table:table-cell>
              <table:table-cell office:value-type="float" office:value="63.1343182300672">
                <text:p>63.1343182300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795862750678">
                <text:p>128.795862750678</text:p>
              </table:table-cell>
              <table:table-cell office:value-type="float" office:value="110.311697137963">
                <text:p>110.311697137963</text:p>
              </table:table-cell>
              <table:table-cell office:value-type="float" office:value="64.3653305859843">
                <text:p>64.3653305859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094185654663">
                <text:p>131.094185654663</text:p>
              </table:table-cell>
              <table:table-cell office:value-type="float" office:value="112.203819466645">
                <text:p>112.203819466645</text:p>
              </table:table-cell>
              <table:table-cell office:value-type="float" office:value="65.6031068987916">
                <text:p>65.6031068987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401845238403">
                <text:p>133.401845238403</text:p>
              </table:table-cell>
              <table:table-cell office:value-type="float" office:value="114.102345081298">
                <text:p>114.102345081298</text:p>
              </table:table-cell>
              <table:table-cell office:value-type="float" office:value="66.8475921737251">
                <text:p>66.8475921737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718754179815">
                <text:p>135.718754179815</text:p>
              </table:table-cell>
              <table:table-cell office:value-type="float" office:value="116.007209838387">
                <text:p>116.007209838387</text:p>
              </table:table-cell>
              <table:table-cell office:value-type="float" office:value="68.0987325924899">
                <text:p>68.0987325924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044827114117">
                <text:p>138.044827114117</text:p>
              </table:table-cell>
              <table:table-cell office:value-type="float" office:value="117.918351073938">
                <text:p>117.918351073938</text:p>
              </table:table-cell>
              <table:table-cell office:value-type="float" office:value="69.3564754729012">
                <text:p>69.3564754729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379980565048">
                <text:p>140.379980565048</text:p>
              </table:table-cell>
              <table:table-cell office:value-type="float" office:value="119.835707550597">
                <text:p>119.835707550597</text:p>
              </table:table-cell>
              <table:table-cell office:value-type="float" office:value="70.6207692304174">
                <text:p>70.6207692304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24132879365">
                <text:p>142.724132879365</text:p>
              </table:table-cell>
              <table:table-cell office:value-type="float" office:value="121.75921940725">
                <text:p>121.75921940725</text:p>
              </table:table-cell>
              <table:table-cell office:value-type="float" office:value="71.8915633414539">
                <text:p>71.8915633414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077204164411">
                <text:p>145.077204164411</text:p>
              </table:table-cell>
              <table:table-cell office:value-type="float" office:value="123.688828111031">
                <text:p>123.688828111031</text:p>
              </table:table-cell>
              <table:table-cell office:value-type="float" office:value="73.1688083083722">
                <text:p>73.1688083083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439116228577">
                <text:p>147.439116228577</text:p>
              </table:table-cell>
              <table:table-cell office:value-type="float" office:value="125.624476411592">
                <text:p>125.624476411592</text:p>
              </table:table-cell>
              <table:table-cell office:value-type="float" office:value="74.4524556260499">
                <text:p>74.4524556260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809792524489">
                <text:p>149.809792524489</text:p>
              </table:table-cell>
              <table:table-cell office:value-type="float" office:value="127.566108297485">
                <text:p>127.566108297485</text:p>
              </table:table-cell>
              <table:table-cell office:value-type="float" office:value="75.7424577499389">
                <text:p>75.7424577499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8915809476">
                <text:p>152.18915809476</text:p>
              </table:table-cell>
              <table:table-cell office:value-type="float" office:value="129.513668954544">
                <text:p>129.513668954544</text:p>
              </table:table-cell>
              <table:table-cell office:value-type="float" office:value="77.0387680655312">
                <text:p>77.0387680655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77139520177">
                <text:p>154.577139520177</text:p>
              </table:table-cell>
              <table:table-cell office:value-type="float" office:value="131.467104726156">
                <text:p>131.467104726156</text:p>
              </table:table-cell>
              <table:table-cell office:value-type="float" office:value="78.3413408591511">
                <text:p>78.3413408591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73664870156">
                <text:p>156.973664870156</text:p>
              </table:table-cell>
              <table:table-cell office:value-type="float" office:value="133.426363075305">
                <text:p>133.426363075305</text:p>
              </table:table-cell>
              <table:table-cell office:value-type="float" office:value="79.6501312900028">
                <text:p>79.6501312900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78663655375">
                <text:p>159.378663655375</text:p>
              </table:table-cell>
              <table:table-cell office:value-type="float" office:value="135.391392548287">
                <text:p>135.391392548287</text:p>
              </table:table-cell>
              <table:table-cell office:value-type="float" office:value="80.9650953634054">
                <text:p>80.9650953634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792066782439">
                <text:p>161.792066782439</text:p>
              </table:table-cell>
              <table:table-cell office:value-type="float" office:value="137.362142740021">
                <text:p>137.362142740021</text:p>
              </table:table-cell>
              <table:table-cell office:value-type="float" office:value="82.2861899051499">
                <text:p>82.286189905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13806510478">
                <text:p>164.213806510478</text:p>
              </table:table-cell>
              <table:table-cell office:value-type="float" office:value="139.338564260852">
                <text:p>139.338564260852</text:p>
              </table:table-cell>
              <table:table-cell office:value-type="float" office:value="83.6133725369206">
                <text:p>83.6133725369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43816409577">
                <text:p>166.643816409577</text:p>
              </table:table-cell>
              <table:table-cell office:value-type="float" office:value="141.320608704766">
                <text:p>141.320608704766</text:p>
              </table:table-cell>
              <table:table-cell office:value-type="float" office:value="84.9466016527247">
                <text:p>84.9466016527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082031320934">
                <text:p>169.082031320934</text:p>
              </table:table-cell>
              <table:table-cell office:value-type="float" office:value="143.308228618956">
                <text:p>143.308228618956</text:p>
              </table:table-cell>
              <table:table-cell office:value-type="float" office:value="86.2858363962765">
                <text:p>86.2858363962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528387318656">
                <text:p>171.528387318656</text:p>
              </table:table-cell>
              <table:table-cell office:value-type="float" office:value="145.301377474651">
                <text:p>145.301377474651</text:p>
              </table:table-cell>
              <table:table-cell office:value-type="float" office:value="87.6310366392894">
                <text:p>87.6310366392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8282167312">
                <text:p>173.98282167312</text:p>
              </table:table-cell>
              <table:table-cell office:value-type="float" office:value="147.30000963915">
                <text:p>147.30000963915</text:p>
              </table:table-cell>
              <table:table-cell office:value-type="float" office:value="88.9821629606284">
                <text:p>88.9821629606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45272815801">
                <text:p>176.445272815801</text:p>
              </table:table-cell>
              <table:table-cell office:value-type="float" office:value="149.304080349003">
                <text:p>149.304080349003</text:p>
              </table:table-cell>
              <table:table-cell office:value-type="float" office:value="90.3391766262795">
                <text:p>90.3391766262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915680305508">
                <text:p>178.915680305508</text:p>
              </table:table-cell>
              <table:table-cell office:value-type="float" office:value="151.313545684265">
                <text:p>151.313545684265</text:p>
              </table:table-cell>
              <table:table-cell office:value-type="float" office:value="91.7020395700976">
                <text:p>91.7020395700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393984795946">
                <text:p>181.393984795946</text:p>
              </table:table-cell>
              <table:table-cell office:value-type="float" office:value="153.328362543788">
                <text:p>153.328362543788</text:p>
              </table:table-cell>
              <table:table-cell office:value-type="float" office:value="93.0707143752918">
                <text:p>93.0707143752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880128004548">
                <text:p>183.880128004548</text:p>
              </table:table-cell>
              <table:table-cell office:value-type="float" office:value="155.348488621482">
                <text:p>155.348488621482</text:p>
              </table:table-cell>
              <table:table-cell office:value-type="float" office:value="94.4451642566155">
                <text:p>94.4451642566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74052682508">
                <text:p>186.374052682508</text:p>
              </table:table-cell>
              <table:table-cell office:value-type="float" office:value="157.373882383516">
                <text:p>157.373882383516</text:p>
              </table:table-cell>
              <table:table-cell office:value-type="float" office:value="95.8253530432244">
                <text:p>95.825353043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87570258596">
                <text:p>188.87570258596</text:p>
              </table:table-cell>
              <table:table-cell office:value-type="float" office:value="159.404503046383">
                <text:p>159.404503046383</text:p>
              </table:table-cell>
              <table:table-cell office:value-type="float" office:value="97.2112451621727">
                <text:p>97.2112451621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385022448245">
                <text:p>191.385022448245</text:p>
              </table:table-cell>
              <table:table-cell office:value-type="float" office:value="161.440310555828">
                <text:p>161.440310555828</text:p>
              </table:table-cell>
              <table:table-cell office:value-type="float" office:value="98.6028056225172">
                <text:p>98.60280562251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901957953218">
                <text:p>193.901957953218</text:p>
              </table:table-cell>
              <table:table-cell office:value-type="float" office:value="163.481265566555">
                <text:p>163.481265566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426455709545">
                <text:p>196.426455709545</text:p>
              </table:table-cell>
              <table:table-cell office:value-type="float" office:value="165.52732942271">
                <text:p>165.52732942271</text:p>
              </table:table-cell>
              <table:table-cell office:value-type="float" office:value="101.402794422284">
                <text:p>101.402794422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58463225941">
                <text:p>198.958463225941</text:p>
              </table:table-cell>
              <table:table-cell office:value-type="float" office:value="167.578464139084">
                <text:p>167.578464139084</text:p>
              </table:table-cell>
              <table:table-cell office:value-type="float" office:value="102.811155554717">
                <text:p>102.811155554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497928887308">
                <text:p>201.497928887308</text:p>
              </table:table-cell>
              <table:table-cell office:value-type="float" office:value="169.634632383004">
                <text:p>169.634632383004</text:p>
              </table:table-cell>
              <table:table-cell office:value-type="float" office:value="104.225050586595">
                <text:p>104.225050586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044801931731">
                <text:p>204.044801931731</text:p>
              </table:table-cell>
              <table:table-cell office:value-type="float" office:value="171.695797456895">
                <text:p>171.695797456895</text:p>
              </table:table-cell>
              <table:table-cell office:value-type="float" office:value="105.644447217914">
                <text:p>105.644447217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599032428298">
                <text:p>206.599032428298</text:p>
              </table:table-cell>
              <table:table-cell office:value-type="float" office:value="173.761923281461">
                <text:p>173.761923281461</text:p>
              </table:table-cell>
              <table:table-cell office:value-type="float" office:value="107.069313646573">
                <text:p>107.069313646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160571255695">
                <text:p>209.160571255695</text:p>
              </table:table-cell>
              <table:table-cell office:value-type="float" office:value="175.832974379472">
                <text:p>175.832974379472</text:p>
              </table:table-cell>
              <table:table-cell office:value-type="float" office:value="108.499618556025">
                <text:p>108.499618556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729370081558">
                <text:p>211.729370081558</text:p>
              </table:table-cell>
              <table:table-cell office:value-type="float" office:value="177.908915860128">
                <text:p>177.908915860128</text:p>
              </table:table-cell>
              <table:table-cell office:value-type="float" office:value="109.935331103337">
                <text:p>109.935331103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305381342531">
                <text:p>214.305381342531</text:p>
              </table:table-cell>
              <table:table-cell office:value-type="float" office:value="179.989713403964">
                <text:p>179.989713403964</text:p>
              </table:table-cell>
              <table:table-cell office:value-type="float" office:value="111.376420907669">
                <text:p>111.3764209076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888558225016">
                <text:p>216.888558225016</text:p>
              </table:table-cell>
              <table:table-cell office:value-type="float" office:value="182.075333248288">
                <text:p>182.075333248288</text:p>
              </table:table-cell>
              <table:table-cell office:value-type="float" office:value="112.822858039118">
                <text:p>112.822858039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478854646577">
                <text:p>219.478854646577</text:p>
              </table:table-cell>
              <table:table-cell office:value-type="float" office:value="184.165742173114">
                <text:p>184.165742173114</text:p>
              </table:table-cell>
              <table:table-cell office:value-type="float" office:value="114.274613007949">
                <text:p>114.2746130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076225237959">
                <text:p>222.076225237959</text:p>
              </table:table-cell>
              <table:table-cell office:value-type="float" office:value="186.260907487583">
                <text:p>186.260907487583</text:p>
              </table:table-cell>
              <table:table-cell office:value-type="float" office:value="115.731656754169">
                <text:p>115.731656754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80625325726">
                <text:p>224.680625325726</text:p>
              </table:table-cell>
              <table:table-cell office:value-type="float" office:value="188.360797016832">
                <text:p>188.360797016832</text:p>
              </table:table-cell>
              <table:table-cell office:value-type="float" office:value="117.193960637439">
                <text:p>117.193960637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292010915455">
                <text:p>227.292010915455</text:p>
              </table:table-cell>
              <table:table-cell office:value-type="float" office:value="190.465379089315">
                <text:p>190.465379089315</text:p>
              </table:table-cell>
              <table:table-cell office:value-type="float" office:value="118.661496427319">
                <text:p>118.661496427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910338675495">
                <text:p>229.910338675495</text:p>
              </table:table-cell>
              <table:table-cell office:value-type="float" office:value="192.574622524537">
                <text:p>192.574622524537</text:p>
              </table:table-cell>
              <table:table-cell office:value-type="float" office:value="120.134236293817">
                <text:p>120.1342362938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535565921245">
                <text:p>232.535565921245</text:p>
              </table:table-cell>
              <table:table-cell office:value-type="float" office:value="194.688496621195">
                <text:p>194.688496621195</text:p>
              </table:table-cell>
              <table:table-cell office:value-type="float" office:value="121.612152798239">
                <text:p>121.612152798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167650599945">
                <text:p>235.167650599945</text:p>
              </table:table-cell>
              <table:table-cell office:value-type="float" office:value="196.806971145707">
                <text:p>196.806971145707</text:p>
              </table:table-cell>
              <table:table-cell office:value-type="float" office:value="123.095218884328">
                <text:p>123.095218884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806551275944">
                <text:p>237.806551275944</text:p>
              </table:table-cell>
              <table:table-cell office:value-type="float" office:value="198.930016321112">
                <text:p>198.930016321112</text:p>
              </table:table-cell>
              <table:table-cell office:value-type="float" office:value="124.583407869675">
                <text:p>124.583407869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52227116447">
                <text:p>240.452227116447</text:p>
              </table:table-cell>
              <table:table-cell office:value-type="float" office:value="201.057602816322">
                <text:p>201.057602816322</text:p>
              </table:table-cell>
              <table:table-cell office:value-type="float" office:value="126.076693437397">
                <text:p>126.076693437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04637877695">
                <text:p>243.104637877695</text:p>
              </table:table-cell>
              <table:table-cell office:value-type="float" office:value="203.189701735723">
                <text:p>203.189701735723</text:p>
              </table:table-cell>
              <table:table-cell office:value-type="float" office:value="127.575049628071">
                <text:p>127.57504962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763743891589">
                <text:p>245.763743891589</text:p>
              </table:table-cell>
              <table:table-cell office:value-type="float" office:value="205.326284609099">
                <text:p>205.326284609099</text:p>
              </table:table-cell>
              <table:table-cell office:value-type="float" office:value="129.078450831908">
                <text:p>129.078450831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42950605272">
                <text:p>248.42950605272</text:p>
              </table:table-cell>
              <table:table-cell office:value-type="float" office:value="207.467323381871">
                <text:p>207.467323381871</text:p>
              </table:table-cell>
              <table:table-cell office:value-type="float" office:value="130.586871781166">
                <text:p>130.586871781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01885805792">
                <text:p>251.101885805792</text:p>
              </table:table-cell>
              <table:table-cell office:value-type="float" office:value="209.612790405644">
                <text:p>209.612790405644</text:p>
              </table:table-cell>
              <table:table-cell office:value-type="float" office:value="132.100287542785">
                <text:p>132.100287542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80845133438">
                <text:p>253.780845133438</text:p>
              </table:table-cell>
              <table:table-cell office:value-type="float" office:value="211.762658429039">
                <text:p>211.762658429039</text:p>
              </table:table-cell>
              <table:table-cell office:value-type="float" office:value="133.618673511247">
                <text:p>133.618673511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466346544391">
                <text:p>256.466346544391</text:p>
              </table:table-cell>
              <table:table-cell office:value-type="float" office:value="213.916900588807">
                <text:p>213.916900588807</text:p>
              </table:table-cell>
              <table:table-cell office:value-type="float" office:value="135.142005401636">
                <text:p>135.142005401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158353062021">
                <text:p>259.158353062021</text:p>
              </table:table-cell>
              <table:table-cell office:value-type="float" office:value="216.075490401213">
                <text:p>216.075490401213</text:p>
              </table:table-cell>
              <table:table-cell office:value-type="float" office:value="136.67025924291">
                <text:p>136.67025924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56828213198">
                <text:p>261.856828213198</text:p>
              </table:table-cell>
              <table:table-cell office:value-type="float" office:value="218.238401753679">
                <text:p>218.238401753679</text:p>
              </table:table-cell>
              <table:table-cell office:value-type="float" office:value="138.203411371354">
                <text:p>138.203411371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561736017494">
                <text:p>264.561736017494</text:p>
              </table:table-cell>
              <table:table-cell office:value-type="float" office:value="220.405608896671">
                <text:p>220.405608896671</text:p>
              </table:table-cell>
              <table:table-cell office:value-type="float" office:value="139.741438424236">
                <text:p>139.741438424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273040976694">
                <text:p>267.273040976694</text:p>
              </table:table-cell>
              <table:table-cell office:value-type="float" office:value="222.577086435836">
                <text:p>222.577086435836</text:p>
              </table:table-cell>
              <table:table-cell office:value-type="float" office:value="141.284317333628">
                <text:p>141.2843173336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99070806461">
                <text:p>269.99070806461</text:p>
              </table:table-cell>
              <table:table-cell office:value-type="float" office:value="224.752809324356">
                <text:p>224.752809324356</text:p>
              </table:table-cell>
              <table:table-cell office:value-type="float" office:value="142.832025320416">
                <text:p>142.832025320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714702717195">
                <text:p>272.714702717195</text:p>
              </table:table-cell>
              <table:table-cell office:value-type="float" office:value="226.93275285554">
                <text:p>226.93275285554</text:p>
              </table:table-cell>
              <table:table-cell office:value-type="float" office:value="144.384539888462">
                <text:p>144.384539888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444990822926">
                <text:p>275.444990822926</text:p>
              </table:table-cell>
              <table:table-cell office:value-type="float" office:value="229.116892655614">
                <text:p>229.116892655614</text:p>
              </table:table-cell>
              <table:table-cell office:value-type="float" office:value="145.941838818939">
                <text:p>145.941838818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18153871347">
                <text:p>278.18153871347</text:p>
              </table:table-cell>
              <table:table-cell office:value-type="float" office:value="231.30520467673">
                <text:p>231.30520467673</text:p>
              </table:table-cell>
              <table:table-cell office:value-type="float" office:value="147.503900164819">
                <text:p>147.503900164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92431315461">
                <text:p>280.92431315461</text:p>
              </table:table-cell>
              <table:table-cell office:value-type="float" office:value="233.497665190167">
                <text:p>233.497665190167</text:p>
              </table:table-cell>
              <table:table-cell office:value-type="float" office:value="149.070702245511">
                <text:p>149.070702245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673281337417">
                <text:p>283.673281337417</text:p>
              </table:table-cell>
              <table:table-cell office:value-type="float" office:value="235.694250779728">
                <text:p>235.694250779728</text:p>
              </table:table-cell>
              <table:table-cell office:value-type="float" office:value="150.642223641643">
                <text:p>150.64222364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28410869675">
                <text:p>286.428410869675</text:p>
              </table:table-cell>
              <table:table-cell office:value-type="float" office:value="237.894938335318">
                <text:p>237.894938335318</text:p>
              </table:table-cell>
              <table:table-cell office:value-type="float" office:value="152.218443189985">
                <text:p>152.218443189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189669767533">
                <text:p>289.189669767533</text:p>
              </table:table-cell>
              <table:table-cell office:value-type="float" office:value="240.099705046705">
                <text:p>240.099705046705</text:p>
              </table:table-cell>
              <table:table-cell office:value-type="float" office:value="153.799339978512">
                <text:p>153.799339978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957026447393">
                <text:p>291.957026447393</text:p>
              </table:table-cell>
              <table:table-cell office:value-type="float" office:value="242.308528397449">
                <text:p>242.308528397449</text:p>
              </table:table-cell>
              <table:table-cell office:value-type="float" office:value="155.384893341592">
                <text:p>155.38489334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730449718011">
                <text:p>294.730449718011</text:p>
              </table:table-cell>
              <table:table-cell office:value-type="float" office:value="244.521386158996">
                <text:p>244.521386158996</text:p>
              </table:table-cell>
              <table:table-cell office:value-type="float" office:value="156.975082855301">
                <text:p>156.975082855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50990877281">
                <text:p>297.50990877281</text:p>
              </table:table-cell>
              <table:table-cell office:value-type="float" office:value="246.738256384945">
                <text:p>246.738256384945</text:p>
              </table:table-cell>
              <table:table-cell office:value-type="float" office:value="158.569888332866">
                <text:p>158.569888332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295373182403">
                <text:p>300.295373182403</text:p>
              </table:table-cell>
              <table:table-cell office:value-type="float" office:value="248.959117405449">
                <text:p>248.959117405449</text:p>
              </table:table-cell>
              <table:table-cell office:value-type="float" office:value="160.169289820221">
                <text:p>160.169289820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086812887306">
                <text:p>303.086812887306</text:p>
              </table:table-cell>
              <table:table-cell office:value-type="float" office:value="251.183947821788">
                <text:p>251.183947821788</text:p>
              </table:table-cell>
              <table:table-cell office:value-type="float" office:value="161.773267591679">
                <text:p>161.7732675916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884198190853">
                <text:p>305.884198190853</text:p>
              </table:table-cell>
              <table:table-cell office:value-type="float" office:value="253.412726501068">
                <text:p>253.412726501068</text:p>
              </table:table-cell>
              <table:table-cell office:value-type="float" office:value="163.381802145713">
                <text:p>163.381802145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687499752286">
                <text:p>308.687499752286</text:p>
              </table:table-cell>
              <table:table-cell office:value-type="float" office:value="255.645432571074">
                <text:p>255.645432571074</text:p>
              </table:table-cell>
              <table:table-cell office:value-type="float" office:value="164.994874200848">
                <text:p>164.994874200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496688580026">
                <text:p>311.496688580026</text:p>
              </table:table-cell>
              <table:table-cell office:value-type="float" office:value="257.882045415249">
                <text:p>257.882045415249</text:p>
              </table:table-cell>
              <table:table-cell office:value-type="float" office:value="166.612464691654">
                <text:p>166.612464691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311736025124">
                <text:p>314.311736025124</text:p>
              </table:table-cell>
              <table:table-cell office:value-type="float" office:value="260.122544667809">
                <text:p>260.122544667809</text:p>
              </table:table-cell>
              <table:table-cell office:value-type="float" office:value="168.234554764838">
                <text:p>168.234554764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32613774871">
                <text:p>317.132613774871</text:p>
              </table:table-cell>
              <table:table-cell office:value-type="float" office:value="262.366910208982">
                <text:p>262.366910208982</text:p>
              </table:table-cell>
              <table:table-cell office:value-type="float" office:value="169.861125775437">
                <text:p>169.8611257754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59293846572">
                <text:p>319.959293846572</text:p>
              </table:table-cell>
              <table:table-cell office:value-type="float" office:value="264.61512216037">
                <text:p>264.61512216037</text:p>
              </table:table-cell>
              <table:table-cell office:value-type="float" office:value="171.492159283102">
                <text:p>171.492159283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79174858148">
                <text:p>322.79174858148</text:p>
              </table:table-cell>
              <table:table-cell office:value-type="float" office:value="266.867160880431">
                <text:p>266.867160880431</text:p>
              </table:table-cell>
              <table:table-cell office:value-type="float" office:value="173.127637048471">
                <text:p>173.127637048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629950638882">
                <text:p>325.629950638882</text:p>
              </table:table-cell>
              <table:table-cell office:value-type="float" office:value="269.123006960069">
                <text:p>269.123006960069</text:p>
              </table:table-cell>
              <table:table-cell office:value-type="float" office:value="174.767541029638">
                <text:p>174.767541029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473872990326">
                <text:p>328.473872990326</text:p>
              </table:table-cell>
              <table:table-cell office:value-type="float" office:value="271.38264121835">
                <text:p>271.38264121835</text:p>
              </table:table-cell>
              <table:table-cell office:value-type="float" office:value="176.411853378701">
                <text:p>176.411853378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323488913995">
                <text:p>331.323488913995</text:p>
              </table:table-cell>
              <table:table-cell office:value-type="float" office:value="273.646044698303">
                <text:p>273.646044698303</text:p>
              </table:table-cell>
              <table:table-cell office:value-type="float" office:value="178.060556438393">
                <text:p>178.060556438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78771989223">
                <text:p>334.178771989223</text:p>
              </table:table-cell>
              <table:table-cell office:value-type="float" office:value="275.913198662848">
                <text:p>275.913198662848</text:p>
              </table:table-cell>
              <table:table-cell office:value-type="float" office:value="179.713632738797">
                <text:p>179.713632738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039696091133">
                <text:p>337.039696091133</text:p>
              </table:table-cell>
              <table:table-cell office:value-type="float" office:value="278.184084590809">
                <text:p>278.184084590809</text:p>
              </table:table-cell>
              <table:table-cell office:value-type="float" office:value="181.371064994135">
                <text:p>181.371064994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906235385419">
                <text:p>339.906235385419</text:p>
              </table:table-cell>
              <table:table-cell office:value-type="float" office:value="280.458684173032">
                <text:p>280.458684173032</text:p>
              </table:table-cell>
              <table:table-cell office:value-type="float" office:value="183.032836099639">
                <text:p>183.0328360996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778364323242">
                <text:p>342.778364323242</text:p>
              </table:table-cell>
              <table:table-cell office:value-type="float" office:value="282.736979308596">
                <text:p>282.736979308596</text:p>
              </table:table-cell>
              <table:table-cell office:value-type="float" office:value="184.698929128484">
                <text:p>184.698929128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656057636253">
                <text:p>345.656057636253</text:p>
              </table:table-cell>
              <table:table-cell office:value-type="float" office:value="285.018952101111">
                <text:p>285.018952101111</text:p>
              </table:table-cell>
              <table:table-cell office:value-type="float" office:value="186.369327328805">
                <text:p>186.369327328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539290331734">
                <text:p>348.539290331734</text:p>
              </table:table-cell>
              <table:table-cell office:value-type="float" office:value="287.304584855118">
                <text:p>287.304584855118</text:p>
              </table:table-cell>
              <table:table-cell office:value-type="float" office:value="188.044014120777">
                <text:p>188.044014120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428037687855">
                <text:p>351.428037687855</text:p>
              </table:table-cell>
              <table:table-cell office:value-type="float" office:value="289.593860072558">
                <text:p>289.593860072558</text:p>
              </table:table-cell>
              <table:table-cell office:value-type="float" office:value="189.722973093758">
                <text:p>189.722973093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322275249037">
                <text:p>354.322275249037</text:p>
              </table:table-cell>
              <table:table-cell office:value-type="float" office:value="291.886760449338">
                <text:p>291.886760449338</text:p>
              </table:table-cell>
              <table:table-cell office:value-type="float" office:value="191.406188003504">
                <text:p>191.4061880035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221978821429">
                <text:p>357.221978821429</text:p>
              </table:table-cell>
              <table:table-cell office:value-type="float" office:value="294.183268871974">
                <text:p>294.183268871974</text:p>
              </table:table-cell>
              <table:table-cell office:value-type="float" office:value="193.093642769445">
                <text:p>193.0936427694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127124468486">
                <text:p>360.127124468486</text:p>
              </table:table-cell>
              <table:table-cell office:value-type="float" office:value="296.483368414309">
                <text:p>296.483368414309</text:p>
              </table:table-cell>
              <table:table-cell office:value-type="float" office:value="194.785321472022">
                <text:p>194.785321472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037688506649">
                <text:p>363.037688506649</text:p>
              </table:table-cell>
              <table:table-cell office:value-type="float" office:value="298.787042334314">
                <text:p>298.787042334314</text:p>
              </table:table-cell>
              <table:table-cell office:value-type="float" office:value="196.481208350081">
                <text:p>196.481208350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953647501128">
                <text:p>365.953647501128</text:p>
              </table:table-cell>
              <table:table-cell office:value-type="float" office:value="301.094274070958">
                <text:p>301.094274070958</text:p>
              </table:table-cell>
              <table:table-cell office:value-type="float" office:value="198.181287798331">
                <text:p>198.181287798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87497826177">
                <text:p>368.87497826177</text:p>
              </table:table-cell>
              <table:table-cell office:value-type="float" office:value="303.405047241153">
                <text:p>303.405047241153</text:p>
              </table:table-cell>
              <table:table-cell office:value-type="float" office:value="199.885544364852">
                <text:p>199.8855443648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801657839038">
                <text:p>371.801657839038</text:p>
              </table:table-cell>
              <table:table-cell office:value-type="float" office:value="305.719345636765">
                <text:p>305.719345636765</text:p>
              </table:table-cell>
              <table:table-cell office:value-type="float" office:value="201.593962748662">
                <text:p>201.593962748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733663520061">
                <text:p>374.733663520061</text:p>
              </table:table-cell>
              <table:table-cell office:value-type="float" office:value="308.0371532217">
                <text:p>308.0371532217</text:p>
              </table:table-cell>
              <table:table-cell office:value-type="float" office:value="203.306527797333">
                <text:p>203.3065277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670972824786">
                <text:p>377.670972824786</text:p>
              </table:table-cell>
              <table:table-cell office:value-type="float" office:value="310.358454129051">
                <text:p>310.358454129051</text:p>
              </table:table-cell>
              <table:table-cell office:value-type="float" office:value="205.023224504667">
                <text:p>205.023224504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13563502207">
                <text:p>380.613563502207</text:p>
              </table:table-cell>
              <table:table-cell office:value-type="float" office:value="312.683232658305">
                <text:p>312.683232658305</text:p>
              </table:table-cell>
              <table:table-cell office:value-type="float" office:value="206.744038008411">
                <text:p>206.744038008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561413526685">
                <text:p>383.561413526685</text:p>
              </table:table-cell>
              <table:table-cell office:value-type="float" office:value="315.011473272625">
                <text:p>315.011473272625</text:p>
              </table:table-cell>
              <table:table-cell office:value-type="float" office:value="208.468953588028">
                <text:p>208.468953588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51450109434">
                <text:p>386.51450109434</text:p>
              </table:table-cell>
              <table:table-cell office:value-type="float" office:value="317.343160596177">
                <text:p>317.343160596177</text:p>
              </table:table-cell>
              <table:table-cell office:value-type="float" office:value="210.197956662517">
                <text:p>210.197956662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472804619527">
                <text:p>389.472804619527</text:p>
              </table:table-cell>
              <table:table-cell office:value-type="float" office:value="319.678279411529">
                <text:p>319.678279411529</text:p>
              </table:table-cell>
              <table:table-cell office:value-type="float" office:value="211.931032788271">
                <text:p>211.931032788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436302731387">
                <text:p>392.436302731387</text:p>
              </table:table-cell>
              <table:table-cell office:value-type="float" office:value="322.016814657098">
                <text:p>322.016814657098</text:p>
              </table:table-cell>
              <table:table-cell office:value-type="float" office:value="213.66816765699">
                <text:p>213.66816765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404974270476">
                <text:p>395.404974270476</text:p>
              </table:table-cell>
              <table:table-cell office:value-type="float" office:value="324.358751424659">
                <text:p>324.358751424659</text:p>
              </table:table-cell>
              <table:table-cell office:value-type="float" office:value="215.409347093634">
                <text:p>215.409347093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378798285455">
                <text:p>398.378798285455</text:p>
              </table:table-cell>
              <table:table-cell office:value-type="float" office:value="326.704074956906">
                <text:p>326.704074956906</text:p>
              </table:table-cell>
              <table:table-cell office:value-type="float" office:value="217.154557054412">
                <text:p>217.154557054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357754029864">
                <text:p>401.357754029864</text:p>
              </table:table-cell>
              <table:table-cell office:value-type="float" office:value="329.052770645059">
                <text:p>329.052770645059</text:p>
              </table:table-cell>
              <table:table-cell office:value-type="float" office:value="218.903783624824">
                <text:p>218.903783624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341820958956">
                <text:p>404.341820958956</text:p>
              </table:table-cell>
              <table:table-cell office:value-type="float" office:value="331.404824026538">
                <text:p>331.404824026538</text:p>
              </table:table-cell>
              <table:table-cell office:value-type="float" office:value="220.657013017736">
                <text:p>220.657013017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330978726602">
                <text:p>407.330978726602</text:p>
              </table:table-cell>
              <table:table-cell office:value-type="float" office:value="333.760220782668">
                <text:p>333.760220782668</text:p>
              </table:table-cell>
              <table:table-cell office:value-type="float" office:value="222.414231571495">
                <text:p>222.414231571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325207182254">
                <text:p>410.325207182254</text:p>
              </table:table-cell>
              <table:table-cell office:value-type="float" office:value="336.118946736447">
                <text:p>336.118946736447</text:p>
              </table:table-cell>
              <table:table-cell office:value-type="float" office:value="224.175425748088">
                <text:p>224.175425748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32448636798">
                <text:p>413.32448636798</text:p>
              </table:table-cell>
              <table:table-cell office:value-type="float" office:value="338.480987850352">
                <text:p>338.480987850352</text:p>
              </table:table-cell>
              <table:table-cell office:value-type="float" office:value="225.940582131327">
                <text:p>225.940582131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328796515555">
                <text:p>416.328796515555</text:p>
              </table:table-cell>
              <table:table-cell office:value-type="float" office:value="340.846330224198">
                <text:p>340.846330224198</text:p>
              </table:table-cell>
              <table:table-cell office:value-type="float" office:value="227.709687425085">
                <text:p>227.709687425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338118043612">
                <text:p>419.338118043612</text:p>
              </table:table-cell>
              <table:table-cell office:value-type="float" office:value="343.214960093037">
                <text:p>343.214960093037</text:p>
              </table:table-cell>
              <table:table-cell office:value-type="float" office:value="229.482728451553">
                <text:p>229.482728451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352431554852">
                <text:p>422.352431554852</text:p>
              </table:table-cell>
              <table:table-cell office:value-type="float" office:value="345.586863825101">
                <text:p>345.586863825101</text:p>
              </table:table-cell>
              <table:table-cell office:value-type="float" office:value="231.259692149543">
                <text:p>231.2596921495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371717833313">
                <text:p>425.371717833313</text:p>
              </table:table-cell>
              <table:table-cell office:value-type="float" office:value="347.962027919789">
                <text:p>347.962027919789</text:p>
              </table:table-cell>
              <table:table-cell office:value-type="float" office:value="233.04056557282">
                <text:p>233.04056557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395957841692">
                <text:p>428.395957841692</text:p>
              </table:table-cell>
              <table:table-cell office:value-type="float" office:value="350.340439005694">
                <text:p>350.340439005694</text:p>
              </table:table-cell>
              <table:table-cell office:value-type="float" office:value="234.825335888464">
                <text:p>234.825335888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425132718719">
                <text:p>431.425132718719</text:p>
              </table:table-cell>
              <table:table-cell office:value-type="float" office:value="352.722083838671">
                <text:p>352.722083838671</text:p>
              </table:table-cell>
              <table:table-cell office:value-type="float" office:value="236.613990375269">
                <text:p>236.61399037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459223776586">
                <text:p>434.459223776586</text:p>
              </table:table-cell>
              <table:table-cell office:value-type="float" office:value="355.106949299946">
                <text:p>355.106949299946</text:p>
              </table:table-cell>
              <table:table-cell office:value-type="float" office:value="238.406516422171">
                <text:p>238.40651642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498212498431">
                <text:p>437.498212498431</text:p>
              </table:table-cell>
              <table:table-cell office:value-type="float" office:value="357.495022394255">
                <text:p>357.495022394255</text:p>
              </table:table-cell>
              <table:table-cell office:value-type="float" office:value="240.202901526708">
                <text:p>240.202901526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2080535863">
                <text:p>440.542080535863</text:p>
              </table:table-cell>
              <table:table-cell office:value-type="float" office:value="359.886290248035">
                <text:p>359.886290248035</text:p>
              </table:table-cell>
              <table:table-cell office:value-type="float" office:value="242.003133293505">
                <text:p>242.003133293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590809706541">
                <text:p>443.590809706541</text:p>
              </table:table-cell>
              <table:table-cell office:value-type="float" office:value="362.280740107637">
                <text:p>362.280740107637</text:p>
              </table:table-cell>
              <table:table-cell office:value-type="float" office:value="243.807199432796">
                <text:p>243.807199432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644381991804">
                <text:p>446.644381991804</text:p>
              </table:table-cell>
              <table:table-cell office:value-type="float" office:value="364.678359337578">
                <text:p>364.678359337578</text:p>
              </table:table-cell>
              <table:table-cell office:value-type="float" office:value="245.615087758964">
                <text:p>245.61508775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702779534337">
                <text:p>449.702779534337</text:p>
              </table:table-cell>
              <table:table-cell office:value-type="float" office:value="367.079135418838">
                <text:p>367.079135418838</text:p>
              </table:table-cell>
              <table:table-cell office:value-type="float" office:value="247.42678618912">
                <text:p>247.4267861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765984635895">
                <text:p>452.765984635895</text:p>
              </table:table-cell>
              <table:table-cell office:value-type="float" office:value="369.483055947172">
                <text:p>369.483055947172</text:p>
              </table:table-cell>
              <table:table-cell office:value-type="float" office:value="249.242282741699">
                <text:p>249.2422827416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833979755059">
                <text:p>455.833979755059</text:p>
              </table:table-cell>
              <table:table-cell office:value-type="float" office:value="371.890108631474">
                <text:p>371.890108631474</text:p>
              </table:table-cell>
              <table:table-cell office:value-type="float" office:value="251.061565535089">
                <text:p>251.0615655350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906747505043">
                <text:p>458.906747505043</text:p>
              </table:table-cell>
              <table:table-cell office:value-type="float" office:value="374.300281292156">
                <text:p>374.300281292156</text:p>
              </table:table-cell>
              <table:table-cell office:value-type="float" office:value="252.88462278628">
                <text:p>252.88462278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84270651537">
                <text:p>461.984270651537</text:p>
              </table:table-cell>
              <table:table-cell office:value-type="float" office:value="376.713561859572">
                <text:p>376.713561859572</text:p>
              </table:table-cell>
              <table:table-cell office:value-type="float" office:value="254.711442809545">
                <text:p>254.711442809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066532110601">
                <text:p>465.066532110601</text:p>
              </table:table-cell>
              <table:table-cell office:value-type="float" office:value="379.129938372463">
                <text:p>379.129938372463</text:p>
              </table:table-cell>
              <table:table-cell office:value-type="float" office:value="256.54201401514">
                <text:p>256.542014015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153514946584">
                <text:p>468.153514946584</text:p>
              </table:table-cell>
              <table:table-cell office:value-type="float" office:value="381.549398976438">
                <text:p>381.549398976438</text:p>
              </table:table-cell>
              <table:table-cell office:value-type="float" office:value="258.376324908027">
                <text:p>258.376324908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245202370095">
                <text:p>471.245202370095</text:p>
              </table:table-cell>
              <table:table-cell office:value-type="float" office:value="383.971931922478">
                <text:p>383.971931922478</text:p>
              </table:table-cell>
              <table:table-cell office:value-type="float" office:value="260.214364086627">
                <text:p>260.214364086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341577736005">
                <text:p>474.341577736005</text:p>
              </table:table-cell>
              <table:table-cell office:value-type="float" office:value="386.397525565475">
                <text:p>386.397525565475</text:p>
              </table:table-cell>
              <table:table-cell office:value-type="float" office:value="262.056120241587">
                <text:p>262.0561202415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44262454149">
                <text:p>477.44262454149</text:p>
              </table:table-cell>
              <table:table-cell office:value-type="float" office:value="388.826168362793">
                <text:p>388.826168362793</text:p>
              </table:table-cell>
              <table:table-cell office:value-type="float" office:value="263.901582154579">
                <text:p>263.901582154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48326424104">
                <text:p>480.548326424104</text:p>
              </table:table-cell>
              <table:table-cell office:value-type="float" office:value="391.257848872857">
                <text:p>391.257848872857</text:p>
              </table:table-cell>
              <table:table-cell office:value-type="float" office:value="265.75073869711">
                <text:p>265.75073869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658667159898">
                <text:p>483.658667159898</text:p>
              </table:table-cell>
              <table:table-cell office:value-type="float" office:value="393.692555753773">
                <text:p>393.692555753773</text:p>
              </table:table-cell>
              <table:table-cell office:value-type="float" office:value="267.603578829363">
                <text:p>267.603578829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773630661564">
                <text:p>486.773630661564</text:p>
              </table:table-cell>
              <table:table-cell office:value-type="float" office:value="396.130277761967">
                <text:p>396.130277761967</text:p>
              </table:table-cell>
              <table:table-cell office:value-type="float" office:value="269.460091599053">
                <text:p>269.4600915990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.893200976615">
                <text:p>489.893200976615</text:p>
              </table:table-cell>
              <table:table-cell office:value-type="float" office:value="398.571003750853">
                <text:p>398.571003750853</text:p>
              </table:table-cell>
              <table:table-cell office:value-type="float" office:value="271.320266140303">
                <text:p>271.3202661403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017362285603">
                <text:p>493.017362285603</text:p>
              </table:table-cell>
              <table:table-cell office:value-type="float" office:value="401.014722669527">
                <text:p>401.014722669527</text:p>
              </table:table-cell>
              <table:table-cell office:value-type="float" office:value="273.184091672545">
                <text:p>273.184091672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146098900361">
                <text:p>496.146098900361</text:p>
              </table:table-cell>
              <table:table-cell office:value-type="float" office:value="403.461423561479">
                <text:p>403.461423561479</text:p>
              </table:table-cell>
              <table:table-cell office:value-type="float" office:value="275.051557499434">
                <text:p>275.051557499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279395262285">
                <text:p>499.279395262285</text:p>
              </table:table-cell>
              <table:table-cell office:value-type="float" office:value="405.911095563333">
                <text:p>405.911095563333</text:p>
              </table:table-cell>
              <table:table-cell office:value-type="float" office:value="276.922653007787">
                <text:p>276.922653007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.417235940642">
                <text:p>502.417235940642</text:p>
              </table:table-cell>
              <table:table-cell office:value-type="float" office:value="408.363727903611">
                <text:p>408.363727903611</text:p>
              </table:table-cell>
              <table:table-cell office:value-type="float" office:value="278.797367666534">
                <text:p>278.7973676665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559605630906">
                <text:p>505.559605630906</text:p>
              </table:table-cell>
              <table:table-cell office:value-type="float" office:value="410.819309901517">
                <text:p>410.819309901517</text:p>
              </table:table-cell>
              <table:table-cell office:value-type="float" office:value="280.675691025691">
                <text:p>280.6756910256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706489153129">
                <text:p>508.706489153129</text:p>
              </table:table-cell>
              <table:table-cell office:value-type="float" office:value="413.27783096574">
                <text:p>413.27783096574</text:p>
              </table:table-cell>
              <table:table-cell office:value-type="float" office:value="282.557612715355">
                <text:p>282.557612715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857871450339">
                <text:p>511.857871450339</text:p>
              </table:table-cell>
              <table:table-cell office:value-type="float" office:value="415.739280593285">
                <text:p>415.739280593285</text:p>
              </table:table-cell>
              <table:table-cell office:value-type="float" office:value="284.443122444706">
                <text:p>284.443122444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013737586961">
                <text:p>515.013737586961</text:p>
              </table:table-cell>
              <table:table-cell office:value-type="float" office:value="418.20364836832">
                <text:p>418.20364836832</text:p>
              </table:table-cell>
              <table:table-cell office:value-type="float" office:value="286.332210001032">
                <text:p>286.332210001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174072747277">
                <text:p>518.174072747277</text:p>
              </table:table-cell>
              <table:table-cell office:value-type="float" office:value="420.670923961041">
                <text:p>420.670923961041</text:p>
              </table:table-cell>
              <table:table-cell office:value-type="float" office:value="288.224865248774">
                <text:p>288.224865248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338862233896">
                <text:p>521.338862233896</text:p>
              </table:table-cell>
              <table:table-cell office:value-type="float" office:value="423.14109712657">
                <text:p>423.14109712657</text:p>
              </table:table-cell>
              <table:table-cell office:value-type="float" office:value="290.121078128582">
                <text:p>290.121078128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50809146627">
                <text:p>524.50809146627</text:p>
              </table:table-cell>
              <table:table-cell office:value-type="float" office:value="425.614157703852">
                <text:p>425.614157703852</text:p>
              </table:table-cell>
              <table:table-cell office:value-type="float" office:value="292.020838656384">
                <text:p>292.020838656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681745979217">
                <text:p>527.681745979217</text:p>
              </table:table-cell>
              <table:table-cell office:value-type="float" office:value="428.090095614589">
                <text:p>428.090095614589</text:p>
              </table:table-cell>
              <table:table-cell office:value-type="float" office:value="293.924136922481">
                <text:p>293.924136922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859811421484">
                <text:p>530.859811421484</text:p>
              </table:table-cell>
              <table:table-cell office:value-type="float" office:value="430.568900862186">
                <text:p>430.568900862186</text:p>
              </table:table-cell>
              <table:table-cell office:value-type="float" office:value="295.830963090646">
                <text:p>295.830963090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042273554325">
                <text:p>534.042273554325</text:p>
              </table:table-cell>
              <table:table-cell office:value-type="float" office:value="433.05056353071">
                <text:p>433.05056353071</text:p>
              </table:table-cell>
              <table:table-cell office:value-type="float" office:value="297.741307397247">
                <text:p>297.741307397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22911825011">
                <text:p>537.22911825011</text:p>
              </table:table-cell>
              <table:table-cell office:value-type="float" office:value="435.535073783877">
                <text:p>435.535073783877</text:p>
              </table:table-cell>
              <table:table-cell office:value-type="float" office:value="299.655160150376">
                <text:p>299.655160150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420331490948">
                <text:p>540.420331490948</text:p>
              </table:table-cell>
              <table:table-cell office:value-type="float" office:value="438.022421864048">
                <text:p>438.022421864048</text:p>
              </table:table-cell>
              <table:table-cell office:value-type="float" office:value="301.572511729">
                <text:p>301.572511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615899367346">
                <text:p>543.615899367346</text:p>
              </table:table-cell>
              <table:table-cell office:value-type="float" office:value="440.512598091247">
                <text:p>440.512598091247</text:p>
              </table:table-cell>
              <table:table-cell office:value-type="float" office:value="303.493352582123">
                <text:p>303.4933525821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815808076881">
                <text:p>546.815808076881</text:p>
              </table:table-cell>
              <table:table-cell office:value-type="float" office:value="443.005592862194">
                <text:p>443.005592862194</text:p>
              </table:table-cell>
              <table:table-cell office:value-type="float" office:value="305.417673227958">
                <text:p>305.417673227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20043922896">
                <text:p>550.020043922896</text:p>
              </table:table-cell>
              <table:table-cell office:value-type="float" office:value="445.501396649354">
                <text:p>445.501396649354</text:p>
              </table:table-cell>
              <table:table-cell office:value-type="float" office:value="307.345464253117">
                <text:p>307.345464253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.228593313219">
                <text:p>553.228593313219</text:p>
              </table:table-cell>
              <table:table-cell office:value-type="float" office:value="448">
                <text:p>448</text:p>
              </table:table-cell>
              <table:table-cell office:value-type="float" office:value="309.276716311815">
                <text:p>309.276716311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441442758903">
                <text:p>556.441442758903</text:p>
              </table:table-cell>
              <table:table-cell office:value-type="float" office:value="450.5013935353">
                <text:p>450.5013935353</text:p>
              </table:table-cell>
              <table:table-cell office:value-type="float" office:value="311.211420125083">
                <text:p>311.211420125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658578872988">
                <text:p>559.658578872988</text:p>
              </table:table-cell>
              <table:table-cell office:value-type="float" office:value="453.005567949408">
                <text:p>453.005567949408</text:p>
              </table:table-cell>
              <table:table-cell office:value-type="float" office:value="313.149566479994">
                <text:p>313.149566479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879988369278">
                <text:p>562.879988369278</text:p>
              </table:table-cell>
              <table:table-cell office:value-type="float" office:value="455.512514008576">
                <text:p>455.512514008576</text:p>
              </table:table-cell>
              <table:table-cell office:value-type="float" office:value="315.091146228904">
                <text:p>315.0911462289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105658061146">
                <text:p>566.105658061146</text:p>
              </table:table-cell>
              <table:table-cell office:value-type="float" office:value="458.022222550285">
                <text:p>458.022222550285</text:p>
              </table:table-cell>
              <table:table-cell office:value-type="float" office:value="317.036150288703">
                <text:p>317.036150288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.335574860351">
                <text:p>569.335574860351</text:p>
              </table:table-cell>
              <table:table-cell office:value-type="float" office:value="460.534684482376">
                <text:p>460.534684482376</text:p>
              </table:table-cell>
              <table:table-cell office:value-type="float" office:value="318.984569640081">
                <text:p>318.9845696400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56972577588">
                <text:p>572.56972577588</text:p>
              </table:table-cell>
              <table:table-cell office:value-type="float" office:value="463.049890782216">
                <text:p>463.049890782216</text:p>
              </table:table-cell>
              <table:table-cell office:value-type="float" office:value="320.936395326797">
                <text:p>320.9363953267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8080979128">
                <text:p>575.8080979128</text:p>
              </table:table-cell>
              <table:table-cell office:value-type="float" office:value="465.567832495856">
                <text:p>465.567832495856</text:p>
              </table:table-cell>
              <table:table-cell office:value-type="float" office:value="322.891618454973">
                <text:p>322.891618454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050678471143">
                <text:p>579.050678471143</text:p>
              </table:table-cell>
              <table:table-cell office:value-type="float" office:value="468.088500737221">
                <text:p>468.088500737221</text:p>
              </table:table-cell>
              <table:table-cell office:value-type="float" office:value="324.850230192383">
                <text:p>324.8502301923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297454744793">
                <text:p>582.297454744793</text:p>
              </table:table-cell>
              <table:table-cell office:value-type="float" office:value="470.611886687297">
                <text:p>470.611886687297</text:p>
              </table:table-cell>
              <table:table-cell office:value-type="float" office:value="326.812221767772">
                <text:p>326.812221767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548414120401">
                <text:p>585.548414120401</text:p>
              </table:table-cell>
              <table:table-cell office:value-type="float" office:value="473.137981593348">
                <text:p>473.137981593348</text:p>
              </table:table-cell>
              <table:table-cell office:value-type="float" office:value="328.777584470164">
                <text:p>328.7775844701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803544076312">
                <text:p>588.803544076312</text:p>
              </table:table-cell>
              <table:table-cell office:value-type="float" office:value="475.666776768128">
                <text:p>475.666776768128</text:p>
              </table:table-cell>
              <table:table-cell office:value-type="float" office:value="330.746309648198">
                <text:p>330.746309648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062832181512">
                <text:p>592.062832181512</text:p>
              </table:table-cell>
              <table:table-cell office:value-type="float" office:value="478.198263589123">
                <text:p>478.198263589123</text:p>
              </table:table-cell>
              <table:table-cell office:value-type="float" office:value="332.718388709469">
                <text:p>332.7183887094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326266094593">
                <text:p>595.326266094593</text:p>
              </table:table-cell>
              <table:table-cell office:value-type="float" office:value="480.732433497786">
                <text:p>480.732433497786</text:p>
              </table:table-cell>
              <table:table-cell office:value-type="float" office:value="334.693813119873">
                <text:p>334.693813119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593833562726">
                <text:p>598.593833562726</text:p>
              </table:table-cell>
              <table:table-cell office:value-type="float" office:value="483.269277998805">
                <text:p>483.269277998805</text:p>
              </table:table-cell>
              <table:table-cell office:value-type="float" office:value="336.672574402969">
                <text:p>336.672574402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.865522420657">
                <text:p>601.865522420657</text:p>
              </table:table-cell>
              <table:table-cell office:value-type="float" office:value="485.808788659365">
                <text:p>485.808788659365</text:p>
              </table:table-cell>
              <table:table-cell office:value-type="float" office:value="338.654664139352">
                <text:p>338.654664139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.141320589723">
                <text:p>605.141320589723</text:p>
              </table:table-cell>
              <table:table-cell office:value-type="float" office:value="488.350957108428">
                <text:p>488.350957108428</text:p>
              </table:table-cell>
              <table:table-cell office:value-type="float" office:value="340.640073966026">
                <text:p>340.6400739660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21216076867">
                <text:p>608.421216076867</text:p>
              </table:table-cell>
              <table:table-cell office:value-type="float" office:value="490.895775036031">
                <text:p>490.895775036031</text:p>
              </table:table-cell>
              <table:table-cell office:value-type="float" office:value="342.628795575797">
                <text:p>342.628795575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705196973687">
                <text:p>611.705196973687</text:p>
              </table:table-cell>
              <table:table-cell office:value-type="float" office:value="493.443234192583">
                <text:p>493.443234192583</text:p>
              </table:table-cell>
              <table:table-cell office:value-type="float" office:value="344.620820716668">
                <text:p>344.6208207166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993251455488">
                <text:p>614.993251455488</text:p>
              </table:table-cell>
              <table:table-cell office:value-type="float" office:value="495.993326388181">
                <text:p>495.993326388181</text:p>
              </table:table-cell>
              <table:table-cell office:value-type="float" office:value="346.616141191245">
                <text:p>346.616141191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285367780349">
                <text:p>618.285367780349</text:p>
              </table:table-cell>
              <table:table-cell office:value-type="float" office:value="498.546043491932">
                <text:p>498.546043491932</text:p>
              </table:table-cell>
              <table:table-cell office:value-type="float" office:value="348.614748856157">
                <text:p>348.6147488561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58153428821">
                <text:p>621.58153428821</text:p>
              </table:table-cell>
              <table:table-cell office:value-type="float" office:value="501.101377431293">
                <text:p>501.101377431293</text:p>
              </table:table-cell>
              <table:table-cell office:value-type="float" office:value="350.616635621474">
                <text:p>350.6166356214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881739399967">
                <text:p>624.881739399967</text:p>
              </table:table-cell>
              <table:table-cell office:value-type="float" office:value="503.659320191409">
                <text:p>503.659320191409</text:p>
              </table:table-cell>
              <table:table-cell office:value-type="float" office:value="352.621793450141">
                <text:p>352.621793450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.185971616584">
                <text:p>628.185971616584</text:p>
              </table:table-cell>
              <table:table-cell office:value-type="float" office:value="506.21986381447">
                <text:p>506.21986381447</text:p>
              </table:table-cell>
              <table:table-cell office:value-type="float" office:value="354.630214357422">
                <text:p>354.6302143574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494219518218">
                <text:p>631.494219518218</text:p>
              </table:table-cell>
              <table:table-cell office:value-type="float" office:value="508.783000399078">
                <text:p>508.783000399078</text:p>
              </table:table-cell>
              <table:table-cell office:value-type="float" office:value="356.641890410345">
                <text:p>356.6418904103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.806471763352">
                <text:p>634.806471763352</text:p>
              </table:table-cell>
              <table:table-cell office:value-type="float" office:value="511.34872209962">
                <text:p>511.34872209962</text:p>
              </table:table-cell>
              <table:table-cell office:value-type="float" office:value="358.65681372716">
                <text:p>358.65681372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122717087953">
                <text:p>638.122717087953</text:p>
              </table:table-cell>
              <table:table-cell office:value-type="float" office:value="513.91702112565">
                <text:p>513.91702112565</text:p>
              </table:table-cell>
              <table:table-cell office:value-type="float" office:value="360.674976476803">
                <text:p>360.674976476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442944304627">
                <text:p>641.442944304627</text:p>
              </table:table-cell>
              <table:table-cell office:value-type="float" office:value="516.487889741282">
                <text:p>516.487889741282</text:p>
              </table:table-cell>
              <table:table-cell office:value-type="float" office:value="362.696370878373">
                <text:p>362.696370878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767142301797">
                <text:p>644.767142301797</text:p>
              </table:table-cell>
              <table:table-cell office:value-type="float" office:value="519.061320264594">
                <text:p>519.061320264594</text:p>
              </table:table-cell>
              <table:table-cell office:value-type="float" office:value="364.720989200604">
                <text:p>364.720989200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095300042891">
                <text:p>648.095300042891</text:p>
              </table:table-cell>
              <table:table-cell office:value-type="float" office:value="521.637305067037">
                <text:p>521.637305067037</text:p>
              </table:table-cell>
              <table:table-cell office:value-type="float" office:value="366.74882376136">
                <text:p>366.74882376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427406565541">
                <text:p>651.427406565541</text:p>
              </table:table-cell>
              <table:table-cell office:value-type="float" office:value="524.215836572856">
                <text:p>524.215836572856</text:p>
              </table:table-cell>
              <table:table-cell office:value-type="float" office:value="368.779866927124">
                <text:p>368.779866927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763450980792">
                <text:p>654.763450980792</text:p>
              </table:table-cell>
              <table:table-cell office:value-type="float" office:value="526.796907258517">
                <text:p>526.796907258517</text:p>
              </table:table-cell>
              <table:table-cell office:value-type="float" office:value="370.814111112504">
                <text:p>370.814111112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8.263cm" svg:y="4.034cm" style:legend-expansion="high" chart:style-name="ch2"/>
        <chart:plot-area chart:style-name="ch3" table:cell-range-address="Sheet4.B1:Sheet4.E32" chart:data-source-has-labels="row" svg:x="0.406cm" svg:y="0.203cm" svg:width="17.451cm" svg:height="9.755cm">
          <chartooo:coordinate-region svg:x="1.398cm" svg:y="0.203cm" svg:width="16.273cm" svg:height="9.1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32" chart:label-cell-address="Sheet4.B1:Sheet4.B1" chart:class="chart:line">
            <chart:data-point chart:repeated="31"/>
          </chart:series>
          <chart:series chart:style-name="ch8" chart:values-cell-range-address="Sheet4.C2:Sheet4.C32" chart:label-cell-address="Sheet4.C1:Sheet4.C1" chart:class="chart:line">
            <chart:data-point chart:repeated="31"/>
          </chart:series>
          <chart:series chart:style-name="ch9" chart:values-cell-range-address="Sheet4.D2:Sheet4.D32" chart:label-cell-address="Sheet4.D1:Sheet4.D1" chart:class="chart:line">
            <chart:data-point chart:repeated="31"/>
          </chart:series>
          <chart:series chart:style-name="ch10" chart:values-cell-range-address="Sheet4.E2:Sheet4.E32" chart:label-cell-address="Sheet4.E1:Sheet4.E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.B1:Sheet4.B1</svg:desc>
                </draw:g>
              </table:table-cell>
              <table:table-cell office:value-type="string">
                <text:p>G</text:p>
                <draw:g>
                  <svg:desc>Sheet4.C1:Sheet4.C1</svg:desc>
                </draw:g>
              </table:table-cell>
              <table:table-cell office:value-type="string">
                <text:p>B</text:p>
                <draw:g>
                  <svg:desc>Sheet4.D1:Sheet4.D1</svg:desc>
                </draw:g>
              </table:table-cell>
              <table:table-cell office:value-type="string">
                <text:p>Sum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2:Sheet4.B32</svg:desc>
                </draw:g>
              </table:table-cell>
              <table:table-cell office:value-type="float" office:value="0">
                <text:p>0</text:p>
                <draw:g>
                  <svg:desc>Sheet4.C2:Sheet4.C32</svg:desc>
                </draw:g>
              </table:table-cell>
              <table:table-cell office:value-type="float" office:value="0">
                <text:p>0</text:p>
                <draw:g>
                  <svg:desc>Sheet4.D2:Sheet4.D32</svg:desc>
                </draw:g>
              </table:table-cell>
              <table:table-cell office:value-type="float" office:value="0">
                <text:p>0</text:p>
                <draw:g>
                  <svg:desc>Sheet4.E2:Sheet4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40">
                <text:p>24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00">
                <text:p>3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76">
                <text:p>37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71">
                <text:p>47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2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89">
                <text:p>589</text:p>
              </table:table-cell>
              <table:table-cell office:value-type="float" office:value="2153">
                <text:p>21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1cm" svg:height="13.335cm" xlink:href=".." xlink:type="simple" chart:class="chart:line" chart:style-name="ch1">
        <chart:legend chart:legend-position="end" svg:x="25.374cm" svg:y="5.123cm" style:legend-expansion="high" chart:style-name="ch2"/>
        <chart:plot-area chart:style-name="ch3" table:cell-range-address="Sheet4_2.B1:Sheet4_2.D72 Sheet4_2.F1:Sheet4_2.H72" chart:data-source-has-labels="row" svg:x="0.544cm" svg:y="0.266cm" svg:width="24.286cm" svg:height="12.803cm">
          <chartooo:coordinate-region svg:x="1.351cm" svg:y="0.465cm" svg:width="23.154cm" svg:height="11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_2.B2:Sheet4_2.B72" chart:label-cell-address="Sheet4_2.B1:Sheet4_2.B1" chart:class="chart:line">
            <chart:data-point chart:repeated="71"/>
          </chart:series>
          <chart:series chart:style-name="ch8" chart:values-cell-range-address="Sheet4_2.C2:Sheet4_2.C72" chart:label-cell-address="Sheet4_2.C1:Sheet4_2.C1" chart:class="chart:line">
            <chart:data-point chart:repeated="71"/>
          </chart:series>
          <chart:series chart:style-name="ch9" chart:values-cell-range-address="Sheet4_2.D2:Sheet4_2.D72" chart:label-cell-address="Sheet4_2.D1:Sheet4_2.D1" chart:class="chart:line">
            <chart:data-point chart:repeated="71"/>
          </chart:series>
          <chart:series chart:style-name="ch10" chart:values-cell-range-address="Sheet4_2.F2:Sheet4_2.F72" chart:label-cell-address="Sheet4_2.F1:Sheet4_2.F1" chart:class="chart:line">
            <chart:data-point chart:repeated="71"/>
          </chart:series>
          <chart:series chart:style-name="ch11" chart:values-cell-range-address="Sheet4_2.G2:Sheet4_2.G72" chart:label-cell-address="Sheet4_2.G1:Sheet4_2.G1" chart:class="chart:line">
            <chart:data-point chart:repeated="71"/>
          </chart:series>
          <chart:series chart:style-name="ch12" chart:values-cell-range-address="Sheet4_2.H2:Sheet4_2.H72" chart:label-cell-address="Sheet4_2.H1:Sheet4_2.H1" chart:class="chart:line"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_2.B1:Sheet4_2.B1</svg:desc>
                </draw:g>
              </table:table-cell>
              <table:table-cell office:value-type="string">
                <text:p>G</text:p>
                <draw:g>
                  <svg:desc>Sheet4_2.C1:Sheet4_2.C1</svg:desc>
                </draw:g>
              </table:table-cell>
              <table:table-cell office:value-type="string">
                <text:p>B</text:p>
                <draw:g>
                  <svg:desc>Sheet4_2.D1:Sheet4_2.D1</svg:desc>
                </draw:g>
              </table:table-cell>
              <table:table-cell office:value-type="string">
                <text:p>RA</text:p>
                <draw:g>
                  <svg:desc>Sheet4_2.F1:Sheet4_2.F1</svg:desc>
                </draw:g>
              </table:table-cell>
              <table:table-cell office:value-type="string">
                <text:p>GA</text:p>
                <draw:g>
                  <svg:desc>Sheet4_2.G1:Sheet4_2.G1</svg:desc>
                </draw:g>
              </table:table-cell>
              <table:table-cell office:value-type="string">
                <text:p>BA</text:p>
                <draw:g>
                  <svg:desc>Sheet4_2.H1:Sheet4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2.B2:Sheet4_2.B72</svg:desc>
                </draw:g>
              </table:table-cell>
              <table:table-cell office:value-type="float" office:value="0">
                <text:p>0</text:p>
                <draw:g>
                  <svg:desc>Sheet4_2.C2:Sheet4_2.C72</svg:desc>
                </draw:g>
              </table:table-cell>
              <table:table-cell office:value-type="float" office:value="0">
                <text:p>0</text:p>
                <draw:g>
                  <svg:desc>Sheet4_2.D2:Sheet4_2.D72</svg:desc>
                </draw:g>
              </table:table-cell>
              <table:table-cell office:value-type="float" office:value="0">
                <text:p>0</text:p>
                <draw:g>
                  <svg:desc>Sheet4_2.F2:Sheet4_2.F72</svg:desc>
                </draw:g>
              </table:table-cell>
              <table:table-cell office:value-type="float" office:value="0">
                <text:p>0</text:p>
                <draw:g>
                  <svg:desc>Sheet4_2.G2:Sheet4_2.G72</svg:desc>
                </draw:g>
              </table:table-cell>
              <table:table-cell office:value-type="float" office:value="0">
                <text:p>0</text:p>
                <draw:g>
                  <svg:desc>Sheet4_2.H2:Sheet4_2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7.601cm" svg:y="3.785cm" style:legend-expansion="high" chart:style-name="ch2"/>
        <chart:plot-area chart:style-name="ch3" table:cell-range-address="Sheet4.P1:Sheet4.T32" chart:data-source-has-labels="row" svg:x="0.406cm" svg:y="0.203cm" svg:width="16.789cm" svg:height="9.755cm">
          <chartooo:coordinate-region svg:x="1.398cm" svg:y="0.402cm" svg:width="15.61cm" svg:height="8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P2:Sheet4.P32" chart:label-cell-address="Sheet4.P1:Sheet4.P1" chart:class="chart:line">
            <chart:data-point chart:repeated="31"/>
          </chart:series>
          <chart:series chart:style-name="ch7" chart:values-cell-range-address="Sheet4.Q2:Sheet4.Q32" chart:label-cell-address="Sheet4.Q1:Sheet4.Q1" chart:class="chart:line">
            <chart:data-point chart:repeated="31"/>
          </chart:series>
          <chart:series chart:style-name="ch8" chart:values-cell-range-address="Sheet4.R2:Sheet4.R32" chart:label-cell-address="Sheet4.R1:Sheet4.R1" chart:class="chart:line">
            <chart:data-point chart:repeated="31"/>
          </chart:series>
          <chart:series chart:style-name="ch9" chart:values-cell-range-address="Sheet4.S2:Sheet4.S32" chart:label-cell-address="Sheet4.S1:Sheet4.S1" chart:class="chart:line">
            <chart:data-point chart:repeated="31"/>
          </chart:series>
          <chart:series chart:style-name="ch10" chart:values-cell-range-address="Sheet4.T2:Sheet4.T32" chart:label-cell-address="Sheet4.T1:Sheet4.T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R</text:p>
                <draw:g>
                  <svg:desc>Sheet4.P1:Sheet4.P1</svg:desc>
                </draw:g>
              </table:table-cell>
              <table:table-cell office:value-type="string">
                <text:p>NewG</text:p>
                <draw:g>
                  <svg:desc>Sheet4.Q1:Sheet4.Q1</svg:desc>
                </draw:g>
              </table:table-cell>
              <table:table-cell office:value-type="string">
                <text:p>NewB</text:p>
                <draw:g>
                  <svg:desc>Sheet4.R1:Sheet4.R1</svg:desc>
                </draw:g>
              </table:table-cell>
              <table:table-cell office:value-type="string">
                <text:p>NewW</text:p>
                <draw:g>
                  <svg:desc>Sheet4.S1:Sheet4.S1</svg:desc>
                </draw:g>
              </table:table-cell>
              <table:table-cell office:value-type="string">
                <text:p>NewSum</text:p>
                <draw:g>
                  <svg:desc>Sheet4.T1:Sheet4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P2:Sheet4.P32</svg:desc>
                </draw:g>
              </table:table-cell>
              <table:table-cell office:value-type="float" office:value="0">
                <text:p>0</text:p>
                <draw:g>
                  <svg:desc>Sheet4.Q2:Sheet4.Q32</svg:desc>
                </draw:g>
              </table:table-cell>
              <table:table-cell office:value-type="float" office:value="0">
                <text:p>0</text:p>
                <draw:g>
                  <svg:desc>Sheet4.R2:Sheet4.R32</svg:desc>
                </draw:g>
              </table:table-cell>
              <table:table-cell office:value-type="float" office:value="0">
                <text:p>0</text:p>
                <draw:g>
                  <svg:desc>Sheet4.S2:Sheet4.S32</svg:desc>
                </draw:g>
              </table:table-cell>
              <table:table-cell office:value-type="float" office:value="0">
                <text:p>0</text:p>
                <draw:g>
                  <svg:desc>Sheet4.T2:Sheet4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">
                <text:p>2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174">
                <text:p>17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207">
                <text:p>207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246">
                <text:p>24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  <table:table-cell office:value-type="float" office:value="2153">
                <text:p>2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